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9.05mm"/>
    </style:style>
    <style:style style:name="co3" style:family="table-column">
      <style:table-column-properties fo:break-before="auto" style:column-width="23.44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6.7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ext-properties fo:color="#000000" style:font-name="Arial" style:font-name-asian="DejaVu Sans" style:font-name-complex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esponsable</text:p>
          </table:table-cell>
          <table:table-cell office:value-type="string" calcext:value-type="string">
            <text:p>nombre de muestra</text:p>
          </table:table-cell>
          <table:table-cell office:value-type="string" calcext:value-type="string">
            <text:p>id secuencia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OR(ISBLANK([.E2]);ISBLANK([.F2]);ISBLANK([.G2]));&quot;faltan valores&quot;;IF(AND([.E2]&gt;=[.F2];[.F2]&gt;=[.G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ria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IF(OR(ISBLANK([.E3]);ISBLANK([.F3]);ISBLANK([.G3]));&quot;faltan valores&quot;;IF(AND([.E3]&gt;=[.F3];[.F3]&gt;=[.G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ria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IF(OR(ISBLANK([.E4]);ISBLANK([.F4]);ISBLANK([.G4]));&quot;faltan valores&quot;;IF(AND([.E4]&gt;=[.F4];[.F4]&gt;=[.G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ria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IF(OR(ISBLANK([.E5]);ISBLANK([.F5]);ISBLANK([.G5]));&quot;faltan valores&quot;;IF(AND([.E5]&gt;=[.F5];[.F5]&gt;=[.G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6]);ISBLANK([.F6]);ISBLANK([.G6]));&quot;faltan valores&quot;;IF(AND([.E6]&gt;=[.F6];[.F6]&gt;=[.G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7]);ISBLANK([.F7]);ISBLANK([.G7]));&quot;faltan valores&quot;;IF(AND([.E7]&gt;=[.F7];[.F7]&gt;=[.G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ria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IF(OR(ISBLANK([.E8]);ISBLANK([.F8]);ISBLANK([.G8]));&quot;faltan valores&quot;;IF(AND([.E8]&gt;=[.F8];[.F8]&gt;=[.G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ria</text:p>
          </table:table-cell>
          <table:table-cell office:value-type="float" office:value="129" calcext:value-type="float">
            <text:p>12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IF(OR(ISBLANK([.E9]);ISBLANK([.F9]);ISBLANK([.G9]));&quot;faltan valores&quot;;IF(AND([.E9]&gt;=[.F9];[.F9]&gt;=[.G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imentaria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IF(OR(ISBLANK([.E10]);ISBLANK([.F10]);ISBLANK([.G10]));&quot;faltan valores&quot;;IF(AND([.E10]&gt;=[.F10];[.F10]&gt;=[.G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OR(ISBLANK([.E11]);ISBLANK([.F11]);ISBLANK([.G11]));&quot;faltan valores&quot;;IF(AND([.E11]&gt;=[.F11];[.F11]&gt;=[.G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IF(OR(ISBLANK([.E12]);ISBLANK([.F12]);ISBLANK([.G12]));&quot;faltan valores&quot;;IF(AND([.E12]&gt;=[.F12];[.F12]&gt;=[.G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IF(OR(ISBLANK([.E13]);ISBLANK([.F13]);ISBLANK([.G13]));&quot;faltan valores&quot;;IF(AND([.E13]&gt;=[.F13];[.F13]&gt;=[.G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ígnea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14]);ISBLANK([.F14]);ISBLANK([.G14]));&quot;faltan valores&quot;;IF(AND([.E14]&gt;=[.F14];[.F14]&gt;=[.G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dimentaria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IF(OR(ISBLANK([.E15]);ISBLANK([.F15]);ISBLANK([.G15]));&quot;faltan valores&quot;;IF(AND([.E15]&gt;=[.F15];[.F15]&gt;=[.G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IF(OR(ISBLANK([.E16]);ISBLANK([.F16]);ISBLANK([.G16]));&quot;faltan valores&quot;;IF(AND([.E16]&gt;=[.F16];[.F16]&gt;=[.G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17]);ISBLANK([.F17]);ISBLANK([.G17]));&quot;faltan valores&quot;;IF(AND([.E17]&gt;=[.F17];[.F17]&gt;=[.G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IF(OR(ISBLANK([.E18]);ISBLANK([.F18]);ISBLANK([.G18]));&quot;faltan valores&quot;;IF(AND([.E18]&gt;=[.F18];[.F18]&gt;=[.G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dimentaria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IF(OR(ISBLANK([.E19]);ISBLANK([.F19]);ISBLANK([.G19]));&quot;faltan valores&quot;;IF(AND([.E19]&gt;=[.F19];[.F19]&gt;=[.G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dimentaria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OR(ISBLANK([.E20]);ISBLANK([.F20]);ISBLANK([.G20]));&quot;faltan valores&quot;;IF(AND([.E20]&gt;=[.F20];[.F20]&gt;=[.G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dimentaria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IF(OR(ISBLANK([.E21]);ISBLANK([.F21]);ISBLANK([.G21]));&quot;faltan valores&quot;;IF(AND([.E21]&gt;=[.F21];[.F21]&gt;=[.G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dimentaria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22]);ISBLANK([.F22]);ISBLANK([.G22]));&quot;faltan valores&quot;;IF(AND([.E22]&gt;=[.F22];[.F22]&gt;=[.G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dimentaria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(OR(ISBLANK([.E23]);ISBLANK([.F23]);ISBLANK([.G23]));&quot;faltan valores&quot;;IF(AND([.E23]&gt;=[.F23];[.F23]&gt;=[.G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IF(OR(ISBLANK([.E24]);ISBLANK([.F24]);ISBLANK([.G24]));&quot;faltan valores&quot;;IF(AND([.E24]&gt;=[.F24];[.F24]&gt;=[.G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25]);ISBLANK([.F25]);ISBLANK([.G25]));&quot;faltan valores&quot;;IF(AND([.E25]&gt;=[.F25];[.F25]&gt;=[.G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ígnea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26]);ISBLANK([.F26]);ISBLANK([.G26]));&quot;faltan valores&quot;;IF(AND([.E26]&gt;=[.F26];[.F26]&gt;=[.G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dimentaria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27]);ISBLANK([.F27]);ISBLANK([.G27]));&quot;faltan valores&quot;;IF(AND([.E27]&gt;=[.F27];[.F27]&gt;=[.G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dimentaria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28]);ISBLANK([.F28]);ISBLANK([.G28]));&quot;faltan valores&quot;;IF(AND([.E28]&gt;=[.F28];[.F28]&gt;=[.G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29]);ISBLANK([.F29]);ISBLANK([.G29]));&quot;faltan valores&quot;;IF(AND([.E29]&gt;=[.F29];[.F29]&gt;=[.G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dimentaria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IF(OR(ISBLANK([.E30]);ISBLANK([.F30]);ISBLANK([.G30]));&quot;faltan valores&quot;;IF(AND([.E30]&gt;=[.F30];[.F30]&gt;=[.G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dimentaria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IF(OR(ISBLANK([.E31]);ISBLANK([.F31]);ISBLANK([.G31]));&quot;faltan valores&quot;;IF(AND([.E31]&gt;=[.F31];[.F31]&gt;=[.G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IF(OR(ISBLANK([.E32]);ISBLANK([.F32]);ISBLANK([.G32]));&quot;faltan valores&quot;;IF(AND([.E32]&gt;=[.F32];[.F32]&gt;=[.G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IF(OR(ISBLANK([.E33]);ISBLANK([.F33]);ISBLANK([.G33]));&quot;faltan valores&quot;;IF(AND([.E33]&gt;=[.F33];[.F33]&gt;=[.G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IF(OR(ISBLANK([.E34]);ISBLANK([.F34]);ISBLANK([.G34]));&quot;faltan valores&quot;;IF(AND([.E34]&gt;=[.F34];[.F34]&gt;=[.G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35]);ISBLANK([.F35]);ISBLANK([.G35]));&quot;faltan valores&quot;;IF(AND([.E35]&gt;=[.F35];[.F35]&gt;=[.G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IF(OR(ISBLANK([.E36]);ISBLANK([.F36]);ISBLANK([.G36]));&quot;faltan valores&quot;;IF(AND([.E36]&gt;=[.F36];[.F36]&gt;=[.G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37]);ISBLANK([.F37]);ISBLANK([.G37]));&quot;faltan valores&quot;;IF(AND([.E37]&gt;=[.F37];[.F37]&gt;=[.G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IF(OR(ISBLANK([.E38]);ISBLANK([.F38]);ISBLANK([.G38]));&quot;faltan valores&quot;;IF(AND([.E38]&gt;=[.F38];[.F38]&gt;=[.G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IF(OR(ISBLANK([.E39]);ISBLANK([.F39]);ISBLANK([.G39]));&quot;faltan valores&quot;;IF(AND([.E39]&gt;=[.F39];[.F39]&gt;=[.G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40]);ISBLANK([.F40]);ISBLANK([.G40]));&quot;faltan valores&quot;;IF(AND([.E40]&gt;=[.F40];[.F40]&gt;=[.G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41]);ISBLANK([.F41]);ISBLANK([.G41]));&quot;faltan valores&quot;;IF(AND([.E41]&gt;=[.F41];[.F41]&gt;=[.G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IF(OR(ISBLANK([.E42]);ISBLANK([.F42]);ISBLANK([.G42]));&quot;faltan valores&quot;;IF(AND([.E42]&gt;=[.F42];[.F42]&gt;=[.G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43]);ISBLANK([.F43]);ISBLANK([.G43]));&quot;faltan valores&quot;;IF(AND([.E43]&gt;=[.F43];[.F43]&gt;=[.G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IF(OR(ISBLANK([.E44]);ISBLANK([.F44]);ISBLANK([.G44]));&quot;faltan valores&quot;;IF(AND([.E44]&gt;=[.F44];[.F44]&gt;=[.G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IF(OR(ISBLANK([.E45]);ISBLANK([.F45]);ISBLANK([.G45]));&quot;faltan valores&quot;;IF(AND([.E45]&gt;=[.F45];[.F45]&gt;=[.G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IF(OR(ISBLANK([.E46]);ISBLANK([.F46]);ISBLANK([.G46]));&quot;faltan valores&quot;;IF(AND([.E46]&gt;=[.F46];[.F46]&gt;=[.G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IF(OR(ISBLANK([.E47]);ISBLANK([.F47]);ISBLANK([.G47]));&quot;faltan valores&quot;;IF(AND([.E47]&gt;=[.F47];[.F47]&gt;=[.G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OR(ISBLANK([.E48]);ISBLANK([.F48]);ISBLANK([.G48]));&quot;faltan valores&quot;;IF(AND([.E48]&gt;=[.F48];[.F48]&gt;=[.G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(OR(ISBLANK([.E49]);ISBLANK([.F49]);ISBLANK([.G49]));&quot;faltan valores&quot;;IF(AND([.E49]&gt;=[.F49];[.F49]&gt;=[.G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IF(OR(ISBLANK([.E50]);ISBLANK([.F50]);ISBLANK([.G50]));&quot;faltan valores&quot;;IF(AND([.E50]&gt;=[.F50];[.F50]&gt;=[.G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51]);ISBLANK([.F51]);ISBLANK([.G51]));&quot;faltan valores&quot;;IF(AND([.E51]&gt;=[.F51];[.F51]&gt;=[.G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IF(OR(ISBLANK([.E52]);ISBLANK([.F52]);ISBLANK([.G52]));&quot;faltan valores&quot;;IF(AND([.E52]&gt;=[.F52];[.F52]&gt;=[.G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IF(OR(ISBLANK([.E53]);ISBLANK([.F53]);ISBLANK([.G53]));&quot;faltan valores&quot;;IF(AND([.E53]&gt;=[.F53];[.F53]&gt;=[.G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IF(OR(ISBLANK([.E54]);ISBLANK([.F54]);ISBLANK([.G54]));&quot;faltan valores&quot;;IF(AND([.E54]&gt;=[.F54];[.F54]&gt;=[.G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IF(OR(ISBLANK([.E55]);ISBLANK([.F55]);ISBLANK([.G55]));&quot;faltan valores&quot;;IF(AND([.E55]&gt;=[.F55];[.F55]&gt;=[.G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IF(OR(ISBLANK([.E56]);ISBLANK([.F56]);ISBLANK([.G56]));&quot;faltan valores&quot;;IF(AND([.E56]&gt;=[.F56];[.F56]&gt;=[.G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IF(OR(ISBLANK([.E57]);ISBLANK([.F57]);ISBLANK([.G57]));&quot;faltan valores&quot;;IF(AND([.E57]&gt;=[.F57];[.F57]&gt;=[.G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58]);ISBLANK([.F58]);ISBLANK([.G58]));&quot;faltan valores&quot;;IF(AND([.E58]&gt;=[.F58];[.F58]&gt;=[.G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IF(OR(ISBLANK([.E59]);ISBLANK([.F59]);ISBLANK([.G59]));&quot;faltan valores&quot;;IF(AND([.E59]&gt;=[.F59];[.F59]&gt;=[.G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60]);ISBLANK([.F60]);ISBLANK([.G60]));&quot;faltan valores&quot;;IF(AND([.E60]&gt;=[.F60];[.F60]&gt;=[.G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IF(OR(ISBLANK([.E61]);ISBLANK([.F61]);ISBLANK([.G61]));&quot;faltan valores&quot;;IF(AND([.E61]&gt;=[.F61];[.F61]&gt;=[.G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IF(OR(ISBLANK([.E62]);ISBLANK([.F62]);ISBLANK([.G62]));&quot;faltan valores&quot;;IF(AND([.E62]&gt;=[.F62];[.F62]&gt;=[.G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IF(OR(ISBLANK([.E63]);ISBLANK([.F63]);ISBLANK([.G63]));&quot;faltan valores&quot;;IF(AND([.E63]&gt;=[.F63];[.F63]&gt;=[.G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64]);ISBLANK([.F64]);ISBLANK([.G64]));&quot;faltan valores&quot;;IF(AND([.E64]&gt;=[.F64];[.F64]&gt;=[.G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IF(OR(ISBLANK([.E65]);ISBLANK([.F65]);ISBLANK([.G65]));&quot;faltan valores&quot;;IF(AND([.E65]&gt;=[.F65];[.F65]&gt;=[.G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IF(OR(ISBLANK([.E66]);ISBLANK([.F66]);ISBLANK([.G66]));&quot;faltan valores&quot;;IF(AND([.E66]&gt;=[.F66];[.F66]&gt;=[.G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IF(OR(ISBLANK([.E67]);ISBLANK([.F67]);ISBLANK([.G67]));&quot;faltan valores&quot;;IF(AND([.E67]&gt;=[.F67];[.F67]&gt;=[.G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68]);ISBLANK([.F68]);ISBLANK([.G68]));&quot;faltan valores&quot;;IF(AND([.E68]&gt;=[.F68];[.F68]&gt;=[.G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IF(OR(ISBLANK([.E69]);ISBLANK([.F69]);ISBLANK([.G69]));&quot;faltan valores&quot;;IF(AND([.E69]&gt;=[.F69];[.F69]&gt;=[.G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OR(ISBLANK([.E70]);ISBLANK([.F70]);ISBLANK([.G70]));&quot;faltan valores&quot;;IF(AND([.E70]&gt;=[.F70];[.F70]&gt;=[.G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IF(OR(ISBLANK([.E71]);ISBLANK([.F71]);ISBLANK([.G71]));&quot;faltan valores&quot;;IF(AND([.E71]&gt;=[.F71];[.F71]&gt;=[.G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formula="of:=IF(OR(ISBLANK([.E72]);ISBLANK([.F72]);ISBLANK([.G72]));&quot;faltan valores&quot;;IF(AND([.E72]&gt;=[.F72];[.F72]&gt;=[.G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IF(OR(ISBLANK([.E73]);ISBLANK([.F73]);ISBLANK([.G73]));&quot;faltan valores&quot;;IF(AND([.E73]&gt;=[.F73];[.F73]&gt;=[.G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IF(OR(ISBLANK([.E74]);ISBLANK([.F74]);ISBLANK([.G74]));&quot;faltan valores&quot;;IF(AND([.E74]&gt;=[.F74];[.F74]&gt;=[.G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IF(OR(ISBLANK([.E75]);ISBLANK([.F75]);ISBLANK([.G75]));&quot;faltan valores&quot;;IF(AND([.E75]&gt;=[.F75];[.F75]&gt;=[.G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76]);ISBLANK([.F76]);ISBLANK([.G76]));&quot;faltan valores&quot;;IF(AND([.E76]&gt;=[.F76];[.F76]&gt;=[.G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77]);ISBLANK([.F77]);ISBLANK([.G77]));&quot;faltan valores&quot;;IF(AND([.E77]&gt;=[.F77];[.F77]&gt;=[.G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IF(OR(ISBLANK([.E78]);ISBLANK([.F78]);ISBLANK([.G78]));&quot;faltan valores&quot;;IF(AND([.E78]&gt;=[.F78];[.F78]&gt;=[.G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formula="of:=IF(OR(ISBLANK([.E79]);ISBLANK([.F79]);ISBLANK([.G79]));&quot;faltan valores&quot;;IF(AND([.E79]&gt;=[.F79];[.F79]&gt;=[.G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80]);ISBLANK([.F80]);ISBLANK([.G80]));&quot;faltan valores&quot;;IF(AND([.E80]&gt;=[.F80];[.F80]&gt;=[.G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IF(OR(ISBLANK([.E81]);ISBLANK([.F81]);ISBLANK([.G81]));&quot;faltan valores&quot;;IF(AND([.E81]&gt;=[.F81];[.F81]&gt;=[.G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formula="of:=IF(OR(ISBLANK([.E82]);ISBLANK([.F82]);ISBLANK([.G82]));&quot;faltan valores&quot;;IF(AND([.E82]&gt;=[.F82];[.F82]&gt;=[.G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IF(OR(ISBLANK([.E83]);ISBLANK([.F83]);ISBLANK([.G83]));&quot;faltan valores&quot;;IF(AND([.E83]&gt;=[.F83];[.F83]&gt;=[.G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IF(OR(ISBLANK([.E84]);ISBLANK([.F84]);ISBLANK([.G84]));&quot;faltan valores&quot;;IF(AND([.E84]&gt;=[.F84];[.F84]&gt;=[.G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IF(OR(ISBLANK([.E85]);ISBLANK([.F85]);ISBLANK([.G85]));&quot;faltan valores&quot;;IF(AND([.E85]&gt;=[.F85];[.F85]&gt;=[.G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86]);ISBLANK([.F86]);ISBLANK([.G86]));&quot;faltan valores&quot;;IF(AND([.E86]&gt;=[.F86];[.F86]&gt;=[.G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IF(OR(ISBLANK([.E87]);ISBLANK([.F87]);ISBLANK([.G87]));&quot;faltan valores&quot;;IF(AND([.E87]&gt;=[.F87];[.F87]&gt;=[.G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IF(OR(ISBLANK([.E88]);ISBLANK([.F88]);ISBLANK([.G88]));&quot;faltan valores&quot;;IF(AND([.E88]&gt;=[.F88];[.F88]&gt;=[.G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89]);ISBLANK([.F89]);ISBLANK([.G89]));&quot;faltan valores&quot;;IF(AND([.E89]&gt;=[.F89];[.F89]&gt;=[.G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IF(OR(ISBLANK([.E90]);ISBLANK([.F90]);ISBLANK([.G90]));&quot;faltan valores&quot;;IF(AND([.E90]&gt;=[.F90];[.F90]&gt;=[.G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formula="of:=IF(OR(ISBLANK([.E91]);ISBLANK([.F91]);ISBLANK([.G91]));&quot;faltan valores&quot;;IF(AND([.E91]&gt;=[.F91];[.F91]&gt;=[.G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92]);ISBLANK([.F92]);ISBLANK([.G92]));&quot;faltan valores&quot;;IF(AND([.E92]&gt;=[.F92];[.F92]&gt;=[.G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93]);ISBLANK([.F93]);ISBLANK([.G93]));&quot;faltan valores&quot;;IF(AND([.E93]&gt;=[.F93];[.F93]&gt;=[.G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94]);ISBLANK([.F94]);ISBLANK([.G94]));&quot;faltan valores&quot;;IF(AND([.E94]&gt;=[.F94];[.F94]&gt;=[.G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IF(OR(ISBLANK([.E95]);ISBLANK([.F95]);ISBLANK([.G95]));&quot;faltan valores&quot;;IF(AND([.E95]&gt;=[.F95];[.F95]&gt;=[.G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96]);ISBLANK([.F96]);ISBLANK([.G96]));&quot;faltan valores&quot;;IF(AND([.E96]&gt;=[.F96];[.F96]&gt;=[.G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OR(ISBLANK([.E97]);ISBLANK([.F97]);ISBLANK([.G97]));&quot;faltan valores&quot;;IF(AND([.E97]&gt;=[.F97];[.F97]&gt;=[.G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IF(OR(ISBLANK([.E98]);ISBLANK([.F98]);ISBLANK([.G98]));&quot;faltan valores&quot;;IF(AND([.E98]&gt;=[.F98];[.F98]&gt;=[.G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OR(ISBLANK([.E99]);ISBLANK([.F99]);ISBLANK([.G99]));&quot;faltan valores&quot;;IF(AND([.E99]&gt;=[.F99];[.F99]&gt;=[.G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formula="of:=IF(OR(ISBLANK([.E100]);ISBLANK([.F100]);ISBLANK([.G100]));&quot;faltan valores&quot;;IF(AND([.E100]&gt;=[.F100];[.F100]&gt;=[.G1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IF(OR(ISBLANK([.E101]);ISBLANK([.F101]);ISBLANK([.G101]));&quot;faltan valores&quot;;IF(AND([.E101]&gt;=[.F101];[.F101]&gt;=[.G1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formula="of:=IF(OR(ISBLANK([.E102]);ISBLANK([.F102]);ISBLANK([.G102]));&quot;faltan valores&quot;;IF(AND([.E102]&gt;=[.F102];[.F102]&gt;=[.G1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03]);ISBLANK([.F103]);ISBLANK([.G103]));&quot;faltan valores&quot;;IF(AND([.E103]&gt;=[.F103];[.F103]&gt;=[.G1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104]);ISBLANK([.F104]);ISBLANK([.G104]));&quot;faltan valores&quot;;IF(AND([.E104]&gt;=[.F104];[.F104]&gt;=[.G1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OR(ISBLANK([.E105]);ISBLANK([.F105]);ISBLANK([.G105]));&quot;faltan valores&quot;;IF(AND([.E105]&gt;=[.F105];[.F105]&gt;=[.G1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OR(ISBLANK([.E106]);ISBLANK([.F106]);ISBLANK([.G106]));&quot;faltan valores&quot;;IF(AND([.E106]&gt;=[.F106];[.F106]&gt;=[.G1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IF(OR(ISBLANK([.E107]);ISBLANK([.F107]);ISBLANK([.G107]));&quot;faltan valores&quot;;IF(AND([.E107]&gt;=[.F107];[.F107]&gt;=[.G1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08]);ISBLANK([.F108]);ISBLANK([.G108]));&quot;faltan valores&quot;;IF(AND([.E108]&gt;=[.F108];[.F108]&gt;=[.G1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IF(OR(ISBLANK([.E109]);ISBLANK([.F109]);ISBLANK([.G109]));&quot;faltan valores&quot;;IF(AND([.E109]&gt;=[.F109];[.F109]&gt;=[.G1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110]);ISBLANK([.F110]);ISBLANK([.G110]));&quot;faltan valores&quot;;IF(AND([.E110]&gt;=[.F110];[.F110]&gt;=[.G1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formula="of:=IF(OR(ISBLANK([.E111]);ISBLANK([.F111]);ISBLANK([.G111]));&quot;faltan valores&quot;;IF(AND([.E111]&gt;=[.F111];[.F111]&gt;=[.G1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IF(OR(ISBLANK([.E112]);ISBLANK([.F112]);ISBLANK([.G112]));&quot;faltan valores&quot;;IF(AND([.E112]&gt;=[.F112];[.F112]&gt;=[.G1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IF(OR(ISBLANK([.E113]);ISBLANK([.F113]);ISBLANK([.G113]));&quot;faltan valores&quot;;IF(AND([.E113]&gt;=[.F113];[.F113]&gt;=[.G1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OR(ISBLANK([.E114]);ISBLANK([.F114]);ISBLANK([.G114]));&quot;faltan valores&quot;;IF(AND([.E114]&gt;=[.F114];[.F114]&gt;=[.G1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IF(OR(ISBLANK([.E115]);ISBLANK([.F115]);ISBLANK([.G115]));&quot;faltan valores&quot;;IF(AND([.E115]&gt;=[.F115];[.F115]&gt;=[.G1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IF(OR(ISBLANK([.E116]);ISBLANK([.F116]);ISBLANK([.G116]));&quot;faltan valores&quot;;IF(AND([.E116]&gt;=[.F116];[.F116]&gt;=[.G1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IF(OR(ISBLANK([.E117]);ISBLANK([.F117]);ISBLANK([.G117]));&quot;faltan valores&quot;;IF(AND([.E117]&gt;=[.F117];[.F117]&gt;=[.G1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IF(OR(ISBLANK([.E118]);ISBLANK([.F118]);ISBLANK([.G118]));&quot;faltan valores&quot;;IF(AND([.E118]&gt;=[.F118];[.F118]&gt;=[.G1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OR(ISBLANK([.E119]);ISBLANK([.F119]);ISBLANK([.G119]));&quot;faltan valores&quot;;IF(AND([.E119]&gt;=[.F119];[.F119]&gt;=[.G1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formula="of:=IF(OR(ISBLANK([.E120]);ISBLANK([.F120]);ISBLANK([.G120]));&quot;faltan valores&quot;;IF(AND([.E120]&gt;=[.F120];[.F120]&gt;=[.G1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IF(OR(ISBLANK([.E121]);ISBLANK([.F121]);ISBLANK([.G121]));&quot;faltan valores&quot;;IF(AND([.E121]&gt;=[.F121];[.F121]&gt;=[.G1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IF(OR(ISBLANK([.E122]);ISBLANK([.F122]);ISBLANK([.G122]));&quot;faltan valores&quot;;IF(AND([.E122]&gt;=[.F122];[.F122]&gt;=[.G1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IF(OR(ISBLANK([.E123]);ISBLANK([.F123]);ISBLANK([.G123]));&quot;faltan valores&quot;;IF(AND([.E123]&gt;=[.F123];[.F123]&gt;=[.G1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formula="of:=IF(OR(ISBLANK([.E124]);ISBLANK([.F124]);ISBLANK([.G124]));&quot;faltan valores&quot;;IF(AND([.E124]&gt;=[.F124];[.F124]&gt;=[.G1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IF(OR(ISBLANK([.E125]);ISBLANK([.F125]);ISBLANK([.G125]));&quot;faltan valores&quot;;IF(AND([.E125]&gt;=[.F125];[.F125]&gt;=[.G1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IF(OR(ISBLANK([.E126]);ISBLANK([.F126]);ISBLANK([.G126]));&quot;faltan valores&quot;;IF(AND([.E126]&gt;=[.F126];[.F126]&gt;=[.G1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IF(OR(ISBLANK([.E127]);ISBLANK([.F127]);ISBLANK([.G127]));&quot;faltan valores&quot;;IF(AND([.E127]&gt;=[.F127];[.F127]&gt;=[.G1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IF(OR(ISBLANK([.E128]);ISBLANK([.F128]);ISBLANK([.G128]));&quot;faltan valores&quot;;IF(AND([.E128]&gt;=[.F128];[.F128]&gt;=[.G1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formula="of:=IF(OR(ISBLANK([.E129]);ISBLANK([.F129]);ISBLANK([.G129]));&quot;faltan valores&quot;;IF(AND([.E129]&gt;=[.F129];[.F129]&gt;=[.G1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formula="of:=IF(OR(ISBLANK([.E130]);ISBLANK([.F130]);ISBLANK([.G130]));&quot;faltan valores&quot;;IF(AND([.E130]&gt;=[.F130];[.F130]&gt;=[.G1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IF(OR(ISBLANK([.E131]);ISBLANK([.F131]);ISBLANK([.G131]));&quot;faltan valores&quot;;IF(AND([.E131]&gt;=[.F131];[.F131]&gt;=[.G1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formula="of:=IF(OR(ISBLANK([.E132]);ISBLANK([.F132]);ISBLANK([.G132]));&quot;faltan valores&quot;;IF(AND([.E132]&gt;=[.F132];[.F132]&gt;=[.G1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IF(OR(ISBLANK([.E133]);ISBLANK([.F133]);ISBLANK([.G133]));&quot;faltan valores&quot;;IF(AND([.E133]&gt;=[.F133];[.F133]&gt;=[.G1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formula="of:=IF(OR(ISBLANK([.E134]);ISBLANK([.F134]);ISBLANK([.G134]));&quot;faltan valores&quot;;IF(AND([.E134]&gt;=[.F134];[.F134]&gt;=[.G1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IF(OR(ISBLANK([.E135]);ISBLANK([.F135]);ISBLANK([.G135]));&quot;faltan valores&quot;;IF(AND([.E135]&gt;=[.F135];[.F135]&gt;=[.G1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IF(OR(ISBLANK([.E136]);ISBLANK([.F136]);ISBLANK([.G136]));&quot;faltan valores&quot;;IF(AND([.E136]&gt;=[.F136];[.F136]&gt;=[.G1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formula="of:=IF(OR(ISBLANK([.E137]);ISBLANK([.F137]);ISBLANK([.G137]));&quot;faltan valores&quot;;IF(AND([.E137]&gt;=[.F137];[.F137]&gt;=[.G1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IF(OR(ISBLANK([.E138]);ISBLANK([.F138]);ISBLANK([.G138]));&quot;faltan valores&quot;;IF(AND([.E138]&gt;=[.F138];[.F138]&gt;=[.G1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139]);ISBLANK([.F139]);ISBLANK([.G139]));&quot;faltan valores&quot;;IF(AND([.E139]&gt;=[.F139];[.F139]&gt;=[.G1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IF(OR(ISBLANK([.E140]);ISBLANK([.F140]);ISBLANK([.G140]));&quot;faltan valores&quot;;IF(AND([.E140]&gt;=[.F140];[.F140]&gt;=[.G1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IF(OR(ISBLANK([.E141]);ISBLANK([.F141]);ISBLANK([.G141]));&quot;faltan valores&quot;;IF(AND([.E141]&gt;=[.F141];[.F141]&gt;=[.G1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IF(OR(ISBLANK([.E142]);ISBLANK([.F142]);ISBLANK([.G142]));&quot;faltan valores&quot;;IF(AND([.E142]&gt;=[.F142];[.F142]&gt;=[.G1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IF(OR(ISBLANK([.E143]);ISBLANK([.F143]);ISBLANK([.G143]));&quot;faltan valores&quot;;IF(AND([.E143]&gt;=[.F143];[.F143]&gt;=[.G1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IF(OR(ISBLANK([.E144]);ISBLANK([.F144]);ISBLANK([.G144]));&quot;faltan valores&quot;;IF(AND([.E144]&gt;=[.F144];[.F144]&gt;=[.G1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IF(OR(ISBLANK([.E145]);ISBLANK([.F145]);ISBLANK([.G145]));&quot;faltan valores&quot;;IF(AND([.E145]&gt;=[.F145];[.F145]&gt;=[.G1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IF(OR(ISBLANK([.E146]);ISBLANK([.F146]);ISBLANK([.G146]));&quot;faltan valores&quot;;IF(AND([.E146]&gt;=[.F146];[.F146]&gt;=[.G1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formula="of:=IF(OR(ISBLANK([.E147]);ISBLANK([.F147]);ISBLANK([.G147]));&quot;faltan valores&quot;;IF(AND([.E147]&gt;=[.F147];[.F147]&gt;=[.G1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IF(OR(ISBLANK([.E148]);ISBLANK([.F148]);ISBLANK([.G148]));&quot;faltan valores&quot;;IF(AND([.E148]&gt;=[.F148];[.F148]&gt;=[.G1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(OR(ISBLANK([.E149]);ISBLANK([.F149]);ISBLANK([.G149]));&quot;faltan valores&quot;;IF(AND([.E149]&gt;=[.F149];[.F149]&gt;=[.G1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IF(OR(ISBLANK([.E150]);ISBLANK([.F150]);ISBLANK([.G150]));&quot;faltan valores&quot;;IF(AND([.E150]&gt;=[.F150];[.F150]&gt;=[.G1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151]);ISBLANK([.F151]);ISBLANK([.G151]));&quot;faltan valores&quot;;IF(AND([.E151]&gt;=[.F151];[.F151]&gt;=[.G1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IF(OR(ISBLANK([.E152]);ISBLANK([.F152]);ISBLANK([.G152]));&quot;faltan valores&quot;;IF(AND([.E152]&gt;=[.F152];[.F152]&gt;=[.G1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formula="of:=IF(OR(ISBLANK([.E153]);ISBLANK([.F153]);ISBLANK([.G153]));&quot;faltan valores&quot;;IF(AND([.E153]&gt;=[.F153];[.F153]&gt;=[.G1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154]);ISBLANK([.F154]);ISBLANK([.G154]));&quot;faltan valores&quot;;IF(AND([.E154]&gt;=[.F154];[.F154]&gt;=[.G1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155]);ISBLANK([.F155]);ISBLANK([.G155]));&quot;faltan valores&quot;;IF(AND([.E155]&gt;=[.F155];[.F155]&gt;=[.G1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IF(OR(ISBLANK([.E156]);ISBLANK([.F156]);ISBLANK([.G156]));&quot;faltan valores&quot;;IF(AND([.E156]&gt;=[.F156];[.F156]&gt;=[.G1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IF(OR(ISBLANK([.E157]);ISBLANK([.F157]);ISBLANK([.G157]));&quot;faltan valores&quot;;IF(AND([.E157]&gt;=[.F157];[.F157]&gt;=[.G1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IF(OR(ISBLANK([.E158]);ISBLANK([.F158]);ISBLANK([.G158]));&quot;faltan valores&quot;;IF(AND([.E158]&gt;=[.F158];[.F158]&gt;=[.G1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OR(ISBLANK([.E159]);ISBLANK([.F159]);ISBLANK([.G159]));&quot;faltan valores&quot;;IF(AND([.E159]&gt;=[.F159];[.F159]&gt;=[.G1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160]);ISBLANK([.F160]);ISBLANK([.G160]));&quot;faltan valores&quot;;IF(AND([.E160]&gt;=[.F160];[.F160]&gt;=[.G1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61]);ISBLANK([.F161]);ISBLANK([.G161]));&quot;faltan valores&quot;;IF(AND([.E161]&gt;=[.F161];[.F161]&gt;=[.G1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formula="of:=IF(OR(ISBLANK([.E162]);ISBLANK([.F162]);ISBLANK([.G162]));&quot;faltan valores&quot;;IF(AND([.E162]&gt;=[.F162];[.F162]&gt;=[.G1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163]);ISBLANK([.F163]);ISBLANK([.G163]));&quot;faltan valores&quot;;IF(AND([.E163]&gt;=[.F163];[.F163]&gt;=[.G1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IF(OR(ISBLANK([.E164]);ISBLANK([.F164]);ISBLANK([.G164]));&quot;faltan valores&quot;;IF(AND([.E164]&gt;=[.F164];[.F164]&gt;=[.G1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IF(OR(ISBLANK([.E165]);ISBLANK([.F165]);ISBLANK([.G165]));&quot;faltan valores&quot;;IF(AND([.E165]&gt;=[.F165];[.F165]&gt;=[.G1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66]);ISBLANK([.F166]);ISBLANK([.G166]));&quot;faltan valores&quot;;IF(AND([.E166]&gt;=[.F166];[.F166]&gt;=[.G1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IF(OR(ISBLANK([.E167]);ISBLANK([.F167]);ISBLANK([.G167]));&quot;faltan valores&quot;;IF(AND([.E167]&gt;=[.F167];[.F167]&gt;=[.G1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168]);ISBLANK([.F168]);ISBLANK([.G168]));&quot;faltan valores&quot;;IF(AND([.E168]&gt;=[.F168];[.F168]&gt;=[.G1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(OR(ISBLANK([.E169]);ISBLANK([.F169]);ISBLANK([.G169]));&quot;faltan valores&quot;;IF(AND([.E169]&gt;=[.F169];[.F169]&gt;=[.G1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IF(OR(ISBLANK([.E170]);ISBLANK([.F170]);ISBLANK([.G170]));&quot;faltan valores&quot;;IF(AND([.E170]&gt;=[.F170];[.F170]&gt;=[.G1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IF(OR(ISBLANK([.E171]);ISBLANK([.F171]);ISBLANK([.G171]));&quot;faltan valores&quot;;IF(AND([.E171]&gt;=[.F171];[.F171]&gt;=[.G1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IF(OR(ISBLANK([.E172]);ISBLANK([.F172]);ISBLANK([.G172]));&quot;faltan valores&quot;;IF(AND([.E172]&gt;=[.F172];[.F172]&gt;=[.G1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IF(OR(ISBLANK([.E173]);ISBLANK([.F173]);ISBLANK([.G173]));&quot;faltan valores&quot;;IF(AND([.E173]&gt;=[.F173];[.F173]&gt;=[.G1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OR(ISBLANK([.E174]);ISBLANK([.F174]);ISBLANK([.G174]));&quot;faltan valores&quot;;IF(AND([.E174]&gt;=[.F174];[.F174]&gt;=[.G1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IF(OR(ISBLANK([.E175]);ISBLANK([.F175]);ISBLANK([.G175]));&quot;faltan valores&quot;;IF(AND([.E175]&gt;=[.F175];[.F175]&gt;=[.G1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76]);ISBLANK([.F176]);ISBLANK([.G176]));&quot;faltan valores&quot;;IF(AND([.E176]&gt;=[.F176];[.F176]&gt;=[.G1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OR(ISBLANK([.E177]);ISBLANK([.F177]);ISBLANK([.G177]));&quot;faltan valores&quot;;IF(AND([.E177]&gt;=[.F177];[.F177]&gt;=[.G1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178]);ISBLANK([.F178]);ISBLANK([.G178]));&quot;faltan valores&quot;;IF(AND([.E178]&gt;=[.F178];[.F178]&gt;=[.G1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179]);ISBLANK([.F179]);ISBLANK([.G179]));&quot;faltan valores&quot;;IF(AND([.E179]&gt;=[.F179];[.F179]&gt;=[.G1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IF(OR(ISBLANK([.E180]);ISBLANK([.F180]);ISBLANK([.G180]));&quot;faltan valores&quot;;IF(AND([.E180]&gt;=[.F180];[.F180]&gt;=[.G1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81]);ISBLANK([.F181]);ISBLANK([.G181]));&quot;faltan valores&quot;;IF(AND([.E181]&gt;=[.F181];[.F181]&gt;=[.G1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IF(OR(ISBLANK([.E182]);ISBLANK([.F182]);ISBLANK([.G182]));&quot;faltan valores&quot;;IF(AND([.E182]&gt;=[.F182];[.F182]&gt;=[.G1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183]);ISBLANK([.F183]);ISBLANK([.G183]));&quot;faltan valores&quot;;IF(AND([.E183]&gt;=[.F183];[.F183]&gt;=[.G1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formula="of:=IF(OR(ISBLANK([.E184]);ISBLANK([.F184]);ISBLANK([.G184]));&quot;faltan valores&quot;;IF(AND([.E184]&gt;=[.F184];[.F184]&gt;=[.G1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IF(OR(ISBLANK([.E185]);ISBLANK([.F185]);ISBLANK([.G185]));&quot;faltan valores&quot;;IF(AND([.E185]&gt;=[.F185];[.F185]&gt;=[.G1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IF(OR(ISBLANK([.E186]);ISBLANK([.F186]);ISBLANK([.G186]));&quot;faltan valores&quot;;IF(AND([.E186]&gt;=[.F186];[.F186]&gt;=[.G1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(OR(ISBLANK([.E187]);ISBLANK([.F187]);ISBLANK([.G187]));&quot;faltan valores&quot;;IF(AND([.E187]&gt;=[.F187];[.F187]&gt;=[.G1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188]);ISBLANK([.F188]);ISBLANK([.G188]));&quot;faltan valores&quot;;IF(AND([.E188]&gt;=[.F188];[.F188]&gt;=[.G1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(OR(ISBLANK([.E189]);ISBLANK([.F189]);ISBLANK([.G189]));&quot;faltan valores&quot;;IF(AND([.E189]&gt;=[.F189];[.F189]&gt;=[.G1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formula="of:=IF(OR(ISBLANK([.E190]);ISBLANK([.F190]);ISBLANK([.G190]));&quot;faltan valores&quot;;IF(AND([.E190]&gt;=[.F190];[.F190]&gt;=[.G1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91]);ISBLANK([.F191]);ISBLANK([.G191]));&quot;faltan valores&quot;;IF(AND([.E191]&gt;=[.F191];[.F191]&gt;=[.G1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IF(OR(ISBLANK([.E192]);ISBLANK([.F192]);ISBLANK([.G192]));&quot;faltan valores&quot;;IF(AND([.E192]&gt;=[.F192];[.F192]&gt;=[.G1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193]);ISBLANK([.F193]);ISBLANK([.G193]));&quot;faltan valores&quot;;IF(AND([.E193]&gt;=[.F193];[.F193]&gt;=[.G1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194]);ISBLANK([.F194]);ISBLANK([.G194]));&quot;faltan valores&quot;;IF(AND([.E194]&gt;=[.F194];[.F194]&gt;=[.G1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IF(OR(ISBLANK([.E195]);ISBLANK([.F195]);ISBLANK([.G195]));&quot;faltan valores&quot;;IF(AND([.E195]&gt;=[.F195];[.F195]&gt;=[.G1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96]);ISBLANK([.F196]);ISBLANK([.G196]));&quot;faltan valores&quot;;IF(AND([.E196]&gt;=[.F196];[.F196]&gt;=[.G1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97]);ISBLANK([.F197]);ISBLANK([.G197]));&quot;faltan valores&quot;;IF(AND([.E197]&gt;=[.F197];[.F197]&gt;=[.G1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IF(OR(ISBLANK([.E198]);ISBLANK([.F198]);ISBLANK([.G198]));&quot;faltan valores&quot;;IF(AND([.E198]&gt;=[.F198];[.F198]&gt;=[.G1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formula="of:=IF(OR(ISBLANK([.E199]);ISBLANK([.F199]);ISBLANK([.G199]));&quot;faltan valores&quot;;IF(AND([.E199]&gt;=[.F199];[.F199]&gt;=[.G1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IF(OR(ISBLANK([.E200]);ISBLANK([.F200]);ISBLANK([.G200]));&quot;faltan valores&quot;;IF(AND([.E200]&gt;=[.F200];[.F200]&gt;=[.G2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IF(OR(ISBLANK([.E201]);ISBLANK([.F201]);ISBLANK([.G201]));&quot;faltan valores&quot;;IF(AND([.E201]&gt;=[.F201];[.F201]&gt;=[.G2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IF(OR(ISBLANK([.E202]);ISBLANK([.F202]);ISBLANK([.G202]));&quot;faltan valores&quot;;IF(AND([.E202]&gt;=[.F202];[.F202]&gt;=[.G2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IF(OR(ISBLANK([.E203]);ISBLANK([.F203]);ISBLANK([.G203]));&quot;faltan valores&quot;;IF(AND([.E203]&gt;=[.F203];[.F203]&gt;=[.G2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IF(OR(ISBLANK([.E204]);ISBLANK([.F204]);ISBLANK([.G204]));&quot;faltan valores&quot;;IF(AND([.E204]&gt;=[.F204];[.F204]&gt;=[.G2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OR(ISBLANK([.E205]);ISBLANK([.F205]);ISBLANK([.G205]));&quot;faltan valores&quot;;IF(AND([.E205]&gt;=[.F205];[.F205]&gt;=[.G2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206]);ISBLANK([.F206]);ISBLANK([.G206]));&quot;faltan valores&quot;;IF(AND([.E206]&gt;=[.F206];[.F206]&gt;=[.G2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207]);ISBLANK([.F207]);ISBLANK([.G207]));&quot;faltan valores&quot;;IF(AND([.E207]&gt;=[.F207];[.F207]&gt;=[.G2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formula="of:=IF(OR(ISBLANK([.E208]);ISBLANK([.F208]);ISBLANK([.G208]));&quot;faltan valores&quot;;IF(AND([.E208]&gt;=[.F208];[.F208]&gt;=[.G2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formula="of:=IF(OR(ISBLANK([.E209]);ISBLANK([.F209]);ISBLANK([.G209]));&quot;faltan valores&quot;;IF(AND([.E209]&gt;=[.F209];[.F209]&gt;=[.G2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210]);ISBLANK([.F210]);ISBLANK([.G210]));&quot;faltan valores&quot;;IF(AND([.E210]&gt;=[.F210];[.F210]&gt;=[.G2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211]);ISBLANK([.F211]);ISBLANK([.G211]));&quot;faltan valores&quot;;IF(AND([.E211]&gt;=[.F211];[.F211]&gt;=[.G2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formula="of:=IF(OR(ISBLANK([.E212]);ISBLANK([.F212]);ISBLANK([.G212]));&quot;faltan valores&quot;;IF(AND([.E212]&gt;=[.F212];[.F212]&gt;=[.G2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IF(OR(ISBLANK([.E213]);ISBLANK([.F213]);ISBLANK([.G213]));&quot;faltan valores&quot;;IF(AND([.E213]&gt;=[.F213];[.F213]&gt;=[.G2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formula="of:=IF(OR(ISBLANK([.E214]);ISBLANK([.F214]);ISBLANK([.G214]));&quot;faltan valores&quot;;IF(AND([.E214]&gt;=[.F214];[.F214]&gt;=[.G2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formula="of:=IF(OR(ISBLANK([.E215]);ISBLANK([.F215]);ISBLANK([.G215]));&quot;faltan valores&quot;;IF(AND([.E215]&gt;=[.F215];[.F215]&gt;=[.G2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IF(OR(ISBLANK([.E216]);ISBLANK([.F216]);ISBLANK([.G216]));&quot;faltan valores&quot;;IF(AND([.E216]&gt;=[.F216];[.F216]&gt;=[.G2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IF(OR(ISBLANK([.E217]);ISBLANK([.F217]);ISBLANK([.G217]));&quot;faltan valores&quot;;IF(AND([.E217]&gt;=[.F217];[.F217]&gt;=[.G2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formula="of:=IF(OR(ISBLANK([.E218]);ISBLANK([.F218]);ISBLANK([.G218]));&quot;faltan valores&quot;;IF(AND([.E218]&gt;=[.F218];[.F218]&gt;=[.G2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formula="of:=IF(OR(ISBLANK([.E219]);ISBLANK([.F219]);ISBLANK([.G219]));&quot;faltan valores&quot;;IF(AND([.E219]&gt;=[.F219];[.F219]&gt;=[.G2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IF(OR(ISBLANK([.E220]);ISBLANK([.F220]);ISBLANK([.G220]));&quot;faltan valores&quot;;IF(AND([.E220]&gt;=[.F220];[.F220]&gt;=[.G2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IF(OR(ISBLANK([.E221]);ISBLANK([.F221]);ISBLANK([.G221]));&quot;faltan valores&quot;;IF(AND([.E221]&gt;=[.F221];[.F221]&gt;=[.G2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IF(OR(ISBLANK([.E222]);ISBLANK([.F222]);ISBLANK([.G222]));&quot;faltan valores&quot;;IF(AND([.E222]&gt;=[.F222];[.F222]&gt;=[.G2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IF(OR(ISBLANK([.E223]);ISBLANK([.F223]);ISBLANK([.G223]));&quot;faltan valores&quot;;IF(AND([.E223]&gt;=[.F223];[.F223]&gt;=[.G2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formula="of:=IF(OR(ISBLANK([.E224]);ISBLANK([.F224]);ISBLANK([.G224]));&quot;faltan valores&quot;;IF(AND([.E224]&gt;=[.F224];[.F224]&gt;=[.G2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IF(OR(ISBLANK([.E225]);ISBLANK([.F225]);ISBLANK([.G225]));&quot;faltan valores&quot;;IF(AND([.E225]&gt;=[.F225];[.F225]&gt;=[.G2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formula="of:=IF(OR(ISBLANK([.E226]);ISBLANK([.F226]);ISBLANK([.G226]));&quot;faltan valores&quot;;IF(AND([.E226]&gt;=[.F226];[.F226]&gt;=[.G2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IF(OR(ISBLANK([.E227]);ISBLANK([.F227]);ISBLANK([.G227]));&quot;faltan valores&quot;;IF(AND([.E227]&gt;=[.F227];[.F227]&gt;=[.G2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formula="of:=IF(OR(ISBLANK([.E228]);ISBLANK([.F228]);ISBLANK([.G228]));&quot;faltan valores&quot;;IF(AND([.E228]&gt;=[.F228];[.F228]&gt;=[.G2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IF(OR(ISBLANK([.E229]);ISBLANK([.F229]);ISBLANK([.G229]));&quot;faltan valores&quot;;IF(AND([.E229]&gt;=[.F229];[.F229]&gt;=[.G2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IF(OR(ISBLANK([.E230]);ISBLANK([.F230]);ISBLANK([.G230]));&quot;faltan valores&quot;;IF(AND([.E230]&gt;=[.F230];[.F230]&gt;=[.G2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IF(OR(ISBLANK([.E231]);ISBLANK([.F231]);ISBLANK([.G231]));&quot;faltan valores&quot;;IF(AND([.E231]&gt;=[.F231];[.F231]&gt;=[.G2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IF(OR(ISBLANK([.E232]);ISBLANK([.F232]);ISBLANK([.G232]));&quot;faltan valores&quot;;IF(AND([.E232]&gt;=[.F232];[.F232]&gt;=[.G2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IF(OR(ISBLANK([.E233]);ISBLANK([.F233]);ISBLANK([.G233]));&quot;faltan valores&quot;;IF(AND([.E233]&gt;=[.F233];[.F233]&gt;=[.G2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IF(OR(ISBLANK([.E234]);ISBLANK([.F234]);ISBLANK([.G234]));&quot;faltan valores&quot;;IF(AND([.E234]&gt;=[.F234];[.F234]&gt;=[.G2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IF(OR(ISBLANK([.E235]);ISBLANK([.F235]);ISBLANK([.G235]));&quot;faltan valores&quot;;IF(AND([.E235]&gt;=[.F235];[.F235]&gt;=[.G2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formula="of:=IF(OR(ISBLANK([.E236]);ISBLANK([.F236]);ISBLANK([.G236]));&quot;faltan valores&quot;;IF(AND([.E236]&gt;=[.F236];[.F236]&gt;=[.G2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IF(OR(ISBLANK([.E237]);ISBLANK([.F237]);ISBLANK([.G237]));&quot;faltan valores&quot;;IF(AND([.E237]&gt;=[.F237];[.F237]&gt;=[.G2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IF(OR(ISBLANK([.E238]);ISBLANK([.F238]);ISBLANK([.G238]));&quot;faltan valores&quot;;IF(AND([.E238]&gt;=[.F238];[.F238]&gt;=[.G2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239]);ISBLANK([.F239]);ISBLANK([.G239]));&quot;faltan valores&quot;;IF(AND([.E239]&gt;=[.F239];[.F239]&gt;=[.G2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IF(OR(ISBLANK([.E240]);ISBLANK([.F240]);ISBLANK([.G240]));&quot;faltan valores&quot;;IF(AND([.E240]&gt;=[.F240];[.F240]&gt;=[.G2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IF(OR(ISBLANK([.E241]);ISBLANK([.F241]);ISBLANK([.G241]));&quot;faltan valores&quot;;IF(AND([.E241]&gt;=[.F241];[.F241]&gt;=[.G2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242]);ISBLANK([.F242]);ISBLANK([.G242]));&quot;faltan valores&quot;;IF(AND([.E242]&gt;=[.F242];[.F242]&gt;=[.G2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IF(OR(ISBLANK([.E243]);ISBLANK([.F243]);ISBLANK([.G243]));&quot;faltan valores&quot;;IF(AND([.E243]&gt;=[.F243];[.F243]&gt;=[.G2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formula="of:=IF(OR(ISBLANK([.E244]);ISBLANK([.F244]);ISBLANK([.G244]));&quot;faltan valores&quot;;IF(AND([.E244]&gt;=[.F244];[.F244]&gt;=[.G2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IF(OR(ISBLANK([.E245]);ISBLANK([.F245]);ISBLANK([.G245]));&quot;faltan valores&quot;;IF(AND([.E245]&gt;=[.F245];[.F245]&gt;=[.G2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246]);ISBLANK([.F246]);ISBLANK([.G246]));&quot;faltan valores&quot;;IF(AND([.E246]&gt;=[.F246];[.F246]&gt;=[.G2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247]);ISBLANK([.F247]);ISBLANK([.G247]));&quot;faltan valores&quot;;IF(AND([.E247]&gt;=[.F247];[.F247]&gt;=[.G2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formula="of:=IF(OR(ISBLANK([.E248]);ISBLANK([.F248]);ISBLANK([.G248]));&quot;faltan valores&quot;;IF(AND([.E248]&gt;=[.F248];[.F248]&gt;=[.G2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IF(OR(ISBLANK([.E249]);ISBLANK([.F249]);ISBLANK([.G249]));&quot;faltan valores&quot;;IF(AND([.E249]&gt;=[.F249];[.F249]&gt;=[.G2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IF(OR(ISBLANK([.E250]);ISBLANK([.F250]);ISBLANK([.G250]));&quot;faltan valores&quot;;IF(AND([.E250]&gt;=[.F250];[.F250]&gt;=[.G2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(OR(ISBLANK([.E251]);ISBLANK([.F251]);ISBLANK([.G251]));&quot;faltan valores&quot;;IF(AND([.E251]&gt;=[.F251];[.F251]&gt;=[.G2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formula="of:=IF(OR(ISBLANK([.E252]);ISBLANK([.F252]);ISBLANK([.G252]));&quot;faltan valores&quot;;IF(AND([.E252]&gt;=[.F252];[.F252]&gt;=[.G2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IF(OR(ISBLANK([.E253]);ISBLANK([.F253]);ISBLANK([.G253]));&quot;faltan valores&quot;;IF(AND([.E253]&gt;=[.F253];[.F253]&gt;=[.G2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254]);ISBLANK([.F254]);ISBLANK([.G254]));&quot;faltan valores&quot;;IF(AND([.E254]&gt;=[.F254];[.F254]&gt;=[.G2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IF(OR(ISBLANK([.E255]);ISBLANK([.F255]);ISBLANK([.G255]));&quot;faltan valores&quot;;IF(AND([.E255]&gt;=[.F255];[.F255]&gt;=[.G2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formula="of:=IF(OR(ISBLANK([.E256]);ISBLANK([.F256]);ISBLANK([.G256]));&quot;faltan valores&quot;;IF(AND([.E256]&gt;=[.F256];[.F256]&gt;=[.G2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257]);ISBLANK([.F257]);ISBLANK([.G257]));&quot;faltan valores&quot;;IF(AND([.E257]&gt;=[.F257];[.F257]&gt;=[.G2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formula="of:=IF(OR(ISBLANK([.E258]);ISBLANK([.F258]);ISBLANK([.G258]));&quot;faltan valores&quot;;IF(AND([.E258]&gt;=[.F258];[.F258]&gt;=[.G2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formula="of:=IF(OR(ISBLANK([.E259]);ISBLANK([.F259]);ISBLANK([.G259]));&quot;faltan valores&quot;;IF(AND([.E259]&gt;=[.F259];[.F259]&gt;=[.G2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table:formula="of:=IF(OR(ISBLANK([.E260]);ISBLANK([.F260]);ISBLANK([.G260]));&quot;faltan valores&quot;;IF(AND([.E260]&gt;=[.F260];[.F260]&gt;=[.G2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table:formula="of:=IF(OR(ISBLANK([.E261]);ISBLANK([.F261]);ISBLANK([.G261]));&quot;faltan valores&quot;;IF(AND([.E261]&gt;=[.F261];[.F261]&gt;=[.G2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262]);ISBLANK([.F262]);ISBLANK([.G262]));&quot;faltan valores&quot;;IF(AND([.E262]&gt;=[.F262];[.F262]&gt;=[.G2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IF(OR(ISBLANK([.E263]);ISBLANK([.F263]);ISBLANK([.G263]));&quot;faltan valores&quot;;IF(AND([.E263]&gt;=[.F263];[.F263]&gt;=[.G2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formula="of:=IF(OR(ISBLANK([.E264]);ISBLANK([.F264]);ISBLANK([.G264]));&quot;faltan valores&quot;;IF(AND([.E264]&gt;=[.F264];[.F264]&gt;=[.G2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formula="of:=IF(OR(ISBLANK([.E265]);ISBLANK([.F265]);ISBLANK([.G265]));&quot;faltan valores&quot;;IF(AND([.E265]&gt;=[.F265];[.F265]&gt;=[.G2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formula="of:=IF(OR(ISBLANK([.E266]);ISBLANK([.F266]);ISBLANK([.G266]));&quot;faltan valores&quot;;IF(AND([.E266]&gt;=[.F266];[.F266]&gt;=[.G2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formula="of:=IF(OR(ISBLANK([.E267]);ISBLANK([.F267]);ISBLANK([.G267]));&quot;faltan valores&quot;;IF(AND([.E267]&gt;=[.F267];[.F267]&gt;=[.G2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formula="of:=IF(OR(ISBLANK([.E268]);ISBLANK([.F268]);ISBLANK([.G268]));&quot;faltan valores&quot;;IF(AND([.E268]&gt;=[.F268];[.F268]&gt;=[.G2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formula="of:=IF(OR(ISBLANK([.E269]);ISBLANK([.F269]);ISBLANK([.G269]));&quot;faltan valores&quot;;IF(AND([.E269]&gt;=[.F269];[.F269]&gt;=[.G2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table:formula="of:=IF(OR(ISBLANK([.E270]);ISBLANK([.F270]);ISBLANK([.G270]));&quot;faltan valores&quot;;IF(AND([.E270]&gt;=[.F270];[.F270]&gt;=[.G2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271]);ISBLANK([.F271]);ISBLANK([.G271]));&quot;faltan valores&quot;;IF(AND([.E271]&gt;=[.F271];[.F271]&gt;=[.G2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272]);ISBLANK([.F272]);ISBLANK([.G272]));&quot;faltan valores&quot;;IF(AND([.E272]&gt;=[.F272];[.F272]&gt;=[.G2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IF(OR(ISBLANK([.E273]);ISBLANK([.F273]);ISBLANK([.G273]));&quot;faltan valores&quot;;IF(AND([.E273]&gt;=[.F273];[.F273]&gt;=[.G2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274]);ISBLANK([.F274]);ISBLANK([.G274]));&quot;faltan valores&quot;;IF(AND([.E274]&gt;=[.F274];[.F274]&gt;=[.G2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275]);ISBLANK([.F275]);ISBLANK([.G275]));&quot;faltan valores&quot;;IF(AND([.E275]&gt;=[.F275];[.F275]&gt;=[.G2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IF(OR(ISBLANK([.E276]);ISBLANK([.F276]);ISBLANK([.G276]));&quot;faltan valores&quot;;IF(AND([.E276]&gt;=[.F276];[.F276]&gt;=[.G2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IF(OR(ISBLANK([.E277]);ISBLANK([.F277]);ISBLANK([.G277]));&quot;faltan valores&quot;;IF(AND([.E277]&gt;=[.F277];[.F277]&gt;=[.G2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IF(OR(ISBLANK([.E278]);ISBLANK([.F278]);ISBLANK([.G278]));&quot;faltan valores&quot;;IF(AND([.E278]&gt;=[.F278];[.F278]&gt;=[.G2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279]);ISBLANK([.F279]);ISBLANK([.G279]));&quot;faltan valores&quot;;IF(AND([.E279]&gt;=[.F279];[.F279]&gt;=[.G2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IF(OR(ISBLANK([.E280]);ISBLANK([.F280]);ISBLANK([.G280]));&quot;faltan valores&quot;;IF(AND([.E280]&gt;=[.F280];[.F280]&gt;=[.G2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IF(OR(ISBLANK([.E281]);ISBLANK([.F281]);ISBLANK([.G281]));&quot;faltan valores&quot;;IF(AND([.E281]&gt;=[.F281];[.F281]&gt;=[.G2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282]);ISBLANK([.F282]);ISBLANK([.G282]));&quot;faltan valores&quot;;IF(AND([.E282]&gt;=[.F282];[.F282]&gt;=[.G2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IF(OR(ISBLANK([.E283]);ISBLANK([.F283]);ISBLANK([.G283]));&quot;faltan valores&quot;;IF(AND([.E283]&gt;=[.F283];[.F283]&gt;=[.G2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284]);ISBLANK([.F284]);ISBLANK([.G284]));&quot;faltan valores&quot;;IF(AND([.E284]&gt;=[.F284];[.F284]&gt;=[.G2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IF(OR(ISBLANK([.E285]);ISBLANK([.F285]);ISBLANK([.G285]));&quot;faltan valores&quot;;IF(AND([.E285]&gt;=[.F285];[.F285]&gt;=[.G2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IF(OR(ISBLANK([.E286]);ISBLANK([.F286]);ISBLANK([.G286]));&quot;faltan valores&quot;;IF(AND([.E286]&gt;=[.F286];[.F286]&gt;=[.G2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287]);ISBLANK([.F287]);ISBLANK([.G287]));&quot;faltan valores&quot;;IF(AND([.E287]&gt;=[.F287];[.F287]&gt;=[.G2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formula="of:=IF(OR(ISBLANK([.E288]);ISBLANK([.F288]);ISBLANK([.G288]));&quot;faltan valores&quot;;IF(AND([.E288]&gt;=[.F288];[.F288]&gt;=[.G2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IF(OR(ISBLANK([.E289]);ISBLANK([.F289]);ISBLANK([.G289]));&quot;faltan valores&quot;;IF(AND([.E289]&gt;=[.F289];[.F289]&gt;=[.G2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IF(OR(ISBLANK([.E290]);ISBLANK([.F290]);ISBLANK([.G290]));&quot;faltan valores&quot;;IF(AND([.E290]&gt;=[.F290];[.F290]&gt;=[.G2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IF(OR(ISBLANK([.E291]);ISBLANK([.F291]);ISBLANK([.G291]));&quot;faltan valores&quot;;IF(AND([.E291]&gt;=[.F291];[.F291]&gt;=[.G2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IF(OR(ISBLANK([.E292]);ISBLANK([.F292]);ISBLANK([.G292]));&quot;faltan valores&quot;;IF(AND([.E292]&gt;=[.F292];[.F292]&gt;=[.G2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293]);ISBLANK([.F293]);ISBLANK([.G293]));&quot;faltan valores&quot;;IF(AND([.E293]&gt;=[.F293];[.F293]&gt;=[.G2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IF(OR(ISBLANK([.E294]);ISBLANK([.F294]);ISBLANK([.G294]));&quot;faltan valores&quot;;IF(AND([.E294]&gt;=[.F294];[.F294]&gt;=[.G2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IF(OR(ISBLANK([.E295]);ISBLANK([.F295]);ISBLANK([.G295]));&quot;faltan valores&quot;;IF(AND([.E295]&gt;=[.F295];[.F295]&gt;=[.G2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IF(OR(ISBLANK([.E296]);ISBLANK([.F296]);ISBLANK([.G296]));&quot;faltan valores&quot;;IF(AND([.E296]&gt;=[.F296];[.F296]&gt;=[.G2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IF(OR(ISBLANK([.E297]);ISBLANK([.F297]);ISBLANK([.G297]));&quot;faltan valores&quot;;IF(AND([.E297]&gt;=[.F297];[.F297]&gt;=[.G2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table:formula="of:=IF(OR(ISBLANK([.E298]);ISBLANK([.F298]);ISBLANK([.G298]));&quot;faltan valores&quot;;IF(AND([.E298]&gt;=[.F298];[.F298]&gt;=[.G2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formula="of:=IF(OR(ISBLANK([.E299]);ISBLANK([.F299]);ISBLANK([.G299]));&quot;faltan valores&quot;;IF(AND([.E299]&gt;=[.F299];[.F299]&gt;=[.G2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formula="of:=IF(OR(ISBLANK([.E300]);ISBLANK([.F300]);ISBLANK([.G300]));&quot;faltan valores&quot;;IF(AND([.E300]&gt;=[.F300];[.F300]&gt;=[.G3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formula="of:=IF(OR(ISBLANK([.E301]);ISBLANK([.F301]);ISBLANK([.G301]));&quot;faltan valores&quot;;IF(AND([.E301]&gt;=[.F301];[.F301]&gt;=[.G3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IF(OR(ISBLANK([.E302]);ISBLANK([.F302]);ISBLANK([.G302]));&quot;faltan valores&quot;;IF(AND([.E302]&gt;=[.F302];[.F302]&gt;=[.G3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IF(OR(ISBLANK([.E303]);ISBLANK([.F303]);ISBLANK([.G303]));&quot;faltan valores&quot;;IF(AND([.E303]&gt;=[.F303];[.F303]&gt;=[.G3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304]);ISBLANK([.F304]);ISBLANK([.G304]));&quot;faltan valores&quot;;IF(AND([.E304]&gt;=[.F304];[.F304]&gt;=[.G3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IF(OR(ISBLANK([.E305]);ISBLANK([.F305]);ISBLANK([.G305]));&quot;faltan valores&quot;;IF(AND([.E305]&gt;=[.F305];[.F305]&gt;=[.G3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IF(OR(ISBLANK([.E306]);ISBLANK([.F306]);ISBLANK([.G306]));&quot;faltan valores&quot;;IF(AND([.E306]&gt;=[.F306];[.F306]&gt;=[.G3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formula="of:=IF(OR(ISBLANK([.E307]);ISBLANK([.F307]);ISBLANK([.G307]));&quot;faltan valores&quot;;IF(AND([.E307]&gt;=[.F307];[.F307]&gt;=[.G3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formula="of:=IF(OR(ISBLANK([.E308]);ISBLANK([.F308]);ISBLANK([.G308]));&quot;faltan valores&quot;;IF(AND([.E308]&gt;=[.F308];[.F308]&gt;=[.G3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formula="of:=IF(OR(ISBLANK([.E309]);ISBLANK([.F309]);ISBLANK([.G309]));&quot;faltan valores&quot;;IF(AND([.E309]&gt;=[.F309];[.F309]&gt;=[.G3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IF(OR(ISBLANK([.E310]);ISBLANK([.F310]);ISBLANK([.G310]));&quot;faltan valores&quot;;IF(AND([.E310]&gt;=[.F310];[.F310]&gt;=[.G3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OR(ISBLANK([.E311]);ISBLANK([.F311]);ISBLANK([.G311]));&quot;faltan valores&quot;;IF(AND([.E311]&gt;=[.F311];[.F311]&gt;=[.G3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IF(OR(ISBLANK([.E312]);ISBLANK([.F312]);ISBLANK([.G312]));&quot;faltan valores&quot;;IF(AND([.E312]&gt;=[.F312];[.F312]&gt;=[.G3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formula="of:=IF(OR(ISBLANK([.E313]);ISBLANK([.F313]);ISBLANK([.G313]));&quot;faltan valores&quot;;IF(AND([.E313]&gt;=[.F313];[.F313]&gt;=[.G3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IF(OR(ISBLANK([.E314]);ISBLANK([.F314]);ISBLANK([.G314]));&quot;faltan valores&quot;;IF(AND([.E314]&gt;=[.F314];[.F314]&gt;=[.G3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IF(OR(ISBLANK([.E315]);ISBLANK([.F315]);ISBLANK([.G315]));&quot;faltan valores&quot;;IF(AND([.E315]&gt;=[.F315];[.F315]&gt;=[.G3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IF(OR(ISBLANK([.E316]);ISBLANK([.F316]);ISBLANK([.G316]));&quot;faltan valores&quot;;IF(AND([.E316]&gt;=[.F316];[.F316]&gt;=[.G3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317]);ISBLANK([.F317]);ISBLANK([.G317]));&quot;faltan valores&quot;;IF(AND([.E317]&gt;=[.F317];[.F317]&gt;=[.G3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formula="of:=IF(OR(ISBLANK([.E318]);ISBLANK([.F318]);ISBLANK([.G318]));&quot;faltan valores&quot;;IF(AND([.E318]&gt;=[.F318];[.F318]&gt;=[.G3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IF(OR(ISBLANK([.E319]);ISBLANK([.F319]);ISBLANK([.G319]));&quot;faltan valores&quot;;IF(AND([.E319]&gt;=[.F319];[.F319]&gt;=[.G3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IF(OR(ISBLANK([.E320]);ISBLANK([.F320]);ISBLANK([.G320]));&quot;faltan valores&quot;;IF(AND([.E320]&gt;=[.F320];[.F320]&gt;=[.G3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OR(ISBLANK([.E321]);ISBLANK([.F321]);ISBLANK([.G321]));&quot;faltan valores&quot;;IF(AND([.E321]&gt;=[.F321];[.F321]&gt;=[.G3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formula="of:=IF(OR(ISBLANK([.E322]);ISBLANK([.F322]);ISBLANK([.G322]));&quot;faltan valores&quot;;IF(AND([.E322]&gt;=[.F322];[.F322]&gt;=[.G3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formula="of:=IF(OR(ISBLANK([.E323]);ISBLANK([.F323]);ISBLANK([.G323]));&quot;faltan valores&quot;;IF(AND([.E323]&gt;=[.F323];[.F323]&gt;=[.G3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IF(OR(ISBLANK([.E324]);ISBLANK([.F324]);ISBLANK([.G324]));&quot;faltan valores&quot;;IF(AND([.E324]&gt;=[.F324];[.F324]&gt;=[.G3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formula="of:=IF(OR(ISBLANK([.E325]);ISBLANK([.F325]);ISBLANK([.G325]));&quot;faltan valores&quot;;IF(AND([.E325]&gt;=[.F325];[.F325]&gt;=[.G3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IF(OR(ISBLANK([.E326]);ISBLANK([.F326]);ISBLANK([.G326]));&quot;faltan valores&quot;;IF(AND([.E326]&gt;=[.F326];[.F326]&gt;=[.G3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OR(ISBLANK([.E327]);ISBLANK([.F327]);ISBLANK([.G327]));&quot;faltan valores&quot;;IF(AND([.E327]&gt;=[.F327];[.F327]&gt;=[.G3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formula="of:=IF(OR(ISBLANK([.E328]);ISBLANK([.F328]);ISBLANK([.G328]));&quot;faltan valores&quot;;IF(AND([.E328]&gt;=[.F328];[.F328]&gt;=[.G3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formula="of:=IF(OR(ISBLANK([.E329]);ISBLANK([.F329]);ISBLANK([.G329]));&quot;faltan valores&quot;;IF(AND([.E329]&gt;=[.F329];[.F329]&gt;=[.G3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330]);ISBLANK([.F330]);ISBLANK([.G330]));&quot;faltan valores&quot;;IF(AND([.E330]&gt;=[.F330];[.F330]&gt;=[.G3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formula="of:=IF(OR(ISBLANK([.E331]);ISBLANK([.F331]);ISBLANK([.G331]));&quot;faltan valores&quot;;IF(AND([.E331]&gt;=[.F331];[.F331]&gt;=[.G3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332]);ISBLANK([.F332]);ISBLANK([.G332]));&quot;faltan valores&quot;;IF(AND([.E332]&gt;=[.F332];[.F332]&gt;=[.G3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333]);ISBLANK([.F333]);ISBLANK([.G333]));&quot;faltan valores&quot;;IF(AND([.E333]&gt;=[.F333];[.F333]&gt;=[.G3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IF(OR(ISBLANK([.E334]);ISBLANK([.F334]);ISBLANK([.G334]));&quot;faltan valores&quot;;IF(AND([.E334]&gt;=[.F334];[.F334]&gt;=[.G3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IF(OR(ISBLANK([.E335]);ISBLANK([.F335]);ISBLANK([.G335]));&quot;faltan valores&quot;;IF(AND([.E335]&gt;=[.F335];[.F335]&gt;=[.G3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formula="of:=IF(OR(ISBLANK([.E336]);ISBLANK([.F336]);ISBLANK([.G336]));&quot;faltan valores&quot;;IF(AND([.E336]&gt;=[.F336];[.F336]&gt;=[.G3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IF(OR(ISBLANK([.E337]);ISBLANK([.F337]);ISBLANK([.G337]));&quot;faltan valores&quot;;IF(AND([.E337]&gt;=[.F337];[.F337]&gt;=[.G3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338]);ISBLANK([.F338]);ISBLANK([.G338]));&quot;faltan valores&quot;;IF(AND([.E338]&gt;=[.F338];[.F338]&gt;=[.G3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339]);ISBLANK([.F339]);ISBLANK([.G339]));&quot;faltan valores&quot;;IF(AND([.E339]&gt;=[.F339];[.F339]&gt;=[.G3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IF(OR(ISBLANK([.E340]);ISBLANK([.F340]);ISBLANK([.G340]));&quot;faltan valores&quot;;IF(AND([.E340]&gt;=[.F340];[.F340]&gt;=[.G3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IF(OR(ISBLANK([.E341]);ISBLANK([.F341]);ISBLANK([.G341]));&quot;faltan valores&quot;;IF(AND([.E341]&gt;=[.F341];[.F341]&gt;=[.G3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342]);ISBLANK([.F342]);ISBLANK([.G342]));&quot;faltan valores&quot;;IF(AND([.E342]&gt;=[.F342];[.F342]&gt;=[.G3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343]);ISBLANK([.F343]);ISBLANK([.G343]));&quot;faltan valores&quot;;IF(AND([.E343]&gt;=[.F343];[.F343]&gt;=[.G3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IF(OR(ISBLANK([.E344]);ISBLANK([.F344]);ISBLANK([.G344]));&quot;faltan valores&quot;;IF(AND([.E344]&gt;=[.F344];[.F344]&gt;=[.G3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IF(OR(ISBLANK([.E345]);ISBLANK([.F345]);ISBLANK([.G345]));&quot;faltan valores&quot;;IF(AND([.E345]&gt;=[.F345];[.F345]&gt;=[.G3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IF(OR(ISBLANK([.E346]);ISBLANK([.F346]);ISBLANK([.G346]));&quot;faltan valores&quot;;IF(AND([.E346]&gt;=[.F346];[.F346]&gt;=[.G3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347]);ISBLANK([.F347]);ISBLANK([.G347]));&quot;faltan valores&quot;;IF(AND([.E347]&gt;=[.F347];[.F347]&gt;=[.G3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IF(OR(ISBLANK([.E348]);ISBLANK([.F348]);ISBLANK([.G348]));&quot;faltan valores&quot;;IF(AND([.E348]&gt;=[.F348];[.F348]&gt;=[.G3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formula="of:=IF(OR(ISBLANK([.E349]);ISBLANK([.F349]);ISBLANK([.G349]));&quot;faltan valores&quot;;IF(AND([.E349]&gt;=[.F349];[.F349]&gt;=[.G3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IF(OR(ISBLANK([.E350]);ISBLANK([.F350]);ISBLANK([.G350]));&quot;faltan valores&quot;;IF(AND([.E350]&gt;=[.F350];[.F350]&gt;=[.G3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351]);ISBLANK([.F351]);ISBLANK([.G351]));&quot;faltan valores&quot;;IF(AND([.E351]&gt;=[.F351];[.F351]&gt;=[.G3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352]);ISBLANK([.F352]);ISBLANK([.G352]));&quot;faltan valores&quot;;IF(AND([.E352]&gt;=[.F352];[.F352]&gt;=[.G3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353]);ISBLANK([.F353]);ISBLANK([.G353]));&quot;faltan valores&quot;;IF(AND([.E353]&gt;=[.F353];[.F353]&gt;=[.G3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354]);ISBLANK([.F354]);ISBLANK([.G354]));&quot;faltan valores&quot;;IF(AND([.E354]&gt;=[.F354];[.F354]&gt;=[.G3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355]);ISBLANK([.F355]);ISBLANK([.G355]));&quot;faltan valores&quot;;IF(AND([.E355]&gt;=[.F355];[.F355]&gt;=[.G3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356]);ISBLANK([.F356]);ISBLANK([.G356]));&quot;faltan valores&quot;;IF(AND([.E356]&gt;=[.F356];[.F356]&gt;=[.G3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IF(OR(ISBLANK([.E357]);ISBLANK([.F357]);ISBLANK([.G357]));&quot;faltan valores&quot;;IF(AND([.E357]&gt;=[.F357];[.F357]&gt;=[.G3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358]);ISBLANK([.F358]);ISBLANK([.G358]));&quot;faltan valores&quot;;IF(AND([.E358]&gt;=[.F358];[.F358]&gt;=[.G3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359]);ISBLANK([.F359]);ISBLANK([.G359]));&quot;faltan valores&quot;;IF(AND([.E359]&gt;=[.F359];[.F359]&gt;=[.G3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360]);ISBLANK([.F360]);ISBLANK([.G360]));&quot;faltan valores&quot;;IF(AND([.E360]&gt;=[.F360];[.F360]&gt;=[.G3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361]);ISBLANK([.F361]);ISBLANK([.G361]));&quot;faltan valores&quot;;IF(AND([.E361]&gt;=[.F361];[.F361]&gt;=[.G3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362]);ISBLANK([.F362]);ISBLANK([.G362]));&quot;faltan valores&quot;;IF(AND([.E362]&gt;=[.F362];[.F362]&gt;=[.G3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363]);ISBLANK([.F363]);ISBLANK([.G363]));&quot;faltan valores&quot;;IF(AND([.E363]&gt;=[.F363];[.F363]&gt;=[.G3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364]);ISBLANK([.F364]);ISBLANK([.G364]));&quot;faltan valores&quot;;IF(AND([.E364]&gt;=[.F364];[.F364]&gt;=[.G3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365]);ISBLANK([.F365]);ISBLANK([.G365]));&quot;faltan valores&quot;;IF(AND([.E365]&gt;=[.F365];[.F365]&gt;=[.G3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366]);ISBLANK([.F366]);ISBLANK([.G366]));&quot;faltan valores&quot;;IF(AND([.E366]&gt;=[.F366];[.F366]&gt;=[.G3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IF(OR(ISBLANK([.E367]);ISBLANK([.F367]);ISBLANK([.G367]));&quot;faltan valores&quot;;IF(AND([.E367]&gt;=[.F367];[.F367]&gt;=[.G3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OR(ISBLANK([.E368]);ISBLANK([.F368]);ISBLANK([.G368]));&quot;faltan valores&quot;;IF(AND([.E368]&gt;=[.F368];[.F368]&gt;=[.G3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369]);ISBLANK([.F369]);ISBLANK([.G369]));&quot;faltan valores&quot;;IF(AND([.E369]&gt;=[.F369];[.F369]&gt;=[.G3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370]);ISBLANK([.F370]);ISBLANK([.G370]));&quot;faltan valores&quot;;IF(AND([.E370]&gt;=[.F370];[.F370]&gt;=[.G3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371]);ISBLANK([.F371]);ISBLANK([.G371]));&quot;faltan valores&quot;;IF(AND([.E371]&gt;=[.F371];[.F371]&gt;=[.G3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372]);ISBLANK([.F372]);ISBLANK([.G372]));&quot;faltan valores&quot;;IF(AND([.E372]&gt;=[.F372];[.F372]&gt;=[.G3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373]);ISBLANK([.F373]);ISBLANK([.G373]));&quot;faltan valores&quot;;IF(AND([.E373]&gt;=[.F373];[.F373]&gt;=[.G3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IF(OR(ISBLANK([.E374]);ISBLANK([.F374]);ISBLANK([.G374]));&quot;faltan valores&quot;;IF(AND([.E374]&gt;=[.F374];[.F374]&gt;=[.G3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375]);ISBLANK([.F375]);ISBLANK([.G375]));&quot;faltan valores&quot;;IF(AND([.E375]&gt;=[.F375];[.F375]&gt;=[.G3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376]);ISBLANK([.F376]);ISBLANK([.G376]));&quot;faltan valores&quot;;IF(AND([.E376]&gt;=[.F376];[.F376]&gt;=[.G3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377]);ISBLANK([.F377]);ISBLANK([.G377]));&quot;faltan valores&quot;;IF(AND([.E377]&gt;=[.F377];[.F377]&gt;=[.G3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378]);ISBLANK([.F378]);ISBLANK([.G378]));&quot;faltan valores&quot;;IF(AND([.E378]&gt;=[.F378];[.F378]&gt;=[.G3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IF(OR(ISBLANK([.E379]);ISBLANK([.F379]);ISBLANK([.G379]));&quot;faltan valores&quot;;IF(AND([.E379]&gt;=[.F379];[.F379]&gt;=[.G3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380]);ISBLANK([.F380]);ISBLANK([.G380]));&quot;faltan valores&quot;;IF(AND([.E380]&gt;=[.F380];[.F380]&gt;=[.G3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381]);ISBLANK([.F381]);ISBLANK([.G381]));&quot;faltan valores&quot;;IF(AND([.E381]&gt;=[.F381];[.F381]&gt;=[.G3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382]);ISBLANK([.F382]);ISBLANK([.G382]));&quot;faltan valores&quot;;IF(AND([.E382]&gt;=[.F382];[.F382]&gt;=[.G3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383]);ISBLANK([.F383]);ISBLANK([.G383]));&quot;faltan valores&quot;;IF(AND([.E383]&gt;=[.F383];[.F383]&gt;=[.G3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384]);ISBLANK([.F384]);ISBLANK([.G384]));&quot;faltan valores&quot;;IF(AND([.E384]&gt;=[.F384];[.F384]&gt;=[.G3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385]);ISBLANK([.F385]);ISBLANK([.G385]));&quot;faltan valores&quot;;IF(AND([.E385]&gt;=[.F385];[.F385]&gt;=[.G3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386]);ISBLANK([.F386]);ISBLANK([.G386]));&quot;faltan valores&quot;;IF(AND([.E386]&gt;=[.F386];[.F386]&gt;=[.G3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387]);ISBLANK([.F387]);ISBLANK([.G387]));&quot;faltan valores&quot;;IF(AND([.E387]&gt;=[.F387];[.F387]&gt;=[.G3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388]);ISBLANK([.F388]);ISBLANK([.G388]));&quot;faltan valores&quot;;IF(AND([.E388]&gt;=[.F388];[.F388]&gt;=[.G3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389]);ISBLANK([.F389]);ISBLANK([.G389]));&quot;faltan valores&quot;;IF(AND([.E389]&gt;=[.F389];[.F389]&gt;=[.G3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390]);ISBLANK([.F390]);ISBLANK([.G390]));&quot;faltan valores&quot;;IF(AND([.E390]&gt;=[.F390];[.F390]&gt;=[.G3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391]);ISBLANK([.F391]);ISBLANK([.G391]));&quot;faltan valores&quot;;IF(AND([.E391]&gt;=[.F391];[.F391]&gt;=[.G3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392]);ISBLANK([.F392]);ISBLANK([.G392]));&quot;faltan valores&quot;;IF(AND([.E392]&gt;=[.F392];[.F392]&gt;=[.G3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393]);ISBLANK([.F393]);ISBLANK([.G393]));&quot;faltan valores&quot;;IF(AND([.E393]&gt;=[.F393];[.F393]&gt;=[.G3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formula="of:=IF(OR(ISBLANK([.E394]);ISBLANK([.F394]);ISBLANK([.G394]));&quot;faltan valores&quot;;IF(AND([.E394]&gt;=[.F394];[.F394]&gt;=[.G3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IF(OR(ISBLANK([.E395]);ISBLANK([.F395]);ISBLANK([.G395]));&quot;faltan valores&quot;;IF(AND([.E395]&gt;=[.F395];[.F395]&gt;=[.G3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IF(OR(ISBLANK([.E396]);ISBLANK([.F396]);ISBLANK([.G396]));&quot;faltan valores&quot;;IF(AND([.E396]&gt;=[.F396];[.F396]&gt;=[.G3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IF(OR(ISBLANK([.E397]);ISBLANK([.F397]);ISBLANK([.G397]));&quot;faltan valores&quot;;IF(AND([.E397]&gt;=[.F397];[.F397]&gt;=[.G3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IF(OR(ISBLANK([.E398]);ISBLANK([.F398]);ISBLANK([.G398]));&quot;faltan valores&quot;;IF(AND([.E398]&gt;=[.F398];[.F398]&gt;=[.G3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IF(OR(ISBLANK([.E399]);ISBLANK([.F399]);ISBLANK([.G399]));&quot;faltan valores&quot;;IF(AND([.E399]&gt;=[.F399];[.F399]&gt;=[.G3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IF(OR(ISBLANK([.E400]);ISBLANK([.F400]);ISBLANK([.G400]));&quot;faltan valores&quot;;IF(AND([.E400]&gt;=[.F400];[.F400]&gt;=[.G4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formula="of:=IF(OR(ISBLANK([.E401]);ISBLANK([.F401]);ISBLANK([.G401]));&quot;faltan valores&quot;;IF(AND([.E401]&gt;=[.F401];[.F401]&gt;=[.G4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IF(OR(ISBLANK([.E402]);ISBLANK([.F402]);ISBLANK([.G402]));&quot;faltan valores&quot;;IF(AND([.E402]&gt;=[.F402];[.F402]&gt;=[.G4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table:formula="of:=IF(OR(ISBLANK([.E403]);ISBLANK([.F403]);ISBLANK([.G403]));&quot;faltan valores&quot;;IF(AND([.E403]&gt;=[.F403];[.F403]&gt;=[.G4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IF(OR(ISBLANK([.E404]);ISBLANK([.F404]);ISBLANK([.G404]));&quot;faltan valores&quot;;IF(AND([.E404]&gt;=[.F404];[.F404]&gt;=[.G4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formula="of:=IF(OR(ISBLANK([.E405]);ISBLANK([.F405]);ISBLANK([.G405]));&quot;faltan valores&quot;;IF(AND([.E405]&gt;=[.F405];[.F405]&gt;=[.G4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IF(OR(ISBLANK([.E406]);ISBLANK([.F406]);ISBLANK([.G406]));&quot;faltan valores&quot;;IF(AND([.E406]&gt;=[.F406];[.F406]&gt;=[.G4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407]);ISBLANK([.F407]);ISBLANK([.G407]));&quot;faltan valores&quot;;IF(AND([.E407]&gt;=[.F407];[.F407]&gt;=[.G4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408]);ISBLANK([.F408]);ISBLANK([.G408]));&quot;faltan valores&quot;;IF(AND([.E408]&gt;=[.F408];[.F408]&gt;=[.G4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IF(OR(ISBLANK([.E409]);ISBLANK([.F409]);ISBLANK([.G409]));&quot;faltan valores&quot;;IF(AND([.E409]&gt;=[.F409];[.F409]&gt;=[.G4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410]);ISBLANK([.F410]);ISBLANK([.G410]));&quot;faltan valores&quot;;IF(AND([.E410]&gt;=[.F410];[.F410]&gt;=[.G4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IF(OR(ISBLANK([.E411]);ISBLANK([.F411]);ISBLANK([.G411]));&quot;faltan valores&quot;;IF(AND([.E411]&gt;=[.F411];[.F411]&gt;=[.G4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412]);ISBLANK([.F412]);ISBLANK([.G412]));&quot;faltan valores&quot;;IF(AND([.E412]&gt;=[.F412];[.F412]&gt;=[.G4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413]);ISBLANK([.F413]);ISBLANK([.G413]));&quot;faltan valores&quot;;IF(AND([.E413]&gt;=[.F413];[.F413]&gt;=[.G4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414]);ISBLANK([.F414]);ISBLANK([.G414]));&quot;faltan valores&quot;;IF(AND([.E414]&gt;=[.F414];[.F414]&gt;=[.G4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415]);ISBLANK([.F415]);ISBLANK([.G415]));&quot;faltan valores&quot;;IF(AND([.E415]&gt;=[.F415];[.F415]&gt;=[.G4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IF(OR(ISBLANK([.E416]);ISBLANK([.F416]);ISBLANK([.G416]));&quot;faltan valores&quot;;IF(AND([.E416]&gt;=[.F416];[.F416]&gt;=[.G4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formula="of:=IF(OR(ISBLANK([.E417]);ISBLANK([.F417]);ISBLANK([.G417]));&quot;faltan valores&quot;;IF(AND([.E417]&gt;=[.F417];[.F417]&gt;=[.G4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IF(OR(ISBLANK([.E418]);ISBLANK([.F418]);ISBLANK([.G418]));&quot;faltan valores&quot;;IF(AND([.E418]&gt;=[.F418];[.F418]&gt;=[.G4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IF(OR(ISBLANK([.E419]);ISBLANK([.F419]);ISBLANK([.G419]));&quot;faltan valores&quot;;IF(AND([.E419]&gt;=[.F419];[.F419]&gt;=[.G4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table:formula="of:=IF(OR(ISBLANK([.E420]);ISBLANK([.F420]);ISBLANK([.G420]));&quot;faltan valores&quot;;IF(AND([.E420]&gt;=[.F420];[.F420]&gt;=[.G4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IF(OR(ISBLANK([.E421]);ISBLANK([.F421]);ISBLANK([.G421]));&quot;faltan valores&quot;;IF(AND([.E421]&gt;=[.F421];[.F421]&gt;=[.G4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IF(OR(ISBLANK([.E422]);ISBLANK([.F422]);ISBLANK([.G422]));&quot;faltan valores&quot;;IF(AND([.E422]&gt;=[.F422];[.F422]&gt;=[.G4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423]);ISBLANK([.F423]);ISBLANK([.G423]));&quot;faltan valores&quot;;IF(AND([.E423]&gt;=[.F423];[.F423]&gt;=[.G4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24]);ISBLANK([.F424]);ISBLANK([.G424]));&quot;faltan valores&quot;;IF(AND([.E424]&gt;=[.F424];[.F424]&gt;=[.G4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IF(OR(ISBLANK([.E425]);ISBLANK([.F425]);ISBLANK([.G425]));&quot;faltan valores&quot;;IF(AND([.E425]&gt;=[.F425];[.F425]&gt;=[.G4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26]);ISBLANK([.F426]);ISBLANK([.G426]));&quot;faltan valores&quot;;IF(AND([.E426]&gt;=[.F426];[.F426]&gt;=[.G4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427]);ISBLANK([.F427]);ISBLANK([.G427]));&quot;faltan valores&quot;;IF(AND([.E427]&gt;=[.F427];[.F427]&gt;=[.G4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428]);ISBLANK([.F428]);ISBLANK([.G428]));&quot;faltan valores&quot;;IF(AND([.E428]&gt;=[.F428];[.F428]&gt;=[.G4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429]);ISBLANK([.F429]);ISBLANK([.G429]));&quot;faltan valores&quot;;IF(AND([.E429]&gt;=[.F429];[.F429]&gt;=[.G4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430]);ISBLANK([.F430]);ISBLANK([.G430]));&quot;faltan valores&quot;;IF(AND([.E430]&gt;=[.F430];[.F430]&gt;=[.G4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31]);ISBLANK([.F431]);ISBLANK([.G431]));&quot;faltan valores&quot;;IF(AND([.E431]&gt;=[.F431];[.F431]&gt;=[.G4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432]);ISBLANK([.F432]);ISBLANK([.G432]));&quot;faltan valores&quot;;IF(AND([.E432]&gt;=[.F432];[.F432]&gt;=[.G4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IF(OR(ISBLANK([.E433]);ISBLANK([.F433]);ISBLANK([.G433]));&quot;faltan valores&quot;;IF(AND([.E433]&gt;=[.F433];[.F433]&gt;=[.G4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IF(OR(ISBLANK([.E434]);ISBLANK([.F434]);ISBLANK([.G434]));&quot;faltan valores&quot;;IF(AND([.E434]&gt;=[.F434];[.F434]&gt;=[.G4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435]);ISBLANK([.F435]);ISBLANK([.G435]));&quot;faltan valores&quot;;IF(AND([.E435]&gt;=[.F435];[.F435]&gt;=[.G4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formula="of:=IF(OR(ISBLANK([.E436]);ISBLANK([.F436]);ISBLANK([.G436]));&quot;faltan valores&quot;;IF(AND([.E436]&gt;=[.F436];[.F436]&gt;=[.G4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37]);ISBLANK([.F437]);ISBLANK([.G437]));&quot;faltan valores&quot;;IF(AND([.E437]&gt;=[.F437];[.F437]&gt;=[.G4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438]);ISBLANK([.F438]);ISBLANK([.G438]));&quot;faltan valores&quot;;IF(AND([.E438]&gt;=[.F438];[.F438]&gt;=[.G4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439]);ISBLANK([.F439]);ISBLANK([.G439]));&quot;faltan valores&quot;;IF(AND([.E439]&gt;=[.F439];[.F439]&gt;=[.G4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formula="of:=IF(OR(ISBLANK([.E440]);ISBLANK([.F440]);ISBLANK([.G440]));&quot;faltan valores&quot;;IF(AND([.E440]&gt;=[.F440];[.F440]&gt;=[.G4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441]);ISBLANK([.F441]);ISBLANK([.G441]));&quot;faltan valores&quot;;IF(AND([.E441]&gt;=[.F441];[.F441]&gt;=[.G4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442]);ISBLANK([.F442]);ISBLANK([.G442]));&quot;faltan valores&quot;;IF(AND([.E442]&gt;=[.F442];[.F442]&gt;=[.G4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443]);ISBLANK([.F443]);ISBLANK([.G443]));&quot;faltan valores&quot;;IF(AND([.E443]&gt;=[.F443];[.F443]&gt;=[.G4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444]);ISBLANK([.F444]);ISBLANK([.G444]));&quot;faltan valores&quot;;IF(AND([.E444]&gt;=[.F444];[.F444]&gt;=[.G4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45]);ISBLANK([.F445]);ISBLANK([.G445]));&quot;faltan valores&quot;;IF(AND([.E445]&gt;=[.F445];[.F445]&gt;=[.G4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46]);ISBLANK([.F446]);ISBLANK([.G446]));&quot;faltan valores&quot;;IF(AND([.E446]&gt;=[.F446];[.F446]&gt;=[.G4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447]);ISBLANK([.F447]);ISBLANK([.G447]));&quot;faltan valores&quot;;IF(AND([.E447]&gt;=[.F447];[.F447]&gt;=[.G4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448]);ISBLANK([.F448]);ISBLANK([.G448]));&quot;faltan valores&quot;;IF(AND([.E448]&gt;=[.F448];[.F448]&gt;=[.G4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449]);ISBLANK([.F449]);ISBLANK([.G449]));&quot;faltan valores&quot;;IF(AND([.E449]&gt;=[.F449];[.F449]&gt;=[.G4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450]);ISBLANK([.F450]);ISBLANK([.G450]));&quot;faltan valores&quot;;IF(AND([.E450]&gt;=[.F450];[.F450]&gt;=[.G4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OR(ISBLANK([.E451]);ISBLANK([.F451]);ISBLANK([.G451]));&quot;faltan valores&quot;;IF(AND([.E451]&gt;=[.F451];[.F451]&gt;=[.G4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ígne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dimentaria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etamórfica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etamórfica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edimentaria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dimentaria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tamórfic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edimentaria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etamórfica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edimentaria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edimentaria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etamórfica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edimentari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edimentaria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482]);ISBLANK([.F482]);ISBLANK([.G482]));&quot;faltan valores&quot;;IF(AND([.E482]&gt;=[.F482];[.F482]&gt;=[.G4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IF(OR(ISBLANK([.E483]);ISBLANK([.F483]);ISBLANK([.G483]));&quot;faltan valores&quot;;IF(AND([.E483]&gt;=[.F483];[.F483]&gt;=[.G4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IF(OR(ISBLANK([.E484]);ISBLANK([.F484]);ISBLANK([.G484]));&quot;faltan valores&quot;;IF(AND([.E484]&gt;=[.F484];[.F484]&gt;=[.G4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IF(OR(ISBLANK([.E485]);ISBLANK([.F485]);ISBLANK([.G485]));&quot;faltan valores&quot;;IF(AND([.E485]&gt;=[.F485];[.F485]&gt;=[.G4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IF(OR(ISBLANK([.E486]);ISBLANK([.F486]);ISBLANK([.G486]));&quot;faltan valores&quot;;IF(AND([.E486]&gt;=[.F486];[.F486]&gt;=[.G4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formula="of:=IF(OR(ISBLANK([.E487]);ISBLANK([.F487]);ISBLANK([.G487]));&quot;faltan valores&quot;;IF(AND([.E487]&gt;=[.F487];[.F487]&gt;=[.G4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IF(OR(ISBLANK([.E488]);ISBLANK([.F488]);ISBLANK([.G488]));&quot;faltan valores&quot;;IF(AND([.E488]&gt;=[.F488];[.F488]&gt;=[.G4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489]);ISBLANK([.F489]);ISBLANK([.G489]));&quot;faltan valores&quot;;IF(AND([.E489]&gt;=[.F489];[.F489]&gt;=[.G4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IF(OR(ISBLANK([.E490]);ISBLANK([.F490]);ISBLANK([.G490]));&quot;faltan valores&quot;;IF(AND([.E490]&gt;=[.F490];[.F490]&gt;=[.G4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OR(ISBLANK([.E491]);ISBLANK([.F491]);ISBLANK([.G491]));&quot;faltan valores&quot;;IF(AND([.E491]&gt;=[.F491];[.F491]&gt;=[.G4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IF(OR(ISBLANK([.E492]);ISBLANK([.F492]);ISBLANK([.G492]));&quot;faltan valores&quot;;IF(AND([.E492]&gt;=[.F492];[.F492]&gt;=[.G4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493]);ISBLANK([.F493]);ISBLANK([.G493]));&quot;faltan valores&quot;;IF(AND([.E493]&gt;=[.F493];[.F493]&gt;=[.G4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494]);ISBLANK([.F494]);ISBLANK([.G494]));&quot;faltan valores&quot;;IF(AND([.E494]&gt;=[.F494];[.F494]&gt;=[.G4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IF(OR(ISBLANK([.E495]);ISBLANK([.F495]);ISBLANK([.G495]));&quot;faltan valores&quot;;IF(AND([.E495]&gt;=[.F495];[.F495]&gt;=[.G4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IF(OR(ISBLANK([.E496]);ISBLANK([.F496]);ISBLANK([.G496]));&quot;faltan valores&quot;;IF(AND([.E496]&gt;=[.F496];[.F496]&gt;=[.G4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497]);ISBLANK([.F497]);ISBLANK([.G497]));&quot;faltan valores&quot;;IF(AND([.E497]&gt;=[.F497];[.F497]&gt;=[.G4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IF(OR(ISBLANK([.E498]);ISBLANK([.F498]);ISBLANK([.G498]));&quot;faltan valores&quot;;IF(AND([.E498]&gt;=[.F498];[.F498]&gt;=[.G4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499]);ISBLANK([.F499]);ISBLANK([.G499]));&quot;faltan valores&quot;;IF(AND([.E499]&gt;=[.F499];[.F499]&gt;=[.G4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500]);ISBLANK([.F500]);ISBLANK([.G500]));&quot;faltan valores&quot;;IF(AND([.E500]&gt;=[.F500];[.F500]&gt;=[.G5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501]);ISBLANK([.F501]);ISBLANK([.G501]));&quot;faltan valores&quot;;IF(AND([.E501]&gt;=[.F501];[.F501]&gt;=[.G5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IF(OR(ISBLANK([.E502]);ISBLANK([.F502]);ISBLANK([.G502]));&quot;faltan valores&quot;;IF(AND([.E502]&gt;=[.F502];[.F502]&gt;=[.G5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503]);ISBLANK([.F503]);ISBLANK([.G503]));&quot;faltan valores&quot;;IF(AND([.E503]&gt;=[.F503];[.F503]&gt;=[.G5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504]);ISBLANK([.F504]);ISBLANK([.G504]));&quot;faltan valores&quot;;IF(AND([.E504]&gt;=[.F504];[.F504]&gt;=[.G5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formula="of:=IF(OR(ISBLANK([.E505]);ISBLANK([.F505]);ISBLANK([.G505]));&quot;faltan valores&quot;;IF(AND([.E505]&gt;=[.F505];[.F505]&gt;=[.G5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506]);ISBLANK([.F506]);ISBLANK([.G506]));&quot;faltan valores&quot;;IF(AND([.E506]&gt;=[.F506];[.F506]&gt;=[.G5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507]);ISBLANK([.F507]);ISBLANK([.G507]));&quot;faltan valores&quot;;IF(AND([.E507]&gt;=[.F507];[.F507]&gt;=[.G5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508]);ISBLANK([.F508]);ISBLANK([.G508]));&quot;faltan valores&quot;;IF(AND([.E508]&gt;=[.F508];[.F508]&gt;=[.G5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OR(ISBLANK([.E509]);ISBLANK([.F509]);ISBLANK([.G509]));&quot;faltan valores&quot;;IF(AND([.E509]&gt;=[.F509];[.F509]&gt;=[.G5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510]);ISBLANK([.F510]);ISBLANK([.G510]));&quot;faltan valores&quot;;IF(AND([.E510]&gt;=[.F510];[.F510]&gt;=[.G5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511]);ISBLANK([.F511]);ISBLANK([.G511]));&quot;faltan valores&quot;;IF(AND([.E511]&gt;=[.F511];[.F511]&gt;=[.G5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512]);ISBLANK([.F512]);ISBLANK([.G512]));&quot;faltan valores&quot;;IF(AND([.E512]&gt;=[.F512];[.F512]&gt;=[.G5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513]);ISBLANK([.F513]);ISBLANK([.G513]));&quot;faltan valores&quot;;IF(AND([.E513]&gt;=[.F513];[.F513]&gt;=[.G5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514]);ISBLANK([.F514]);ISBLANK([.G514]));&quot;faltan valores&quot;;IF(AND([.E514]&gt;=[.F514];[.F514]&gt;=[.G5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515]);ISBLANK([.F515]);ISBLANK([.G515]));&quot;faltan valores&quot;;IF(AND([.E515]&gt;=[.F515];[.F515]&gt;=[.G5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516]);ISBLANK([.F516]);ISBLANK([.G516]));&quot;faltan valores&quot;;IF(AND([.E516]&gt;=[.F516];[.F516]&gt;=[.G5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517]);ISBLANK([.F517]);ISBLANK([.G517]));&quot;faltan valores&quot;;IF(AND([.E517]&gt;=[.F517];[.F517]&gt;=[.G5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518]);ISBLANK([.F518]);ISBLANK([.G518]));&quot;faltan valores&quot;;IF(AND([.E518]&gt;=[.F518];[.F518]&gt;=[.G5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519]);ISBLANK([.F519]);ISBLANK([.G519]));&quot;faltan valores&quot;;IF(AND([.E519]&gt;=[.F519];[.F519]&gt;=[.G5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520]);ISBLANK([.F520]);ISBLANK([.G520]));&quot;faltan valores&quot;;IF(AND([.E520]&gt;=[.F520];[.F520]&gt;=[.G5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521]);ISBLANK([.F521]);ISBLANK([.G521]));&quot;faltan valores&quot;;IF(AND([.E521]&gt;=[.F521];[.F521]&gt;=[.G5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IF(OR(ISBLANK([.E522]);ISBLANK([.F522]);ISBLANK([.G522]));&quot;faltan valores&quot;;IF(AND([.E522]&gt;=[.F522];[.F522]&gt;=[.G5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523]);ISBLANK([.F523]);ISBLANK([.G523]));&quot;faltan valores&quot;;IF(AND([.E523]&gt;=[.F523];[.F523]&gt;=[.G5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524]);ISBLANK([.F524]);ISBLANK([.G524]));&quot;faltan valores&quot;;IF(AND([.E524]&gt;=[.F524];[.F524]&gt;=[.G5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formula="of:=IF(OR(ISBLANK([.E525]);ISBLANK([.F525]);ISBLANK([.G525]));&quot;faltan valores&quot;;IF(AND([.E525]&gt;=[.F525];[.F525]&gt;=[.G5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IF(OR(ISBLANK([.E526]);ISBLANK([.F526]);ISBLANK([.G526]));&quot;faltan valores&quot;;IF(AND([.E526]&gt;=[.F526];[.F526]&gt;=[.G5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IF(OR(ISBLANK([.E527]);ISBLANK([.F527]);ISBLANK([.G527]));&quot;faltan valores&quot;;IF(AND([.E527]&gt;=[.F527];[.F527]&gt;=[.G5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(OR(ISBLANK([.E528]);ISBLANK([.F528]);ISBLANK([.G528]));&quot;faltan valores&quot;;IF(AND([.E528]&gt;=[.F528];[.F528]&gt;=[.G5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formula="of:=IF(OR(ISBLANK([.E529]);ISBLANK([.F529]);ISBLANK([.G529]));&quot;faltan valores&quot;;IF(AND([.E529]&gt;=[.F529];[.F529]&gt;=[.G5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IF(OR(ISBLANK([.E530]);ISBLANK([.F530]);ISBLANK([.G530]));&quot;faltan valores&quot;;IF(AND([.E530]&gt;=[.F530];[.F530]&gt;=[.G5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531]);ISBLANK([.F531]);ISBLANK([.G531]));&quot;faltan valores&quot;;IF(AND([.E531]&gt;=[.F531];[.F531]&gt;=[.G5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IF(OR(ISBLANK([.E532]);ISBLANK([.F532]);ISBLANK([.G532]));&quot;faltan valores&quot;;IF(AND([.E532]&gt;=[.F532];[.F532]&gt;=[.G5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IF(OR(ISBLANK([.E533]);ISBLANK([.F533]);ISBLANK([.G533]));&quot;faltan valores&quot;;IF(AND([.E533]&gt;=[.F533];[.F533]&gt;=[.G5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IF(OR(ISBLANK([.E534]);ISBLANK([.F534]);ISBLANK([.G534]));&quot;faltan valores&quot;;IF(AND([.E534]&gt;=[.F534];[.F534]&gt;=[.G5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535]);ISBLANK([.F535]);ISBLANK([.G535]));&quot;faltan valores&quot;;IF(AND([.E535]&gt;=[.F535];[.F535]&gt;=[.G5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IF(OR(ISBLANK([.E536]);ISBLANK([.F536]);ISBLANK([.G536]));&quot;faltan valores&quot;;IF(AND([.E536]&gt;=[.F536];[.F536]&gt;=[.G5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OR(ISBLANK([.E537]);ISBLANK([.F537]);ISBLANK([.G537]));&quot;faltan valores&quot;;IF(AND([.E537]&gt;=[.F537];[.F537]&gt;=[.G5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IF(OR(ISBLANK([.E538]);ISBLANK([.F538]);ISBLANK([.G538]));&quot;faltan valores&quot;;IF(AND([.E538]&gt;=[.F538];[.F538]&gt;=[.G5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IF(OR(ISBLANK([.E539]);ISBLANK([.F539]);ISBLANK([.G539]));&quot;faltan valores&quot;;IF(AND([.E539]&gt;=[.F539];[.F539]&gt;=[.G5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IF(OR(ISBLANK([.E540]);ISBLANK([.F540]);ISBLANK([.G540]));&quot;faltan valores&quot;;IF(AND([.E540]&gt;=[.F540];[.F540]&gt;=[.G5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IF(OR(ISBLANK([.E541]);ISBLANK([.F541]);ISBLANK([.G541]));&quot;faltan valores&quot;;IF(AND([.E541]&gt;=[.F541];[.F541]&gt;=[.G5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IF(OR(ISBLANK([.E542]);ISBLANK([.F542]);ISBLANK([.G542]));&quot;faltan valores&quot;;IF(AND([.E542]&gt;=[.F542];[.F542]&gt;=[.G5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IF(OR(ISBLANK([.E543]);ISBLANK([.F543]);ISBLANK([.G543]));&quot;faltan valores&quot;;IF(AND([.E543]&gt;=[.F543];[.F543]&gt;=[.G5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544]);ISBLANK([.F544]);ISBLANK([.G544]));&quot;faltan valores&quot;;IF(AND([.E544]&gt;=[.F544];[.F544]&gt;=[.G5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545]);ISBLANK([.F545]);ISBLANK([.G545]));&quot;faltan valores&quot;;IF(AND([.E545]&gt;=[.F545];[.F545]&gt;=[.G5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546]);ISBLANK([.F546]);ISBLANK([.G546]));&quot;faltan valores&quot;;IF(AND([.E546]&gt;=[.F546];[.F546]&gt;=[.G5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formula="of:=IF(OR(ISBLANK([.E547]);ISBLANK([.F547]);ISBLANK([.G547]));&quot;faltan valores&quot;;IF(AND([.E547]&gt;=[.F547];[.F547]&gt;=[.G5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548]);ISBLANK([.F548]);ISBLANK([.G548]));&quot;faltan valores&quot;;IF(AND([.E548]&gt;=[.F548];[.F548]&gt;=[.G5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IF(OR(ISBLANK([.E549]);ISBLANK([.F549]);ISBLANK([.G549]));&quot;faltan valores&quot;;IF(AND([.E549]&gt;=[.F549];[.F549]&gt;=[.G5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IF(OR(ISBLANK([.E550]);ISBLANK([.F550]);ISBLANK([.G550]));&quot;faltan valores&quot;;IF(AND([.E550]&gt;=[.F550];[.F550]&gt;=[.G5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551]);ISBLANK([.F551]);ISBLANK([.G551]));&quot;faltan valores&quot;;IF(AND([.E551]&gt;=[.F551];[.F551]&gt;=[.G5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552]);ISBLANK([.F552]);ISBLANK([.G552]));&quot;faltan valores&quot;;IF(AND([.E552]&gt;=[.F552];[.F552]&gt;=[.G5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IF(OR(ISBLANK([.E553]);ISBLANK([.F553]);ISBLANK([.G553]));&quot;faltan valores&quot;;IF(AND([.E553]&gt;=[.F553];[.F553]&gt;=[.G5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554]);ISBLANK([.F554]);ISBLANK([.G554]));&quot;faltan valores&quot;;IF(AND([.E554]&gt;=[.F554];[.F554]&gt;=[.G5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555]);ISBLANK([.F555]);ISBLANK([.G555]));&quot;faltan valores&quot;;IF(AND([.E555]&gt;=[.F555];[.F555]&gt;=[.G5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IF(OR(ISBLANK([.E556]);ISBLANK([.F556]);ISBLANK([.G556]));&quot;faltan valores&quot;;IF(AND([.E556]&gt;=[.F556];[.F556]&gt;=[.G5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IF(OR(ISBLANK([.E557]);ISBLANK([.F557]);ISBLANK([.G557]));&quot;faltan valores&quot;;IF(AND([.E557]&gt;=[.F557];[.F557]&gt;=[.G5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IF(OR(ISBLANK([.E558]);ISBLANK([.F558]);ISBLANK([.G558]));&quot;faltan valores&quot;;IF(AND([.E558]&gt;=[.F558];[.F558]&gt;=[.G5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559]);ISBLANK([.F559]);ISBLANK([.G559]));&quot;faltan valores&quot;;IF(AND([.E559]&gt;=[.F559];[.F559]&gt;=[.G5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IF(OR(ISBLANK([.E560]);ISBLANK([.F560]);ISBLANK([.G560]));&quot;faltan valores&quot;;IF(AND([.E560]&gt;=[.F560];[.F560]&gt;=[.G5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IF(OR(ISBLANK([.E561]);ISBLANK([.F561]);ISBLANK([.G561]));&quot;faltan valores&quot;;IF(AND([.E561]&gt;=[.F561];[.F561]&gt;=[.G5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562]);ISBLANK([.F562]);ISBLANK([.G562]));&quot;faltan valores&quot;;IF(AND([.E562]&gt;=[.F562];[.F562]&gt;=[.G5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formula="of:=IF(OR(ISBLANK([.E563]);ISBLANK([.F563]);ISBLANK([.G563]));&quot;faltan valores&quot;;IF(AND([.E563]&gt;=[.F563];[.F563]&gt;=[.G5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IF(OR(ISBLANK([.E564]);ISBLANK([.F564]);ISBLANK([.G564]));&quot;faltan valores&quot;;IF(AND([.E564]&gt;=[.F564];[.F564]&gt;=[.G5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IF(OR(ISBLANK([.E565]);ISBLANK([.F565]);ISBLANK([.G565]));&quot;faltan valores&quot;;IF(AND([.E565]&gt;=[.F565];[.F565]&gt;=[.G5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formula="of:=IF(OR(ISBLANK([.E566]);ISBLANK([.F566]);ISBLANK([.G566]));&quot;faltan valores&quot;;IF(AND([.E566]&gt;=[.F566];[.F566]&gt;=[.G5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567]);ISBLANK([.F567]);ISBLANK([.G567]));&quot;faltan valores&quot;;IF(AND([.E567]&gt;=[.F567];[.F567]&gt;=[.G5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formula="of:=IF(OR(ISBLANK([.E568]);ISBLANK([.F568]);ISBLANK([.G568]));&quot;faltan valores&quot;;IF(AND([.E568]&gt;=[.F568];[.F568]&gt;=[.G5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IF(OR(ISBLANK([.E569]);ISBLANK([.F569]);ISBLANK([.G569]));&quot;faltan valores&quot;;IF(AND([.E569]&gt;=[.F569];[.F569]&gt;=[.G5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IF(OR(ISBLANK([.E570]);ISBLANK([.F570]);ISBLANK([.G570]));&quot;faltan valores&quot;;IF(AND([.E570]&gt;=[.F570];[.F570]&gt;=[.G5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formula="of:=IF(OR(ISBLANK([.E571]);ISBLANK([.F571]);ISBLANK([.G571]));&quot;faltan valores&quot;;IF(AND([.E571]&gt;=[.F571];[.F571]&gt;=[.G5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IF(OR(ISBLANK([.E572]);ISBLANK([.F572]);ISBLANK([.G572]));&quot;faltan valores&quot;;IF(AND([.E572]&gt;=[.F572];[.F572]&gt;=[.G5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formula="of:=IF(OR(ISBLANK([.E573]);ISBLANK([.F573]);ISBLANK([.G573]));&quot;faltan valores&quot;;IF(AND([.E573]&gt;=[.F573];[.F573]&gt;=[.G5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formula="of:=IF(OR(ISBLANK([.E574]);ISBLANK([.F574]);ISBLANK([.G574]));&quot;faltan valores&quot;;IF(AND([.E574]&gt;=[.F574];[.F574]&gt;=[.G5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IF(OR(ISBLANK([.E575]);ISBLANK([.F575]);ISBLANK([.G575]));&quot;faltan valores&quot;;IF(AND([.E575]&gt;=[.F575];[.F575]&gt;=[.G5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576]);ISBLANK([.F576]);ISBLANK([.G576]));&quot;faltan valores&quot;;IF(AND([.E576]&gt;=[.F576];[.F576]&gt;=[.G5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577]);ISBLANK([.F577]);ISBLANK([.G577]));&quot;faltan valores&quot;;IF(AND([.E577]&gt;=[.F577];[.F577]&gt;=[.G5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IF(OR(ISBLANK([.E578]);ISBLANK([.F578]);ISBLANK([.G578]));&quot;faltan valores&quot;;IF(AND([.E578]&gt;=[.F578];[.F578]&gt;=[.G5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IF(OR(ISBLANK([.E579]);ISBLANK([.F579]);ISBLANK([.G579]));&quot;faltan valores&quot;;IF(AND([.E579]&gt;=[.F579];[.F579]&gt;=[.G5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IF(OR(ISBLANK([.E580]);ISBLANK([.F580]);ISBLANK([.G580]));&quot;faltan valores&quot;;IF(AND([.E580]&gt;=[.F580];[.F580]&gt;=[.G5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581]);ISBLANK([.F581]);ISBLANK([.G581]));&quot;faltan valores&quot;;IF(AND([.E581]&gt;=[.F581];[.F581]&gt;=[.G5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IF(OR(ISBLANK([.E582]);ISBLANK([.F582]);ISBLANK([.G582]));&quot;faltan valores&quot;;IF(AND([.E582]&gt;=[.F582];[.F582]&gt;=[.G5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IF(OR(ISBLANK([.E583]);ISBLANK([.F583]);ISBLANK([.G583]));&quot;faltan valores&quot;;IF(AND([.E583]&gt;=[.F583];[.F583]&gt;=[.G5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584]);ISBLANK([.F584]);ISBLANK([.G584]));&quot;faltan valores&quot;;IF(AND([.E584]&gt;=[.F584];[.F584]&gt;=[.G5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IF(OR(ISBLANK([.E585]);ISBLANK([.F585]);ISBLANK([.G585]));&quot;faltan valores&quot;;IF(AND([.E585]&gt;=[.F585];[.F585]&gt;=[.G5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IF(OR(ISBLANK([.E586]);ISBLANK([.F586]);ISBLANK([.G586]));&quot;faltan valores&quot;;IF(AND([.E586]&gt;=[.F586];[.F586]&gt;=[.G5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formula="of:=IF(OR(ISBLANK([.E587]);ISBLANK([.F587]);ISBLANK([.G587]));&quot;faltan valores&quot;;IF(AND([.E587]&gt;=[.F587];[.F587]&gt;=[.G5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formula="of:=IF(OR(ISBLANK([.E588]);ISBLANK([.F588]);ISBLANK([.G588]));&quot;faltan valores&quot;;IF(AND([.E588]&gt;=[.F588];[.F588]&gt;=[.G5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formula="of:=IF(OR(ISBLANK([.E589]);ISBLANK([.F589]);ISBLANK([.G589]));&quot;faltan valores&quot;;IF(AND([.E589]&gt;=[.F589];[.F589]&gt;=[.G5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IF(OR(ISBLANK([.E590]);ISBLANK([.F590]);ISBLANK([.G590]));&quot;faltan valores&quot;;IF(AND([.E590]&gt;=[.F590];[.F590]&gt;=[.G5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OR(ISBLANK([.E591]);ISBLANK([.F591]);ISBLANK([.G591]));&quot;faltan valores&quot;;IF(AND([.E591]&gt;=[.F591];[.F591]&gt;=[.G5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IF(OR(ISBLANK([.E592]);ISBLANK([.F592]);ISBLANK([.G592]));&quot;faltan valores&quot;;IF(AND([.E592]&gt;=[.F592];[.F592]&gt;=[.G5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593]);ISBLANK([.F593]);ISBLANK([.G593]));&quot;faltan valores&quot;;IF(AND([.E593]&gt;=[.F593];[.F593]&gt;=[.G5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594]);ISBLANK([.F594]);ISBLANK([.G594]));&quot;faltan valores&quot;;IF(AND([.E594]&gt;=[.F594];[.F594]&gt;=[.G5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595]);ISBLANK([.F595]);ISBLANK([.G595]));&quot;faltan valores&quot;;IF(AND([.E595]&gt;=[.F595];[.F595]&gt;=[.G5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596]);ISBLANK([.F596]);ISBLANK([.G596]));&quot;faltan valores&quot;;IF(AND([.E596]&gt;=[.F596];[.F596]&gt;=[.G5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597]);ISBLANK([.F597]);ISBLANK([.G597]));&quot;faltan valores&quot;;IF(AND([.E597]&gt;=[.F597];[.F597]&gt;=[.G5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598]);ISBLANK([.F598]);ISBLANK([.G598]));&quot;faltan valores&quot;;IF(AND([.E598]&gt;=[.F598];[.F598]&gt;=[.G5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599]);ISBLANK([.F599]);ISBLANK([.G599]));&quot;faltan valores&quot;;IF(AND([.E599]&gt;=[.F599];[.F599]&gt;=[.G5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600]);ISBLANK([.F600]);ISBLANK([.G600]));&quot;faltan valores&quot;;IF(AND([.E600]&gt;=[.F600];[.F600]&gt;=[.G6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OR(ISBLANK([.E601]);ISBLANK([.F601]);ISBLANK([.G601]));&quot;faltan valores&quot;;IF(AND([.E601]&gt;=[.F601];[.F601]&gt;=[.G6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602]);ISBLANK([.F602]);ISBLANK([.G602]));&quot;faltan valores&quot;;IF(AND([.E602]&gt;=[.F602];[.F602]&gt;=[.G6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603]);ISBLANK([.F603]);ISBLANK([.G603]));&quot;faltan valores&quot;;IF(AND([.E603]&gt;=[.F603];[.F603]&gt;=[.G6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formula="of:=IF(OR(ISBLANK([.E604]);ISBLANK([.F604]);ISBLANK([.G604]));&quot;faltan valores&quot;;IF(AND([.E604]&gt;=[.F604];[.F604]&gt;=[.G6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605]);ISBLANK([.F605]);ISBLANK([.G605]));&quot;faltan valores&quot;;IF(AND([.E605]&gt;=[.F605];[.F605]&gt;=[.G6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606]);ISBLANK([.F606]);ISBLANK([.G606]));&quot;faltan valores&quot;;IF(AND([.E606]&gt;=[.F606];[.F606]&gt;=[.G6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607]);ISBLANK([.F607]);ISBLANK([.G607]));&quot;faltan valores&quot;;IF(AND([.E607]&gt;=[.F607];[.F607]&gt;=[.G6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IF(OR(ISBLANK([.E608]);ISBLANK([.F608]);ISBLANK([.G608]));&quot;faltan valores&quot;;IF(AND([.E608]&gt;=[.F608];[.F608]&gt;=[.G6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IF(OR(ISBLANK([.E609]);ISBLANK([.F609]);ISBLANK([.G609]));&quot;faltan valores&quot;;IF(AND([.E609]&gt;=[.F609];[.F609]&gt;=[.G6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610]);ISBLANK([.F610]);ISBLANK([.G610]));&quot;faltan valores&quot;;IF(AND([.E610]&gt;=[.F610];[.F610]&gt;=[.G6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611]);ISBLANK([.F611]);ISBLANK([.G611]));&quot;faltan valores&quot;;IF(AND([.E611]&gt;=[.F611];[.F611]&gt;=[.G6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612]);ISBLANK([.F612]);ISBLANK([.G612]));&quot;faltan valores&quot;;IF(AND([.E612]&gt;=[.F612];[.F612]&gt;=[.G6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IF(OR(ISBLANK([.E613]);ISBLANK([.F613]);ISBLANK([.G613]));&quot;faltan valores&quot;;IF(AND([.E613]&gt;=[.F613];[.F613]&gt;=[.G6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IF(OR(ISBLANK([.E614]);ISBLANK([.F614]);ISBLANK([.G614]));&quot;faltan valores&quot;;IF(AND([.E614]&gt;=[.F614];[.F614]&gt;=[.G6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formula="of:=IF(OR(ISBLANK([.E615]);ISBLANK([.F615]);ISBLANK([.G615]));&quot;faltan valores&quot;;IF(AND([.E615]&gt;=[.F615];[.F615]&gt;=[.G6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IF(OR(ISBLANK([.E616]);ISBLANK([.F616]);ISBLANK([.G616]));&quot;faltan valores&quot;;IF(AND([.E616]&gt;=[.F616];[.F616]&gt;=[.G6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617]);ISBLANK([.F617]);ISBLANK([.G617]));&quot;faltan valores&quot;;IF(AND([.E617]&gt;=[.F617];[.F617]&gt;=[.G6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618]);ISBLANK([.F618]);ISBLANK([.G618]));&quot;faltan valores&quot;;IF(AND([.E618]&gt;=[.F618];[.F618]&gt;=[.G6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IF(OR(ISBLANK([.E619]);ISBLANK([.F619]);ISBLANK([.G619]));&quot;faltan valores&quot;;IF(AND([.E619]&gt;=[.F619];[.F619]&gt;=[.G6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IF(OR(ISBLANK([.E620]);ISBLANK([.F620]);ISBLANK([.G620]));&quot;faltan valores&quot;;IF(AND([.E620]&gt;=[.F620];[.F620]&gt;=[.G6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IF(OR(ISBLANK([.E621]);ISBLANK([.F621]);ISBLANK([.G621]));&quot;faltan valores&quot;;IF(AND([.E621]&gt;=[.F621];[.F621]&gt;=[.G6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IF(OR(ISBLANK([.E622]);ISBLANK([.F622]);ISBLANK([.G622]));&quot;faltan valores&quot;;IF(AND([.E622]&gt;=[.F622];[.F622]&gt;=[.G6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23]);ISBLANK([.F623]);ISBLANK([.G623]));&quot;faltan valores&quot;;IF(AND([.E623]&gt;=[.F623];[.F623]&gt;=[.G6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IF(OR(ISBLANK([.E624]);ISBLANK([.F624]);ISBLANK([.G624]));&quot;faltan valores&quot;;IF(AND([.E624]&gt;=[.F624];[.F624]&gt;=[.G6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IF(OR(ISBLANK([.E625]);ISBLANK([.F625]);ISBLANK([.G625]));&quot;faltan valores&quot;;IF(AND([.E625]&gt;=[.F625];[.F625]&gt;=[.G6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626]);ISBLANK([.F626]);ISBLANK([.G626]));&quot;faltan valores&quot;;IF(AND([.E626]&gt;=[.F626];[.F626]&gt;=[.G6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IF(OR(ISBLANK([.E627]);ISBLANK([.F627]);ISBLANK([.G627]));&quot;faltan valores&quot;;IF(AND([.E627]&gt;=[.F627];[.F627]&gt;=[.G6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628]);ISBLANK([.F628]);ISBLANK([.G628]));&quot;faltan valores&quot;;IF(AND([.E628]&gt;=[.F628];[.F628]&gt;=[.G6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IF(OR(ISBLANK([.E629]);ISBLANK([.F629]);ISBLANK([.G629]));&quot;faltan valores&quot;;IF(AND([.E629]&gt;=[.F629];[.F629]&gt;=[.G6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IF(OR(ISBLANK([.E630]);ISBLANK([.F630]);ISBLANK([.G630]));&quot;faltan valores&quot;;IF(AND([.E630]&gt;=[.F630];[.F630]&gt;=[.G6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31]);ISBLANK([.F631]);ISBLANK([.G631]));&quot;faltan valores&quot;;IF(AND([.E631]&gt;=[.F631];[.F631]&gt;=[.G6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IF(OR(ISBLANK([.E632]);ISBLANK([.F632]);ISBLANK([.G632]));&quot;faltan valores&quot;;IF(AND([.E632]&gt;=[.F632];[.F632]&gt;=[.G6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2" calcext:value-type="float">
            <text:p>632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633]);ISBLANK([.F633]);ISBLANK([.G633]));&quot;faltan valores&quot;;IF(AND([.E633]&gt;=[.F633];[.F633]&gt;=[.G6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634]);ISBLANK([.F634]);ISBLANK([.G634]));&quot;faltan valores&quot;;IF(AND([.E634]&gt;=[.F634];[.F634]&gt;=[.G6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635]);ISBLANK([.F635]);ISBLANK([.G635]));&quot;faltan valores&quot;;IF(AND([.E635]&gt;=[.F635];[.F635]&gt;=[.G6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IF(OR(ISBLANK([.E636]);ISBLANK([.F636]);ISBLANK([.G636]));&quot;faltan valores&quot;;IF(AND([.E636]&gt;=[.F636];[.F636]&gt;=[.G6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IF(OR(ISBLANK([.E637]);ISBLANK([.F637]);ISBLANK([.G637]));&quot;faltan valores&quot;;IF(AND([.E637]&gt;=[.F637];[.F637]&gt;=[.G6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638]);ISBLANK([.F638]);ISBLANK([.G638]));&quot;faltan valores&quot;;IF(AND([.E638]&gt;=[.F638];[.F638]&gt;=[.G6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IF(OR(ISBLANK([.E639]);ISBLANK([.F639]);ISBLANK([.G639]));&quot;faltan valores&quot;;IF(AND([.E639]&gt;=[.F639];[.F639]&gt;=[.G6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640]);ISBLANK([.F640]);ISBLANK([.G640]));&quot;faltan valores&quot;;IF(AND([.E640]&gt;=[.F640];[.F640]&gt;=[.G6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641]);ISBLANK([.F641]);ISBLANK([.G641]));&quot;faltan valores&quot;;IF(AND([.E641]&gt;=[.F641];[.F641]&gt;=[.G6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642]);ISBLANK([.F642]);ISBLANK([.G642]));&quot;faltan valores&quot;;IF(AND([.E642]&gt;=[.F642];[.F642]&gt;=[.G6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643]);ISBLANK([.F643]);ISBLANK([.G643]));&quot;faltan valores&quot;;IF(AND([.E643]&gt;=[.F643];[.F643]&gt;=[.G6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644]);ISBLANK([.F644]);ISBLANK([.G644]));&quot;faltan valores&quot;;IF(AND([.E644]&gt;=[.F644];[.F644]&gt;=[.G6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645]);ISBLANK([.F645]);ISBLANK([.G645]));&quot;faltan valores&quot;;IF(AND([.E645]&gt;=[.F645];[.F645]&gt;=[.G6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46]);ISBLANK([.F646]);ISBLANK([.G646]));&quot;faltan valores&quot;;IF(AND([.E646]&gt;=[.F646];[.F646]&gt;=[.G6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IF(OR(ISBLANK([.E647]);ISBLANK([.F647]);ISBLANK([.G647]));&quot;faltan valores&quot;;IF(AND([.E647]&gt;=[.F647];[.F647]&gt;=[.G6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OR(ISBLANK([.E648]);ISBLANK([.F648]);ISBLANK([.G648]));&quot;faltan valores&quot;;IF(AND([.E648]&gt;=[.F648];[.F648]&gt;=[.G6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649]);ISBLANK([.F649]);ISBLANK([.G649]));&quot;faltan valores&quot;;IF(AND([.E649]&gt;=[.F649];[.F649]&gt;=[.G6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650]);ISBLANK([.F650]);ISBLANK([.G650]));&quot;faltan valores&quot;;IF(AND([.E650]&gt;=[.F650];[.F650]&gt;=[.G6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51]);ISBLANK([.F651]);ISBLANK([.G651]));&quot;faltan valores&quot;;IF(AND([.E651]&gt;=[.F651];[.F651]&gt;=[.G6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52]);ISBLANK([.F652]);ISBLANK([.G652]));&quot;faltan valores&quot;;IF(AND([.E652]&gt;=[.F652];[.F652]&gt;=[.G6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653]);ISBLANK([.F653]);ISBLANK([.G653]));&quot;faltan valores&quot;;IF(AND([.E653]&gt;=[.F653];[.F653]&gt;=[.G6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54]);ISBLANK([.F654]);ISBLANK([.G654]));&quot;faltan valores&quot;;IF(AND([.E654]&gt;=[.F654];[.F654]&gt;=[.G6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655]);ISBLANK([.F655]);ISBLANK([.G655]));&quot;faltan valores&quot;;IF(AND([.E655]&gt;=[.F655];[.F655]&gt;=[.G6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IF(OR(ISBLANK([.E656]);ISBLANK([.F656]);ISBLANK([.G656]));&quot;faltan valores&quot;;IF(AND([.E656]&gt;=[.F656];[.F656]&gt;=[.G6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formula="of:=IF(OR(ISBLANK([.E657]);ISBLANK([.F657]);ISBLANK([.G657]));&quot;faltan valores&quot;;IF(AND([.E657]&gt;=[.F657];[.F657]&gt;=[.G6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IF(OR(ISBLANK([.E658]);ISBLANK([.F658]);ISBLANK([.G658]));&quot;faltan valores&quot;;IF(AND([.E658]&gt;=[.F658];[.F658]&gt;=[.G6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IF(OR(ISBLANK([.E659]);ISBLANK([.F659]);ISBLANK([.G659]));&quot;faltan valores&quot;;IF(AND([.E659]&gt;=[.F659];[.F659]&gt;=[.G6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table:formula="of:=IF(OR(ISBLANK([.E660]);ISBLANK([.F660]);ISBLANK([.G660]));&quot;faltan valores&quot;;IF(AND([.E660]&gt;=[.F660];[.F660]&gt;=[.G6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IF(OR(ISBLANK([.E661]);ISBLANK([.F661]);ISBLANK([.G661]));&quot;faltan valores&quot;;IF(AND([.E661]&gt;=[.F661];[.F661]&gt;=[.G6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IF(OR(ISBLANK([.E662]);ISBLANK([.F662]);ISBLANK([.G662]));&quot;faltan valores&quot;;IF(AND([.E662]&gt;=[.F662];[.F662]&gt;=[.G6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663]);ISBLANK([.F663]);ISBLANK([.G663]));&quot;faltan valores&quot;;IF(AND([.E663]&gt;=[.F663];[.F663]&gt;=[.G6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664]);ISBLANK([.F664]);ISBLANK([.G664]));&quot;faltan valores&quot;;IF(AND([.E664]&gt;=[.F664];[.F664]&gt;=[.G6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IF(OR(ISBLANK([.E665]);ISBLANK([.F665]);ISBLANK([.G665]));&quot;faltan valores&quot;;IF(AND([.E665]&gt;=[.F665];[.F665]&gt;=[.G6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666]);ISBLANK([.F666]);ISBLANK([.G666]));&quot;faltan valores&quot;;IF(AND([.E666]&gt;=[.F666];[.F666]&gt;=[.G6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667]);ISBLANK([.F667]);ISBLANK([.G667]));&quot;faltan valores&quot;;IF(AND([.E667]&gt;=[.F667];[.F667]&gt;=[.G6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668]);ISBLANK([.F668]);ISBLANK([.G668]));&quot;faltan valores&quot;;IF(AND([.E668]&gt;=[.F668];[.F668]&gt;=[.G6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669]);ISBLANK([.F669]);ISBLANK([.G669]));&quot;faltan valores&quot;;IF(AND([.E669]&gt;=[.F669];[.F669]&gt;=[.G6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670]);ISBLANK([.F670]);ISBLANK([.G670]));&quot;faltan valores&quot;;IF(AND([.E670]&gt;=[.F670];[.F670]&gt;=[.G6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671]);ISBLANK([.F671]);ISBLANK([.G671]));&quot;faltan valores&quot;;IF(AND([.E671]&gt;=[.F671];[.F671]&gt;=[.G6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672]);ISBLANK([.F672]);ISBLANK([.G672]));&quot;faltan valores&quot;;IF(AND([.E672]&gt;=[.F672];[.F672]&gt;=[.G6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673]);ISBLANK([.F673]);ISBLANK([.G673]));&quot;faltan valores&quot;;IF(AND([.E673]&gt;=[.F673];[.F673]&gt;=[.G6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formula="of:=IF(OR(ISBLANK([.E674]);ISBLANK([.F674]);ISBLANK([.G674]));&quot;faltan valores&quot;;IF(AND([.E674]&gt;=[.F674];[.F674]&gt;=[.G6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IF(OR(ISBLANK([.E675]);ISBLANK([.F675]);ISBLANK([.G675]));&quot;faltan valores&quot;;IF(AND([.E675]&gt;=[.F675];[.F675]&gt;=[.G6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IF(OR(ISBLANK([.E676]);ISBLANK([.F676]);ISBLANK([.G676]));&quot;faltan valores&quot;;IF(AND([.E676]&gt;=[.F676];[.F676]&gt;=[.G6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IF(OR(ISBLANK([.E677]);ISBLANK([.F677]);ISBLANK([.G677]));&quot;faltan valores&quot;;IF(AND([.E677]&gt;=[.F677];[.F677]&gt;=[.G6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IF(OR(ISBLANK([.E678]);ISBLANK([.F678]);ISBLANK([.G678]));&quot;faltan valores&quot;;IF(AND([.E678]&gt;=[.F678];[.F678]&gt;=[.G6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IF(OR(ISBLANK([.E679]);ISBLANK([.F679]);ISBLANK([.G679]));&quot;faltan valores&quot;;IF(AND([.E679]&gt;=[.F679];[.F679]&gt;=[.G6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IF(OR(ISBLANK([.E680]);ISBLANK([.F680]);ISBLANK([.G680]));&quot;faltan valores&quot;;IF(AND([.E680]&gt;=[.F680];[.F680]&gt;=[.G6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formula="of:=IF(OR(ISBLANK([.E681]);ISBLANK([.F681]);ISBLANK([.G681]));&quot;faltan valores&quot;;IF(AND([.E681]&gt;=[.F681];[.F681]&gt;=[.G6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IF(OR(ISBLANK([.E682]);ISBLANK([.F682]);ISBLANK([.G682]));&quot;faltan valores&quot;;IF(AND([.E682]&gt;=[.F682];[.F682]&gt;=[.G6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683]);ISBLANK([.F683]);ISBLANK([.G683]));&quot;faltan valores&quot;;IF(AND([.E683]&gt;=[.F683];[.F683]&gt;=[.G6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684]);ISBLANK([.F684]);ISBLANK([.G684]));&quot;faltan valores&quot;;IF(AND([.E684]&gt;=[.F684];[.F684]&gt;=[.G6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IF(OR(ISBLANK([.E685]);ISBLANK([.F685]);ISBLANK([.G685]));&quot;faltan valores&quot;;IF(AND([.E685]&gt;=[.F685];[.F685]&gt;=[.G6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686]);ISBLANK([.F686]);ISBLANK([.G686]));&quot;faltan valores&quot;;IF(AND([.E686]&gt;=[.F686];[.F686]&gt;=[.G6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IF(OR(ISBLANK([.E687]);ISBLANK([.F687]);ISBLANK([.G687]));&quot;faltan valores&quot;;IF(AND([.E687]&gt;=[.F687];[.F687]&gt;=[.G6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88]);ISBLANK([.F688]);ISBLANK([.G688]));&quot;faltan valores&quot;;IF(AND([.E688]&gt;=[.F688];[.F688]&gt;=[.G6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689]);ISBLANK([.F689]);ISBLANK([.G689]));&quot;faltan valores&quot;;IF(AND([.E689]&gt;=[.F689];[.F689]&gt;=[.G6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90]);ISBLANK([.F690]);ISBLANK([.G690]));&quot;faltan valores&quot;;IF(AND([.E690]&gt;=[.F690];[.F690]&gt;=[.G6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691]);ISBLANK([.F691]);ISBLANK([.G691]));&quot;faltan valores&quot;;IF(AND([.E691]&gt;=[.F691];[.F691]&gt;=[.G6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92]);ISBLANK([.F692]);ISBLANK([.G692]));&quot;faltan valores&quot;;IF(AND([.E692]&gt;=[.F692];[.F692]&gt;=[.G6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693]);ISBLANK([.F693]);ISBLANK([.G693]));&quot;faltan valores&quot;;IF(AND([.E693]&gt;=[.F693];[.F693]&gt;=[.G6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94]);ISBLANK([.F694]);ISBLANK([.G694]));&quot;faltan valores&quot;;IF(AND([.E694]&gt;=[.F694];[.F694]&gt;=[.G6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IF(OR(ISBLANK([.E695]);ISBLANK([.F695]);ISBLANK([.G695]));&quot;faltan valores&quot;;IF(AND([.E695]&gt;=[.F695];[.F695]&gt;=[.G6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696]);ISBLANK([.F696]);ISBLANK([.G696]));&quot;faltan valores&quot;;IF(AND([.E696]&gt;=[.F696];[.F696]&gt;=[.G6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697]);ISBLANK([.F697]);ISBLANK([.G697]));&quot;faltan valores&quot;;IF(AND([.E697]&gt;=[.F697];[.F697]&gt;=[.G6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698]);ISBLANK([.F698]);ISBLANK([.G698]));&quot;faltan valores&quot;;IF(AND([.E698]&gt;=[.F698];[.F698]&gt;=[.G6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699]);ISBLANK([.F699]);ISBLANK([.G699]));&quot;faltan valores&quot;;IF(AND([.E699]&gt;=[.F699];[.F699]&gt;=[.G6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700]);ISBLANK([.F700]);ISBLANK([.G700]));&quot;faltan valores&quot;;IF(AND([.E700]&gt;=[.F700];[.F700]&gt;=[.G7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701]);ISBLANK([.F701]);ISBLANK([.G701]));&quot;faltan valores&quot;;IF(AND([.E701]&gt;=[.F701];[.F701]&gt;=[.G7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02]);ISBLANK([.F702]);ISBLANK([.G702]));&quot;faltan valores&quot;;IF(AND([.E702]&gt;=[.F702];[.F702]&gt;=[.G7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703]);ISBLANK([.F703]);ISBLANK([.G703]));&quot;faltan valores&quot;;IF(AND([.E703]&gt;=[.F703];[.F703]&gt;=[.G7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704]);ISBLANK([.F704]);ISBLANK([.G704]));&quot;faltan valores&quot;;IF(AND([.E704]&gt;=[.F704];[.F704]&gt;=[.G7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705]);ISBLANK([.F705]);ISBLANK([.G705]));&quot;faltan valores&quot;;IF(AND([.E705]&gt;=[.F705];[.F705]&gt;=[.G7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706]);ISBLANK([.F706]);ISBLANK([.G706]));&quot;faltan valores&quot;;IF(AND([.E706]&gt;=[.F706];[.F706]&gt;=[.G7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707]);ISBLANK([.F707]);ISBLANK([.G707]));&quot;faltan valores&quot;;IF(AND([.E707]&gt;=[.F707];[.F707]&gt;=[.G7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708]);ISBLANK([.F708]);ISBLANK([.G708]));&quot;faltan valores&quot;;IF(AND([.E708]&gt;=[.F708];[.F708]&gt;=[.G7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709]);ISBLANK([.F709]);ISBLANK([.G709]));&quot;faltan valores&quot;;IF(AND([.E709]&gt;=[.F709];[.F709]&gt;=[.G7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710]);ISBLANK([.F710]);ISBLANK([.G710]));&quot;faltan valores&quot;;IF(AND([.E710]&gt;=[.F710];[.F710]&gt;=[.G7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711]);ISBLANK([.F711]);ISBLANK([.G711]));&quot;faltan valores&quot;;IF(AND([.E711]&gt;=[.F711];[.F711]&gt;=[.G7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712]);ISBLANK([.F712]);ISBLANK([.G712]));&quot;faltan valores&quot;;IF(AND([.E712]&gt;=[.F712];[.F712]&gt;=[.G7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713]);ISBLANK([.F713]);ISBLANK([.G713]));&quot;faltan valores&quot;;IF(AND([.E713]&gt;=[.F713];[.F713]&gt;=[.G7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714]);ISBLANK([.F714]);ISBLANK([.G714]));&quot;faltan valores&quot;;IF(AND([.E714]&gt;=[.F714];[.F714]&gt;=[.G7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715]);ISBLANK([.F715]);ISBLANK([.G715]));&quot;faltan valores&quot;;IF(AND([.E715]&gt;=[.F715];[.F715]&gt;=[.G7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716]);ISBLANK([.F716]);ISBLANK([.G716]));&quot;faltan valores&quot;;IF(AND([.E716]&gt;=[.F716];[.F716]&gt;=[.G7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717]);ISBLANK([.F717]);ISBLANK([.G717]));&quot;faltan valores&quot;;IF(AND([.E717]&gt;=[.F717];[.F717]&gt;=[.G7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IF(OR(ISBLANK([.E718]);ISBLANK([.F718]);ISBLANK([.G718]));&quot;faltan valores&quot;;IF(AND([.E718]&gt;=[.F718];[.F718]&gt;=[.G7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719]);ISBLANK([.F719]);ISBLANK([.G719]));&quot;faltan valores&quot;;IF(AND([.E719]&gt;=[.F719];[.F719]&gt;=[.G7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720]);ISBLANK([.F720]);ISBLANK([.G720]));&quot;faltan valores&quot;;IF(AND([.E720]&gt;=[.F720];[.F720]&gt;=[.G7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721]);ISBLANK([.F721]);ISBLANK([.G721]));&quot;faltan valores&quot;;IF(AND([.E721]&gt;=[.F721];[.F721]&gt;=[.G7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IF(OR(ISBLANK([.E722]);ISBLANK([.F722]);ISBLANK([.G722]));&quot;faltan valores&quot;;IF(AND([.E722]&gt;=[.F722];[.F722]&gt;=[.G7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IF(OR(ISBLANK([.E723]);ISBLANK([.F723]);ISBLANK([.G723]));&quot;faltan valores&quot;;IF(AND([.E723]&gt;=[.F723];[.F723]&gt;=[.G7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OR(ISBLANK([.E724]);ISBLANK([.F724]);ISBLANK([.G724]));&quot;faltan valores&quot;;IF(AND([.E724]&gt;=[.F724];[.F724]&gt;=[.G7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25]);ISBLANK([.F725]);ISBLANK([.G725]));&quot;faltan valores&quot;;IF(AND([.E725]&gt;=[.F725];[.F725]&gt;=[.G7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726]);ISBLANK([.F726]);ISBLANK([.G726]));&quot;faltan valores&quot;;IF(AND([.E726]&gt;=[.F726];[.F726]&gt;=[.G7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727]);ISBLANK([.F727]);ISBLANK([.G727]));&quot;faltan valores&quot;;IF(AND([.E727]&gt;=[.F727];[.F727]&gt;=[.G7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728]);ISBLANK([.F728]);ISBLANK([.G728]));&quot;faltan valores&quot;;IF(AND([.E728]&gt;=[.F728];[.F728]&gt;=[.G7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729]);ISBLANK([.F729]);ISBLANK([.G729]));&quot;faltan valores&quot;;IF(AND([.E729]&gt;=[.F729];[.F729]&gt;=[.G7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730]);ISBLANK([.F730]);ISBLANK([.G730]));&quot;faltan valores&quot;;IF(AND([.E730]&gt;=[.F730];[.F730]&gt;=[.G7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OR(ISBLANK([.E731]);ISBLANK([.F731]);ISBLANK([.G731]));&quot;faltan valores&quot;;IF(AND([.E731]&gt;=[.F731];[.F731]&gt;=[.G7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32]);ISBLANK([.F732]);ISBLANK([.G732]));&quot;faltan valores&quot;;IF(AND([.E732]&gt;=[.F732];[.F732]&gt;=[.G7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IF(OR(ISBLANK([.E733]);ISBLANK([.F733]);ISBLANK([.G733]));&quot;faltan valores&quot;;IF(AND([.E733]&gt;=[.F733];[.F733]&gt;=[.G7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734]);ISBLANK([.F734]);ISBLANK([.G734]));&quot;faltan valores&quot;;IF(AND([.E734]&gt;=[.F734];[.F734]&gt;=[.G7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735]);ISBLANK([.F735]);ISBLANK([.G735]));&quot;faltan valores&quot;;IF(AND([.E735]&gt;=[.F735];[.F735]&gt;=[.G7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736]);ISBLANK([.F736]);ISBLANK([.G736]));&quot;faltan valores&quot;;IF(AND([.E736]&gt;=[.F736];[.F736]&gt;=[.G7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37]);ISBLANK([.F737]);ISBLANK([.G737]));&quot;faltan valores&quot;;IF(AND([.E737]&gt;=[.F737];[.F737]&gt;=[.G7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38]);ISBLANK([.F738]);ISBLANK([.G738]));&quot;faltan valores&quot;;IF(AND([.E738]&gt;=[.F738];[.F738]&gt;=[.G7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739]);ISBLANK([.F739]);ISBLANK([.G739]));&quot;faltan valores&quot;;IF(AND([.E739]&gt;=[.F739];[.F739]&gt;=[.G7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740]);ISBLANK([.F740]);ISBLANK([.G740]));&quot;faltan valores&quot;;IF(AND([.E740]&gt;=[.F740];[.F740]&gt;=[.G7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41]);ISBLANK([.F741]);ISBLANK([.G741]));&quot;faltan valores&quot;;IF(AND([.E741]&gt;=[.F741];[.F741]&gt;=[.G7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742]);ISBLANK([.F742]);ISBLANK([.G742]));&quot;faltan valores&quot;;IF(AND([.E742]&gt;=[.F742];[.F742]&gt;=[.G7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743]);ISBLANK([.F743]);ISBLANK([.G743]));&quot;faltan valores&quot;;IF(AND([.E743]&gt;=[.F743];[.F743]&gt;=[.G7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744]);ISBLANK([.F744]);ISBLANK([.G744]));&quot;faltan valores&quot;;IF(AND([.E744]&gt;=[.F744];[.F744]&gt;=[.G7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45]);ISBLANK([.F745]);ISBLANK([.G745]));&quot;faltan valores&quot;;IF(AND([.E745]&gt;=[.F745];[.F745]&gt;=[.G7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746]);ISBLANK([.F746]);ISBLANK([.G746]));&quot;faltan valores&quot;;IF(AND([.E746]&gt;=[.F746];[.F746]&gt;=[.G7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47]);ISBLANK([.F747]);ISBLANK([.G747]));&quot;faltan valores&quot;;IF(AND([.E747]&gt;=[.F747];[.F747]&gt;=[.G7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48]);ISBLANK([.F748]);ISBLANK([.G748]));&quot;faltan valores&quot;;IF(AND([.E748]&gt;=[.F748];[.F748]&gt;=[.G7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749]);ISBLANK([.F749]);ISBLANK([.G749]));&quot;faltan valores&quot;;IF(AND([.E749]&gt;=[.F749];[.F749]&gt;=[.G7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50]);ISBLANK([.F750]);ISBLANK([.G750]));&quot;faltan valores&quot;;IF(AND([.E750]&gt;=[.F750];[.F750]&gt;=[.G7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51]);ISBLANK([.F751]);ISBLANK([.G751]));&quot;faltan valores&quot;;IF(AND([.E751]&gt;=[.F751];[.F751]&gt;=[.G7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752]);ISBLANK([.F752]);ISBLANK([.G752]));&quot;faltan valores&quot;;IF(AND([.E752]&gt;=[.F752];[.F752]&gt;=[.G7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753]);ISBLANK([.F753]);ISBLANK([.G753]));&quot;faltan valores&quot;;IF(AND([.E753]&gt;=[.F753];[.F753]&gt;=[.G7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754]);ISBLANK([.F754]);ISBLANK([.G754]));&quot;faltan valores&quot;;IF(AND([.E754]&gt;=[.F754];[.F754]&gt;=[.G7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55]);ISBLANK([.F755]);ISBLANK([.G755]));&quot;faltan valores&quot;;IF(AND([.E755]&gt;=[.F755];[.F755]&gt;=[.G7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IF(OR(ISBLANK([.E756]);ISBLANK([.F756]);ISBLANK([.G756]));&quot;faltan valores&quot;;IF(AND([.E756]&gt;=[.F756];[.F756]&gt;=[.G7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757]);ISBLANK([.F757]);ISBLANK([.G757]));&quot;faltan valores&quot;;IF(AND([.E757]&gt;=[.F757];[.F757]&gt;=[.G7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58]);ISBLANK([.F758]);ISBLANK([.G758]));&quot;faltan valores&quot;;IF(AND([.E758]&gt;=[.F758];[.F758]&gt;=[.G7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59]);ISBLANK([.F759]);ISBLANK([.G759]));&quot;faltan valores&quot;;IF(AND([.E759]&gt;=[.F759];[.F759]&gt;=[.G7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60]);ISBLANK([.F760]);ISBLANK([.G760]));&quot;faltan valores&quot;;IF(AND([.E760]&gt;=[.F760];[.F760]&gt;=[.G7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61]);ISBLANK([.F761]);ISBLANK([.G761]));&quot;faltan valores&quot;;IF(AND([.E761]&gt;=[.F761];[.F761]&gt;=[.G7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762]);ISBLANK([.F762]);ISBLANK([.G762]));&quot;faltan valores&quot;;IF(AND([.E762]&gt;=[.F762];[.F762]&gt;=[.G7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OR(ISBLANK([.E763]);ISBLANK([.F763]);ISBLANK([.G763]));&quot;faltan valores&quot;;IF(AND([.E763]&gt;=[.F763];[.F763]&gt;=[.G7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64]);ISBLANK([.F764]);ISBLANK([.G764]));&quot;faltan valores&quot;;IF(AND([.E764]&gt;=[.F764];[.F764]&gt;=[.G7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65]);ISBLANK([.F765]);ISBLANK([.G765]));&quot;faltan valores&quot;;IF(AND([.E765]&gt;=[.F765];[.F765]&gt;=[.G7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766]);ISBLANK([.F766]);ISBLANK([.G766]));&quot;faltan valores&quot;;IF(AND([.E766]&gt;=[.F766];[.F766]&gt;=[.G7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767]);ISBLANK([.F767]);ISBLANK([.G767]));&quot;faltan valores&quot;;IF(AND([.E767]&gt;=[.F767];[.F767]&gt;=[.G7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768]);ISBLANK([.F768]);ISBLANK([.G768]));&quot;faltan valores&quot;;IF(AND([.E768]&gt;=[.F768];[.F768]&gt;=[.G7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769]);ISBLANK([.F769]);ISBLANK([.G769]));&quot;faltan valores&quot;;IF(AND([.E769]&gt;=[.F769];[.F769]&gt;=[.G7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770]);ISBLANK([.F770]);ISBLANK([.G770]));&quot;faltan valores&quot;;IF(AND([.E770]&gt;=[.F770];[.F770]&gt;=[.G7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771]);ISBLANK([.F771]);ISBLANK([.G771]));&quot;faltan valores&quot;;IF(AND([.E771]&gt;=[.F771];[.F771]&gt;=[.G7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772]);ISBLANK([.F772]);ISBLANK([.G772]));&quot;faltan valores&quot;;IF(AND([.E772]&gt;=[.F772];[.F772]&gt;=[.G7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773]);ISBLANK([.F773]);ISBLANK([.G773]));&quot;faltan valores&quot;;IF(AND([.E773]&gt;=[.F773];[.F773]&gt;=[.G7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774]);ISBLANK([.F774]);ISBLANK([.G774]));&quot;faltan valores&quot;;IF(AND([.E774]&gt;=[.F774];[.F774]&gt;=[.G7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775]);ISBLANK([.F775]);ISBLANK([.G775]));&quot;faltan valores&quot;;IF(AND([.E775]&gt;=[.F775];[.F775]&gt;=[.G7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76]);ISBLANK([.F776]);ISBLANK([.G776]));&quot;faltan valores&quot;;IF(AND([.E776]&gt;=[.F776];[.F776]&gt;=[.G7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77]);ISBLANK([.F777]);ISBLANK([.G777]));&quot;faltan valores&quot;;IF(AND([.E777]&gt;=[.F777];[.F777]&gt;=[.G7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778]);ISBLANK([.F778]);ISBLANK([.G778]));&quot;faltan valores&quot;;IF(AND([.E778]&gt;=[.F778];[.F778]&gt;=[.G7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79]);ISBLANK([.F779]);ISBLANK([.G779]));&quot;faltan valores&quot;;IF(AND([.E779]&gt;=[.F779];[.F779]&gt;=[.G7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780]);ISBLANK([.F780]);ISBLANK([.G780]));&quot;faltan valores&quot;;IF(AND([.E780]&gt;=[.F780];[.F780]&gt;=[.G7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781]);ISBLANK([.F781]);ISBLANK([.G781]));&quot;faltan valores&quot;;IF(AND([.E781]&gt;=[.F781];[.F781]&gt;=[.G7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82]);ISBLANK([.F782]);ISBLANK([.G782]));&quot;faltan valores&quot;;IF(AND([.E782]&gt;=[.F782];[.F782]&gt;=[.G7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783]);ISBLANK([.F783]);ISBLANK([.G783]));&quot;faltan valores&quot;;IF(AND([.E783]&gt;=[.F783];[.F783]&gt;=[.G7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784]);ISBLANK([.F784]);ISBLANK([.G784]));&quot;faltan valores&quot;;IF(AND([.E784]&gt;=[.F784];[.F784]&gt;=[.G7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IF(OR(ISBLANK([.E785]);ISBLANK([.F785]);ISBLANK([.G785]));&quot;faltan valores&quot;;IF(AND([.E785]&gt;=[.F785];[.F785]&gt;=[.G7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IF(OR(ISBLANK([.E786]);ISBLANK([.F786]);ISBLANK([.G786]));&quot;faltan valores&quot;;IF(AND([.E786]&gt;=[.F786];[.F786]&gt;=[.G7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787]);ISBLANK([.F787]);ISBLANK([.G787]));&quot;faltan valores&quot;;IF(AND([.E787]&gt;=[.F787];[.F787]&gt;=[.G7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IF(OR(ISBLANK([.E788]);ISBLANK([.F788]);ISBLANK([.G788]));&quot;faltan valores&quot;;IF(AND([.E788]&gt;=[.F788];[.F788]&gt;=[.G7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89]);ISBLANK([.F789]);ISBLANK([.G789]));&quot;faltan valores&quot;;IF(AND([.E789]&gt;=[.F789];[.F789]&gt;=[.G7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790]);ISBLANK([.F790]);ISBLANK([.G790]));&quot;faltan valores&quot;;IF(AND([.E790]&gt;=[.F790];[.F790]&gt;=[.G7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791]);ISBLANK([.F791]);ISBLANK([.G791]));&quot;faltan valores&quot;;IF(AND([.E791]&gt;=[.F791];[.F791]&gt;=[.G7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792]);ISBLANK([.F792]);ISBLANK([.G792]));&quot;faltan valores&quot;;IF(AND([.E792]&gt;=[.F792];[.F792]&gt;=[.G7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IF(OR(ISBLANK([.E793]);ISBLANK([.F793]);ISBLANK([.G793]));&quot;faltan valores&quot;;IF(AND([.E793]&gt;=[.F793];[.F793]&gt;=[.G7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94]);ISBLANK([.F794]);ISBLANK([.G794]));&quot;faltan valores&quot;;IF(AND([.E794]&gt;=[.F794];[.F794]&gt;=[.G7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795]);ISBLANK([.F795]);ISBLANK([.G795]));&quot;faltan valores&quot;;IF(AND([.E795]&gt;=[.F795];[.F795]&gt;=[.G7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796]);ISBLANK([.F796]);ISBLANK([.G796]));&quot;faltan valores&quot;;IF(AND([.E796]&gt;=[.F796];[.F796]&gt;=[.G7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797]);ISBLANK([.F797]);ISBLANK([.G797]));&quot;faltan valores&quot;;IF(AND([.E797]&gt;=[.F797];[.F797]&gt;=[.G7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98]);ISBLANK([.F798]);ISBLANK([.G798]));&quot;faltan valores&quot;;IF(AND([.E798]&gt;=[.F798];[.F798]&gt;=[.G7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799]);ISBLANK([.F799]);ISBLANK([.G799]));&quot;faltan valores&quot;;IF(AND([.E799]&gt;=[.F799];[.F799]&gt;=[.G7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800]);ISBLANK([.F800]);ISBLANK([.G800]));&quot;faltan valores&quot;;IF(AND([.E800]&gt;=[.F800];[.F800]&gt;=[.G8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01]);ISBLANK([.F801]);ISBLANK([.G801]));&quot;faltan valores&quot;;IF(AND([.E801]&gt;=[.F801];[.F801]&gt;=[.G8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02]);ISBLANK([.F802]);ISBLANK([.G802]));&quot;faltan valores&quot;;IF(AND([.E802]&gt;=[.F802];[.F802]&gt;=[.G8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803]);ISBLANK([.F803]);ISBLANK([.G803]));&quot;faltan valores&quot;;IF(AND([.E803]&gt;=[.F803];[.F803]&gt;=[.G8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04]);ISBLANK([.F804]);ISBLANK([.G804]));&quot;faltan valores&quot;;IF(AND([.E804]&gt;=[.F804];[.F804]&gt;=[.G8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805]);ISBLANK([.F805]);ISBLANK([.G805]));&quot;faltan valores&quot;;IF(AND([.E805]&gt;=[.F805];[.F805]&gt;=[.G8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806]);ISBLANK([.F806]);ISBLANK([.G806]));&quot;faltan valores&quot;;IF(AND([.E806]&gt;=[.F806];[.F806]&gt;=[.G8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IF(OR(ISBLANK([.E807]);ISBLANK([.F807]);ISBLANK([.G807]));&quot;faltan valores&quot;;IF(AND([.E807]&gt;=[.F807];[.F807]&gt;=[.G8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808]);ISBLANK([.F808]);ISBLANK([.G808]));&quot;faltan valores&quot;;IF(AND([.E808]&gt;=[.F808];[.F808]&gt;=[.G8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IF(OR(ISBLANK([.E809]);ISBLANK([.F809]);ISBLANK([.G809]));&quot;faltan valores&quot;;IF(AND([.E809]&gt;=[.F809];[.F809]&gt;=[.G8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810]);ISBLANK([.F810]);ISBLANK([.G810]));&quot;faltan valores&quot;;IF(AND([.E810]&gt;=[.F810];[.F810]&gt;=[.G8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811]);ISBLANK([.F811]);ISBLANK([.G811]));&quot;faltan valores&quot;;IF(AND([.E811]&gt;=[.F811];[.F811]&gt;=[.G8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12]);ISBLANK([.F812]);ISBLANK([.G812]));&quot;faltan valores&quot;;IF(AND([.E812]&gt;=[.F812];[.F812]&gt;=[.G8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13]);ISBLANK([.F813]);ISBLANK([.G813]));&quot;faltan valores&quot;;IF(AND([.E813]&gt;=[.F813];[.F813]&gt;=[.G8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14]);ISBLANK([.F814]);ISBLANK([.G814]));&quot;faltan valores&quot;;IF(AND([.E814]&gt;=[.F814];[.F814]&gt;=[.G8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15]);ISBLANK([.F815]);ISBLANK([.G815]));&quot;faltan valores&quot;;IF(AND([.E815]&gt;=[.F815];[.F815]&gt;=[.G8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16]);ISBLANK([.F816]);ISBLANK([.G816]));&quot;faltan valores&quot;;IF(AND([.E816]&gt;=[.F816];[.F816]&gt;=[.G8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817]);ISBLANK([.F817]);ISBLANK([.G817]));&quot;faltan valores&quot;;IF(AND([.E817]&gt;=[.F817];[.F817]&gt;=[.G8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818]);ISBLANK([.F818]);ISBLANK([.G818]));&quot;faltan valores&quot;;IF(AND([.E818]&gt;=[.F818];[.F818]&gt;=[.G8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OR(ISBLANK([.E819]);ISBLANK([.F819]);ISBLANK([.G819]));&quot;faltan valores&quot;;IF(AND([.E819]&gt;=[.F819];[.F819]&gt;=[.G8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820]);ISBLANK([.F820]);ISBLANK([.G820]));&quot;faltan valores&quot;;IF(AND([.E820]&gt;=[.F820];[.F820]&gt;=[.G8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OR(ISBLANK([.E821]);ISBLANK([.F821]);ISBLANK([.G821]));&quot;faltan valores&quot;;IF(AND([.E821]&gt;=[.F821];[.F821]&gt;=[.G8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822]);ISBLANK([.F822]);ISBLANK([.G822]));&quot;faltan valores&quot;;IF(AND([.E822]&gt;=[.F822];[.F822]&gt;=[.G8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23]);ISBLANK([.F823]);ISBLANK([.G823]));&quot;faltan valores&quot;;IF(AND([.E823]&gt;=[.F823];[.F823]&gt;=[.G8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IF(OR(ISBLANK([.E824]);ISBLANK([.F824]);ISBLANK([.G824]));&quot;faltan valores&quot;;IF(AND([.E824]&gt;=[.F824];[.F824]&gt;=[.G8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25]);ISBLANK([.F825]);ISBLANK([.G825]));&quot;faltan valores&quot;;IF(AND([.E825]&gt;=[.F825];[.F825]&gt;=[.G8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IF(OR(ISBLANK([.E826]);ISBLANK([.F826]);ISBLANK([.G826]));&quot;faltan valores&quot;;IF(AND([.E826]&gt;=[.F826];[.F826]&gt;=[.G8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27]);ISBLANK([.F827]);ISBLANK([.G827]));&quot;faltan valores&quot;;IF(AND([.E827]&gt;=[.F827];[.F827]&gt;=[.G8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828]);ISBLANK([.F828]);ISBLANK([.G828]));&quot;faltan valores&quot;;IF(AND([.E828]&gt;=[.F828];[.F828]&gt;=[.G8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829]);ISBLANK([.F829]);ISBLANK([.G829]));&quot;faltan valores&quot;;IF(AND([.E829]&gt;=[.F829];[.F829]&gt;=[.G8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830]);ISBLANK([.F830]);ISBLANK([.G830]));&quot;faltan valores&quot;;IF(AND([.E830]&gt;=[.F830];[.F830]&gt;=[.G8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31]);ISBLANK([.F831]);ISBLANK([.G831]));&quot;faltan valores&quot;;IF(AND([.E831]&gt;=[.F831];[.F831]&gt;=[.G8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832]);ISBLANK([.F832]);ISBLANK([.G832]));&quot;faltan valores&quot;;IF(AND([.E832]&gt;=[.F832];[.F832]&gt;=[.G8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33]);ISBLANK([.F833]);ISBLANK([.G833]));&quot;faltan valores&quot;;IF(AND([.E833]&gt;=[.F833];[.F833]&gt;=[.G8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34]);ISBLANK([.F834]);ISBLANK([.G834]));&quot;faltan valores&quot;;IF(AND([.E834]&gt;=[.F834];[.F834]&gt;=[.G8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35]);ISBLANK([.F835]);ISBLANK([.G835]));&quot;faltan valores&quot;;IF(AND([.E835]&gt;=[.F835];[.F835]&gt;=[.G8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36]);ISBLANK([.F836]);ISBLANK([.G836]));&quot;faltan valores&quot;;IF(AND([.E836]&gt;=[.F836];[.F836]&gt;=[.G8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37]);ISBLANK([.F837]);ISBLANK([.G837]));&quot;faltan valores&quot;;IF(AND([.E837]&gt;=[.F837];[.F837]&gt;=[.G8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838]);ISBLANK([.F838]);ISBLANK([.G838]));&quot;faltan valores&quot;;IF(AND([.E838]&gt;=[.F838];[.F838]&gt;=[.G8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39]);ISBLANK([.F839]);ISBLANK([.G839]));&quot;faltan valores&quot;;IF(AND([.E839]&gt;=[.F839];[.F839]&gt;=[.G8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40]);ISBLANK([.F840]);ISBLANK([.G840]));&quot;faltan valores&quot;;IF(AND([.E840]&gt;=[.F840];[.F840]&gt;=[.G8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41]);ISBLANK([.F841]);ISBLANK([.G841]));&quot;faltan valores&quot;;IF(AND([.E841]&gt;=[.F841];[.F841]&gt;=[.G8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formula="of:=IF(OR(ISBLANK([.E842]);ISBLANK([.F842]);ISBLANK([.G842]));&quot;faltan valores&quot;;IF(AND([.E842]&gt;=[.F842];[.F842]&gt;=[.G8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843]);ISBLANK([.F843]);ISBLANK([.G843]));&quot;faltan valores&quot;;IF(AND([.E843]&gt;=[.F843];[.F843]&gt;=[.G8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844]);ISBLANK([.F844]);ISBLANK([.G844]));&quot;faltan valores&quot;;IF(AND([.E844]&gt;=[.F844];[.F844]&gt;=[.G8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845]);ISBLANK([.F845]);ISBLANK([.G845]));&quot;faltan valores&quot;;IF(AND([.E845]&gt;=[.F845];[.F845]&gt;=[.G8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46]);ISBLANK([.F846]);ISBLANK([.G846]));&quot;faltan valores&quot;;IF(AND([.E846]&gt;=[.F846];[.F846]&gt;=[.G8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IF(OR(ISBLANK([.E847]);ISBLANK([.F847]);ISBLANK([.G847]));&quot;faltan valores&quot;;IF(AND([.E847]&gt;=[.F847];[.F847]&gt;=[.G8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48]);ISBLANK([.F848]);ISBLANK([.G848]));&quot;faltan valores&quot;;IF(AND([.E848]&gt;=[.F848];[.F848]&gt;=[.G8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49]);ISBLANK([.F849]);ISBLANK([.G849]));&quot;faltan valores&quot;;IF(AND([.E849]&gt;=[.F849];[.F849]&gt;=[.G8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50]);ISBLANK([.F850]);ISBLANK([.G850]));&quot;faltan valores&quot;;IF(AND([.E850]&gt;=[.F850];[.F850]&gt;=[.G8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51]);ISBLANK([.F851]);ISBLANK([.G851]));&quot;faltan valores&quot;;IF(AND([.E851]&gt;=[.F851];[.F851]&gt;=[.G8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52]);ISBLANK([.F852]);ISBLANK([.G852]));&quot;faltan valores&quot;;IF(AND([.E852]&gt;=[.F852];[.F852]&gt;=[.G8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853]);ISBLANK([.F853]);ISBLANK([.G853]));&quot;faltan valores&quot;;IF(AND([.E853]&gt;=[.F853];[.F853]&gt;=[.G8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54]);ISBLANK([.F854]);ISBLANK([.G854]));&quot;faltan valores&quot;;IF(AND([.E854]&gt;=[.F854];[.F854]&gt;=[.G8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OR(ISBLANK([.E855]);ISBLANK([.F855]);ISBLANK([.G855]));&quot;faltan valores&quot;;IF(AND([.E855]&gt;=[.F855];[.F855]&gt;=[.G8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IF(OR(ISBLANK([.E856]);ISBLANK([.F856]);ISBLANK([.G856]));&quot;faltan valores&quot;;IF(AND([.E856]&gt;=[.F856];[.F856]&gt;=[.G8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IF(OR(ISBLANK([.E857]);ISBLANK([.F857]);ISBLANK([.G857]));&quot;faltan valores&quot;;IF(AND([.E857]&gt;=[.F857];[.F857]&gt;=[.G8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58]);ISBLANK([.F858]);ISBLANK([.G858]));&quot;faltan valores&quot;;IF(AND([.E858]&gt;=[.F858];[.F858]&gt;=[.G8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59]);ISBLANK([.F859]);ISBLANK([.G859]));&quot;faltan valores&quot;;IF(AND([.E859]&gt;=[.F859];[.F859]&gt;=[.G8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60]);ISBLANK([.F860]);ISBLANK([.G860]));&quot;faltan valores&quot;;IF(AND([.E860]&gt;=[.F860];[.F860]&gt;=[.G8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0" calcext:value-type="float">
            <text:p>860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861]);ISBLANK([.F861]);ISBLANK([.G861]));&quot;faltan valores&quot;;IF(AND([.E861]&gt;=[.F861];[.F861]&gt;=[.G8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862]);ISBLANK([.F862]);ISBLANK([.G862]));&quot;faltan valores&quot;;IF(AND([.E862]&gt;=[.F862];[.F862]&gt;=[.G8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IF(OR(ISBLANK([.E863]);ISBLANK([.F863]);ISBLANK([.G863]));&quot;faltan valores&quot;;IF(AND([.E863]&gt;=[.F863];[.F863]&gt;=[.G8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864]);ISBLANK([.F864]);ISBLANK([.G864]));&quot;faltan valores&quot;;IF(AND([.E864]&gt;=[.F864];[.F864]&gt;=[.G8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65]);ISBLANK([.F865]);ISBLANK([.G865]));&quot;faltan valores&quot;;IF(AND([.E865]&gt;=[.F865];[.F865]&gt;=[.G8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866]);ISBLANK([.F866]);ISBLANK([.G866]));&quot;faltan valores&quot;;IF(AND([.E866]&gt;=[.F866];[.F866]&gt;=[.G8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67]);ISBLANK([.F867]);ISBLANK([.G867]));&quot;faltan valores&quot;;IF(AND([.E867]&gt;=[.F867];[.F867]&gt;=[.G8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868]);ISBLANK([.F868]);ISBLANK([.G868]));&quot;faltan valores&quot;;IF(AND([.E868]&gt;=[.F868];[.F868]&gt;=[.G8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69]);ISBLANK([.F869]);ISBLANK([.G869]));&quot;faltan valores&quot;;IF(AND([.E869]&gt;=[.F869];[.F869]&gt;=[.G8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69" calcext:value-type="float">
            <text:p>869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870]);ISBLANK([.F870]);ISBLANK([.G870]));&quot;faltan valores&quot;;IF(AND([.E870]&gt;=[.F870];[.F870]&gt;=[.G8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IF(OR(ISBLANK([.E871]);ISBLANK([.F871]);ISBLANK([.G871]));&quot;faltan valores&quot;;IF(AND([.E871]&gt;=[.F871];[.F871]&gt;=[.G8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872]);ISBLANK([.F872]);ISBLANK([.G872]));&quot;faltan valores&quot;;IF(AND([.E872]&gt;=[.F872];[.F872]&gt;=[.G8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IF(OR(ISBLANK([.E873]);ISBLANK([.F873]);ISBLANK([.G873]));&quot;faltan valores&quot;;IF(AND([.E873]&gt;=[.F873];[.F873]&gt;=[.G8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74]);ISBLANK([.F874]);ISBLANK([.G874]));&quot;faltan valores&quot;;IF(AND([.E874]&gt;=[.F874];[.F874]&gt;=[.G8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75]);ISBLANK([.F875]);ISBLANK([.G875]));&quot;faltan valores&quot;;IF(AND([.E875]&gt;=[.F875];[.F875]&gt;=[.G8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876]);ISBLANK([.F876]);ISBLANK([.G876]));&quot;faltan valores&quot;;IF(AND([.E876]&gt;=[.F876];[.F876]&gt;=[.G8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IF(OR(ISBLANK([.E877]);ISBLANK([.F877]);ISBLANK([.G877]));&quot;faltan valores&quot;;IF(AND([.E877]&gt;=[.F877];[.F877]&gt;=[.G8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78]);ISBLANK([.F878]);ISBLANK([.G878]));&quot;faltan valores&quot;;IF(AND([.E878]&gt;=[.F878];[.F878]&gt;=[.G8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IF(OR(ISBLANK([.E879]);ISBLANK([.F879]);ISBLANK([.G879]));&quot;faltan valores&quot;;IF(AND([.E879]&gt;=[.F879];[.F879]&gt;=[.G8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880]);ISBLANK([.F880]);ISBLANK([.G880]));&quot;faltan valores&quot;;IF(AND([.E880]&gt;=[.F880];[.F880]&gt;=[.G8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881]);ISBLANK([.F881]);ISBLANK([.G881]));&quot;faltan valores&quot;;IF(AND([.E881]&gt;=[.F881];[.F881]&gt;=[.G8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82]);ISBLANK([.F882]);ISBLANK([.G882]));&quot;faltan valores&quot;;IF(AND([.E882]&gt;=[.F882];[.F882]&gt;=[.G8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83]);ISBLANK([.F883]);ISBLANK([.G883]));&quot;faltan valores&quot;;IF(AND([.E883]&gt;=[.F883];[.F883]&gt;=[.G8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84]);ISBLANK([.F884]);ISBLANK([.G884]));&quot;faltan valores&quot;;IF(AND([.E884]&gt;=[.F884];[.F884]&gt;=[.G8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IF(OR(ISBLANK([.E885]);ISBLANK([.F885]);ISBLANK([.G885]));&quot;faltan valores&quot;;IF(AND([.E885]&gt;=[.F885];[.F885]&gt;=[.G8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886]);ISBLANK([.F886]);ISBLANK([.G886]));&quot;faltan valores&quot;;IF(AND([.E886]&gt;=[.F886];[.F886]&gt;=[.G8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887]);ISBLANK([.F887]);ISBLANK([.G887]));&quot;faltan valores&quot;;IF(AND([.E887]&gt;=[.F887];[.F887]&gt;=[.G8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88]);ISBLANK([.F888]);ISBLANK([.G888]));&quot;faltan valores&quot;;IF(AND([.E888]&gt;=[.F888];[.F888]&gt;=[.G8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89]);ISBLANK([.F889]);ISBLANK([.G889]));&quot;faltan valores&quot;;IF(AND([.E889]&gt;=[.F889];[.F889]&gt;=[.G8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890]);ISBLANK([.F890]);ISBLANK([.G890]));&quot;faltan valores&quot;;IF(AND([.E890]&gt;=[.F890];[.F890]&gt;=[.G8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91]);ISBLANK([.F891]);ISBLANK([.G891]));&quot;faltan valores&quot;;IF(AND([.E891]&gt;=[.F891];[.F891]&gt;=[.G8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92]);ISBLANK([.F892]);ISBLANK([.G892]));&quot;faltan valores&quot;;IF(AND([.E892]&gt;=[.F892];[.F892]&gt;=[.G8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93]);ISBLANK([.F893]);ISBLANK([.G893]));&quot;faltan valores&quot;;IF(AND([.E893]&gt;=[.F893];[.F893]&gt;=[.G8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94]);ISBLANK([.F894]);ISBLANK([.G894]));&quot;faltan valores&quot;;IF(AND([.E894]&gt;=[.F894];[.F894]&gt;=[.G8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95]);ISBLANK([.F895]);ISBLANK([.G895]));&quot;faltan valores&quot;;IF(AND([.E895]&gt;=[.F895];[.F895]&gt;=[.G8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896]);ISBLANK([.F896]);ISBLANK([.G896]));&quot;faltan valores&quot;;IF(AND([.E896]&gt;=[.F896];[.F896]&gt;=[.G8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IF(OR(ISBLANK([.E897]);ISBLANK([.F897]);ISBLANK([.G897]));&quot;faltan valores&quot;;IF(AND([.E897]&gt;=[.F897];[.F897]&gt;=[.G8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IF(OR(ISBLANK([.E898]);ISBLANK([.F898]);ISBLANK([.G898]));&quot;faltan valores&quot;;IF(AND([.E898]&gt;=[.F898];[.F898]&gt;=[.G8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IF(OR(ISBLANK([.E899]);ISBLANK([.F899]);ISBLANK([.G899]));&quot;faltan valores&quot;;IF(AND([.E899]&gt;=[.F899];[.F899]&gt;=[.G8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900]);ISBLANK([.F900]);ISBLANK([.G900]));&quot;faltan valores&quot;;IF(AND([.E900]&gt;=[.F900];[.F900]&gt;=[.G9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901]);ISBLANK([.F901]);ISBLANK([.G901]));&quot;faltan valores&quot;;IF(AND([.E901]&gt;=[.F901];[.F901]&gt;=[.G9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IF(OR(ISBLANK([.E902]);ISBLANK([.F902]);ISBLANK([.G902]));&quot;faltan valores&quot;;IF(AND([.E902]&gt;=[.F902];[.F902]&gt;=[.G9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03]);ISBLANK([.F903]);ISBLANK([.G903]));&quot;faltan valores&quot;;IF(AND([.E903]&gt;=[.F903];[.F903]&gt;=[.G9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904]);ISBLANK([.F904]);ISBLANK([.G904]));&quot;faltan valores&quot;;IF(AND([.E904]&gt;=[.F904];[.F904]&gt;=[.G9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IF(OR(ISBLANK([.E905]);ISBLANK([.F905]);ISBLANK([.G905]));&quot;faltan valores&quot;;IF(AND([.E905]&gt;=[.F905];[.F905]&gt;=[.G9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906]);ISBLANK([.F906]);ISBLANK([.G906]));&quot;faltan valores&quot;;IF(AND([.E906]&gt;=[.F906];[.F906]&gt;=[.G9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07]);ISBLANK([.F907]);ISBLANK([.G907]));&quot;faltan valores&quot;;IF(AND([.E907]&gt;=[.F907];[.F907]&gt;=[.G9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908]);ISBLANK([.F908]);ISBLANK([.G908]));&quot;faltan valores&quot;;IF(AND([.E908]&gt;=[.F908];[.F908]&gt;=[.G9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formula="of:=IF(OR(ISBLANK([.E909]);ISBLANK([.F909]);ISBLANK([.G909]));&quot;faltan valores&quot;;IF(AND([.E909]&gt;=[.F909];[.F909]&gt;=[.G9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910]);ISBLANK([.F910]);ISBLANK([.G910]));&quot;faltan valores&quot;;IF(AND([.E910]&gt;=[.F910];[.F910]&gt;=[.G9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911]);ISBLANK([.F911]);ISBLANK([.G911]));&quot;faltan valores&quot;;IF(AND([.E911]&gt;=[.F911];[.F911]&gt;=[.G9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912]);ISBLANK([.F912]);ISBLANK([.G912]));&quot;faltan valores&quot;;IF(AND([.E912]&gt;=[.F912];[.F912]&gt;=[.G9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13]);ISBLANK([.F913]);ISBLANK([.G913]));&quot;faltan valores&quot;;IF(AND([.E913]&gt;=[.F913];[.F913]&gt;=[.G9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IF(OR(ISBLANK([.E914]);ISBLANK([.F914]);ISBLANK([.G914]));&quot;faltan valores&quot;;IF(AND([.E914]&gt;=[.F914];[.F914]&gt;=[.G9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IF(OR(ISBLANK([.E915]);ISBLANK([.F915]);ISBLANK([.G915]));&quot;faltan valores&quot;;IF(AND([.E915]&gt;=[.F915];[.F915]&gt;=[.G9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IF(OR(ISBLANK([.E916]);ISBLANK([.F916]);ISBLANK([.G916]));&quot;faltan valores&quot;;IF(AND([.E916]&gt;=[.F916];[.F916]&gt;=[.G9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17]);ISBLANK([.F917]);ISBLANK([.G917]));&quot;faltan valores&quot;;IF(AND([.E917]&gt;=[.F917];[.F917]&gt;=[.G9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18]);ISBLANK([.F918]);ISBLANK([.G918]));&quot;faltan valores&quot;;IF(AND([.E918]&gt;=[.F918];[.F918]&gt;=[.G9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919]);ISBLANK([.F919]);ISBLANK([.G919]));&quot;faltan valores&quot;;IF(AND([.E919]&gt;=[.F919];[.F919]&gt;=[.G9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920]);ISBLANK([.F920]);ISBLANK([.G920]));&quot;faltan valores&quot;;IF(AND([.E920]&gt;=[.F920];[.F920]&gt;=[.G9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formula="of:=IF(OR(ISBLANK([.E921]);ISBLANK([.F921]);ISBLANK([.G921]));&quot;faltan valores&quot;;IF(AND([.E921]&gt;=[.F921];[.F921]&gt;=[.G9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922]);ISBLANK([.F922]);ISBLANK([.G922]));&quot;faltan valores&quot;;IF(AND([.E922]&gt;=[.F922];[.F922]&gt;=[.G9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923]);ISBLANK([.F923]);ISBLANK([.G923]));&quot;faltan valores&quot;;IF(AND([.E923]&gt;=[.F923];[.F923]&gt;=[.G9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924]);ISBLANK([.F924]);ISBLANK([.G924]));&quot;faltan valores&quot;;IF(AND([.E924]&gt;=[.F924];[.F924]&gt;=[.G9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925]);ISBLANK([.F925]);ISBLANK([.G925]));&quot;faltan valores&quot;;IF(AND([.E925]&gt;=[.F925];[.F925]&gt;=[.G9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926]);ISBLANK([.F926]);ISBLANK([.G926]));&quot;faltan valores&quot;;IF(AND([.E926]&gt;=[.F926];[.F926]&gt;=[.G9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formula="of:=IF(OR(ISBLANK([.E927]);ISBLANK([.F927]);ISBLANK([.G927]));&quot;faltan valores&quot;;IF(AND([.E927]&gt;=[.F927];[.F927]&gt;=[.G9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928]);ISBLANK([.F928]);ISBLANK([.G928]));&quot;faltan valores&quot;;IF(AND([.E928]&gt;=[.F928];[.F928]&gt;=[.G9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IF(OR(ISBLANK([.E929]);ISBLANK([.F929]);ISBLANK([.G929]));&quot;faltan valores&quot;;IF(AND([.E929]&gt;=[.F929];[.F929]&gt;=[.G9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IF(OR(ISBLANK([.E930]);ISBLANK([.F930]);ISBLANK([.G930]));&quot;faltan valores&quot;;IF(AND([.E930]&gt;=[.F930];[.F930]&gt;=[.G9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IF(OR(ISBLANK([.E931]);ISBLANK([.F931]);ISBLANK([.G931]));&quot;faltan valores&quot;;IF(AND([.E931]&gt;=[.F931];[.F931]&gt;=[.G9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IF(OR(ISBLANK([.E932]);ISBLANK([.F932]);ISBLANK([.G932]));&quot;faltan valores&quot;;IF(AND([.E932]&gt;=[.F932];[.F932]&gt;=[.G9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IF(OR(ISBLANK([.E933]);ISBLANK([.F933]);ISBLANK([.G933]));&quot;faltan valores&quot;;IF(AND([.E933]&gt;=[.F933];[.F933]&gt;=[.G9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IF(OR(ISBLANK([.E934]);ISBLANK([.F934]);ISBLANK([.G934]));&quot;faltan valores&quot;;IF(AND([.E934]&gt;=[.F934];[.F934]&gt;=[.G9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935]);ISBLANK([.F935]);ISBLANK([.G935]));&quot;faltan valores&quot;;IF(AND([.E935]&gt;=[.F935];[.F935]&gt;=[.G9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IF(OR(ISBLANK([.E936]);ISBLANK([.F936]);ISBLANK([.G936]));&quot;faltan valores&quot;;IF(AND([.E936]&gt;=[.F936];[.F936]&gt;=[.G9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IF(OR(ISBLANK([.E937]);ISBLANK([.F937]);ISBLANK([.G937]));&quot;faltan valores&quot;;IF(AND([.E937]&gt;=[.F937];[.F937]&gt;=[.G9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formula="of:=IF(OR(ISBLANK([.E938]);ISBLANK([.F938]);ISBLANK([.G938]));&quot;faltan valores&quot;;IF(AND([.E938]&gt;=[.F938];[.F938]&gt;=[.G9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939]);ISBLANK([.F939]);ISBLANK([.G939]));&quot;faltan valores&quot;;IF(AND([.E939]&gt;=[.F939];[.F939]&gt;=[.G9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940]);ISBLANK([.F940]);ISBLANK([.G940]));&quot;faltan valores&quot;;IF(AND([.E940]&gt;=[.F940];[.F940]&gt;=[.G9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formula="of:=IF(OR(ISBLANK([.E941]);ISBLANK([.F941]);ISBLANK([.G941]));&quot;faltan valores&quot;;IF(AND([.E941]&gt;=[.F941];[.F941]&gt;=[.G9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IF(OR(ISBLANK([.E942]);ISBLANK([.F942]);ISBLANK([.G942]));&quot;faltan valores&quot;;IF(AND([.E942]&gt;=[.F942];[.F942]&gt;=[.G9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formula="of:=IF(OR(ISBLANK([.E943]);ISBLANK([.F943]);ISBLANK([.G943]));&quot;faltan valores&quot;;IF(AND([.E943]&gt;=[.F943];[.F943]&gt;=[.G9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IF(OR(ISBLANK([.E944]);ISBLANK([.F944]);ISBLANK([.G944]));&quot;faltan valores&quot;;IF(AND([.E944]&gt;=[.F944];[.F944]&gt;=[.G9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formula="of:=IF(OR(ISBLANK([.E945]);ISBLANK([.F945]);ISBLANK([.G945]));&quot;faltan valores&quot;;IF(AND([.E945]&gt;=[.F945];[.F945]&gt;=[.G9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IF(OR(ISBLANK([.E946]);ISBLANK([.F946]);ISBLANK([.G946]));&quot;faltan valores&quot;;IF(AND([.E946]&gt;=[.F946];[.F946]&gt;=[.G9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IF(OR(ISBLANK([.E947]);ISBLANK([.F947]);ISBLANK([.G947]));&quot;faltan valores&quot;;IF(AND([.E947]&gt;=[.F947];[.F947]&gt;=[.G9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48]);ISBLANK([.F948]);ISBLANK([.G948]));&quot;faltan valores&quot;;IF(AND([.E948]&gt;=[.F948];[.F948]&gt;=[.G9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49]);ISBLANK([.F949]);ISBLANK([.G949]));&quot;faltan valores&quot;;IF(AND([.E949]&gt;=[.F949];[.F949]&gt;=[.G9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IF(OR(ISBLANK([.E950]);ISBLANK([.F950]);ISBLANK([.G950]));&quot;faltan valores&quot;;IF(AND([.E950]&gt;=[.F950];[.F950]&gt;=[.G9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formula="of:=IF(OR(ISBLANK([.E951]);ISBLANK([.F951]);ISBLANK([.G951]));&quot;faltan valores&quot;;IF(AND([.E951]&gt;=[.F951];[.F951]&gt;=[.G9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formula="of:=IF(OR(ISBLANK([.E952]);ISBLANK([.F952]);ISBLANK([.G952]));&quot;faltan valores&quot;;IF(AND([.E952]&gt;=[.F952];[.F952]&gt;=[.G9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953]);ISBLANK([.F953]);ISBLANK([.G953]));&quot;faltan valores&quot;;IF(AND([.E953]&gt;=[.F953];[.F953]&gt;=[.G9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954]);ISBLANK([.F954]);ISBLANK([.G954]));&quot;faltan valores&quot;;IF(AND([.E954]&gt;=[.F954];[.F954]&gt;=[.G9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table:formula="of:=IF(OR(ISBLANK([.E955]);ISBLANK([.F955]);ISBLANK([.G955]));&quot;faltan valores&quot;;IF(AND([.E955]&gt;=[.F955];[.F955]&gt;=[.G9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IF(OR(ISBLANK([.E956]);ISBLANK([.F956]);ISBLANK([.G956]));&quot;faltan valores&quot;;IF(AND([.E956]&gt;=[.F956];[.F956]&gt;=[.G9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957]);ISBLANK([.F957]);ISBLANK([.G957]));&quot;faltan valores&quot;;IF(AND([.E957]&gt;=[.F957];[.F957]&gt;=[.G9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IF(OR(ISBLANK([.E958]);ISBLANK([.F958]);ISBLANK([.G958]));&quot;faltan valores&quot;;IF(AND([.E958]&gt;=[.F958];[.F958]&gt;=[.G9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IF(OR(ISBLANK([.E959]);ISBLANK([.F959]);ISBLANK([.G959]));&quot;faltan valores&quot;;IF(AND([.E959]&gt;=[.F959];[.F959]&gt;=[.G9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IF(OR(ISBLANK([.E960]);ISBLANK([.F960]);ISBLANK([.G960]));&quot;faltan valores&quot;;IF(AND([.E960]&gt;=[.F960];[.F960]&gt;=[.G9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formula="of:=IF(OR(ISBLANK([.E961]);ISBLANK([.F961]);ISBLANK([.G961]));&quot;faltan valores&quot;;IF(AND([.E961]&gt;=[.F961];[.F961]&gt;=[.G9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edimentaria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IF(OR(ISBLANK([.E962]);ISBLANK([.F962]);ISBLANK([.G962]));&quot;faltan valores&quot;;IF(AND([.E962]&gt;=[.F962];[.F962]&gt;=[.G9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edimentaria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IF(OR(ISBLANK([.E963]);ISBLANK([.F963]);ISBLANK([.G963]));&quot;faltan valores&quot;;IF(AND([.E963]&gt;=[.F963];[.F963]&gt;=[.G9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edimentaria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IF(OR(ISBLANK([.E964]);ISBLANK([.F964]);ISBLANK([.G964]));&quot;faltan valores&quot;;IF(AND([.E964]&gt;=[.F964];[.F964]&gt;=[.G9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ígnea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IF(OR(ISBLANK([.E965]);ISBLANK([.F965]);ISBLANK([.G965]));&quot;faltan valores&quot;;IF(AND([.E965]&gt;=[.F965];[.F965]&gt;=[.G9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IF(OR(ISBLANK([.E966]);ISBLANK([.F966]);ISBLANK([.G966]));&quot;faltan valores&quot;;IF(AND([.E966]&gt;=[.F966];[.F966]&gt;=[.G9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edimentaria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IF(OR(ISBLANK([.E967]);ISBLANK([.F967]);ISBLANK([.G967]));&quot;faltan valores&quot;;IF(AND([.E967]&gt;=[.F967];[.F967]&gt;=[.G9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edimentaria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IF(OR(ISBLANK([.E968]);ISBLANK([.F968]);ISBLANK([.G968]));&quot;faltan valores&quot;;IF(AND([.E968]&gt;=[.F968];[.F968]&gt;=[.G9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sedimentaria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IF(OR(ISBLANK([.E969]);ISBLANK([.F969]);ISBLANK([.G969]));&quot;faltan valores&quot;;IF(AND([.E969]&gt;=[.F969];[.F969]&gt;=[.G9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edimentaria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970]);ISBLANK([.F970]);ISBLANK([.G970]));&quot;faltan valores&quot;;IF(AND([.E970]&gt;=[.F970];[.F970]&gt;=[.G9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IF(OR(ISBLANK([.E971]);ISBLANK([.F971]);ISBLANK([.G971]));&quot;faltan valores&quot;;IF(AND([.E971]&gt;=[.F971];[.F971]&gt;=[.G9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IF(OR(ISBLANK([.E972]);ISBLANK([.F972]);ISBLANK([.G972]));&quot;faltan valores&quot;;IF(AND([.E972]&gt;=[.F972];[.F972]&gt;=[.G9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edimentaria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IF(OR(ISBLANK([.E973]);ISBLANK([.F973]);ISBLANK([.G973]));&quot;faltan valores&quot;;IF(AND([.E973]&gt;=[.F973];[.F973]&gt;=[.G9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IF(OR(ISBLANK([.E974]);ISBLANK([.F974]);ISBLANK([.G974]));&quot;faltan valores&quot;;IF(AND([.E974]&gt;=[.F974];[.F974]&gt;=[.G9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edimentaria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975]);ISBLANK([.F975]);ISBLANK([.G975]));&quot;faltan valores&quot;;IF(AND([.E975]&gt;=[.F975];[.F975]&gt;=[.G9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edimentaria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(OR(ISBLANK([.E976]);ISBLANK([.F976]);ISBLANK([.G976]));&quot;faltan valores&quot;;IF(AND([.E976]&gt;=[.F976];[.F976]&gt;=[.G9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OR(ISBLANK([.E977]);ISBLANK([.F977]);ISBLANK([.G977]));&quot;faltan valores&quot;;IF(AND([.E977]&gt;=[.F977];[.F977]&gt;=[.G9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edimentaria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OR(ISBLANK([.E978]);ISBLANK([.F978]);ISBLANK([.G978]));&quot;faltan valores&quot;;IF(AND([.E978]&gt;=[.F978];[.F978]&gt;=[.G9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edimentaria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IF(OR(ISBLANK([.E979]);ISBLANK([.F979]);ISBLANK([.G979]));&quot;faltan valores&quot;;IF(AND([.E979]&gt;=[.F979];[.F979]&gt;=[.G9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IF(OR(ISBLANK([.E980]);ISBLANK([.F980]);ISBLANK([.G980]));&quot;faltan valores&quot;;IF(AND([.E980]&gt;=[.F980];[.F980]&gt;=[.G9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sedimentaria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981]);ISBLANK([.F981]);ISBLANK([.G981]));&quot;faltan valores&quot;;IF(AND([.E981]&gt;=[.F981];[.F981]&gt;=[.G9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sedimentaria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IF(OR(ISBLANK([.E982]);ISBLANK([.F982]);ISBLANK([.G982]));&quot;faltan valores&quot;;IF(AND([.E982]&gt;=[.F982];[.F982]&gt;=[.G9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formula="of:=IF(OR(ISBLANK([.E983]);ISBLANK([.F983]);ISBLANK([.G983]));&quot;faltan valores&quot;;IF(AND([.E983]&gt;=[.F983];[.F983]&gt;=[.G9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sedimentaria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984]);ISBLANK([.F984]);ISBLANK([.G984]));&quot;faltan valores&quot;;IF(AND([.E984]&gt;=[.F984];[.F984]&gt;=[.G9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edimentaria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IF(OR(ISBLANK([.E985]);ISBLANK([.F985]);ISBLANK([.G985]));&quot;faltan valores&quot;;IF(AND([.E985]&gt;=[.F985];[.F985]&gt;=[.G9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IF(OR(ISBLANK([.E986]);ISBLANK([.F986]);ISBLANK([.G986]));&quot;faltan valores&quot;;IF(AND([.E986]&gt;=[.F986];[.F986]&gt;=[.G9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987]);ISBLANK([.F987]);ISBLANK([.G987]));&quot;faltan valores&quot;;IF(AND([.E987]&gt;=[.F987];[.F987]&gt;=[.G9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988]);ISBLANK([.F988]);ISBLANK([.G988]));&quot;faltan valores&quot;;IF(AND([.E988]&gt;=[.F988];[.F988]&gt;=[.G9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sedimentaria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989]);ISBLANK([.F989]);ISBLANK([.G989]));&quot;faltan valores&quot;;IF(AND([.E989]&gt;=[.F989];[.F989]&gt;=[.G9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edimentaria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IF(OR(ISBLANK([.E990]);ISBLANK([.F990]);ISBLANK([.G990]));&quot;faltan valores&quot;;IF(AND([.E990]&gt;=[.F990];[.F990]&gt;=[.G9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IF(OR(ISBLANK([.E991]);ISBLANK([.F991]);ISBLANK([.G991]));&quot;faltan valores&quot;;IF(AND([.E991]&gt;=[.F991];[.F991]&gt;=[.G9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11.5" calcext:value-type="float">
            <text:p>111.5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formula="of:=IF(OR(ISBLANK([.E992]);ISBLANK([.F992]);ISBLANK([.G992]));&quot;faltan valores&quot;;IF(AND([.E992]&gt;=[.F992];[.F992]&gt;=[.G9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IF(OR(ISBLANK([.E993]);ISBLANK([.F993]);ISBLANK([.G993]));&quot;faltan valores&quot;;IF(AND([.E993]&gt;=[.F993];[.F993]&gt;=[.G9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IF(OR(ISBLANK([.E994]);ISBLANK([.F994]);ISBLANK([.G994]));&quot;faltan valores&quot;;IF(AND([.E994]&gt;=[.F994];[.F994]&gt;=[.G9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IF(OR(ISBLANK([.E995]);ISBLANK([.F995]);ISBLANK([.G995]));&quot;faltan valores&quot;;IF(AND([.E995]&gt;=[.F995];[.F995]&gt;=[.G9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IF(OR(ISBLANK([.E996]);ISBLANK([.F996]);ISBLANK([.G996]));&quot;faltan valores&quot;;IF(AND([.E996]&gt;=[.F996];[.F996]&gt;=[.G9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997]);ISBLANK([.F997]);ISBLANK([.G997]));&quot;faltan valores&quot;;IF(AND([.E997]&gt;=[.F997];[.F997]&gt;=[.G9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IF(OR(ISBLANK([.E998]);ISBLANK([.F998]);ISBLANK([.G998]));&quot;faltan valores&quot;;IF(AND([.E998]&gt;=[.F998];[.F998]&gt;=[.G9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IF(OR(ISBLANK([.E999]);ISBLANK([.F999]);ISBLANK([.G999]));&quot;faltan valores&quot;;IF(AND([.E999]&gt;=[.F999];[.F999]&gt;=[.G9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formula="of:=IF(OR(ISBLANK([.E1000]);ISBLANK([.F1000]);ISBLANK([.G1000]));&quot;faltan valores&quot;;IF(AND([.E1000]&gt;=[.F1000];[.F1000]&gt;=[.G10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IF(OR(ISBLANK([.E1001]);ISBLANK([.F1001]);ISBLANK([.G1001]));&quot;faltan valores&quot;;IF(AND([.E1001]&gt;=[.F1001];[.F1001]&gt;=[.G10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IF(OR(ISBLANK([.E1002]);ISBLANK([.F1002]);ISBLANK([.G1002]));&quot;faltan valores&quot;;IF(AND([.E1002]&gt;=[.F1002];[.F1002]&gt;=[.G10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IF(OR(ISBLANK([.E1003]);ISBLANK([.F1003]);ISBLANK([.G1003]));&quot;faltan valores&quot;;IF(AND([.E1003]&gt;=[.F1003];[.F1003]&gt;=[.G10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IF(OR(ISBLANK([.E1004]);ISBLANK([.F1004]);ISBLANK([.G1004]));&quot;faltan valores&quot;;IF(AND([.E1004]&gt;=[.F1004];[.F1004]&gt;=[.G10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005]);ISBLANK([.F1005]);ISBLANK([.G1005]));&quot;faltan valores&quot;;IF(AND([.E1005]&gt;=[.F1005];[.F1005]&gt;=[.G10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IF(OR(ISBLANK([.E1006]);ISBLANK([.F1006]);ISBLANK([.G1006]));&quot;faltan valores&quot;;IF(AND([.E1006]&gt;=[.F1006];[.F1006]&gt;=[.G10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IF(OR(ISBLANK([.E1007]);ISBLANK([.F1007]);ISBLANK([.G1007]));&quot;faltan valores&quot;;IF(AND([.E1007]&gt;=[.F1007];[.F1007]&gt;=[.G10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IF(OR(ISBLANK([.E1008]);ISBLANK([.F1008]);ISBLANK([.G1008]));&quot;faltan valores&quot;;IF(AND([.E1008]&gt;=[.F1008];[.F1008]&gt;=[.G10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formula="of:=IF(OR(ISBLANK([.E1009]);ISBLANK([.F1009]);ISBLANK([.G1009]));&quot;faltan valores&quot;;IF(AND([.E1009]&gt;=[.F1009];[.F1009]&gt;=[.G10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IF(OR(ISBLANK([.E1010]);ISBLANK([.F1010]);ISBLANK([.G1010]));&quot;faltan valores&quot;;IF(AND([.E1010]&gt;=[.F1010];[.F1010]&gt;=[.G10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formula="of:=IF(OR(ISBLANK([.E1011]);ISBLANK([.F1011]);ISBLANK([.G1011]));&quot;faltan valores&quot;;IF(AND([.E1011]&gt;=[.F1011];[.F1011]&gt;=[.G10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formula="of:=IF(OR(ISBLANK([.E1012]);ISBLANK([.F1012]);ISBLANK([.G1012]));&quot;faltan valores&quot;;IF(AND([.E1012]&gt;=[.F1012];[.F1012]&gt;=[.G10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IF(OR(ISBLANK([.E1013]);ISBLANK([.F1013]);ISBLANK([.G1013]));&quot;faltan valores&quot;;IF(AND([.E1013]&gt;=[.F1013];[.F1013]&gt;=[.G10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IF(OR(ISBLANK([.E1014]);ISBLANK([.F1014]);ISBLANK([.G1014]));&quot;faltan valores&quot;;IF(AND([.E1014]&gt;=[.F1014];[.F1014]&gt;=[.G10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formula="of:=IF(OR(ISBLANK([.E1015]);ISBLANK([.F1015]);ISBLANK([.G1015]));&quot;faltan valores&quot;;IF(AND([.E1015]&gt;=[.F1015];[.F1015]&gt;=[.G10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016]);ISBLANK([.F1016]);ISBLANK([.G1016]));&quot;faltan valores&quot;;IF(AND([.E1016]&gt;=[.F1016];[.F1016]&gt;=[.G10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IF(OR(ISBLANK([.E1017]);ISBLANK([.F1017]);ISBLANK([.G1017]));&quot;faltan valores&quot;;IF(AND([.E1017]&gt;=[.F1017];[.F1017]&gt;=[.G10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018]);ISBLANK([.F1018]);ISBLANK([.G1018]));&quot;faltan valores&quot;;IF(AND([.E1018]&gt;=[.F1018];[.F1018]&gt;=[.G10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IF(OR(ISBLANK([.E1019]);ISBLANK([.F1019]);ISBLANK([.G1019]));&quot;faltan valores&quot;;IF(AND([.E1019]&gt;=[.F1019];[.F1019]&gt;=[.G10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020]);ISBLANK([.F1020]);ISBLANK([.G1020]));&quot;faltan valores&quot;;IF(AND([.E1020]&gt;=[.F1020];[.F1020]&gt;=[.G10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IF(OR(ISBLANK([.E1021]);ISBLANK([.F1021]);ISBLANK([.G1021]));&quot;faltan valores&quot;;IF(AND([.E1021]&gt;=[.F1021];[.F1021]&gt;=[.G10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IF(OR(ISBLANK([.E1022]);ISBLANK([.F1022]);ISBLANK([.G1022]));&quot;faltan valores&quot;;IF(AND([.E1022]&gt;=[.F1022];[.F1022]&gt;=[.G10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IF(OR(ISBLANK([.E1023]);ISBLANK([.F1023]);ISBLANK([.G1023]));&quot;faltan valores&quot;;IF(AND([.E1023]&gt;=[.F1023];[.F1023]&gt;=[.G10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1024]);ISBLANK([.F1024]);ISBLANK([.G1024]));&quot;faltan valores&quot;;IF(AND([.E1024]&gt;=[.F1024];[.F1024]&gt;=[.G10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formula="of:=IF(OR(ISBLANK([.E1025]);ISBLANK([.F1025]);ISBLANK([.G1025]));&quot;faltan valores&quot;;IF(AND([.E1025]&gt;=[.F1025];[.F1025]&gt;=[.G10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formula="of:=IF(OR(ISBLANK([.E1026]);ISBLANK([.F1026]);ISBLANK([.G1026]));&quot;faltan valores&quot;;IF(AND([.E1026]&gt;=[.F1026];[.F1026]&gt;=[.G10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formula="of:=IF(OR(ISBLANK([.E1027]);ISBLANK([.F1027]);ISBLANK([.G1027]));&quot;faltan valores&quot;;IF(AND([.E1027]&gt;=[.F1027];[.F1027]&gt;=[.G10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IF(OR(ISBLANK([.E1028]);ISBLANK([.F1028]);ISBLANK([.G1028]));&quot;faltan valores&quot;;IF(AND([.E1028]&gt;=[.F1028];[.F1028]&gt;=[.G10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IF(OR(ISBLANK([.E1029]);ISBLANK([.F1029]);ISBLANK([.G1029]));&quot;faltan valores&quot;;IF(AND([.E1029]&gt;=[.F1029];[.F1029]&gt;=[.G10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1030]);ISBLANK([.F1030]);ISBLANK([.G1030]));&quot;faltan valores&quot;;IF(AND([.E1030]&gt;=[.F1030];[.F1030]&gt;=[.G10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031]);ISBLANK([.F1031]);ISBLANK([.G1031]));&quot;faltan valores&quot;;IF(AND([.E1031]&gt;=[.F1031];[.F1031]&gt;=[.G10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1032]);ISBLANK([.F1032]);ISBLANK([.G1032]));&quot;faltan valores&quot;;IF(AND([.E1032]&gt;=[.F1032];[.F1032]&gt;=[.G10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formula="of:=IF(OR(ISBLANK([.E1033]);ISBLANK([.F1033]);ISBLANK([.G1033]));&quot;faltan valores&quot;;IF(AND([.E1033]&gt;=[.F1033];[.F1033]&gt;=[.G10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formula="of:=IF(OR(ISBLANK([.E1034]);ISBLANK([.F1034]);ISBLANK([.G1034]));&quot;faltan valores&quot;;IF(AND([.E1034]&gt;=[.F1034];[.F1034]&gt;=[.G10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035]);ISBLANK([.F1035]);ISBLANK([.G1035]));&quot;faltan valores&quot;;IF(AND([.E1035]&gt;=[.F1035];[.F1035]&gt;=[.G10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IF(OR(ISBLANK([.E1036]);ISBLANK([.F1036]);ISBLANK([.G1036]));&quot;faltan valores&quot;;IF(AND([.E1036]&gt;=[.F1036];[.F1036]&gt;=[.G10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formula="of:=IF(OR(ISBLANK([.E1037]);ISBLANK([.F1037]);ISBLANK([.G1037]));&quot;faltan valores&quot;;IF(AND([.E1037]&gt;=[.F1037];[.F1037]&gt;=[.G10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IF(OR(ISBLANK([.E1038]);ISBLANK([.F1038]);ISBLANK([.G1038]));&quot;faltan valores&quot;;IF(AND([.E1038]&gt;=[.F1038];[.F1038]&gt;=[.G10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IF(OR(ISBLANK([.E1039]);ISBLANK([.F1039]);ISBLANK([.G1039]));&quot;faltan valores&quot;;IF(AND([.E1039]&gt;=[.F1039];[.F1039]&gt;=[.G10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IF(OR(ISBLANK([.E1040]);ISBLANK([.F1040]);ISBLANK([.G1040]));&quot;faltan valores&quot;;IF(AND([.E1040]&gt;=[.F1040];[.F1040]&gt;=[.G10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IF(OR(ISBLANK([.E1041]);ISBLANK([.F1041]);ISBLANK([.G1041]));&quot;faltan valores&quot;;IF(AND([.E1041]&gt;=[.F1041];[.F1041]&gt;=[.G10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IF(OR(ISBLANK([.E1042]);ISBLANK([.F1042]);ISBLANK([.G1042]));&quot;faltan valores&quot;;IF(AND([.E1042]&gt;=[.F1042];[.F1042]&gt;=[.G10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1043]);ISBLANK([.F1043]);ISBLANK([.G1043]));&quot;faltan valores&quot;;IF(AND([.E1043]&gt;=[.F1043];[.F1043]&gt;=[.G10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formula="of:=IF(OR(ISBLANK([.E1044]);ISBLANK([.F1044]);ISBLANK([.G1044]));&quot;faltan valores&quot;;IF(AND([.E1044]&gt;=[.F1044];[.F1044]&gt;=[.G10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045]);ISBLANK([.F1045]);ISBLANK([.G1045]));&quot;faltan valores&quot;;IF(AND([.E1045]&gt;=[.F1045];[.F1045]&gt;=[.G10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IF(OR(ISBLANK([.E1046]);ISBLANK([.F1046]);ISBLANK([.G1046]));&quot;faltan valores&quot;;IF(AND([.E1046]&gt;=[.F1046];[.F1046]&gt;=[.G10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IF(OR(ISBLANK([.E1047]);ISBLANK([.F1047]);ISBLANK([.G1047]));&quot;faltan valores&quot;;IF(AND([.E1047]&gt;=[.F1047];[.F1047]&gt;=[.G10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IF(OR(ISBLANK([.E1048]);ISBLANK([.F1048]);ISBLANK([.G1048]));&quot;faltan valores&quot;;IF(AND([.E1048]&gt;=[.F1048];[.F1048]&gt;=[.G10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IF(OR(ISBLANK([.E1049]);ISBLANK([.F1049]);ISBLANK([.G1049]));&quot;faltan valores&quot;;IF(AND([.E1049]&gt;=[.F1049];[.F1049]&gt;=[.G10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1050]);ISBLANK([.F1050]);ISBLANK([.G1050]));&quot;faltan valores&quot;;IF(AND([.E1050]&gt;=[.F1050];[.F1050]&gt;=[.G10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051]);ISBLANK([.F1051]);ISBLANK([.G1051]));&quot;faltan valores&quot;;IF(AND([.E1051]&gt;=[.F1051];[.F1051]&gt;=[.G10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IF(OR(ISBLANK([.E1052]);ISBLANK([.F1052]);ISBLANK([.G1052]));&quot;faltan valores&quot;;IF(AND([.E1052]&gt;=[.F1052];[.F1052]&gt;=[.G10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formula="of:=IF(OR(ISBLANK([.E1053]);ISBLANK([.F1053]);ISBLANK([.G1053]));&quot;faltan valores&quot;;IF(AND([.E1053]&gt;=[.F1053];[.F1053]&gt;=[.G10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formula="of:=IF(OR(ISBLANK([.E1054]);ISBLANK([.F1054]);ISBLANK([.G1054]));&quot;faltan valores&quot;;IF(AND([.E1054]&gt;=[.F1054];[.F1054]&gt;=[.G10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IF(OR(ISBLANK([.E1055]);ISBLANK([.F1055]);ISBLANK([.G1055]));&quot;faltan valores&quot;;IF(AND([.E1055]&gt;=[.F1055];[.F1055]&gt;=[.G10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formula="of:=IF(OR(ISBLANK([.E1056]);ISBLANK([.F1056]);ISBLANK([.G1056]));&quot;faltan valores&quot;;IF(AND([.E1056]&gt;=[.F1056];[.F1056]&gt;=[.G10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formula="of:=IF(OR(ISBLANK([.E1057]);ISBLANK([.F1057]);ISBLANK([.G1057]));&quot;faltan valores&quot;;IF(AND([.E1057]&gt;=[.F1057];[.F1057]&gt;=[.G10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IF(OR(ISBLANK([.E1058]);ISBLANK([.F1058]);ISBLANK([.G1058]));&quot;faltan valores&quot;;IF(AND([.E1058]&gt;=[.F1058];[.F1058]&gt;=[.G10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IF(OR(ISBLANK([.E1059]);ISBLANK([.F1059]);ISBLANK([.G1059]));&quot;faltan valores&quot;;IF(AND([.E1059]&gt;=[.F1059];[.F1059]&gt;=[.G10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formula="of:=IF(OR(ISBLANK([.E1060]);ISBLANK([.F1060]);ISBLANK([.G1060]));&quot;faltan valores&quot;;IF(AND([.E1060]&gt;=[.F1060];[.F1060]&gt;=[.G10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061]);ISBLANK([.F1061]);ISBLANK([.G1061]));&quot;faltan valores&quot;;IF(AND([.E1061]&gt;=[.F1061];[.F1061]&gt;=[.G10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formula="of:=IF(OR(ISBLANK([.E1062]);ISBLANK([.F1062]);ISBLANK([.G1062]));&quot;faltan valores&quot;;IF(AND([.E1062]&gt;=[.F1062];[.F1062]&gt;=[.G10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formula="of:=IF(OR(ISBLANK([.E1063]);ISBLANK([.F1063]);ISBLANK([.G1063]));&quot;faltan valores&quot;;IF(AND([.E1063]&gt;=[.F1063];[.F1063]&gt;=[.G10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formula="of:=IF(OR(ISBLANK([.E1064]);ISBLANK([.F1064]);ISBLANK([.G1064]));&quot;faltan valores&quot;;IF(AND([.E1064]&gt;=[.F1064];[.F1064]&gt;=[.G10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IF(OR(ISBLANK([.E1065]);ISBLANK([.F1065]);ISBLANK([.G1065]));&quot;faltan valores&quot;;IF(AND([.E1065]&gt;=[.F1065];[.F1065]&gt;=[.G10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formula="of:=IF(OR(ISBLANK([.E1066]);ISBLANK([.F1066]);ISBLANK([.G1066]));&quot;faltan valores&quot;;IF(AND([.E1066]&gt;=[.F1066];[.F1066]&gt;=[.G10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IF(OR(ISBLANK([.E1067]);ISBLANK([.F1067]);ISBLANK([.G1067]));&quot;faltan valores&quot;;IF(AND([.E1067]&gt;=[.F1067];[.F1067]&gt;=[.G10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formula="of:=IF(OR(ISBLANK([.E1068]);ISBLANK([.F1068]);ISBLANK([.G1068]));&quot;faltan valores&quot;;IF(AND([.E1068]&gt;=[.F1068];[.F1068]&gt;=[.G10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formula="of:=IF(OR(ISBLANK([.E1069]);ISBLANK([.F1069]);ISBLANK([.G1069]));&quot;faltan valores&quot;;IF(AND([.E1069]&gt;=[.F1069];[.F1069]&gt;=[.G10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formula="of:=IF(OR(ISBLANK([.E1070]);ISBLANK([.F1070]);ISBLANK([.G1070]));&quot;faltan valores&quot;;IF(AND([.E1070]&gt;=[.F1070];[.F1070]&gt;=[.G10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IF(OR(ISBLANK([.E1071]);ISBLANK([.F1071]);ISBLANK([.G1071]));&quot;faltan valores&quot;;IF(AND([.E1071]&gt;=[.F1071];[.F1071]&gt;=[.G10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IF(OR(ISBLANK([.E1072]);ISBLANK([.F1072]);ISBLANK([.G1072]));&quot;faltan valores&quot;;IF(AND([.E1072]&gt;=[.F1072];[.F1072]&gt;=[.G10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IF(OR(ISBLANK([.E1073]);ISBLANK([.F1073]);ISBLANK([.G1073]));&quot;faltan valores&quot;;IF(AND([.E1073]&gt;=[.F1073];[.F1073]&gt;=[.G10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formula="of:=IF(OR(ISBLANK([.E1074]);ISBLANK([.F1074]);ISBLANK([.G1074]));&quot;faltan valores&quot;;IF(AND([.E1074]&gt;=[.F1074];[.F1074]&gt;=[.G10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formula="of:=IF(OR(ISBLANK([.E1075]);ISBLANK([.F1075]);ISBLANK([.G1075]));&quot;faltan valores&quot;;IF(AND([.E1075]&gt;=[.F1075];[.F1075]&gt;=[.G10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IF(OR(ISBLANK([.E1076]);ISBLANK([.F1076]);ISBLANK([.G1076]));&quot;faltan valores&quot;;IF(AND([.E1076]&gt;=[.F1076];[.F1076]&gt;=[.G10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formula="of:=IF(OR(ISBLANK([.E1077]);ISBLANK([.F1077]);ISBLANK([.G1077]));&quot;faltan valores&quot;;IF(AND([.E1077]&gt;=[.F1077];[.F1077]&gt;=[.G10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IF(OR(ISBLANK([.E1078]);ISBLANK([.F1078]);ISBLANK([.G1078]));&quot;faltan valores&quot;;IF(AND([.E1078]&gt;=[.F1078];[.F1078]&gt;=[.G10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formula="of:=IF(OR(ISBLANK([.E1079]);ISBLANK([.F1079]);ISBLANK([.G1079]));&quot;faltan valores&quot;;IF(AND([.E1079]&gt;=[.F1079];[.F1079]&gt;=[.G10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formula="of:=IF(OR(ISBLANK([.E1080]);ISBLANK([.F1080]);ISBLANK([.G1080]));&quot;faltan valores&quot;;IF(AND([.E1080]&gt;=[.F1080];[.F1080]&gt;=[.G10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OR(ISBLANK([.E1081]);ISBLANK([.F1081]);ISBLANK([.G1081]));&quot;faltan valores&quot;;IF(AND([.E1081]&gt;=[.F1081];[.F1081]&gt;=[.G10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IF(OR(ISBLANK([.E1082]);ISBLANK([.F1082]);ISBLANK([.G1082]));&quot;faltan valores&quot;;IF(AND([.E1082]&gt;=[.F1082];[.F1082]&gt;=[.G10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OR(ISBLANK([.E1083]);ISBLANK([.F1083]);ISBLANK([.G1083]));&quot;faltan valores&quot;;IF(AND([.E1083]&gt;=[.F1083];[.F1083]&gt;=[.G10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IF(OR(ISBLANK([.E1084]);ISBLANK([.F1084]);ISBLANK([.G1084]));&quot;faltan valores&quot;;IF(AND([.E1084]&gt;=[.F1084];[.F1084]&gt;=[.G10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IF(OR(ISBLANK([.E1085]);ISBLANK([.F1085]);ISBLANK([.G1085]));&quot;faltan valores&quot;;IF(AND([.E1085]&gt;=[.F1085];[.F1085]&gt;=[.G10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IF(OR(ISBLANK([.E1086]);ISBLANK([.F1086]);ISBLANK([.G1086]));&quot;faltan valores&quot;;IF(AND([.E1086]&gt;=[.F1086];[.F1086]&gt;=[.G10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IF(OR(ISBLANK([.E1087]);ISBLANK([.F1087]);ISBLANK([.G1087]));&quot;faltan valores&quot;;IF(AND([.E1087]&gt;=[.F1087];[.F1087]&gt;=[.G10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OR(ISBLANK([.E1088]);ISBLANK([.F1088]);ISBLANK([.G1088]));&quot;faltan valores&quot;;IF(AND([.E1088]&gt;=[.F1088];[.F1088]&gt;=[.G10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IF(OR(ISBLANK([.E1089]);ISBLANK([.F1089]);ISBLANK([.G1089]));&quot;faltan valores&quot;;IF(AND([.E1089]&gt;=[.F1089];[.F1089]&gt;=[.G10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OR(ISBLANK([.E1090]);ISBLANK([.F1090]);ISBLANK([.G1090]));&quot;faltan valores&quot;;IF(AND([.E1090]&gt;=[.F1090];[.F1090]&gt;=[.G10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formula="of:=IF(OR(ISBLANK([.E1091]);ISBLANK([.F1091]);ISBLANK([.G1091]));&quot;faltan valores&quot;;IF(AND([.E1091]&gt;=[.F1091];[.F1091]&gt;=[.G10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IF(OR(ISBLANK([.E1092]);ISBLANK([.F1092]);ISBLANK([.G1092]));&quot;faltan valores&quot;;IF(AND([.E1092]&gt;=[.F1092];[.F1092]&gt;=[.G10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IF(OR(ISBLANK([.E1093]);ISBLANK([.F1093]);ISBLANK([.G1093]));&quot;faltan valores&quot;;IF(AND([.E1093]&gt;=[.F1093];[.F1093]&gt;=[.G10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IF(OR(ISBLANK([.E1094]);ISBLANK([.F1094]);ISBLANK([.G1094]));&quot;faltan valores&quot;;IF(AND([.E1094]&gt;=[.F1094];[.F1094]&gt;=[.G10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formula="of:=IF(OR(ISBLANK([.E1095]);ISBLANK([.F1095]);ISBLANK([.G1095]));&quot;faltan valores&quot;;IF(AND([.E1095]&gt;=[.F1095];[.F1095]&gt;=[.G10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IF(OR(ISBLANK([.E1096]);ISBLANK([.F1096]);ISBLANK([.G1096]));&quot;faltan valores&quot;;IF(AND([.E1096]&gt;=[.F1096];[.F1096]&gt;=[.G10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IF(OR(ISBLANK([.E1097]);ISBLANK([.F1097]);ISBLANK([.G1097]));&quot;faltan valores&quot;;IF(AND([.E1097]&gt;=[.F1097];[.F1097]&gt;=[.G10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IF(OR(ISBLANK([.E1098]);ISBLANK([.F1098]);ISBLANK([.G1098]));&quot;faltan valores&quot;;IF(AND([.E1098]&gt;=[.F1098];[.F1098]&gt;=[.G10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OR(ISBLANK([.E1099]);ISBLANK([.F1099]);ISBLANK([.G1099]));&quot;faltan valores&quot;;IF(AND([.E1099]&gt;=[.F1099];[.F1099]&gt;=[.G10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formula="of:=IF(OR(ISBLANK([.E1100]);ISBLANK([.F1100]);ISBLANK([.G1100]));&quot;faltan valores&quot;;IF(AND([.E1100]&gt;=[.F1100];[.F1100]&gt;=[.G11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OR(ISBLANK([.E1101]);ISBLANK([.F1101]);ISBLANK([.G1101]));&quot;faltan valores&quot;;IF(AND([.E1101]&gt;=[.F1101];[.F1101]&gt;=[.G11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formula="of:=IF(OR(ISBLANK([.E1102]);ISBLANK([.F1102]);ISBLANK([.G1102]));&quot;faltan valores&quot;;IF(AND([.E1102]&gt;=[.F1102];[.F1102]&gt;=[.G11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formula="of:=IF(OR(ISBLANK([.E1103]);ISBLANK([.F1103]);ISBLANK([.G1103]));&quot;faltan valores&quot;;IF(AND([.E1103]&gt;=[.F1103];[.F1103]&gt;=[.G11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table:formula="of:=IF(OR(ISBLANK([.E1104]);ISBLANK([.F1104]);ISBLANK([.G1104]));&quot;faltan valores&quot;;IF(AND([.E1104]&gt;=[.F1104];[.F1104]&gt;=[.G11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IF(OR(ISBLANK([.E1105]);ISBLANK([.F1105]);ISBLANK([.G1105]));&quot;faltan valores&quot;;IF(AND([.E1105]&gt;=[.F1105];[.F1105]&gt;=[.G11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IF(OR(ISBLANK([.E1106]);ISBLANK([.F1106]);ISBLANK([.G1106]));&quot;faltan valores&quot;;IF(AND([.E1106]&gt;=[.F1106];[.F1106]&gt;=[.G11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IF(OR(ISBLANK([.E1107]);ISBLANK([.F1107]);ISBLANK([.G1107]));&quot;faltan valores&quot;;IF(AND([.E1107]&gt;=[.F1107];[.F1107]&gt;=[.G11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IF(OR(ISBLANK([.E1108]);ISBLANK([.F1108]);ISBLANK([.G1108]));&quot;faltan valores&quot;;IF(AND([.E1108]&gt;=[.F1108];[.F1108]&gt;=[.G11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IF(OR(ISBLANK([.E1109]);ISBLANK([.F1109]);ISBLANK([.G1109]));&quot;faltan valores&quot;;IF(AND([.E1109]&gt;=[.F1109];[.F1109]&gt;=[.G11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1110]);ISBLANK([.F1110]);ISBLANK([.G1110]));&quot;faltan valores&quot;;IF(AND([.E1110]&gt;=[.F1110];[.F1110]&gt;=[.G11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IF(OR(ISBLANK([.E1111]);ISBLANK([.F1111]);ISBLANK([.G1111]));&quot;faltan valores&quot;;IF(AND([.E1111]&gt;=[.F1111];[.F1111]&gt;=[.G11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112]);ISBLANK([.F1112]);ISBLANK([.G1112]));&quot;faltan valores&quot;;IF(AND([.E1112]&gt;=[.F1112];[.F1112]&gt;=[.G11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IF(OR(ISBLANK([.E1113]);ISBLANK([.F1113]);ISBLANK([.G1113]));&quot;faltan valores&quot;;IF(AND([.E1113]&gt;=[.F1113];[.F1113]&gt;=[.G11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formula="of:=IF(OR(ISBLANK([.E1114]);ISBLANK([.F1114]);ISBLANK([.G1114]));&quot;faltan valores&quot;;IF(AND([.E1114]&gt;=[.F1114];[.F1114]&gt;=[.G11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formula="of:=IF(OR(ISBLANK([.E1115]);ISBLANK([.F1115]);ISBLANK([.G1115]));&quot;faltan valores&quot;;IF(AND([.E1115]&gt;=[.F1115];[.F1115]&gt;=[.G11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IF(OR(ISBLANK([.E1116]);ISBLANK([.F1116]);ISBLANK([.G1116]));&quot;faltan valores&quot;;IF(AND([.E1116]&gt;=[.F1116];[.F1116]&gt;=[.G11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IF(OR(ISBLANK([.E1117]);ISBLANK([.F1117]);ISBLANK([.G1117]));&quot;faltan valores&quot;;IF(AND([.E1117]&gt;=[.F1117];[.F1117]&gt;=[.G11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formula="of:=IF(OR(ISBLANK([.E1118]);ISBLANK([.F1118]);ISBLANK([.G1118]));&quot;faltan valores&quot;;IF(AND([.E1118]&gt;=[.F1118];[.F1118]&gt;=[.G11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IF(OR(ISBLANK([.E1119]);ISBLANK([.F1119]);ISBLANK([.G1119]));&quot;faltan valores&quot;;IF(AND([.E1119]&gt;=[.F1119];[.F1119]&gt;=[.G11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IF(OR(ISBLANK([.E1120]);ISBLANK([.F1120]);ISBLANK([.G1120]));&quot;faltan valores&quot;;IF(AND([.E1120]&gt;=[.F1120];[.F1120]&gt;=[.G11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IF(OR(ISBLANK([.E1121]);ISBLANK([.F1121]);ISBLANK([.G1121]));&quot;faltan valores&quot;;IF(AND([.E1121]&gt;=[.F1121];[.F1121]&gt;=[.G11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OR(ISBLANK([.E1122]);ISBLANK([.F1122]);ISBLANK([.G1122]));&quot;faltan valores&quot;;IF(AND([.E1122]&gt;=[.F1122];[.F1122]&gt;=[.G11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formula="of:=IF(OR(ISBLANK([.E1123]);ISBLANK([.F1123]);ISBLANK([.G1123]));&quot;faltan valores&quot;;IF(AND([.E1123]&gt;=[.F1123];[.F1123]&gt;=[.G11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IF(OR(ISBLANK([.E1124]);ISBLANK([.F1124]);ISBLANK([.G1124]));&quot;faltan valores&quot;;IF(AND([.E1124]&gt;=[.F1124];[.F1124]&gt;=[.G11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formula="of:=IF(OR(ISBLANK([.E1125]);ISBLANK([.F1125]);ISBLANK([.G1125]));&quot;faltan valores&quot;;IF(AND([.E1125]&gt;=[.F1125];[.F1125]&gt;=[.G11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1126]);ISBLANK([.F1126]);ISBLANK([.G1126]));&quot;faltan valores&quot;;IF(AND([.E1126]&gt;=[.F1126];[.F1126]&gt;=[.G11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(OR(ISBLANK([.E1127]);ISBLANK([.F1127]);ISBLANK([.G1127]));&quot;faltan valores&quot;;IF(AND([.E1127]&gt;=[.F1127];[.F1127]&gt;=[.G11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IF(OR(ISBLANK([.E1128]);ISBLANK([.F1128]);ISBLANK([.G1128]));&quot;faltan valores&quot;;IF(AND([.E1128]&gt;=[.F1128];[.F1128]&gt;=[.G11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IF(OR(ISBLANK([.E1129]);ISBLANK([.F1129]);ISBLANK([.G1129]));&quot;faltan valores&quot;;IF(AND([.E1129]&gt;=[.F1129];[.F1129]&gt;=[.G11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OR(ISBLANK([.E1130]);ISBLANK([.F1130]);ISBLANK([.G1130]));&quot;faltan valores&quot;;IF(AND([.E1130]&gt;=[.F1130];[.F1130]&gt;=[.G11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131]);ISBLANK([.F1131]);ISBLANK([.G1131]));&quot;faltan valores&quot;;IF(AND([.E1131]&gt;=[.F1131];[.F1131]&gt;=[.G11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formula="of:=IF(OR(ISBLANK([.E1132]);ISBLANK([.F1132]);ISBLANK([.G1132]));&quot;faltan valores&quot;;IF(AND([.E1132]&gt;=[.F1132];[.F1132]&gt;=[.G11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IF(OR(ISBLANK([.E1133]);ISBLANK([.F1133]);ISBLANK([.G1133]));&quot;faltan valores&quot;;IF(AND([.E1133]&gt;=[.F1133];[.F1133]&gt;=[.G11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1134]);ISBLANK([.F1134]);ISBLANK([.G1134]));&quot;faltan valores&quot;;IF(AND([.E1134]&gt;=[.F1134];[.F1134]&gt;=[.G11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1135]);ISBLANK([.F1135]);ISBLANK([.G1135]));&quot;faltan valores&quot;;IF(AND([.E1135]&gt;=[.F1135];[.F1135]&gt;=[.G11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IF(OR(ISBLANK([.E1136]);ISBLANK([.F1136]);ISBLANK([.G1136]));&quot;faltan valores&quot;;IF(AND([.E1136]&gt;=[.F1136];[.F1136]&gt;=[.G11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1137]);ISBLANK([.F1137]);ISBLANK([.G1137]));&quot;faltan valores&quot;;IF(AND([.E1137]&gt;=[.F1137];[.F1137]&gt;=[.G11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IF(OR(ISBLANK([.E1138]);ISBLANK([.F1138]);ISBLANK([.G1138]));&quot;faltan valores&quot;;IF(AND([.E1138]&gt;=[.F1138];[.F1138]&gt;=[.G11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(OR(ISBLANK([.E1139]);ISBLANK([.F1139]);ISBLANK([.G1139]));&quot;faltan valores&quot;;IF(AND([.E1139]&gt;=[.F1139];[.F1139]&gt;=[.G11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OR(ISBLANK([.E1140]);ISBLANK([.F1140]);ISBLANK([.G1140]));&quot;faltan valores&quot;;IF(AND([.E1140]&gt;=[.F1140];[.F1140]&gt;=[.G11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OR(ISBLANK([.E1141]);ISBLANK([.F1141]);ISBLANK([.G1141]));&quot;faltan valores&quot;;IF(AND([.E1141]&gt;=[.F1141];[.F1141]&gt;=[.G11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formula="of:=IF(OR(ISBLANK([.E1142]);ISBLANK([.F1142]);ISBLANK([.G1142]));&quot;faltan valores&quot;;IF(AND([.E1142]&gt;=[.F1142];[.F1142]&gt;=[.G11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1143]);ISBLANK([.F1143]);ISBLANK([.G1143]));&quot;faltan valores&quot;;IF(AND([.E1143]&gt;=[.F1143];[.F1143]&gt;=[.G11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formula="of:=IF(OR(ISBLANK([.E1144]);ISBLANK([.F1144]);ISBLANK([.G1144]));&quot;faltan valores&quot;;IF(AND([.E1144]&gt;=[.F1144];[.F1144]&gt;=[.G11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formula="of:=IF(OR(ISBLANK([.E1145]);ISBLANK([.F1145]);ISBLANK([.G1145]));&quot;faltan valores&quot;;IF(AND([.E1145]&gt;=[.F1145];[.F1145]&gt;=[.G11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formula="of:=IF(OR(ISBLANK([.E1146]);ISBLANK([.F1146]);ISBLANK([.G1146]));&quot;faltan valores&quot;;IF(AND([.E1146]&gt;=[.F1146];[.F1146]&gt;=[.G11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IF(OR(ISBLANK([.E1147]);ISBLANK([.F1147]);ISBLANK([.G1147]));&quot;faltan valores&quot;;IF(AND([.E1147]&gt;=[.F1147];[.F1147]&gt;=[.G11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1148]);ISBLANK([.F1148]);ISBLANK([.G1148]));&quot;faltan valores&quot;;IF(AND([.E1148]&gt;=[.F1148];[.F1148]&gt;=[.G11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formula="of:=IF(OR(ISBLANK([.E1149]);ISBLANK([.F1149]);ISBLANK([.G1149]));&quot;faltan valores&quot;;IF(AND([.E1149]&gt;=[.F1149];[.F1149]&gt;=[.G11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IF(OR(ISBLANK([.E1150]);ISBLANK([.F1150]);ISBLANK([.G1150]));&quot;faltan valores&quot;;IF(AND([.E1150]&gt;=[.F1150];[.F1150]&gt;=[.G11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formula="of:=IF(OR(ISBLANK([.E1151]);ISBLANK([.F1151]);ISBLANK([.G1151]));&quot;faltan valores&quot;;IF(AND([.E1151]&gt;=[.F1151];[.F1151]&gt;=[.G11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1152]);ISBLANK([.F1152]);ISBLANK([.G1152]));&quot;faltan valores&quot;;IF(AND([.E1152]&gt;=[.F1152];[.F1152]&gt;=[.G11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1153]);ISBLANK([.F1153]);ISBLANK([.G1153]));&quot;faltan valores&quot;;IF(AND([.E1153]&gt;=[.F1153];[.F1153]&gt;=[.G11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IF(OR(ISBLANK([.E1154]);ISBLANK([.F1154]);ISBLANK([.G1154]));&quot;faltan valores&quot;;IF(AND([.E1154]&gt;=[.F1154];[.F1154]&gt;=[.G11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155]);ISBLANK([.F1155]);ISBLANK([.G1155]));&quot;faltan valores&quot;;IF(AND([.E1155]&gt;=[.F1155];[.F1155]&gt;=[.G11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1156]);ISBLANK([.F1156]);ISBLANK([.G1156]));&quot;faltan valores&quot;;IF(AND([.E1156]&gt;=[.F1156];[.F1156]&gt;=[.G11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157]);ISBLANK([.F1157]);ISBLANK([.G1157]));&quot;faltan valores&quot;;IF(AND([.E1157]&gt;=[.F1157];[.F1157]&gt;=[.G11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IF(OR(ISBLANK([.E1158]);ISBLANK([.F1158]);ISBLANK([.G1158]));&quot;faltan valores&quot;;IF(AND([.E1158]&gt;=[.F1158];[.F1158]&gt;=[.G11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IF(OR(ISBLANK([.E1159]);ISBLANK([.F1159]);ISBLANK([.G1159]));&quot;faltan valores&quot;;IF(AND([.E1159]&gt;=[.F1159];[.F1159]&gt;=[.G11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59" calcext:value-type="float">
            <text:p>115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160]);ISBLANK([.F1160]);ISBLANK([.G1160]));&quot;faltan valores&quot;;IF(AND([.E1160]&gt;=[.F1160];[.F1160]&gt;=[.G11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formula="of:=IF(OR(ISBLANK([.E1161]);ISBLANK([.F1161]);ISBLANK([.G1161]));&quot;faltan valores&quot;;IF(AND([.E1161]&gt;=[.F1161];[.F1161]&gt;=[.G11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IF(OR(ISBLANK([.E1162]);ISBLANK([.F1162]);ISBLANK([.G1162]));&quot;faltan valores&quot;;IF(AND([.E1162]&gt;=[.F1162];[.F1162]&gt;=[.G11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IF(OR(ISBLANK([.E1163]);ISBLANK([.F1163]);ISBLANK([.G1163]));&quot;faltan valores&quot;;IF(AND([.E1163]&gt;=[.F1163];[.F1163]&gt;=[.G11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IF(OR(ISBLANK([.E1164]);ISBLANK([.F1164]);ISBLANK([.G1164]));&quot;faltan valores&quot;;IF(AND([.E1164]&gt;=[.F1164];[.F1164]&gt;=[.G11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IF(OR(ISBLANK([.E1165]);ISBLANK([.F1165]);ISBLANK([.G1165]));&quot;faltan valores&quot;;IF(AND([.E1165]&gt;=[.F1165];[.F1165]&gt;=[.G11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IF(OR(ISBLANK([.E1166]);ISBLANK([.F1166]);ISBLANK([.G1166]));&quot;faltan valores&quot;;IF(AND([.E1166]&gt;=[.F1166];[.F1166]&gt;=[.G11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IF(OR(ISBLANK([.E1167]);ISBLANK([.F1167]);ISBLANK([.G1167]));&quot;faltan valores&quot;;IF(AND([.E1167]&gt;=[.F1167];[.F1167]&gt;=[.G11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IF(OR(ISBLANK([.E1168]);ISBLANK([.F1168]);ISBLANK([.G1168]));&quot;faltan valores&quot;;IF(AND([.E1168]&gt;=[.F1168];[.F1168]&gt;=[.G11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IF(OR(ISBLANK([.E1169]);ISBLANK([.F1169]);ISBLANK([.G1169]));&quot;faltan valores&quot;;IF(AND([.E1169]&gt;=[.F1169];[.F1169]&gt;=[.G11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IF(OR(ISBLANK([.E1170]);ISBLANK([.F1170]);ISBLANK([.G1170]));&quot;faltan valores&quot;;IF(AND([.E1170]&gt;=[.F1170];[.F1170]&gt;=[.G11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IF(OR(ISBLANK([.E1171]);ISBLANK([.F1171]);ISBLANK([.G1171]));&quot;faltan valores&quot;;IF(AND([.E1171]&gt;=[.F1171];[.F1171]&gt;=[.G11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172]);ISBLANK([.F1172]);ISBLANK([.G1172]));&quot;faltan valores&quot;;IF(AND([.E1172]&gt;=[.F1172];[.F1172]&gt;=[.G11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IF(OR(ISBLANK([.E1173]);ISBLANK([.F1173]);ISBLANK([.G1173]));&quot;faltan valores&quot;;IF(AND([.E1173]&gt;=[.F1173];[.F1173]&gt;=[.G11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1174]);ISBLANK([.F1174]);ISBLANK([.G1174]));&quot;faltan valores&quot;;IF(AND([.E1174]&gt;=[.F1174];[.F1174]&gt;=[.G11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IF(OR(ISBLANK([.E1175]);ISBLANK([.F1175]);ISBLANK([.G1175]));&quot;faltan valores&quot;;IF(AND([.E1175]&gt;=[.F1175];[.F1175]&gt;=[.G11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IF(OR(ISBLANK([.E1176]);ISBLANK([.F1176]);ISBLANK([.G1176]));&quot;faltan valores&quot;;IF(AND([.E1176]&gt;=[.F1176];[.F1176]&gt;=[.G117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OR(ISBLANK([.E1177]);ISBLANK([.F1177]);ISBLANK([.G1177]));&quot;faltan valores&quot;;IF(AND([.E1177]&gt;=[.F1177];[.F1177]&gt;=[.G11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1178]);ISBLANK([.F1178]);ISBLANK([.G1178]));&quot;faltan valores&quot;;IF(AND([.E1178]&gt;=[.F1178];[.F1178]&gt;=[.G11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1179]);ISBLANK([.F1179]);ISBLANK([.G1179]));&quot;faltan valores&quot;;IF(AND([.E1179]&gt;=[.F1179];[.F1179]&gt;=[.G11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1180]);ISBLANK([.F1180]);ISBLANK([.G1180]));&quot;faltan valores&quot;;IF(AND([.E1180]&gt;=[.F1180];[.F1180]&gt;=[.G11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1181]);ISBLANK([.F1181]);ISBLANK([.G1181]));&quot;faltan valores&quot;;IF(AND([.E1181]&gt;=[.F1181];[.F1181]&gt;=[.G11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1" calcext:value-type="float">
            <text:p>11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1182]);ISBLANK([.F1182]);ISBLANK([.G1182]));&quot;faltan valores&quot;;IF(AND([.E1182]&gt;=[.F1182];[.F1182]&gt;=[.G11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IF(OR(ISBLANK([.E1183]);ISBLANK([.F1183]);ISBLANK([.G1183]));&quot;faltan valores&quot;;IF(AND([.E1183]&gt;=[.F1183];[.F1183]&gt;=[.G11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1184]);ISBLANK([.F1184]);ISBLANK([.G1184]));&quot;faltan valores&quot;;IF(AND([.E1184]&gt;=[.F1184];[.F1184]&gt;=[.G11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IF(OR(ISBLANK([.E1185]);ISBLANK([.F1185]);ISBLANK([.G1185]));&quot;faltan valores&quot;;IF(AND([.E1185]&gt;=[.F1185];[.F1185]&gt;=[.G11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IF(OR(ISBLANK([.E1186]);ISBLANK([.F1186]);ISBLANK([.G1186]));&quot;faltan valores&quot;;IF(AND([.E1186]&gt;=[.F1186];[.F1186]&gt;=[.G118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formula="of:=IF(OR(ISBLANK([.E1187]);ISBLANK([.F1187]);ISBLANK([.G1187]));&quot;faltan valores&quot;;IF(AND([.E1187]&gt;=[.F1187];[.F1187]&gt;=[.G11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1188]);ISBLANK([.F1188]);ISBLANK([.G1188]));&quot;faltan valores&quot;;IF(AND([.E1188]&gt;=[.F1188];[.F1188]&gt;=[.G11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formula="of:=IF(OR(ISBLANK([.E1189]);ISBLANK([.F1189]);ISBLANK([.G1189]));&quot;faltan valores&quot;;IF(AND([.E1189]&gt;=[.F1189];[.F1189]&gt;=[.G11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190]);ISBLANK([.F1190]);ISBLANK([.G1190]));&quot;faltan valores&quot;;IF(AND([.E1190]&gt;=[.F1190];[.F1190]&gt;=[.G11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IF(OR(ISBLANK([.E1191]);ISBLANK([.F1191]);ISBLANK([.G1191]));&quot;faltan valores&quot;;IF(AND([.E1191]&gt;=[.F1191];[.F1191]&gt;=[.G11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192]);ISBLANK([.F1192]);ISBLANK([.G1192]));&quot;faltan valores&quot;;IF(AND([.E1192]&gt;=[.F1192];[.F1192]&gt;=[.G11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1193]);ISBLANK([.F1193]);ISBLANK([.G1193]));&quot;faltan valores&quot;;IF(AND([.E1193]&gt;=[.F1193];[.F1193]&gt;=[.G11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1194]);ISBLANK([.F1194]);ISBLANK([.G1194]));&quot;faltan valores&quot;;IF(AND([.E1194]&gt;=[.F1194];[.F1194]&gt;=[.G11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1195]);ISBLANK([.F1195]);ISBLANK([.G1195]));&quot;faltan valores&quot;;IF(AND([.E1195]&gt;=[.F1195];[.F1195]&gt;=[.G11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1196]);ISBLANK([.F1196]);ISBLANK([.G1196]));&quot;faltan valores&quot;;IF(AND([.E1196]&gt;=[.F1196];[.F1196]&gt;=[.G11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1197]);ISBLANK([.F1197]);ISBLANK([.G1197]));&quot;faltan valores&quot;;IF(AND([.E1197]&gt;=[.F1197];[.F1197]&gt;=[.G11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1198]);ISBLANK([.F1198]);ISBLANK([.G1198]));&quot;faltan valores&quot;;IF(AND([.E1198]&gt;=[.F1198];[.F1198]&gt;=[.G11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IF(OR(ISBLANK([.E1199]);ISBLANK([.F1199]);ISBLANK([.G1199]));&quot;faltan valores&quot;;IF(AND([.E1199]&gt;=[.F1199];[.F1199]&gt;=[.G11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formula="of:=IF(OR(ISBLANK([.E1200]);ISBLANK([.F1200]);ISBLANK([.G1200]));&quot;faltan valores&quot;;IF(AND([.E1200]&gt;=[.F1200];[.F1200]&gt;=[.G12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table:formula="of:=IF(OR(ISBLANK([.E1201]);ISBLANK([.F1201]);ISBLANK([.G1201]));&quot;faltan valores&quot;;IF(AND([.E1201]&gt;=[.F1201];[.F1201]&gt;=[.G12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formula="of:=IF(OR(ISBLANK([.E1202]);ISBLANK([.F1202]);ISBLANK([.G1202]));&quot;faltan valores&quot;;IF(AND([.E1202]&gt;=[.F1202];[.F1202]&gt;=[.G12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IF(OR(ISBLANK([.E1203]);ISBLANK([.F1203]);ISBLANK([.G1203]));&quot;faltan valores&quot;;IF(AND([.E1203]&gt;=[.F1203];[.F1203]&gt;=[.G12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formula="of:=IF(OR(ISBLANK([.E1204]);ISBLANK([.F1204]);ISBLANK([.G1204]));&quot;faltan valores&quot;;IF(AND([.E1204]&gt;=[.F1204];[.F1204]&gt;=[.G12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IF(OR(ISBLANK([.E1205]);ISBLANK([.F1205]);ISBLANK([.G1205]));&quot;faltan valores&quot;;IF(AND([.E1205]&gt;=[.F1205];[.F1205]&gt;=[.G12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IF(OR(ISBLANK([.E1206]);ISBLANK([.F1206]);ISBLANK([.G1206]));&quot;faltan valores&quot;;IF(AND([.E1206]&gt;=[.F1206];[.F1206]&gt;=[.G12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IF(OR(ISBLANK([.E1207]);ISBLANK([.F1207]);ISBLANK([.G1207]));&quot;faltan valores&quot;;IF(AND([.E1207]&gt;=[.F1207];[.F1207]&gt;=[.G12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1208]);ISBLANK([.F1208]);ISBLANK([.G1208]));&quot;faltan valores&quot;;IF(AND([.E1208]&gt;=[.F1208];[.F1208]&gt;=[.G12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IF(OR(ISBLANK([.E1209]);ISBLANK([.F1209]);ISBLANK([.G1209]));&quot;faltan valores&quot;;IF(AND([.E1209]&gt;=[.F1209];[.F1209]&gt;=[.G12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210]);ISBLANK([.F1210]);ISBLANK([.G1210]));&quot;faltan valores&quot;;IF(AND([.E1210]&gt;=[.F1210];[.F1210]&gt;=[.G12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IF(OR(ISBLANK([.E1211]);ISBLANK([.F1211]);ISBLANK([.G1211]));&quot;faltan valores&quot;;IF(AND([.E1211]&gt;=[.F1211];[.F1211]&gt;=[.G12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IF(OR(ISBLANK([.E1212]);ISBLANK([.F1212]);ISBLANK([.G1212]));&quot;faltan valores&quot;;IF(AND([.E1212]&gt;=[.F1212];[.F1212]&gt;=[.G12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formula="of:=IF(OR(ISBLANK([.E1213]);ISBLANK([.F1213]);ISBLANK([.G1213]));&quot;faltan valores&quot;;IF(AND([.E1213]&gt;=[.F1213];[.F1213]&gt;=[.G12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IF(OR(ISBLANK([.E1214]);ISBLANK([.F1214]);ISBLANK([.G1214]));&quot;faltan valores&quot;;IF(AND([.E1214]&gt;=[.F1214];[.F1214]&gt;=[.G12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1215]);ISBLANK([.F1215]);ISBLANK([.G1215]));&quot;faltan valores&quot;;IF(AND([.E1215]&gt;=[.F1215];[.F1215]&gt;=[.G12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IF(OR(ISBLANK([.E1216]);ISBLANK([.F1216]);ISBLANK([.G1216]));&quot;faltan valores&quot;;IF(AND([.E1216]&gt;=[.F1216];[.F1216]&gt;=[.G12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1217]);ISBLANK([.F1217]);ISBLANK([.G1217]));&quot;faltan valores&quot;;IF(AND([.E1217]&gt;=[.F1217];[.F1217]&gt;=[.G12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IF(OR(ISBLANK([.E1218]);ISBLANK([.F1218]);ISBLANK([.G1218]));&quot;faltan valores&quot;;IF(AND([.E1218]&gt;=[.F1218];[.F1218]&gt;=[.G12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formula="of:=IF(OR(ISBLANK([.E1219]);ISBLANK([.F1219]);ISBLANK([.G1219]));&quot;faltan valores&quot;;IF(AND([.E1219]&gt;=[.F1219];[.F1219]&gt;=[.G12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1220]);ISBLANK([.F1220]);ISBLANK([.G1220]));&quot;faltan valores&quot;;IF(AND([.E1220]&gt;=[.F1220];[.F1220]&gt;=[.G12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221]);ISBLANK([.F1221]);ISBLANK([.G1221]));&quot;faltan valores&quot;;IF(AND([.E1221]&gt;=[.F1221];[.F1221]&gt;=[.G12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IF(OR(ISBLANK([.E1222]);ISBLANK([.F1222]);ISBLANK([.G1222]));&quot;faltan valores&quot;;IF(AND([.E1222]&gt;=[.F1222];[.F1222]&gt;=[.G12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IF(OR(ISBLANK([.E1223]);ISBLANK([.F1223]);ISBLANK([.G1223]));&quot;faltan valores&quot;;IF(AND([.E1223]&gt;=[.F1223];[.F1223]&gt;=[.G12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IF(OR(ISBLANK([.E1224]);ISBLANK([.F1224]);ISBLANK([.G1224]));&quot;faltan valores&quot;;IF(AND([.E1224]&gt;=[.F1224];[.F1224]&gt;=[.G12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IF(OR(ISBLANK([.E1225]);ISBLANK([.F1225]);ISBLANK([.G1225]));&quot;faltan valores&quot;;IF(AND([.E1225]&gt;=[.F1225];[.F1225]&gt;=[.G12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formula="of:=IF(OR(ISBLANK([.E1226]);ISBLANK([.F1226]);ISBLANK([.G1226]));&quot;faltan valores&quot;;IF(AND([.E1226]&gt;=[.F1226];[.F1226]&gt;=[.G12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1227]);ISBLANK([.F1227]);ISBLANK([.G1227]));&quot;faltan valores&quot;;IF(AND([.E1227]&gt;=[.F1227];[.F1227]&gt;=[.G12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IF(OR(ISBLANK([.E1228]);ISBLANK([.F1228]);ISBLANK([.G1228]));&quot;faltan valores&quot;;IF(AND([.E1228]&gt;=[.F1228];[.F1228]&gt;=[.G12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formula="of:=IF(OR(ISBLANK([.E1229]);ISBLANK([.F1229]);ISBLANK([.G1229]));&quot;faltan valores&quot;;IF(AND([.E1229]&gt;=[.F1229];[.F1229]&gt;=[.G12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formula="of:=IF(OR(ISBLANK([.E1230]);ISBLANK([.F1230]);ISBLANK([.G1230]));&quot;faltan valores&quot;;IF(AND([.E1230]&gt;=[.F1230];[.F1230]&gt;=[.G12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sedimentaria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IF(OR(ISBLANK([.E1231]);ISBLANK([.F1231]);ISBLANK([.G1231]));&quot;faltan valores&quot;;IF(AND([.E1231]&gt;=[.F1231];[.F1231]&gt;=[.G12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formula="of:=IF(OR(ISBLANK([.E1232]);ISBLANK([.F1232]);ISBLANK([.G1232]));&quot;faltan valores&quot;;IF(AND([.E1232]&gt;=[.F1232];[.F1232]&gt;=[.G12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edimentari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OR(ISBLANK([.E1233]);ISBLANK([.F1233]);ISBLANK([.G1233]));&quot;faltan valores&quot;;IF(AND([.E1233]&gt;=[.F1233];[.F1233]&gt;=[.G12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IF(OR(ISBLANK([.E1234]);ISBLANK([.F1234]);ISBLANK([.G1234]));&quot;faltan valores&quot;;IF(AND([.E1234]&gt;=[.F1234];[.F1234]&gt;=[.G12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235]);ISBLANK([.F1235]);ISBLANK([.G1235]));&quot;faltan valores&quot;;IF(AND([.E1235]&gt;=[.F1235];[.F1235]&gt;=[.G12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metamórfica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236]);ISBLANK([.F1236]);ISBLANK([.G1236]));&quot;faltan valores&quot;;IF(AND([.E1236]&gt;=[.F1236];[.F1236]&gt;=[.G12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metamórfica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237]);ISBLANK([.F1237]);ISBLANK([.G1237]));&quot;faltan valores&quot;;IF(AND([.E1237]&gt;=[.F1237];[.F1237]&gt;=[.G12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sedimentaria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1238]);ISBLANK([.F1238]);ISBLANK([.G1238]));&quot;faltan valores&quot;;IF(AND([.E1238]&gt;=[.F1238];[.F1238]&gt;=[.G12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sedimentaria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IF(OR(ISBLANK([.E1239]);ISBLANK([.F1239]);ISBLANK([.G1239]));&quot;faltan valores&quot;;IF(AND([.E1239]&gt;=[.F1239];[.F1239]&gt;=[.G12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sedimentaria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IF(OR(ISBLANK([.E1240]);ISBLANK([.F1240]);ISBLANK([.G1240]));&quot;faltan valores&quot;;IF(AND([.E1240]&gt;=[.F1240];[.F1240]&gt;=[.G12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sedimentaria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IF(OR(ISBLANK([.E1241]);ISBLANK([.F1241]);ISBLANK([.G1241]));&quot;faltan valores&quot;;IF(AND([.E1241]&gt;=[.F1241];[.F1241]&gt;=[.G12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IF(OR(ISBLANK([.E1242]);ISBLANK([.F1242]);ISBLANK([.G1242]));&quot;faltan valores&quot;;IF(AND([.E1242]&gt;=[.F1242];[.F1242]&gt;=[.G12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IF(OR(ISBLANK([.E1243]);ISBLANK([.F1243]);ISBLANK([.G1243]));&quot;faltan valores&quot;;IF(AND([.E1243]&gt;=[.F1243];[.F1243]&gt;=[.G12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1244]);ISBLANK([.F1244]);ISBLANK([.G1244]));&quot;faltan valores&quot;;IF(AND([.E1244]&gt;=[.F1244];[.F1244]&gt;=[.G12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245]);ISBLANK([.F1245]);ISBLANK([.G1245]));&quot;faltan valores&quot;;IF(AND([.E1245]&gt;=[.F1245];[.F1245]&gt;=[.G12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OR(ISBLANK([.E1246]);ISBLANK([.F1246]);ISBLANK([.G1246]));&quot;faltan valores&quot;;IF(AND([.E1246]&gt;=[.F1246];[.F1246]&gt;=[.G12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IF(OR(ISBLANK([.E1247]);ISBLANK([.F1247]);ISBLANK([.G1247]));&quot;faltan valores&quot;;IF(AND([.E1247]&gt;=[.F1247];[.F1247]&gt;=[.G12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IF(OR(ISBLANK([.E1248]);ISBLANK([.F1248]);ISBLANK([.G1248]));&quot;faltan valores&quot;;IF(AND([.E1248]&gt;=[.F1248];[.F1248]&gt;=[.G12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IF(OR(ISBLANK([.E1249]);ISBLANK([.F1249]);ISBLANK([.G1249]));&quot;faltan valores&quot;;IF(AND([.E1249]&gt;=[.F1249];[.F1249]&gt;=[.G12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1250]);ISBLANK([.F1250]);ISBLANK([.G1250]));&quot;faltan valores&quot;;IF(AND([.E1250]&gt;=[.F1250];[.F1250]&gt;=[.G12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IF(OR(ISBLANK([.E1251]);ISBLANK([.F1251]);ISBLANK([.G1251]));&quot;faltan valores&quot;;IF(AND([.E1251]&gt;=[.F1251];[.F1251]&gt;=[.G12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IF(OR(ISBLANK([.E1252]);ISBLANK([.F1252]);ISBLANK([.G1252]));&quot;faltan valores&quot;;IF(AND([.E1252]&gt;=[.F1252];[.F1252]&gt;=[.G12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IF(OR(ISBLANK([.E1253]);ISBLANK([.F1253]);ISBLANK([.G1253]));&quot;faltan valores&quot;;IF(AND([.E1253]&gt;=[.F1253];[.F1253]&gt;=[.G12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sedimentaria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IF(OR(ISBLANK([.E1254]);ISBLANK([.F1254]);ISBLANK([.G1254]));&quot;faltan valores&quot;;IF(AND([.E1254]&gt;=[.F1254];[.F1254]&gt;=[.G12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255]);ISBLANK([.F1255]);ISBLANK([.G1255]));&quot;faltan valores&quot;;IF(AND([.E1255]&gt;=[.F1255];[.F1255]&gt;=[.G12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ígne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IF(OR(ISBLANK([.E1256]);ISBLANK([.F1256]);ISBLANK([.G1256]));&quot;faltan valores&quot;;IF(AND([.E1256]&gt;=[.F1256];[.F1256]&gt;=[.G12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ígnea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IF(OR(ISBLANK([.E1257]);ISBLANK([.F1257]);ISBLANK([.G1257]));&quot;faltan valores&quot;;IF(AND([.E1257]&gt;=[.F1257];[.F1257]&gt;=[.G12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edimenta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IF(OR(ISBLANK([.E1258]);ISBLANK([.F1258]);ISBLANK([.G1258]));&quot;faltan valores&quot;;IF(AND([.E1258]&gt;=[.F1258];[.F1258]&gt;=[.G12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table:formula="of:=IF(OR(ISBLANK([.E1259]);ISBLANK([.F1259]);ISBLANK([.G1259]));&quot;faltan valores&quot;;IF(AND([.E1259]&gt;=[.F1259];[.F1259]&gt;=[.G1259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59" calcext:value-type="float">
            <text:p>1259</text:p>
          </table:table-cell>
          <table:table-cell table:number-columns-repeated="4"/>
          <table:table-cell table:formula="of:=IF(OR(ISBLANK([.E1260]);ISBLANK([.F1260]);ISBLANK([.G1260]));&quot;faltan valores&quot;;IF(AND([.E1260]&gt;=[.F1260];[.F1260]&gt;=[.G126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0" calcext:value-type="float">
            <text:p>1260</text:p>
          </table:table-cell>
          <table:table-cell table:number-columns-repeated="4"/>
          <table:table-cell table:formula="of:=IF(OR(ISBLANK([.E1261]);ISBLANK([.F1261]);ISBLANK([.G1261]));&quot;faltan valores&quot;;IF(AND([.E1261]&gt;=[.F1261];[.F1261]&gt;=[.G126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formula="of:=IF(OR(ISBLANK([.E1262]);ISBLANK([.F1262]);ISBLANK([.G1262]));&quot;faltan valores&quot;;IF(AND([.E1262]&gt;=[.F1262];[.F1262]&gt;=[.G12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IF(OR(ISBLANK([.E1263]);ISBLANK([.F1263]);ISBLANK([.G1263]));&quot;faltan valores&quot;;IF(AND([.E1263]&gt;=[.F1263];[.F1263]&gt;=[.G12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IF(OR(ISBLANK([.E1264]);ISBLANK([.F1264]);ISBLANK([.G1264]));&quot;faltan valores&quot;;IF(AND([.E1264]&gt;=[.F1264];[.F1264]&gt;=[.G12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OR(ISBLANK([.E1265]);ISBLANK([.F1265]);ISBLANK([.G1265]));&quot;faltan valores&quot;;IF(AND([.E1265]&gt;=[.F1265];[.F1265]&gt;=[.G12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1266]);ISBLANK([.F1266]);ISBLANK([.G1266]));&quot;faltan valores&quot;;IF(AND([.E1266]&gt;=[.F1266];[.F1266]&gt;=[.G12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IF(OR(ISBLANK([.E1267]);ISBLANK([.F1267]);ISBLANK([.G1267]));&quot;faltan valores&quot;;IF(AND([.E1267]&gt;=[.F1267];[.F1267]&gt;=[.G12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OR(ISBLANK([.E1268]);ISBLANK([.F1268]);ISBLANK([.G1268]));&quot;faltan valores&quot;;IF(AND([.E1268]&gt;=[.F1268];[.F1268]&gt;=[.G12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8" calcext:value-type="float">
            <text:p>1268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IF(OR(ISBLANK([.E1269]);ISBLANK([.F1269]);ISBLANK([.G1269]));&quot;faltan valores&quot;;IF(AND([.E1269]&gt;=[.F1269];[.F1269]&gt;=[.G12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IF(OR(ISBLANK([.E1270]);ISBLANK([.F1270]);ISBLANK([.G1270]));&quot;faltan valores&quot;;IF(AND([.E1270]&gt;=[.F1270];[.F1270]&gt;=[.G12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1271]);ISBLANK([.F1271]);ISBLANK([.G1271]));&quot;faltan valores&quot;;IF(AND([.E1271]&gt;=[.F1271];[.F1271]&gt;=[.G12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OR(ISBLANK([.E1272]);ISBLANK([.F1272]);ISBLANK([.G1272]));&quot;faltan valores&quot;;IF(AND([.E1272]&gt;=[.F1272];[.F1272]&gt;=[.G12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IF(OR(ISBLANK([.E1273]);ISBLANK([.F1273]);ISBLANK([.G1273]));&quot;faltan valores&quot;;IF(AND([.E1273]&gt;=[.F1273];[.F1273]&gt;=[.G12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OR(ISBLANK([.E1274]);ISBLANK([.F1274]);ISBLANK([.G1274]));&quot;faltan valores&quot;;IF(AND([.E1274]&gt;=[.F1274];[.F1274]&gt;=[.G12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IF(OR(ISBLANK([.E1275]);ISBLANK([.F1275]);ISBLANK([.G1275]));&quot;faltan valores&quot;;IF(AND([.E1275]&gt;=[.F1275];[.F1275]&gt;=[.G12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IF(OR(ISBLANK([.E1276]);ISBLANK([.F1276]);ISBLANK([.G1276]));&quot;faltan valores&quot;;IF(AND([.E1276]&gt;=[.F1276];[.F1276]&gt;=[.G12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6" calcext:value-type="float">
            <text:p>127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IF(OR(ISBLANK([.E1277]);ISBLANK([.F1277]);ISBLANK([.G1277]));&quot;faltan valores&quot;;IF(AND([.E1277]&gt;=[.F1277];[.F1277]&gt;=[.G12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1278]);ISBLANK([.F1278]);ISBLANK([.G1278]));&quot;faltan valores&quot;;IF(AND([.E1278]&gt;=[.F1278];[.F1278]&gt;=[.G12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IF(OR(ISBLANK([.E1279]);ISBLANK([.F1279]);ISBLANK([.G1279]));&quot;faltan valores&quot;;IF(AND([.E1279]&gt;=[.F1279];[.F1279]&gt;=[.G12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OR(ISBLANK([.E1280]);ISBLANK([.F1280]);ISBLANK([.G1280]));&quot;faltan valores&quot;;IF(AND([.E1280]&gt;=[.F1280];[.F1280]&gt;=[.G12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281]);ISBLANK([.F1281]);ISBLANK([.G1281]));&quot;faltan valores&quot;;IF(AND([.E1281]&gt;=[.F1281];[.F1281]&gt;=[.G12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IF(OR(ISBLANK([.E1282]);ISBLANK([.F1282]);ISBLANK([.G1282]));&quot;faltan valores&quot;;IF(AND([.E1282]&gt;=[.F1282];[.F1282]&gt;=[.G12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IF(OR(ISBLANK([.E1283]);ISBLANK([.F1283]);ISBLANK([.G1283]));&quot;faltan valores&quot;;IF(AND([.E1283]&gt;=[.F1283];[.F1283]&gt;=[.G12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IF(OR(ISBLANK([.E1284]);ISBLANK([.F1284]);ISBLANK([.G1284]));&quot;faltan valores&quot;;IF(AND([.E1284]&gt;=[.F1284];[.F1284]&gt;=[.G12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4" calcext:value-type="float">
            <text:p>12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285]);ISBLANK([.F1285]);ISBLANK([.G1285]));&quot;faltan valores&quot;;IF(AND([.E1285]&gt;=[.F1285];[.F1285]&gt;=[.G12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286]);ISBLANK([.F1286]);ISBLANK([.G1286]));&quot;faltan valores&quot;;IF(AND([.E1286]&gt;=[.F1286];[.F1286]&gt;=[.G12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OR(ISBLANK([.E1287]);ISBLANK([.F1287]);ISBLANK([.G1287]));&quot;faltan valores&quot;;IF(AND([.E1287]&gt;=[.F1287];[.F1287]&gt;=[.G12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288]);ISBLANK([.F1288]);ISBLANK([.G1288]));&quot;faltan valores&quot;;IF(AND([.E1288]&gt;=[.F1288];[.F1288]&gt;=[.G12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OR(ISBLANK([.E1289]);ISBLANK([.F1289]);ISBLANK([.G1289]));&quot;faltan valores&quot;;IF(AND([.E1289]&gt;=[.F1289];[.F1289]&gt;=[.G12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290]);ISBLANK([.F1290]);ISBLANK([.G1290]));&quot;faltan valores&quot;;IF(AND([.E1290]&gt;=[.F1290];[.F1290]&gt;=[.G12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1291]);ISBLANK([.F1291]);ISBLANK([.G1291]));&quot;faltan valores&quot;;IF(AND([.E1291]&gt;=[.F1291];[.F1291]&gt;=[.G12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formula="of:=IF(OR(ISBLANK([.E1292]);ISBLANK([.F1292]);ISBLANK([.G1292]));&quot;faltan valores&quot;;IF(AND([.E1292]&gt;=[.F1292];[.F1292]&gt;=[.G12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293]);ISBLANK([.F1293]);ISBLANK([.G1293]));&quot;faltan valores&quot;;IF(AND([.E1293]&gt;=[.F1293];[.F1293]&gt;=[.G12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formula="of:=IF(OR(ISBLANK([.E1294]);ISBLANK([.F1294]);ISBLANK([.G1294]));&quot;faltan valores&quot;;IF(AND([.E1294]&gt;=[.F1294];[.F1294]&gt;=[.G12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IF(OR(ISBLANK([.E1295]);ISBLANK([.F1295]);ISBLANK([.G1295]));&quot;faltan valores&quot;;IF(AND([.E1295]&gt;=[.F1295];[.F1295]&gt;=[.G12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IF(OR(ISBLANK([.E1296]);ISBLANK([.F1296]);ISBLANK([.G1296]));&quot;faltan valores&quot;;IF(AND([.E1296]&gt;=[.F1296];[.F1296]&gt;=[.G129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IF(OR(ISBLANK([.E1297]);ISBLANK([.F1297]);ISBLANK([.G1297]));&quot;faltan valores&quot;;IF(AND([.E1297]&gt;=[.F1297];[.F1297]&gt;=[.G12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formula="of:=IF(OR(ISBLANK([.E1298]);ISBLANK([.F1298]);ISBLANK([.G1298]));&quot;faltan valores&quot;;IF(AND([.E1298]&gt;=[.F1298];[.F1298]&gt;=[.G12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1299]);ISBLANK([.F1299]);ISBLANK([.G1299]));&quot;faltan valores&quot;;IF(AND([.E1299]&gt;=[.F1299];[.F1299]&gt;=[.G12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formula="of:=IF(OR(ISBLANK([.E1300]);ISBLANK([.F1300]);ISBLANK([.G1300]));&quot;faltan valores&quot;;IF(AND([.E1300]&gt;=[.F1300];[.F1300]&gt;=[.G1300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OR(ISBLANK([.E1301]);ISBLANK([.F1301]);ISBLANK([.G1301]));&quot;faltan valores&quot;;IF(AND([.E1301]&gt;=[.F1301];[.F1301]&gt;=[.G1301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IF(OR(ISBLANK([.E1302]);ISBLANK([.F1302]);ISBLANK([.G1302]));&quot;faltan valores&quot;;IF(AND([.E1302]&gt;=[.F1302];[.F1302]&gt;=[.G13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IF(OR(ISBLANK([.E1303]);ISBLANK([.F1303]);ISBLANK([.G1303]));&quot;faltan valores&quot;;IF(AND([.E1303]&gt;=[.F1303];[.F1303]&gt;=[.G13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1304]);ISBLANK([.F1304]);ISBLANK([.G1304]));&quot;faltan valores&quot;;IF(AND([.E1304]&gt;=[.F1304];[.F1304]&gt;=[.G1304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IF(OR(ISBLANK([.E1305]);ISBLANK([.F1305]);ISBLANK([.G1305]));&quot;faltan valores&quot;;IF(AND([.E1305]&gt;=[.F1305];[.F1305]&gt;=[.G13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OR(ISBLANK([.E1306]);ISBLANK([.F1306]);ISBLANK([.G1306]));&quot;faltan valores&quot;;IF(AND([.E1306]&gt;=[.F1306];[.F1306]&gt;=[.G13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IF(OR(ISBLANK([.E1307]);ISBLANK([.F1307]);ISBLANK([.G1307]));&quot;faltan valores&quot;;IF(AND([.E1307]&gt;=[.F1307];[.F1307]&gt;=[.G13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formula="of:=IF(OR(ISBLANK([.E1308]);ISBLANK([.F1308]);ISBLANK([.G1308]));&quot;faltan valores&quot;;IF(AND([.E1308]&gt;=[.F1308];[.F1308]&gt;=[.G13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IF(OR(ISBLANK([.E1309]);ISBLANK([.F1309]);ISBLANK([.G1309]));&quot;faltan valores&quot;;IF(AND([.E1309]&gt;=[.F1309];[.F1309]&gt;=[.G13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IF(OR(ISBLANK([.E1310]);ISBLANK([.F1310]);ISBLANK([.G1310]));&quot;faltan valores&quot;;IF(AND([.E1310]&gt;=[.F1310];[.F1310]&gt;=[.G13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IF(OR(ISBLANK([.E1311]);ISBLANK([.F1311]);ISBLANK([.G1311]));&quot;faltan valores&quot;;IF(AND([.E1311]&gt;=[.F1311];[.F1311]&gt;=[.G13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formula="of:=IF(OR(ISBLANK([.E1312]);ISBLANK([.F1312]);ISBLANK([.G1312]));&quot;faltan valores&quot;;IF(AND([.E1312]&gt;=[.F1312];[.F1312]&gt;=[.G1312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OR(ISBLANK([.E1313]);ISBLANK([.F1313]);ISBLANK([.G1313]));&quot;faltan valores&quot;;IF(AND([.E1313]&gt;=[.F1313];[.F1313]&gt;=[.G1313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1314]);ISBLANK([.F1314]);ISBLANK([.G1314]));&quot;faltan valores&quot;;IF(AND([.E1314]&gt;=[.F1314];[.F1314]&gt;=[.G13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1315]);ISBLANK([.F1315]);ISBLANK([.G1315]));&quot;faltan valores&quot;;IF(AND([.E1315]&gt;=[.F1315];[.F1315]&gt;=[.G13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formula="of:=IF(OR(ISBLANK([.E1316]);ISBLANK([.F1316]);ISBLANK([.G1316]));&quot;faltan valores&quot;;IF(AND([.E1316]&gt;=[.F1316];[.F1316]&gt;=[.G13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formula="of:=IF(OR(ISBLANK([.E1317]);ISBLANK([.F1317]);ISBLANK([.G1317]));&quot;faltan valores&quot;;IF(AND([.E1317]&gt;=[.F1317];[.F1317]&gt;=[.G13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IF(OR(ISBLANK([.E1318]);ISBLANK([.F1318]);ISBLANK([.G1318]));&quot;faltan valores&quot;;IF(AND([.E1318]&gt;=[.F1318];[.F1318]&gt;=[.G1318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formula="of:=IF(OR(ISBLANK([.E1319]);ISBLANK([.F1319]);ISBLANK([.G1319]));&quot;faltan valores&quot;;IF(AND([.E1319]&gt;=[.F1319];[.F1319]&gt;=[.G13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formula="of:=IF(OR(ISBLANK([.E1320]);ISBLANK([.F1320]);ISBLANK([.G1320]));&quot;faltan valores&quot;;IF(AND([.E1320]&gt;=[.F1320];[.F1320]&gt;=[.G13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IF(OR(ISBLANK([.E1321]);ISBLANK([.F1321]);ISBLANK([.G1321]));&quot;faltan valores&quot;;IF(AND([.E1321]&gt;=[.F1321];[.F1321]&gt;=[.G13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IF(OR(ISBLANK([.E1322]);ISBLANK([.F1322]);ISBLANK([.G1322]));&quot;faltan valores&quot;;IF(AND([.E1322]&gt;=[.F1322];[.F1322]&gt;=[.G13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IF(OR(ISBLANK([.E1323]);ISBLANK([.F1323]);ISBLANK([.G1323]));&quot;faltan valores&quot;;IF(AND([.E1323]&gt;=[.F1323];[.F1323]&gt;=[.G13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IF(OR(ISBLANK([.E1324]);ISBLANK([.F1324]);ISBLANK([.G1324]));&quot;faltan valores&quot;;IF(AND([.E1324]&gt;=[.F1324];[.F1324]&gt;=[.G13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IF(OR(ISBLANK([.E1325]);ISBLANK([.F1325]);ISBLANK([.G1325]));&quot;faltan valores&quot;;IF(AND([.E1325]&gt;=[.F1325];[.F1325]&gt;=[.G13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26]);ISBLANK([.F1326]);ISBLANK([.G1326]));&quot;faltan valores&quot;;IF(AND([.E1326]&gt;=[.F1326];[.F1326]&gt;=[.G13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IF(OR(ISBLANK([.E1327]);ISBLANK([.F1327]);ISBLANK([.G1327]));&quot;faltan valores&quot;;IF(AND([.E1327]&gt;=[.F1327];[.F1327]&gt;=[.G13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IF(OR(ISBLANK([.E1328]);ISBLANK([.F1328]);ISBLANK([.G1328]));&quot;faltan valores&quot;;IF(AND([.E1328]&gt;=[.F1328];[.F1328]&gt;=[.G13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IF(OR(ISBLANK([.E1329]);ISBLANK([.F1329]);ISBLANK([.G1329]));&quot;faltan valores&quot;;IF(AND([.E1329]&gt;=[.F1329];[.F1329]&gt;=[.G13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IF(OR(ISBLANK([.E1330]);ISBLANK([.F1330]);ISBLANK([.G1330]));&quot;faltan valores&quot;;IF(AND([.E1330]&gt;=[.F1330];[.F1330]&gt;=[.G13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IF(OR(ISBLANK([.E1331]);ISBLANK([.F1331]);ISBLANK([.G1331]));&quot;faltan valores&quot;;IF(AND([.E1331]&gt;=[.F1331];[.F1331]&gt;=[.G13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IF(OR(ISBLANK([.E1332]);ISBLANK([.F1332]);ISBLANK([.G1332]));&quot;faltan valores&quot;;IF(AND([.E1332]&gt;=[.F1332];[.F1332]&gt;=[.G13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1333]);ISBLANK([.F1333]);ISBLANK([.G1333]));&quot;faltan valores&quot;;IF(AND([.E1333]&gt;=[.F1333];[.F1333]&gt;=[.G13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34]);ISBLANK([.F1334]);ISBLANK([.G1334]));&quot;faltan valores&quot;;IF(AND([.E1334]&gt;=[.F1334];[.F1334]&gt;=[.G13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IF(OR(ISBLANK([.E1335]);ISBLANK([.F1335]);ISBLANK([.G1335]));&quot;faltan valores&quot;;IF(AND([.E1335]&gt;=[.F1335];[.F1335]&gt;=[.G13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OR(ISBLANK([.E1336]);ISBLANK([.F1336]);ISBLANK([.G1336]));&quot;faltan valores&quot;;IF(AND([.E1336]&gt;=[.F1336];[.F1336]&gt;=[.G13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337]);ISBLANK([.F1337]);ISBLANK([.G1337]));&quot;faltan valores&quot;;IF(AND([.E1337]&gt;=[.F1337];[.F1337]&gt;=[.G13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IF(OR(ISBLANK([.E1338]);ISBLANK([.F1338]);ISBLANK([.G1338]));&quot;faltan valores&quot;;IF(AND([.E1338]&gt;=[.F1338];[.F1338]&gt;=[.G13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IF(OR(ISBLANK([.E1339]);ISBLANK([.F1339]);ISBLANK([.G1339]));&quot;faltan valores&quot;;IF(AND([.E1339]&gt;=[.F1339];[.F1339]&gt;=[.G13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formula="of:=IF(OR(ISBLANK([.E1340]);ISBLANK([.F1340]);ISBLANK([.G1340]));&quot;faltan valores&quot;;IF(AND([.E1340]&gt;=[.F1340];[.F1340]&gt;=[.G13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OR(ISBLANK([.E1341]);ISBLANK([.F1341]);ISBLANK([.G1341]));&quot;faltan valores&quot;;IF(AND([.E1341]&gt;=[.F1341];[.F1341]&gt;=[.G13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IF(OR(ISBLANK([.E1342]);ISBLANK([.F1342]);ISBLANK([.G1342]));&quot;faltan valores&quot;;IF(AND([.E1342]&gt;=[.F1342];[.F1342]&gt;=[.G13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IF(OR(ISBLANK([.E1343]);ISBLANK([.F1343]);ISBLANK([.G1343]));&quot;faltan valores&quot;;IF(AND([.E1343]&gt;=[.F1343];[.F1343]&gt;=[.G13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OR(ISBLANK([.E1344]);ISBLANK([.F1344]);ISBLANK([.G1344]));&quot;faltan valores&quot;;IF(AND([.E1344]&gt;=[.F1344];[.F1344]&gt;=[.G13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IF(OR(ISBLANK([.E1345]);ISBLANK([.F1345]);ISBLANK([.G1345]));&quot;faltan valores&quot;;IF(AND([.E1345]&gt;=[.F1345];[.F1345]&gt;=[.G13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46]);ISBLANK([.F1346]);ISBLANK([.G1346]));&quot;faltan valores&quot;;IF(AND([.E1346]&gt;=[.F1346];[.F1346]&gt;=[.G13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IF(OR(ISBLANK([.E1347]);ISBLANK([.F1347]);ISBLANK([.G1347]));&quot;faltan valores&quot;;IF(AND([.E1347]&gt;=[.F1347];[.F1347]&gt;=[.G13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formula="of:=IF(OR(ISBLANK([.E1348]);ISBLANK([.F1348]);ISBLANK([.G1348]));&quot;faltan valores&quot;;IF(AND([.E1348]&gt;=[.F1348];[.F1348]&gt;=[.G13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IF(OR(ISBLANK([.E1349]);ISBLANK([.F1349]);ISBLANK([.G1349]));&quot;faltan valores&quot;;IF(AND([.E1349]&gt;=[.F1349];[.F1349]&gt;=[.G13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1350]);ISBLANK([.F1350]);ISBLANK([.G1350]));&quot;faltan valores&quot;;IF(AND([.E1350]&gt;=[.F1350];[.F1350]&gt;=[.G13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IF(OR(ISBLANK([.E1351]);ISBLANK([.F1351]);ISBLANK([.G1351]));&quot;faltan valores&quot;;IF(AND([.E1351]&gt;=[.F1351];[.F1351]&gt;=[.G13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formula="of:=IF(OR(ISBLANK([.E1352]);ISBLANK([.F1352]);ISBLANK([.G1352]));&quot;faltan valores&quot;;IF(AND([.E1352]&gt;=[.F1352];[.F1352]&gt;=[.G13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IF(OR(ISBLANK([.E1353]);ISBLANK([.F1353]);ISBLANK([.G1353]));&quot;faltan valores&quot;;IF(AND([.E1353]&gt;=[.F1353];[.F1353]&gt;=[.G13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formula="of:=IF(OR(ISBLANK([.E1354]);ISBLANK([.F1354]);ISBLANK([.G1354]));&quot;faltan valores&quot;;IF(AND([.E1354]&gt;=[.F1354];[.F1354]&gt;=[.G13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formula="of:=IF(OR(ISBLANK([.E1355]);ISBLANK([.F1355]);ISBLANK([.G1355]));&quot;faltan valores&quot;;IF(AND([.E1355]&gt;=[.F1355];[.F1355]&gt;=[.G13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IF(OR(ISBLANK([.E1356]);ISBLANK([.F1356]);ISBLANK([.G1356]));&quot;faltan valores&quot;;IF(AND([.E1356]&gt;=[.F1356];[.F1356]&gt;=[.G13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formula="of:=IF(OR(ISBLANK([.E1357]);ISBLANK([.F1357]);ISBLANK([.G1357]));&quot;faltan valores&quot;;IF(AND([.E1357]&gt;=[.F1357];[.F1357]&gt;=[.G13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IF(OR(ISBLANK([.E1358]);ISBLANK([.F1358]);ISBLANK([.G1358]));&quot;faltan valores&quot;;IF(AND([.E1358]&gt;=[.F1358];[.F1358]&gt;=[.G13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formula="of:=IF(OR(ISBLANK([.E1359]);ISBLANK([.F1359]);ISBLANK([.G1359]));&quot;faltan valores&quot;;IF(AND([.E1359]&gt;=[.F1359];[.F1359]&gt;=[.G13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formula="of:=IF(OR(ISBLANK([.E1360]);ISBLANK([.F1360]);ISBLANK([.G1360]));&quot;faltan valores&quot;;IF(AND([.E1360]&gt;=[.F1360];[.F1360]&gt;=[.G13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IF(OR(ISBLANK([.E1361]);ISBLANK([.F1361]);ISBLANK([.G1361]));&quot;faltan valores&quot;;IF(AND([.E1361]&gt;=[.F1361];[.F1361]&gt;=[.G13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formula="of:=IF(OR(ISBLANK([.E1362]);ISBLANK([.F1362]);ISBLANK([.G1362]));&quot;faltan valores&quot;;IF(AND([.E1362]&gt;=[.F1362];[.F1362]&gt;=[.G13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IF(OR(ISBLANK([.E1363]);ISBLANK([.F1363]);ISBLANK([.G1363]));&quot;faltan valores&quot;;IF(AND([.E1363]&gt;=[.F1363];[.F1363]&gt;=[.G13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formula="of:=IF(OR(ISBLANK([.E1364]);ISBLANK([.F1364]);ISBLANK([.G1364]));&quot;faltan valores&quot;;IF(AND([.E1364]&gt;=[.F1364];[.F1364]&gt;=[.G13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4" calcext:value-type="float">
            <text:p>13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365]);ISBLANK([.F1365]);ISBLANK([.G1365]));&quot;faltan valores&quot;;IF(AND([.E1365]&gt;=[.F1365];[.F1365]&gt;=[.G13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IF(OR(ISBLANK([.E1366]);ISBLANK([.F1366]);ISBLANK([.G1366]));&quot;faltan valores&quot;;IF(AND([.E1366]&gt;=[.F1366];[.F1366]&gt;=[.G13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formula="of:=IF(OR(ISBLANK([.E1367]);ISBLANK([.F1367]);ISBLANK([.G1367]));&quot;faltan valores&quot;;IF(AND([.E1367]&gt;=[.F1367];[.F1367]&gt;=[.G13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IF(OR(ISBLANK([.E1368]);ISBLANK([.F1368]);ISBLANK([.G1368]));&quot;faltan valores&quot;;IF(AND([.E1368]&gt;=[.F1368];[.F1368]&gt;=[.G13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IF(OR(ISBLANK([.E1369]);ISBLANK([.F1369]);ISBLANK([.G1369]));&quot;faltan valores&quot;;IF(AND([.E1369]&gt;=[.F1369];[.F1369]&gt;=[.G13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formula="of:=IF(OR(ISBLANK([.E1370]);ISBLANK([.F1370]);ISBLANK([.G1370]));&quot;faltan valores&quot;;IF(AND([.E1370]&gt;=[.F1370];[.F1370]&gt;=[.G13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formula="of:=IF(OR(ISBLANK([.E1371]);ISBLANK([.F1371]);ISBLANK([.G1371]));&quot;faltan valores&quot;;IF(AND([.E1371]&gt;=[.F1371];[.F1371]&gt;=[.G13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IF(OR(ISBLANK([.E1372]);ISBLANK([.F1372]);ISBLANK([.G1372]));&quot;faltan valores&quot;;IF(AND([.E1372]&gt;=[.F1372];[.F1372]&gt;=[.G13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IF(OR(ISBLANK([.E1373]);ISBLANK([.F1373]);ISBLANK([.G1373]));&quot;faltan valores&quot;;IF(AND([.E1373]&gt;=[.F1373];[.F1373]&gt;=[.G13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OR(ISBLANK([.E1374]);ISBLANK([.F1374]);ISBLANK([.G1374]));&quot;faltan valores&quot;;IF(AND([.E1374]&gt;=[.F1374];[.F1374]&gt;=[.G1374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1375]);ISBLANK([.F1375]);ISBLANK([.G1375]));&quot;faltan valores&quot;;IF(AND([.E1375]&gt;=[.F1375];[.F1375]&gt;=[.G13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formula="of:=IF(OR(ISBLANK([.E1376]);ISBLANK([.F1376]);ISBLANK([.G1376]));&quot;faltan valores&quot;;IF(AND([.E1376]&gt;=[.F1376];[.F1376]&gt;=[.G13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IF(OR(ISBLANK([.E1377]);ISBLANK([.F1377]);ISBLANK([.G1377]));&quot;faltan valores&quot;;IF(AND([.E1377]&gt;=[.F1377];[.F1377]&gt;=[.G13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IF(OR(ISBLANK([.E1378]);ISBLANK([.F1378]);ISBLANK([.G1378]));&quot;faltan valores&quot;;IF(AND([.E1378]&gt;=[.F1378];[.F1378]&gt;=[.G13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IF(OR(ISBLANK([.E1379]);ISBLANK([.F1379]);ISBLANK([.G1379]));&quot;faltan valores&quot;;IF(AND([.E1379]&gt;=[.F1379];[.F1379]&gt;=[.G13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IF(OR(ISBLANK([.E1380]);ISBLANK([.F1380]);ISBLANK([.G1380]));&quot;faltan valores&quot;;IF(AND([.E1380]&gt;=[.F1380];[.F1380]&gt;=[.G13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formula="of:=IF(OR(ISBLANK([.E1381]);ISBLANK([.F1381]);ISBLANK([.G1381]));&quot;faltan valores&quot;;IF(AND([.E1381]&gt;=[.F1381];[.F1381]&gt;=[.G13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sedimentaria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IF(OR(ISBLANK([.E1382]);ISBLANK([.F1382]);ISBLANK([.G1382]));&quot;faltan valores&quot;;IF(AND([.E1382]&gt;=[.F1382];[.F1382]&gt;=[.G13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sedimentaria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formula="of:=IF(OR(ISBLANK([.E1383]);ISBLANK([.F1383]);ISBLANK([.G1383]));&quot;faltan valores&quot;;IF(AND([.E1383]&gt;=[.F1383];[.F1383]&gt;=[.G13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1384]);ISBLANK([.F1384]);ISBLANK([.G1384]));&quot;faltan valores&quot;;IF(AND([.E1384]&gt;=[.F1384];[.F1384]&gt;=[.G13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metamórfica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IF(OR(ISBLANK([.E1385]);ISBLANK([.F1385]);ISBLANK([.G1385]));&quot;faltan valores&quot;;IF(AND([.E1385]&gt;=[.F1385];[.F1385]&gt;=[.G13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metamórfica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IF(OR(ISBLANK([.E1386]);ISBLANK([.F1386]);ISBLANK([.G1386]));&quot;faltan valores&quot;;IF(AND([.E1386]&gt;=[.F1386];[.F1386]&gt;=[.G13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387]);ISBLANK([.F1387]);ISBLANK([.G1387]));&quot;faltan valores&quot;;IF(AND([.E1387]&gt;=[.F1387];[.F1387]&gt;=[.G13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metamórfica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388]);ISBLANK([.F1388]);ISBLANK([.G1388]));&quot;faltan valores&quot;;IF(AND([.E1388]&gt;=[.F1388];[.F1388]&gt;=[.G13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metamórfica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IF(OR(ISBLANK([.E1389]);ISBLANK([.F1389]);ISBLANK([.G1389]));&quot;faltan valores&quot;;IF(AND([.E1389]&gt;=[.F1389];[.F1389]&gt;=[.G13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IF(OR(ISBLANK([.E1390]);ISBLANK([.F1390]);ISBLANK([.G1390]));&quot;faltan valores&quot;;IF(AND([.E1390]&gt;=[.F1390];[.F1390]&gt;=[.G13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metamórfica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formula="of:=IF(OR(ISBLANK([.E1391]);ISBLANK([.F1391]);ISBLANK([.G1391]));&quot;faltan valores&quot;;IF(AND([.E1391]&gt;=[.F1391];[.F1391]&gt;=[.G13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metamórfica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IF(OR(ISBLANK([.E1392]);ISBLANK([.F1392]);ISBLANK([.G1392]));&quot;faltan valores&quot;;IF(AND([.E1392]&gt;=[.F1392];[.F1392]&gt;=[.G13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metamórfica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IF(OR(ISBLANK([.E1393]);ISBLANK([.F1393]);ISBLANK([.G1393]));&quot;faltan valores&quot;;IF(AND([.E1393]&gt;=[.F1393];[.F1393]&gt;=[.G13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metamórfica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IF(OR(ISBLANK([.E1394]);ISBLANK([.F1394]);ISBLANK([.G1394]));&quot;faltan valores&quot;;IF(AND([.E1394]&gt;=[.F1394];[.F1394]&gt;=[.G13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metamórfica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formula="of:=IF(OR(ISBLANK([.E1395]);ISBLANK([.F1395]);ISBLANK([.G1395]));&quot;faltan valores&quot;;IF(AND([.E1395]&gt;=[.F1395];[.F1395]&gt;=[.G13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metamórfica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formula="of:=IF(OR(ISBLANK([.E1396]);ISBLANK([.F1396]);ISBLANK([.G1396]));&quot;faltan valores&quot;;IF(AND([.E1396]&gt;=[.F1396];[.F1396]&gt;=[.G13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ígnea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397]);ISBLANK([.F1397]);ISBLANK([.G1397]));&quot;faltan valores&quot;;IF(AND([.E1397]&gt;=[.F1397];[.F1397]&gt;=[.G13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ígne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IF(OR(ISBLANK([.E1398]);ISBLANK([.F1398]);ISBLANK([.G1398]));&quot;faltan valores&quot;;IF(AND([.E1398]&gt;=[.F1398];[.F1398]&gt;=[.G13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IF(OR(ISBLANK([.E1399]);ISBLANK([.F1399]);ISBLANK([.G1399]));&quot;faltan valores&quot;;IF(AND([.E1399]&gt;=[.F1399];[.F1399]&gt;=[.G13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IF(OR(ISBLANK([.E1400]);ISBLANK([.F1400]);ISBLANK([.G1400]));&quot;faltan valores&quot;;IF(AND([.E1400]&gt;=[.F1400];[.F1400]&gt;=[.G14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tamórfica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IF(OR(ISBLANK([.E1401]);ISBLANK([.F1401]);ISBLANK([.G1401]));&quot;faltan valores&quot;;IF(AND([.E1401]&gt;=[.F1401];[.F1401]&gt;=[.G14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metamórfic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IF(OR(ISBLANK([.E1402]);ISBLANK([.F1402]);ISBLANK([.G1402]));&quot;faltan valores&quot;;IF(AND([.E1402]&gt;=[.F1402];[.F1402]&gt;=[.G14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metamórfica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IF(OR(ISBLANK([.E1403]);ISBLANK([.F1403]);ISBLANK([.G1403]));&quot;faltan valores&quot;;IF(AND([.E1403]&gt;=[.F1403];[.F1403]&gt;=[.G14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metamórfica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404]);ISBLANK([.F1404]);ISBLANK([.G1404]));&quot;faltan valores&quot;;IF(AND([.E1404]&gt;=[.F1404];[.F1404]&gt;=[.G14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metamórfic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1405]);ISBLANK([.F1405]);ISBLANK([.G1405]));&quot;faltan valores&quot;;IF(AND([.E1405]&gt;=[.F1405];[.F1405]&gt;=[.G14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metamórfica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IF(OR(ISBLANK([.E1406]);ISBLANK([.F1406]);ISBLANK([.G1406]));&quot;faltan valores&quot;;IF(AND([.E1406]&gt;=[.F1406];[.F1406]&gt;=[.G14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IF(OR(ISBLANK([.E1407]);ISBLANK([.F1407]);ISBLANK([.G1407]));&quot;faltan valores&quot;;IF(AND([.E1407]&gt;=[.F1407];[.F1407]&gt;=[.G14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sedimentaria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formula="of:=IF(OR(ISBLANK([.E1408]);ISBLANK([.F1408]);ISBLANK([.G1408]));&quot;faltan valores&quot;;IF(AND([.E1408]&gt;=[.F1408];[.F1408]&gt;=[.G14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sedimentaria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IF(OR(ISBLANK([.E1409]);ISBLANK([.F1409]);ISBLANK([.G1409]));&quot;faltan valores&quot;;IF(AND([.E1409]&gt;=[.F1409];[.F1409]&gt;=[.G14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metamórfic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1410]);ISBLANK([.F1410]);ISBLANK([.G1410]));&quot;faltan valores&quot;;IF(AND([.E1410]&gt;=[.F1410];[.F1410]&gt;=[.G14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1411]);ISBLANK([.F1411]);ISBLANK([.G1411]));&quot;faltan valores&quot;;IF(AND([.E1411]&gt;=[.F1411];[.F1411]&gt;=[.G14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table:formula="of:=IF(OR(ISBLANK([.E1412]);ISBLANK([.F1412]);ISBLANK([.G1412]));&quot;faltan valores&quot;;IF(AND([.E1412]&gt;=[.F1412];[.F1412]&gt;=[.G14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formula="of:=IF(OR(ISBLANK([.E1413]);ISBLANK([.F1413]);ISBLANK([.G1413]));&quot;faltan valores&quot;;IF(AND([.E1413]&gt;=[.F1413];[.F1413]&gt;=[.G14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IF(OR(ISBLANK([.E1414]);ISBLANK([.F1414]);ISBLANK([.G1414]));&quot;faltan valores&quot;;IF(AND([.E1414]&gt;=[.F1414];[.F1414]&gt;=[.G14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IF(OR(ISBLANK([.E1415]);ISBLANK([.F1415]);ISBLANK([.G1415]));&quot;faltan valores&quot;;IF(AND([.E1415]&gt;=[.F1415];[.F1415]&gt;=[.G14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IF(OR(ISBLANK([.E1416]);ISBLANK([.F1416]);ISBLANK([.G1416]));&quot;faltan valores&quot;;IF(AND([.E1416]&gt;=[.F1416];[.F1416]&gt;=[.G14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IF(OR(ISBLANK([.E1417]);ISBLANK([.F1417]);ISBLANK([.G1417]));&quot;faltan valores&quot;;IF(AND([.E1417]&gt;=[.F1417];[.F1417]&gt;=[.G14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IF(OR(ISBLANK([.E1418]);ISBLANK([.F1418]);ISBLANK([.G1418]));&quot;faltan valores&quot;;IF(AND([.E1418]&gt;=[.F1418];[.F1418]&gt;=[.G14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419]);ISBLANK([.F1419]);ISBLANK([.G1419]));&quot;faltan valores&quot;;IF(AND([.E1419]&gt;=[.F1419];[.F1419]&gt;=[.G14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IF(OR(ISBLANK([.E1420]);ISBLANK([.F1420]);ISBLANK([.G1420]));&quot;faltan valores&quot;;IF(AND([.E1420]&gt;=[.F1420];[.F1420]&gt;=[.G14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formula="of:=IF(OR(ISBLANK([.E1421]);ISBLANK([.F1421]);ISBLANK([.G1421]));&quot;faltan valores&quot;;IF(AND([.E1421]&gt;=[.F1421];[.F1421]&gt;=[.G14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422]);ISBLANK([.F1422]);ISBLANK([.G1422]));&quot;faltan valores&quot;;IF(AND([.E1422]&gt;=[.F1422];[.F1422]&gt;=[.G14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423]);ISBLANK([.F1423]);ISBLANK([.G1423]));&quot;faltan valores&quot;;IF(AND([.E1423]&gt;=[.F1423];[.F1423]&gt;=[.G14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IF(OR(ISBLANK([.E1424]);ISBLANK([.F1424]);ISBLANK([.G1424]));&quot;faltan valores&quot;;IF(AND([.E1424]&gt;=[.F1424];[.F1424]&gt;=[.G14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formula="of:=IF(OR(ISBLANK([.E1425]);ISBLANK([.F1425]);ISBLANK([.G1425]));&quot;faltan valores&quot;;IF(AND([.E1425]&gt;=[.F1425];[.F1425]&gt;=[.G14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IF(OR(ISBLANK([.E1426]);ISBLANK([.F1426]);ISBLANK([.G1426]));&quot;faltan valores&quot;;IF(AND([.E1426]&gt;=[.F1426];[.F1426]&gt;=[.G14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IF(OR(ISBLANK([.E1427]);ISBLANK([.F1427]);ISBLANK([.G1427]));&quot;faltan valores&quot;;IF(AND([.E1427]&gt;=[.F1427];[.F1427]&gt;=[.G14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IF(OR(ISBLANK([.E1428]);ISBLANK([.F1428]);ISBLANK([.G1428]));&quot;faltan valores&quot;;IF(AND([.E1428]&gt;=[.F1428];[.F1428]&gt;=[.G14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IF(OR(ISBLANK([.E1429]);ISBLANK([.F1429]);ISBLANK([.G1429]));&quot;faltan valores&quot;;IF(AND([.E1429]&gt;=[.F1429];[.F1429]&gt;=[.G14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formula="of:=IF(OR(ISBLANK([.E1430]);ISBLANK([.F1430]);ISBLANK([.G1430]));&quot;faltan valores&quot;;IF(AND([.E1430]&gt;=[.F1430];[.F1430]&gt;=[.G14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formula="of:=IF(OR(ISBLANK([.E1431]);ISBLANK([.F1431]);ISBLANK([.G1431]));&quot;faltan valores&quot;;IF(AND([.E1431]&gt;=[.F1431];[.F1431]&gt;=[.G14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formula="of:=IF(OR(ISBLANK([.E1432]);ISBLANK([.F1432]);ISBLANK([.G1432]));&quot;faltan valores&quot;;IF(AND([.E1432]&gt;=[.F1432];[.F1432]&gt;=[.G14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IF(OR(ISBLANK([.E1433]);ISBLANK([.F1433]);ISBLANK([.G1433]));&quot;faltan valores&quot;;IF(AND([.E1433]&gt;=[.F1433];[.F1433]&gt;=[.G14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IF(OR(ISBLANK([.E1434]);ISBLANK([.F1434]);ISBLANK([.G1434]));&quot;faltan valores&quot;;IF(AND([.E1434]&gt;=[.F1434];[.F1434]&gt;=[.G14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1435]);ISBLANK([.F1435]);ISBLANK([.G1435]));&quot;faltan valores&quot;;IF(AND([.E1435]&gt;=[.F1435];[.F1435]&gt;=[.G14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IF(OR(ISBLANK([.E1436]);ISBLANK([.F1436]);ISBLANK([.G1436]));&quot;faltan valores&quot;;IF(AND([.E1436]&gt;=[.F1436];[.F1436]&gt;=[.G14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formula="of:=IF(OR(ISBLANK([.E1437]);ISBLANK([.F1437]);ISBLANK([.G1437]));&quot;faltan valores&quot;;IF(AND([.E1437]&gt;=[.F1437];[.F1437]&gt;=[.G14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IF(OR(ISBLANK([.E1438]);ISBLANK([.F1438]);ISBLANK([.G1438]));&quot;faltan valores&quot;;IF(AND([.E1438]&gt;=[.F1438];[.F1438]&gt;=[.G14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IF(OR(ISBLANK([.E1439]);ISBLANK([.F1439]);ISBLANK([.G1439]));&quot;faltan valores&quot;;IF(AND([.E1439]&gt;=[.F1439];[.F1439]&gt;=[.G14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OR(ISBLANK([.E1440]);ISBLANK([.F1440]);ISBLANK([.G1440]));&quot;faltan valores&quot;;IF(AND([.E1440]&gt;=[.F1440];[.F1440]&gt;=[.G14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IF(OR(ISBLANK([.E1441]);ISBLANK([.F1441]);ISBLANK([.G1441]));&quot;faltan valores&quot;;IF(AND([.E1441]&gt;=[.F1441];[.F1441]&gt;=[.G14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IF(OR(ISBLANK([.E1442]);ISBLANK([.F1442]);ISBLANK([.G1442]));&quot;faltan valores&quot;;IF(AND([.E1442]&gt;=[.F1442];[.F1442]&gt;=[.G14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IF(OR(ISBLANK([.E1443]);ISBLANK([.F1443]);ISBLANK([.G1443]));&quot;faltan valores&quot;;IF(AND([.E1443]&gt;=[.F1443];[.F1443]&gt;=[.G14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formula="of:=IF(OR(ISBLANK([.E1444]);ISBLANK([.F1444]);ISBLANK([.G1444]));&quot;faltan valores&quot;;IF(AND([.E1444]&gt;=[.F1444];[.F1444]&gt;=[.G14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IF(OR(ISBLANK([.E1445]);ISBLANK([.F1445]);ISBLANK([.G1445]));&quot;faltan valores&quot;;IF(AND([.E1445]&gt;=[.F1445];[.F1445]&gt;=[.G14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IF(OR(ISBLANK([.E1446]);ISBLANK([.F1446]);ISBLANK([.G1446]));&quot;faltan valores&quot;;IF(AND([.E1446]&gt;=[.F1446];[.F1446]&gt;=[.G14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formula="of:=IF(OR(ISBLANK([.E1447]);ISBLANK([.F1447]);ISBLANK([.G1447]));&quot;faltan valores&quot;;IF(AND([.E1447]&gt;=[.F1447];[.F1447]&gt;=[.G14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formula="of:=IF(OR(ISBLANK([.E1448]);ISBLANK([.F1448]);ISBLANK([.G1448]));&quot;faltan valores&quot;;IF(AND([.E1448]&gt;=[.F1448];[.F1448]&gt;=[.G14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IF(OR(ISBLANK([.E1449]);ISBLANK([.F1449]);ISBLANK([.G1449]));&quot;faltan valores&quot;;IF(AND([.E1449]&gt;=[.F1449];[.F1449]&gt;=[.G14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IF(OR(ISBLANK([.E1450]);ISBLANK([.F1450]);ISBLANK([.G1450]));&quot;faltan valores&quot;;IF(AND([.E1450]&gt;=[.F1450];[.F1450]&gt;=[.G14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IF(OR(ISBLANK([.E1451]);ISBLANK([.F1451]);ISBLANK([.G1451]));&quot;faltan valores&quot;;IF(AND([.E1451]&gt;=[.F1451];[.F1451]&gt;=[.G14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IF(OR(ISBLANK([.E1452]);ISBLANK([.F1452]);ISBLANK([.G1452]));&quot;faltan valores&quot;;IF(AND([.E1452]&gt;=[.F1452];[.F1452]&gt;=[.G14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453]);ISBLANK([.F1453]);ISBLANK([.G1453]));&quot;faltan valores&quot;;IF(AND([.E1453]&gt;=[.F1453];[.F1453]&gt;=[.G14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IF(OR(ISBLANK([.E1454]);ISBLANK([.F1454]);ISBLANK([.G1454]));&quot;faltan valores&quot;;IF(AND([.E1454]&gt;=[.F1454];[.F1454]&gt;=[.G14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OR(ISBLANK([.E1455]);ISBLANK([.F1455]);ISBLANK([.G1455]));&quot;faltan valores&quot;;IF(AND([.E1455]&gt;=[.F1455];[.F1455]&gt;=[.G14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1456]);ISBLANK([.F1456]);ISBLANK([.G1456]));&quot;faltan valores&quot;;IF(AND([.E1456]&gt;=[.F1456];[.F1456]&gt;=[.G14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1457]);ISBLANK([.F1457]);ISBLANK([.G1457]));&quot;faltan valores&quot;;IF(AND([.E1457]&gt;=[.F1457];[.F1457]&gt;=[.G14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formula="of:=IF(OR(ISBLANK([.E1458]);ISBLANK([.F1458]);ISBLANK([.G1458]));&quot;faltan valores&quot;;IF(AND([.E1458]&gt;=[.F1458];[.F1458]&gt;=[.G14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IF(OR(ISBLANK([.E1459]);ISBLANK([.F1459]);ISBLANK([.G1459]));&quot;faltan valores&quot;;IF(AND([.E1459]&gt;=[.F1459];[.F1459]&gt;=[.G14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OR(ISBLANK([.E1460]);ISBLANK([.F1460]);ISBLANK([.G1460]));&quot;faltan valores&quot;;IF(AND([.E1460]&gt;=[.F1460];[.F1460]&gt;=[.G14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IF(OR(ISBLANK([.E1461]);ISBLANK([.F1461]);ISBLANK([.G1461]));&quot;faltan valores&quot;;IF(AND([.E1461]&gt;=[.F1461];[.F1461]&gt;=[.G14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462]);ISBLANK([.F1462]);ISBLANK([.G1462]));&quot;faltan valores&quot;;IF(AND([.E1462]&gt;=[.F1462];[.F1462]&gt;=[.G14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IF(OR(ISBLANK([.E1463]);ISBLANK([.F1463]);ISBLANK([.G1463]));&quot;faltan valores&quot;;IF(AND([.E1463]&gt;=[.F1463];[.F1463]&gt;=[.G14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1464]);ISBLANK([.F1464]);ISBLANK([.G1464]));&quot;faltan valores&quot;;IF(AND([.E1464]&gt;=[.F1464];[.F1464]&gt;=[.G14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1465]);ISBLANK([.F1465]);ISBLANK([.G1465]));&quot;faltan valores&quot;;IF(AND([.E1465]&gt;=[.F1465];[.F1465]&gt;=[.G14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OR(ISBLANK([.E1466]);ISBLANK([.F1466]);ISBLANK([.G1466]));&quot;faltan valores&quot;;IF(AND([.E1466]&gt;=[.F1466];[.F1466]&gt;=[.G14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1467]);ISBLANK([.F1467]);ISBLANK([.G1467]));&quot;faltan valores&quot;;IF(AND([.E1467]&gt;=[.F1467];[.F1467]&gt;=[.G14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468]);ISBLANK([.F1468]);ISBLANK([.G1468]));&quot;faltan valores&quot;;IF(AND([.E1468]&gt;=[.F1468];[.F1468]&gt;=[.G14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IF(OR(ISBLANK([.E1469]);ISBLANK([.F1469]);ISBLANK([.G1469]));&quot;faltan valores&quot;;IF(AND([.E1469]&gt;=[.F1469];[.F1469]&gt;=[.G14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IF(OR(ISBLANK([.E1470]);ISBLANK([.F1470]);ISBLANK([.G1470]));&quot;faltan valores&quot;;IF(AND([.E1470]&gt;=[.F1470];[.F1470]&gt;=[.G14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IF(OR(ISBLANK([.E1471]);ISBLANK([.F1471]);ISBLANK([.G1471]));&quot;faltan valores&quot;;IF(AND([.E1471]&gt;=[.F1471];[.F1471]&gt;=[.G14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formula="of:=IF(OR(ISBLANK([.E1472]);ISBLANK([.F1472]);ISBLANK([.G1472]));&quot;faltan valores&quot;;IF(AND([.E1472]&gt;=[.F1472];[.F1472]&gt;=[.G14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formula="of:=IF(OR(ISBLANK([.E1473]);ISBLANK([.F1473]);ISBLANK([.G1473]));&quot;faltan valores&quot;;IF(AND([.E1473]&gt;=[.F1473];[.F1473]&gt;=[.G14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formula="of:=IF(OR(ISBLANK([.E1474]);ISBLANK([.F1474]);ISBLANK([.G1474]));&quot;faltan valores&quot;;IF(AND([.E1474]&gt;=[.F1474];[.F1474]&gt;=[.G14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formula="of:=IF(OR(ISBLANK([.E1475]);ISBLANK([.F1475]);ISBLANK([.G1475]));&quot;faltan valores&quot;;IF(AND([.E1475]&gt;=[.F1475];[.F1475]&gt;=[.G14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formula="of:=IF(OR(ISBLANK([.E1476]);ISBLANK([.F1476]);ISBLANK([.G1476]));&quot;faltan valores&quot;;IF(AND([.E1476]&gt;=[.F1476];[.F1476]&gt;=[.G14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477]);ISBLANK([.F1477]);ISBLANK([.G1477]));&quot;faltan valores&quot;;IF(AND([.E1477]&gt;=[.F1477];[.F1477]&gt;=[.G14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formula="of:=IF(OR(ISBLANK([.E1478]);ISBLANK([.F1478]);ISBLANK([.G1478]));&quot;faltan valores&quot;;IF(AND([.E1478]&gt;=[.F1478];[.F1478]&gt;=[.G14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formula="of:=IF(OR(ISBLANK([.E1479]);ISBLANK([.F1479]);ISBLANK([.G1479]));&quot;faltan valores&quot;;IF(AND([.E1479]&gt;=[.F1479];[.F1479]&gt;=[.G14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480]);ISBLANK([.F1480]);ISBLANK([.G1480]));&quot;faltan valores&quot;;IF(AND([.E1480]&gt;=[.F1480];[.F1480]&gt;=[.G14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IF(OR(ISBLANK([.E1481]);ISBLANK([.F1481]);ISBLANK([.G1481]));&quot;faltan valores&quot;;IF(AND([.E1481]&gt;=[.F1481];[.F1481]&gt;=[.G14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IF(OR(ISBLANK([.E1482]);ISBLANK([.F1482]);ISBLANK([.G1482]));&quot;faltan valores&quot;;IF(AND([.E1482]&gt;=[.F1482];[.F1482]&gt;=[.G14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OR(ISBLANK([.E1483]);ISBLANK([.F1483]);ISBLANK([.G1483]));&quot;faltan valores&quot;;IF(AND([.E1483]&gt;=[.F1483];[.F1483]&gt;=[.G14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484]);ISBLANK([.F1484]);ISBLANK([.G1484]));&quot;faltan valores&quot;;IF(AND([.E1484]&gt;=[.F1484];[.F1484]&gt;=[.G14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formula="of:=IF(OR(ISBLANK([.E1485]);ISBLANK([.F1485]);ISBLANK([.G1485]));&quot;faltan valores&quot;;IF(AND([.E1485]&gt;=[.F1485];[.F1485]&gt;=[.G14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formula="of:=IF(OR(ISBLANK([.E1486]);ISBLANK([.F1486]);ISBLANK([.G1486]));&quot;faltan valores&quot;;IF(AND([.E1486]&gt;=[.F1486];[.F1486]&gt;=[.G14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487]);ISBLANK([.F1487]);ISBLANK([.G1487]));&quot;faltan valores&quot;;IF(AND([.E1487]&gt;=[.F1487];[.F1487]&gt;=[.G14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IF(OR(ISBLANK([.E1488]);ISBLANK([.F1488]);ISBLANK([.G1488]));&quot;faltan valores&quot;;IF(AND([.E1488]&gt;=[.F1488];[.F1488]&gt;=[.G14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IF(OR(ISBLANK([.E1489]);ISBLANK([.F1489]);ISBLANK([.G1489]));&quot;faltan valores&quot;;IF(AND([.E1489]&gt;=[.F1489];[.F1489]&gt;=[.G14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OR(ISBLANK([.E1490]);ISBLANK([.F1490]);ISBLANK([.G1490]));&quot;faltan valores&quot;;IF(AND([.E1490]&gt;=[.F1490];[.F1490]&gt;=[.G14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IF(OR(ISBLANK([.E1491]);ISBLANK([.F1491]);ISBLANK([.G1491]));&quot;faltan valores&quot;;IF(AND([.E1491]&gt;=[.F1491];[.F1491]&gt;=[.G14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IF(OR(ISBLANK([.E1492]);ISBLANK([.F1492]);ISBLANK([.G1492]));&quot;faltan valores&quot;;IF(AND([.E1492]&gt;=[.F1492];[.F1492]&gt;=[.G14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IF(OR(ISBLANK([.E1493]);ISBLANK([.F1493]);ISBLANK([.G1493]));&quot;faltan valores&quot;;IF(AND([.E1493]&gt;=[.F1493];[.F1493]&gt;=[.G14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formula="of:=IF(OR(ISBLANK([.E1494]);ISBLANK([.F1494]);ISBLANK([.G1494]));&quot;faltan valores&quot;;IF(AND([.E1494]&gt;=[.F1494];[.F1494]&gt;=[.G14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4" calcext:value-type="float">
            <text:p>14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formula="of:=IF(OR(ISBLANK([.E1495]);ISBLANK([.F1495]);ISBLANK([.G1495]));&quot;faltan valores&quot;;IF(AND([.E1495]&gt;=[.F1495];[.F1495]&gt;=[.G14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1496]);ISBLANK([.F1496]);ISBLANK([.G1496]));&quot;faltan valores&quot;;IF(AND([.E1496]&gt;=[.F1496];[.F1496]&gt;=[.G14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IF(OR(ISBLANK([.E1497]);ISBLANK([.F1497]);ISBLANK([.G1497]));&quot;faltan valores&quot;;IF(AND([.E1497]&gt;=[.F1497];[.F1497]&gt;=[.G14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IF(OR(ISBLANK([.E1498]);ISBLANK([.F1498]);ISBLANK([.G1498]));&quot;faltan valores&quot;;IF(AND([.E1498]&gt;=[.F1498];[.F1498]&gt;=[.G14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formula="of:=IF(OR(ISBLANK([.E1499]);ISBLANK([.F1499]);ISBLANK([.G1499]));&quot;faltan valores&quot;;IF(AND([.E1499]&gt;=[.F1499];[.F1499]&gt;=[.G14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IF(OR(ISBLANK([.E1500]);ISBLANK([.F1500]);ISBLANK([.G1500]));&quot;faltan valores&quot;;IF(AND([.E1500]&gt;=[.F1500];[.F1500]&gt;=[.G15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1501]);ISBLANK([.F1501]);ISBLANK([.G1501]));&quot;faltan valores&quot;;IF(AND([.E1501]&gt;=[.F1501];[.F1501]&gt;=[.G15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formula="of:=IF(OR(ISBLANK([.E1502]);ISBLANK([.F1502]);ISBLANK([.G1502]));&quot;faltan valores&quot;;IF(AND([.E1502]&gt;=[.F1502];[.F1502]&gt;=[.G15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IF(OR(ISBLANK([.E1503]);ISBLANK([.F1503]);ISBLANK([.G1503]));&quot;faltan valores&quot;;IF(AND([.E1503]&gt;=[.F1503];[.F1503]&gt;=[.G15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1504]);ISBLANK([.F1504]);ISBLANK([.G1504]));&quot;faltan valores&quot;;IF(AND([.E1504]&gt;=[.F1504];[.F1504]&gt;=[.G15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formula="of:=IF(OR(ISBLANK([.E1505]);ISBLANK([.F1505]);ISBLANK([.G1505]));&quot;faltan valores&quot;;IF(AND([.E1505]&gt;=[.F1505];[.F1505]&gt;=[.G15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IF(OR(ISBLANK([.E1506]);ISBLANK([.F1506]);ISBLANK([.G1506]));&quot;faltan valores&quot;;IF(AND([.E1506]&gt;=[.F1506];[.F1506]&gt;=[.G15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IF(OR(ISBLANK([.E1507]);ISBLANK([.F1507]);ISBLANK([.G1507]));&quot;faltan valores&quot;;IF(AND([.E1507]&gt;=[.F1507];[.F1507]&gt;=[.G15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formula="of:=IF(OR(ISBLANK([.E1508]);ISBLANK([.F1508]);ISBLANK([.G1508]));&quot;faltan valores&quot;;IF(AND([.E1508]&gt;=[.F1508];[.F1508]&gt;=[.G15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IF(OR(ISBLANK([.E1509]);ISBLANK([.F1509]);ISBLANK([.G1509]));&quot;faltan valores&quot;;IF(AND([.E1509]&gt;=[.F1509];[.F1509]&gt;=[.G15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formula="of:=IF(OR(ISBLANK([.E1510]);ISBLANK([.F1510]);ISBLANK([.G1510]));&quot;faltan valores&quot;;IF(AND([.E1510]&gt;=[.F1510];[.F1510]&gt;=[.G15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formula="of:=IF(OR(ISBLANK([.E1511]);ISBLANK([.F1511]);ISBLANK([.G1511]));&quot;faltan valores&quot;;IF(AND([.E1511]&gt;=[.F1511];[.F1511]&gt;=[.G15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IF(OR(ISBLANK([.E1512]);ISBLANK([.F1512]);ISBLANK([.G1512]));&quot;faltan valores&quot;;IF(AND([.E1512]&gt;=[.F1512];[.F1512]&gt;=[.G15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OR(ISBLANK([.E1513]);ISBLANK([.F1513]);ISBLANK([.G1513]));&quot;faltan valores&quot;;IF(AND([.E1513]&gt;=[.F1513];[.F1513]&gt;=[.G15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IF(OR(ISBLANK([.E1514]);ISBLANK([.F1514]);ISBLANK([.G1514]));&quot;faltan valores&quot;;IF(AND([.E1514]&gt;=[.F1514];[.F1514]&gt;=[.G15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1515]);ISBLANK([.F1515]);ISBLANK([.G1515]));&quot;faltan valores&quot;;IF(AND([.E1515]&gt;=[.F1515];[.F1515]&gt;=[.G15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1516]);ISBLANK([.F1516]);ISBLANK([.G1516]));&quot;faltan valores&quot;;IF(AND([.E1516]&gt;=[.F1516];[.F1516]&gt;=[.G15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formula="of:=IF(OR(ISBLANK([.E1517]);ISBLANK([.F1517]);ISBLANK([.G1517]));&quot;faltan valores&quot;;IF(AND([.E1517]&gt;=[.F1517];[.F1517]&gt;=[.G15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IF(OR(ISBLANK([.E1518]);ISBLANK([.F1518]);ISBLANK([.G1518]));&quot;faltan valores&quot;;IF(AND([.E1518]&gt;=[.F1518];[.F1518]&gt;=[.G15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IF(OR(ISBLANK([.E1519]);ISBLANK([.F1519]);ISBLANK([.G1519]));&quot;faltan valores&quot;;IF(AND([.E1519]&gt;=[.F1519];[.F1519]&gt;=[.G15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IF(OR(ISBLANK([.E1520]);ISBLANK([.F1520]);ISBLANK([.G1520]));&quot;faltan valores&quot;;IF(AND([.E1520]&gt;=[.F1520];[.F1520]&gt;=[.G15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IF(OR(ISBLANK([.E1521]);ISBLANK([.F1521]);ISBLANK([.G1521]));&quot;faltan valores&quot;;IF(AND([.E1521]&gt;=[.F1521];[.F1521]&gt;=[.G15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IF(OR(ISBLANK([.E1522]);ISBLANK([.F1522]);ISBLANK([.G1522]));&quot;faltan valores&quot;;IF(AND([.E1522]&gt;=[.F1522];[.F1522]&gt;=[.G15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1523]);ISBLANK([.F1523]);ISBLANK([.G1523]));&quot;faltan valores&quot;;IF(AND([.E1523]&gt;=[.F1523];[.F1523]&gt;=[.G15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IF(OR(ISBLANK([.E1524]);ISBLANK([.F1524]);ISBLANK([.G1524]));&quot;faltan valores&quot;;IF(AND([.E1524]&gt;=[.F1524];[.F1524]&gt;=[.G15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formula="of:=IF(OR(ISBLANK([.E1525]);ISBLANK([.F1525]);ISBLANK([.G1525]));&quot;faltan valores&quot;;IF(AND([.E1525]&gt;=[.F1525];[.F1525]&gt;=[.G15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formula="of:=IF(OR(ISBLANK([.E1526]);ISBLANK([.F1526]);ISBLANK([.G1526]));&quot;faltan valores&quot;;IF(AND([.E1526]&gt;=[.F1526];[.F1526]&gt;=[.G15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6" calcext:value-type="float">
            <text:p>152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IF(OR(ISBLANK([.E1527]);ISBLANK([.F1527]);ISBLANK([.G1527]));&quot;faltan valores&quot;;IF(AND([.E1527]&gt;=[.F1527];[.F1527]&gt;=[.G15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formula="of:=IF(OR(ISBLANK([.E1528]);ISBLANK([.F1528]);ISBLANK([.G1528]));&quot;faltan valores&quot;;IF(AND([.E1528]&gt;=[.F1528];[.F1528]&gt;=[.G15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(OR(ISBLANK([.E1529]);ISBLANK([.F1529]);ISBLANK([.G1529]));&quot;faltan valores&quot;;IF(AND([.E1529]&gt;=[.F1529];[.F1529]&gt;=[.G15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formula="of:=IF(OR(ISBLANK([.E1530]);ISBLANK([.F1530]);ISBLANK([.G1530]));&quot;faltan valores&quot;;IF(AND([.E1530]&gt;=[.F1530];[.F1530]&gt;=[.G15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531]);ISBLANK([.F1531]);ISBLANK([.G1531]));&quot;faltan valores&quot;;IF(AND([.E1531]&gt;=[.F1531];[.F1531]&gt;=[.G15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OR(ISBLANK([.E1532]);ISBLANK([.F1532]);ISBLANK([.G1532]));&quot;faltan valores&quot;;IF(AND([.E1532]&gt;=[.F1532];[.F1532]&gt;=[.G15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2" calcext:value-type="float">
            <text:p>153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IF(OR(ISBLANK([.E1533]);ISBLANK([.F1533]);ISBLANK([.G1533]));&quot;faltan valores&quot;;IF(AND([.E1533]&gt;=[.F1533];[.F1533]&gt;=[.G15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formula="of:=IF(OR(ISBLANK([.E1534]);ISBLANK([.F1534]);ISBLANK([.G1534]));&quot;faltan valores&quot;;IF(AND([.E1534]&gt;=[.F1534];[.F1534]&gt;=[.G15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formula="of:=IF(OR(ISBLANK([.E1535]);ISBLANK([.F1535]);ISBLANK([.G1535]));&quot;faltan valores&quot;;IF(AND([.E1535]&gt;=[.F1535];[.F1535]&gt;=[.G15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536]);ISBLANK([.F1536]);ISBLANK([.G1536]));&quot;faltan valores&quot;;IF(AND([.E1536]&gt;=[.F1536];[.F1536]&gt;=[.G15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formula="of:=IF(OR(ISBLANK([.E1537]);ISBLANK([.F1537]);ISBLANK([.G1537]));&quot;faltan valores&quot;;IF(AND([.E1537]&gt;=[.F1537];[.F1537]&gt;=[.G15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formula="of:=IF(OR(ISBLANK([.E1538]);ISBLANK([.F1538]);ISBLANK([.G1538]));&quot;faltan valores&quot;;IF(AND([.E1538]&gt;=[.F1538];[.F1538]&gt;=[.G15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(OR(ISBLANK([.E1539]);ISBLANK([.F1539]);ISBLANK([.G1539]));&quot;faltan valores&quot;;IF(AND([.E1539]&gt;=[.F1539];[.F1539]&gt;=[.G15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formula="of:=IF(OR(ISBLANK([.E1540]);ISBLANK([.F1540]);ISBLANK([.G1540]));&quot;faltan valores&quot;;IF(AND([.E1540]&gt;=[.F1540];[.F1540]&gt;=[.G15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541]);ISBLANK([.F1541]);ISBLANK([.G1541]));&quot;faltan valores&quot;;IF(AND([.E1541]&gt;=[.F1541];[.F1541]&gt;=[.G15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IF(OR(ISBLANK([.E1542]);ISBLANK([.F1542]);ISBLANK([.G1542]));&quot;faltan valores&quot;;IF(AND([.E1542]&gt;=[.F1542];[.F1542]&gt;=[.G15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2" calcext:value-type="float">
            <text:p>154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OR(ISBLANK([.E1543]);ISBLANK([.F1543]);ISBLANK([.G1543]));&quot;faltan valores&quot;;IF(AND([.E1543]&gt;=[.F1543];[.F1543]&gt;=[.G15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IF(OR(ISBLANK([.E1544]);ISBLANK([.F1544]);ISBLANK([.G1544]));&quot;faltan valores&quot;;IF(AND([.E1544]&gt;=[.F1544];[.F1544]&gt;=[.G15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IF(OR(ISBLANK([.E1545]);ISBLANK([.F1545]);ISBLANK([.G1545]));&quot;faltan valores&quot;;IF(AND([.E1545]&gt;=[.F1545];[.F1545]&gt;=[.G15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1546]);ISBLANK([.F1546]);ISBLANK([.G1546]));&quot;faltan valores&quot;;IF(AND([.E1546]&gt;=[.F1546];[.F1546]&gt;=[.G15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OR(ISBLANK([.E1547]);ISBLANK([.F1547]);ISBLANK([.G1547]));&quot;faltan valores&quot;;IF(AND([.E1547]&gt;=[.F1547];[.F1547]&gt;=[.G15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OR(ISBLANK([.E1548]);ISBLANK([.F1548]);ISBLANK([.G1548]));&quot;faltan valores&quot;;IF(AND([.E1548]&gt;=[.F1548];[.F1548]&gt;=[.G15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IF(OR(ISBLANK([.E1549]);ISBLANK([.F1549]);ISBLANK([.G1549]));&quot;faltan valores&quot;;IF(AND([.E1549]&gt;=[.F1549];[.F1549]&gt;=[.G15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1550]);ISBLANK([.F1550]);ISBLANK([.G1550]));&quot;faltan valores&quot;;IF(AND([.E1550]&gt;=[.F1550];[.F1550]&gt;=[.G15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IF(OR(ISBLANK([.E1551]);ISBLANK([.F1551]);ISBLANK([.G1551]));&quot;faltan valores&quot;;IF(AND([.E1551]&gt;=[.F1551];[.F1551]&gt;=[.G15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IF(OR(ISBLANK([.E1552]);ISBLANK([.F1552]);ISBLANK([.G1552]));&quot;faltan valores&quot;;IF(AND([.E1552]&gt;=[.F1552];[.F1552]&gt;=[.G15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553]);ISBLANK([.F1553]);ISBLANK([.G1553]));&quot;faltan valores&quot;;IF(AND([.E1553]&gt;=[.F1553];[.F1553]&gt;=[.G15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554]);ISBLANK([.F1554]);ISBLANK([.G1554]));&quot;faltan valores&quot;;IF(AND([.E1554]&gt;=[.F1554];[.F1554]&gt;=[.G15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IF(OR(ISBLANK([.E1555]);ISBLANK([.F1555]);ISBLANK([.G1555]));&quot;faltan valores&quot;;IF(AND([.E1555]&gt;=[.F1555];[.F1555]&gt;=[.G15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IF(OR(ISBLANK([.E1556]);ISBLANK([.F1556]);ISBLANK([.G1556]));&quot;faltan valores&quot;;IF(AND([.E1556]&gt;=[.F1556];[.F1556]&gt;=[.G15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formula="of:=IF(OR(ISBLANK([.E1557]);ISBLANK([.F1557]);ISBLANK([.G1557]));&quot;faltan valores&quot;;IF(AND([.E1557]&gt;=[.F1557];[.F1557]&gt;=[.G15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formula="of:=IF(OR(ISBLANK([.E1558]);ISBLANK([.F1558]);ISBLANK([.G1558]));&quot;faltan valores&quot;;IF(AND([.E1558]&gt;=[.F1558];[.F1558]&gt;=[.G15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IF(OR(ISBLANK([.E1559]);ISBLANK([.F1559]);ISBLANK([.G1559]));&quot;faltan valores&quot;;IF(AND([.E1559]&gt;=[.F1559];[.F1559]&gt;=[.G15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IF(OR(ISBLANK([.E1560]);ISBLANK([.F1560]);ISBLANK([.G1560]));&quot;faltan valores&quot;;IF(AND([.E1560]&gt;=[.F1560];[.F1560]&gt;=[.G15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formula="of:=IF(OR(ISBLANK([.E1561]);ISBLANK([.F1561]);ISBLANK([.G1561]));&quot;faltan valores&quot;;IF(AND([.E1561]&gt;=[.F1561];[.F1561]&gt;=[.G15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table:formula="of:=IF(OR(ISBLANK([.E1562]);ISBLANK([.F1562]);ISBLANK([.G1562]));&quot;faltan valores&quot;;IF(AND([.E1562]&gt;=[.F1562];[.F1562]&gt;=[.G15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IF(OR(ISBLANK([.E1563]);ISBLANK([.F1563]);ISBLANK([.G1563]));&quot;faltan valores&quot;;IF(AND([.E1563]&gt;=[.F1563];[.F1563]&gt;=[.G15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IF(OR(ISBLANK([.E1564]);ISBLANK([.F1564]);ISBLANK([.G1564]));&quot;faltan valores&quot;;IF(AND([.E1564]&gt;=[.F1564];[.F1564]&gt;=[.G15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IF(OR(ISBLANK([.E1565]);ISBLANK([.F1565]);ISBLANK([.G1565]));&quot;faltan valores&quot;;IF(AND([.E1565]&gt;=[.F1565];[.F1565]&gt;=[.G15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formula="of:=IF(OR(ISBLANK([.E1566]);ISBLANK([.F1566]);ISBLANK([.G1566]));&quot;faltan valores&quot;;IF(AND([.E1566]&gt;=[.F1566];[.F1566]&gt;=[.G15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567]);ISBLANK([.F1567]);ISBLANK([.G1567]));&quot;faltan valores&quot;;IF(AND([.E1567]&gt;=[.F1567];[.F1567]&gt;=[.G15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IF(OR(ISBLANK([.E1568]);ISBLANK([.F1568]);ISBLANK([.G1568]));&quot;faltan valores&quot;;IF(AND([.E1568]&gt;=[.F1568];[.F1568]&gt;=[.G15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IF(OR(ISBLANK([.E1569]);ISBLANK([.F1569]);ISBLANK([.G1569]));&quot;faltan valores&quot;;IF(AND([.E1569]&gt;=[.F1569];[.F1569]&gt;=[.G15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IF(OR(ISBLANK([.E1570]);ISBLANK([.F1570]);ISBLANK([.G1570]));&quot;faltan valores&quot;;IF(AND([.E1570]&gt;=[.F1570];[.F1570]&gt;=[.G15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IF(OR(ISBLANK([.E1571]);ISBLANK([.F1571]);ISBLANK([.G1571]));&quot;faltan valores&quot;;IF(AND([.E1571]&gt;=[.F1571];[.F1571]&gt;=[.G15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formula="of:=IF(OR(ISBLANK([.E1572]);ISBLANK([.F1572]);ISBLANK([.G1572]));&quot;faltan valores&quot;;IF(AND([.E1572]&gt;=[.F1572];[.F1572]&gt;=[.G15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IF(OR(ISBLANK([.E1573]);ISBLANK([.F1573]);ISBLANK([.G1573]));&quot;faltan valores&quot;;IF(AND([.E1573]&gt;=[.F1573];[.F1573]&gt;=[.G15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OR(ISBLANK([.E1574]);ISBLANK([.F1574]);ISBLANK([.G1574]));&quot;faltan valores&quot;;IF(AND([.E1574]&gt;=[.F1574];[.F1574]&gt;=[.G15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IF(OR(ISBLANK([.E1575]);ISBLANK([.F1575]);ISBLANK([.G1575]));&quot;faltan valores&quot;;IF(AND([.E1575]&gt;=[.F1575];[.F1575]&gt;=[.G15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IF(OR(ISBLANK([.E1576]);ISBLANK([.F1576]);ISBLANK([.G1576]));&quot;faltan valores&quot;;IF(AND([.E1576]&gt;=[.F1576];[.F1576]&gt;=[.G15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formula="of:=IF(OR(ISBLANK([.E1577]);ISBLANK([.F1577]);ISBLANK([.G1577]));&quot;faltan valores&quot;;IF(AND([.E1577]&gt;=[.F1577];[.F1577]&gt;=[.G15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1578]);ISBLANK([.F1578]);ISBLANK([.G1578]));&quot;faltan valores&quot;;IF(AND([.E1578]&gt;=[.F1578];[.F1578]&gt;=[.G15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IF(OR(ISBLANK([.E1579]);ISBLANK([.F1579]);ISBLANK([.G1579]));&quot;faltan valores&quot;;IF(AND([.E1579]&gt;=[.F1579];[.F1579]&gt;=[.G15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IF(OR(ISBLANK([.E1580]);ISBLANK([.F1580]);ISBLANK([.G1580]));&quot;faltan valores&quot;;IF(AND([.E1580]&gt;=[.F1580];[.F1580]&gt;=[.G15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formula="of:=IF(OR(ISBLANK([.E1581]);ISBLANK([.F1581]);ISBLANK([.G1581]));&quot;faltan valores&quot;;IF(AND([.E1581]&gt;=[.F1581];[.F1581]&gt;=[.G15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IF(OR(ISBLANK([.E1582]);ISBLANK([.F1582]);ISBLANK([.G1582]));&quot;faltan valores&quot;;IF(AND([.E1582]&gt;=[.F1582];[.F1582]&gt;=[.G15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formula="of:=IF(OR(ISBLANK([.E1583]);ISBLANK([.F1583]);ISBLANK([.G1583]));&quot;faltan valores&quot;;IF(AND([.E1583]&gt;=[.F1583];[.F1583]&gt;=[.G15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IF(OR(ISBLANK([.E1584]);ISBLANK([.F1584]);ISBLANK([.G1584]));&quot;faltan valores&quot;;IF(AND([.E1584]&gt;=[.F1584];[.F1584]&gt;=[.G15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IF(OR(ISBLANK([.E1585]);ISBLANK([.F1585]);ISBLANK([.G1585]));&quot;faltan valores&quot;;IF(AND([.E1585]&gt;=[.F1585];[.F1585]&gt;=[.G15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1586]);ISBLANK([.F1586]);ISBLANK([.G1586]));&quot;faltan valores&quot;;IF(AND([.E1586]&gt;=[.F1586];[.F1586]&gt;=[.G15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6" calcext:value-type="float">
            <text:p>158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1587]);ISBLANK([.F1587]);ISBLANK([.G1587]));&quot;faltan valores&quot;;IF(AND([.E1587]&gt;=[.F1587];[.F1587]&gt;=[.G15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formula="of:=IF(OR(ISBLANK([.E1588]);ISBLANK([.F1588]);ISBLANK([.G1588]));&quot;faltan valores&quot;;IF(AND([.E1588]&gt;=[.F1588];[.F1588]&gt;=[.G15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1589]);ISBLANK([.F1589]);ISBLANK([.G1589]));&quot;faltan valores&quot;;IF(AND([.E1589]&gt;=[.F1589];[.F1589]&gt;=[.G15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IF(OR(ISBLANK([.E1590]);ISBLANK([.F1590]);ISBLANK([.G1590]));&quot;faltan valores&quot;;IF(AND([.E1590]&gt;=[.F1590];[.F1590]&gt;=[.G15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IF(OR(ISBLANK([.E1591]);ISBLANK([.F1591]);ISBLANK([.G1591]));&quot;faltan valores&quot;;IF(AND([.E1591]&gt;=[.F1591];[.F1591]&gt;=[.G15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1" calcext:value-type="float">
            <text:p>1591</text:p>
          </table:table-cell>
          <table:table-cell table:number-columns-repeated="4"/>
          <table:table-cell table:formula="of:=IF(OR(ISBLANK([.E1592]);ISBLANK([.F1592]);ISBLANK([.G1592]));&quot;faltan valores&quot;;IF(AND([.E1592]&gt;=[.F1592];[.F1592]&gt;=[.G159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2" calcext:value-type="float">
            <text:p>1592</text:p>
          </table:table-cell>
          <table:table-cell table:number-columns-repeated="4"/>
          <table:table-cell table:formula="of:=IF(OR(ISBLANK([.E1593]);ISBLANK([.F1593]);ISBLANK([.G1593]));&quot;faltan valores&quot;;IF(AND([.E1593]&gt;=[.F1593];[.F1593]&gt;=[.G159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3" calcext:value-type="float">
            <text:p>1593</text:p>
          </table:table-cell>
          <table:table-cell table:number-columns-repeated="4"/>
          <table:table-cell table:formula="of:=IF(OR(ISBLANK([.E1594]);ISBLANK([.F1594]);ISBLANK([.G1594]));&quot;faltan valores&quot;;IF(AND([.E1594]&gt;=[.F1594];[.F1594]&gt;=[.G159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4" calcext:value-type="float">
            <text:p>1594</text:p>
          </table:table-cell>
          <table:table-cell table:number-columns-repeated="4"/>
          <table:table-cell table:formula="of:=IF(OR(ISBLANK([.E1595]);ISBLANK([.F1595]);ISBLANK([.G1595]));&quot;faltan valores&quot;;IF(AND([.E1595]&gt;=[.F1595];[.F1595]&gt;=[.G159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5" calcext:value-type="float">
            <text:p>1595</text:p>
          </table:table-cell>
          <table:table-cell table:number-columns-repeated="4"/>
          <table:table-cell table:formula="of:=IF(OR(ISBLANK([.E1596]);ISBLANK([.F1596]);ISBLANK([.G1596]));&quot;faltan valores&quot;;IF(AND([.E1596]&gt;=[.F1596];[.F1596]&gt;=[.G159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6" calcext:value-type="float">
            <text:p>1596</text:p>
          </table:table-cell>
          <table:table-cell table:number-columns-repeated="4"/>
          <table:table-cell table:formula="of:=IF(OR(ISBLANK([.E1597]);ISBLANK([.F1597]);ISBLANK([.G1597]));&quot;faltan valores&quot;;IF(AND([.E1597]&gt;=[.F1597];[.F1597]&gt;=[.G159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7" calcext:value-type="float">
            <text:p>1597</text:p>
          </table:table-cell>
          <table:table-cell table:number-columns-repeated="4"/>
          <table:table-cell table:formula="of:=IF(OR(ISBLANK([.E1598]);ISBLANK([.F1598]);ISBLANK([.G1598]));&quot;faltan valores&quot;;IF(AND([.E1598]&gt;=[.F1598];[.F1598]&gt;=[.G159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8" calcext:value-type="float">
            <text:p>1598</text:p>
          </table:table-cell>
          <table:table-cell table:number-columns-repeated="4"/>
          <table:table-cell table:formula="of:=IF(OR(ISBLANK([.E1599]);ISBLANK([.F1599]);ISBLANK([.G1599]));&quot;faltan valores&quot;;IF(AND([.E1599]&gt;=[.F1599];[.F1599]&gt;=[.G159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599" calcext:value-type="float">
            <text:p>1599</text:p>
          </table:table-cell>
          <table:table-cell table:number-columns-repeated="4"/>
          <table:table-cell table:formula="of:=IF(OR(ISBLANK([.E1600]);ISBLANK([.F1600]);ISBLANK([.G1600]));&quot;faltan valores&quot;;IF(AND([.E1600]&gt;=[.F1600];[.F1600]&gt;=[.G160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formula="of:=IF(OR(ISBLANK([.E1601]);ISBLANK([.F1601]);ISBLANK([.G1601]));&quot;faltan valores&quot;;IF(AND([.E1601]&gt;=[.F1601];[.F1601]&gt;=[.G160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1" calcext:value-type="float">
            <text:p>1601</text:p>
          </table:table-cell>
          <table:table-cell table:number-columns-repeated="4"/>
          <table:table-cell table:formula="of:=IF(OR(ISBLANK([.E1602]);ISBLANK([.F1602]);ISBLANK([.G1602]));&quot;faltan valores&quot;;IF(AND([.E1602]&gt;=[.F1602];[.F1602]&gt;=[.G160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2" calcext:value-type="float">
            <text:p>1602</text:p>
          </table:table-cell>
          <table:table-cell table:number-columns-repeated="4"/>
          <table:table-cell table:formula="of:=IF(OR(ISBLANK([.E1603]);ISBLANK([.F1603]);ISBLANK([.G1603]));&quot;faltan valores&quot;;IF(AND([.E1603]&gt;=[.F1603];[.F1603]&gt;=[.G160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3" calcext:value-type="float">
            <text:p>1603</text:p>
          </table:table-cell>
          <table:table-cell table:number-columns-repeated="4"/>
          <table:table-cell table:formula="of:=IF(OR(ISBLANK([.E1604]);ISBLANK([.F1604]);ISBLANK([.G1604]));&quot;faltan valores&quot;;IF(AND([.E1604]&gt;=[.F1604];[.F1604]&gt;=[.G160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4" calcext:value-type="float">
            <text:p>1604</text:p>
          </table:table-cell>
          <table:table-cell table:number-columns-repeated="4"/>
          <table:table-cell table:formula="of:=IF(OR(ISBLANK([.E1605]);ISBLANK([.F1605]);ISBLANK([.G1605]));&quot;faltan valores&quot;;IF(AND([.E1605]&gt;=[.F1605];[.F1605]&gt;=[.G160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5" calcext:value-type="float">
            <text:p>1605</text:p>
          </table:table-cell>
          <table:table-cell table:number-columns-repeated="4"/>
          <table:table-cell table:formula="of:=IF(OR(ISBLANK([.E1606]);ISBLANK([.F1606]);ISBLANK([.G1606]));&quot;faltan valores&quot;;IF(AND([.E1606]&gt;=[.F1606];[.F1606]&gt;=[.G160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6" calcext:value-type="float">
            <text:p>1606</text:p>
          </table:table-cell>
          <table:table-cell table:number-columns-repeated="4"/>
          <table:table-cell table:formula="of:=IF(OR(ISBLANK([.E1607]);ISBLANK([.F1607]);ISBLANK([.G1607]));&quot;faltan valores&quot;;IF(AND([.E1607]&gt;=[.F1607];[.F1607]&gt;=[.G160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7" calcext:value-type="float">
            <text:p>1607</text:p>
          </table:table-cell>
          <table:table-cell table:number-columns-repeated="4"/>
          <table:table-cell table:formula="of:=IF(OR(ISBLANK([.E1608]);ISBLANK([.F1608]);ISBLANK([.G1608]));&quot;faltan valores&quot;;IF(AND([.E1608]&gt;=[.F1608];[.F1608]&gt;=[.G160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8" calcext:value-type="float">
            <text:p>1608</text:p>
          </table:table-cell>
          <table:table-cell table:number-columns-repeated="4"/>
          <table:table-cell table:formula="of:=IF(OR(ISBLANK([.E1609]);ISBLANK([.F1609]);ISBLANK([.G1609]));&quot;faltan valores&quot;;IF(AND([.E1609]&gt;=[.F1609];[.F1609]&gt;=[.G160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formula="of:=IF(OR(ISBLANK([.E1610]);ISBLANK([.F1610]);ISBLANK([.G1610]));&quot;faltan valores&quot;;IF(AND([.E1610]&gt;=[.F1610];[.F1610]&gt;=[.G161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0" calcext:value-type="float">
            <text:p>1610</text:p>
          </table:table-cell>
          <table:table-cell table:number-columns-repeated="4"/>
          <table:table-cell table:formula="of:=IF(OR(ISBLANK([.E1611]);ISBLANK([.F1611]);ISBLANK([.G1611]));&quot;faltan valores&quot;;IF(AND([.E1611]&gt;=[.F1611];[.F1611]&gt;=[.G161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1" calcext:value-type="float">
            <text:p>1611</text:p>
          </table:table-cell>
          <table:table-cell table:number-columns-repeated="4"/>
          <table:table-cell table:formula="of:=IF(OR(ISBLANK([.E1612]);ISBLANK([.F1612]);ISBLANK([.G1612]));&quot;faltan valores&quot;;IF(AND([.E1612]&gt;=[.F1612];[.F1612]&gt;=[.G161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2" calcext:value-type="float">
            <text:p>1612</text:p>
          </table:table-cell>
          <table:table-cell table:number-columns-repeated="4"/>
          <table:table-cell table:formula="of:=IF(OR(ISBLANK([.E1613]);ISBLANK([.F1613]);ISBLANK([.G1613]));&quot;faltan valores&quot;;IF(AND([.E1613]&gt;=[.F1613];[.F1613]&gt;=[.G161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3" calcext:value-type="float">
            <text:p>1613</text:p>
          </table:table-cell>
          <table:table-cell table:number-columns-repeated="4"/>
          <table:table-cell table:formula="of:=IF(OR(ISBLANK([.E1614]);ISBLANK([.F1614]);ISBLANK([.G1614]));&quot;faltan valores&quot;;IF(AND([.E1614]&gt;=[.F1614];[.F1614]&gt;=[.G161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4" calcext:value-type="float">
            <text:p>1614</text:p>
          </table:table-cell>
          <table:table-cell table:number-columns-repeated="4"/>
          <table:table-cell table:formula="of:=IF(OR(ISBLANK([.E1615]);ISBLANK([.F1615]);ISBLANK([.G1615]));&quot;faltan valores&quot;;IF(AND([.E1615]&gt;=[.F1615];[.F1615]&gt;=[.G161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5" calcext:value-type="float">
            <text:p>1615</text:p>
          </table:table-cell>
          <table:table-cell table:number-columns-repeated="4"/>
          <table:table-cell table:formula="of:=IF(OR(ISBLANK([.E1616]);ISBLANK([.F1616]);ISBLANK([.G1616]));&quot;faltan valores&quot;;IF(AND([.E1616]&gt;=[.F1616];[.F1616]&gt;=[.G161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6" calcext:value-type="float">
            <text:p>1616</text:p>
          </table:table-cell>
          <table:table-cell table:number-columns-repeated="4"/>
          <table:table-cell table:formula="of:=IF(OR(ISBLANK([.E1617]);ISBLANK([.F1617]);ISBLANK([.G1617]));&quot;faltan valores&quot;;IF(AND([.E1617]&gt;=[.F1617];[.F1617]&gt;=[.G161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7" calcext:value-type="float">
            <text:p>1617</text:p>
          </table:table-cell>
          <table:table-cell table:number-columns-repeated="4"/>
          <table:table-cell table:formula="of:=IF(OR(ISBLANK([.E1618]);ISBLANK([.F1618]);ISBLANK([.G1618]));&quot;faltan valores&quot;;IF(AND([.E1618]&gt;=[.F1618];[.F1618]&gt;=[.G161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8" calcext:value-type="float">
            <text:p>1618</text:p>
          </table:table-cell>
          <table:table-cell table:number-columns-repeated="4"/>
          <table:table-cell table:formula="of:=IF(OR(ISBLANK([.E1619]);ISBLANK([.F1619]);ISBLANK([.G1619]));&quot;faltan valores&quot;;IF(AND([.E1619]&gt;=[.F1619];[.F1619]&gt;=[.G161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19" calcext:value-type="float">
            <text:p>1619</text:p>
          </table:table-cell>
          <table:table-cell table:number-columns-repeated="4"/>
          <table:table-cell table:formula="of:=IF(OR(ISBLANK([.E1620]);ISBLANK([.F1620]);ISBLANK([.G1620]));&quot;faltan valores&quot;;IF(AND([.E1620]&gt;=[.F1620];[.F1620]&gt;=[.G162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0" calcext:value-type="float">
            <text:p>1620</text:p>
          </table:table-cell>
          <table:table-cell table:number-columns-repeated="4"/>
          <table:table-cell table:formula="of:=IF(OR(ISBLANK([.E1621]);ISBLANK([.F1621]);ISBLANK([.G1621]));&quot;faltan valores&quot;;IF(AND([.E1621]&gt;=[.F1621];[.F1621]&gt;=[.G162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1" calcext:value-type="float">
            <text:p>1621</text:p>
          </table:table-cell>
          <table:table-cell table:number-columns-repeated="4"/>
          <table:table-cell table:formula="of:=IF(OR(ISBLANK([.E1622]);ISBLANK([.F1622]);ISBLANK([.G1622]));&quot;faltan valores&quot;;IF(AND([.E1622]&gt;=[.F1622];[.F1622]&gt;=[.G162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2" calcext:value-type="float">
            <text:p>1622</text:p>
          </table:table-cell>
          <table:table-cell table:number-columns-repeated="4"/>
          <table:table-cell table:formula="of:=IF(OR(ISBLANK([.E1623]);ISBLANK([.F1623]);ISBLANK([.G1623]));&quot;faltan valores&quot;;IF(AND([.E1623]&gt;=[.F1623];[.F1623]&gt;=[.G162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3" calcext:value-type="float">
            <text:p>1623</text:p>
          </table:table-cell>
          <table:table-cell table:number-columns-repeated="4"/>
          <table:table-cell table:formula="of:=IF(OR(ISBLANK([.E1624]);ISBLANK([.F1624]);ISBLANK([.G1624]));&quot;faltan valores&quot;;IF(AND([.E1624]&gt;=[.F1624];[.F1624]&gt;=[.G162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4" calcext:value-type="float">
            <text:p>1624</text:p>
          </table:table-cell>
          <table:table-cell table:number-columns-repeated="4"/>
          <table:table-cell table:formula="of:=IF(OR(ISBLANK([.E1625]);ISBLANK([.F1625]);ISBLANK([.G1625]));&quot;faltan valores&quot;;IF(AND([.E1625]&gt;=[.F1625];[.F1625]&gt;=[.G162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5" calcext:value-type="float">
            <text:p>1625</text:p>
          </table:table-cell>
          <table:table-cell table:number-columns-repeated="4"/>
          <table:table-cell table:formula="of:=IF(OR(ISBLANK([.E1626]);ISBLANK([.F1626]);ISBLANK([.G1626]));&quot;faltan valores&quot;;IF(AND([.E1626]&gt;=[.F1626];[.F1626]&gt;=[.G162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6" calcext:value-type="float">
            <text:p>1626</text:p>
          </table:table-cell>
          <table:table-cell table:number-columns-repeated="4"/>
          <table:table-cell table:formula="of:=IF(OR(ISBLANK([.E1627]);ISBLANK([.F1627]);ISBLANK([.G1627]));&quot;faltan valores&quot;;IF(AND([.E1627]&gt;=[.F1627];[.F1627]&gt;=[.G162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7" calcext:value-type="float">
            <text:p>1627</text:p>
          </table:table-cell>
          <table:table-cell table:number-columns-repeated="4"/>
          <table:table-cell table:formula="of:=IF(OR(ISBLANK([.E1628]);ISBLANK([.F1628]);ISBLANK([.G1628]));&quot;faltan valores&quot;;IF(AND([.E1628]&gt;=[.F1628];[.F1628]&gt;=[.G162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8" calcext:value-type="float">
            <text:p>1628</text:p>
          </table:table-cell>
          <table:table-cell table:number-columns-repeated="4"/>
          <table:table-cell table:formula="of:=IF(OR(ISBLANK([.E1629]);ISBLANK([.F1629]);ISBLANK([.G1629]));&quot;faltan valores&quot;;IF(AND([.E1629]&gt;=[.F1629];[.F1629]&gt;=[.G162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29" calcext:value-type="float">
            <text:p>1629</text:p>
          </table:table-cell>
          <table:table-cell table:number-columns-repeated="4"/>
          <table:table-cell table:formula="of:=IF(OR(ISBLANK([.E1630]);ISBLANK([.F1630]);ISBLANK([.G1630]));&quot;faltan valores&quot;;IF(AND([.E1630]&gt;=[.F1630];[.F1630]&gt;=[.G163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0" calcext:value-type="float">
            <text:p>1630</text:p>
          </table:table-cell>
          <table:table-cell table:number-columns-repeated="4"/>
          <table:table-cell table:formula="of:=IF(OR(ISBLANK([.E1631]);ISBLANK([.F1631]);ISBLANK([.G1631]));&quot;faltan valores&quot;;IF(AND([.E1631]&gt;=[.F1631];[.F1631]&gt;=[.G163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1" calcext:value-type="float">
            <text:p>1631</text:p>
          </table:table-cell>
          <table:table-cell table:number-columns-repeated="4"/>
          <table:table-cell table:formula="of:=IF(OR(ISBLANK([.E1632]);ISBLANK([.F1632]);ISBLANK([.G1632]));&quot;faltan valores&quot;;IF(AND([.E1632]&gt;=[.F1632];[.F1632]&gt;=[.G163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2" calcext:value-type="float">
            <text:p>1632</text:p>
          </table:table-cell>
          <table:table-cell table:number-columns-repeated="4"/>
          <table:table-cell table:formula="of:=IF(OR(ISBLANK([.E1633]);ISBLANK([.F1633]);ISBLANK([.G1633]));&quot;faltan valores&quot;;IF(AND([.E1633]&gt;=[.F1633];[.F1633]&gt;=[.G163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3" calcext:value-type="float">
            <text:p>1633</text:p>
          </table:table-cell>
          <table:table-cell table:number-columns-repeated="4"/>
          <table:table-cell table:formula="of:=IF(OR(ISBLANK([.E1634]);ISBLANK([.F1634]);ISBLANK([.G1634]));&quot;faltan valores&quot;;IF(AND([.E1634]&gt;=[.F1634];[.F1634]&gt;=[.G163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4" calcext:value-type="float">
            <text:p>1634</text:p>
          </table:table-cell>
          <table:table-cell table:number-columns-repeated="4"/>
          <table:table-cell table:formula="of:=IF(OR(ISBLANK([.E1635]);ISBLANK([.F1635]);ISBLANK([.G1635]));&quot;faltan valores&quot;;IF(AND([.E1635]&gt;=[.F1635];[.F1635]&gt;=[.G163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5" calcext:value-type="float">
            <text:p>1635</text:p>
          </table:table-cell>
          <table:table-cell table:number-columns-repeated="4"/>
          <table:table-cell table:formula="of:=IF(OR(ISBLANK([.E1636]);ISBLANK([.F1636]);ISBLANK([.G1636]));&quot;faltan valores&quot;;IF(AND([.E1636]&gt;=[.F1636];[.F1636]&gt;=[.G163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6" calcext:value-type="float">
            <text:p>1636</text:p>
          </table:table-cell>
          <table:table-cell table:number-columns-repeated="4"/>
          <table:table-cell table:formula="of:=IF(OR(ISBLANK([.E1637]);ISBLANK([.F1637]);ISBLANK([.G1637]));&quot;faltan valores&quot;;IF(AND([.E1637]&gt;=[.F1637];[.F1637]&gt;=[.G163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7" calcext:value-type="float">
            <text:p>1637</text:p>
          </table:table-cell>
          <table:table-cell table:number-columns-repeated="4"/>
          <table:table-cell table:formula="of:=IF(OR(ISBLANK([.E1638]);ISBLANK([.F1638]);ISBLANK([.G1638]));&quot;faltan valores&quot;;IF(AND([.E1638]&gt;=[.F1638];[.F1638]&gt;=[.G163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8" calcext:value-type="float">
            <text:p>1638</text:p>
          </table:table-cell>
          <table:table-cell table:number-columns-repeated="4"/>
          <table:table-cell table:formula="of:=IF(OR(ISBLANK([.E1639]);ISBLANK([.F1639]);ISBLANK([.G1639]));&quot;faltan valores&quot;;IF(AND([.E1639]&gt;=[.F1639];[.F1639]&gt;=[.G163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39" calcext:value-type="float">
            <text:p>1639</text:p>
          </table:table-cell>
          <table:table-cell table:number-columns-repeated="4"/>
          <table:table-cell table:formula="of:=IF(OR(ISBLANK([.E1640]);ISBLANK([.F1640]);ISBLANK([.G1640]));&quot;faltan valores&quot;;IF(AND([.E1640]&gt;=[.F1640];[.F1640]&gt;=[.G164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0" calcext:value-type="float">
            <text:p>1640</text:p>
          </table:table-cell>
          <table:table-cell table:number-columns-repeated="4"/>
          <table:table-cell table:formula="of:=IF(OR(ISBLANK([.E1641]);ISBLANK([.F1641]);ISBLANK([.G1641]));&quot;faltan valores&quot;;IF(AND([.E1641]&gt;=[.F1641];[.F1641]&gt;=[.G164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1" calcext:value-type="float">
            <text:p>1641</text:p>
          </table:table-cell>
          <table:table-cell table:number-columns-repeated="4"/>
          <table:table-cell table:formula="of:=IF(OR(ISBLANK([.E1642]);ISBLANK([.F1642]);ISBLANK([.G1642]));&quot;faltan valores&quot;;IF(AND([.E1642]&gt;=[.F1642];[.F1642]&gt;=[.G164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2" calcext:value-type="float">
            <text:p>1642</text:p>
          </table:table-cell>
          <table:table-cell table:number-columns-repeated="4"/>
          <table:table-cell table:formula="of:=IF(OR(ISBLANK([.E1643]);ISBLANK([.F1643]);ISBLANK([.G1643]));&quot;faltan valores&quot;;IF(AND([.E1643]&gt;=[.F1643];[.F1643]&gt;=[.G164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3" calcext:value-type="float">
            <text:p>1643</text:p>
          </table:table-cell>
          <table:table-cell table:number-columns-repeated="4"/>
          <table:table-cell table:formula="of:=IF(OR(ISBLANK([.E1644]);ISBLANK([.F1644]);ISBLANK([.G1644]));&quot;faltan valores&quot;;IF(AND([.E1644]&gt;=[.F1644];[.F1644]&gt;=[.G164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4" calcext:value-type="float">
            <text:p>1644</text:p>
          </table:table-cell>
          <table:table-cell table:number-columns-repeated="4"/>
          <table:table-cell table:formula="of:=IF(OR(ISBLANK([.E1645]);ISBLANK([.F1645]);ISBLANK([.G1645]));&quot;faltan valores&quot;;IF(AND([.E1645]&gt;=[.F1645];[.F1645]&gt;=[.G164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5" calcext:value-type="float">
            <text:p>1645</text:p>
          </table:table-cell>
          <table:table-cell table:number-columns-repeated="4"/>
          <table:table-cell table:formula="of:=IF(OR(ISBLANK([.E1646]);ISBLANK([.F1646]);ISBLANK([.G1646]));&quot;faltan valores&quot;;IF(AND([.E1646]&gt;=[.F1646];[.F1646]&gt;=[.G164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6" calcext:value-type="float">
            <text:p>1646</text:p>
          </table:table-cell>
          <table:table-cell table:number-columns-repeated="4"/>
          <table:table-cell table:formula="of:=IF(OR(ISBLANK([.E1647]);ISBLANK([.F1647]);ISBLANK([.G1647]));&quot;faltan valores&quot;;IF(AND([.E1647]&gt;=[.F1647];[.F1647]&gt;=[.G164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7" calcext:value-type="float">
            <text:p>1647</text:p>
          </table:table-cell>
          <table:table-cell table:number-columns-repeated="4"/>
          <table:table-cell table:formula="of:=IF(OR(ISBLANK([.E1648]);ISBLANK([.F1648]);ISBLANK([.G1648]));&quot;faltan valores&quot;;IF(AND([.E1648]&gt;=[.F1648];[.F1648]&gt;=[.G164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8" calcext:value-type="float">
            <text:p>1648</text:p>
          </table:table-cell>
          <table:table-cell table:number-columns-repeated="4"/>
          <table:table-cell table:formula="of:=IF(OR(ISBLANK([.E1649]);ISBLANK([.F1649]);ISBLANK([.G1649]));&quot;faltan valores&quot;;IF(AND([.E1649]&gt;=[.F1649];[.F1649]&gt;=[.G164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49" calcext:value-type="float">
            <text:p>1649</text:p>
          </table:table-cell>
          <table:table-cell table:number-columns-repeated="4"/>
          <table:table-cell table:formula="of:=IF(OR(ISBLANK([.E1650]);ISBLANK([.F1650]);ISBLANK([.G1650]));&quot;faltan valores&quot;;IF(AND([.E1650]&gt;=[.F1650];[.F1650]&gt;=[.G165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0" calcext:value-type="float">
            <text:p>1650</text:p>
          </table:table-cell>
          <table:table-cell table:number-columns-repeated="4"/>
          <table:table-cell table:formula="of:=IF(OR(ISBLANK([.E1651]);ISBLANK([.F1651]);ISBLANK([.G1651]));&quot;faltan valores&quot;;IF(AND([.E1651]&gt;=[.F1651];[.F1651]&gt;=[.G165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1" calcext:value-type="float">
            <text:p>1651</text:p>
          </table:table-cell>
          <table:table-cell table:number-columns-repeated="4"/>
          <table:table-cell table:formula="of:=IF(OR(ISBLANK([.E1652]);ISBLANK([.F1652]);ISBLANK([.G1652]));&quot;faltan valores&quot;;IF(AND([.E1652]&gt;=[.F1652];[.F1652]&gt;=[.G165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2" calcext:value-type="float">
            <text:p>1652</text:p>
          </table:table-cell>
          <table:table-cell table:number-columns-repeated="4"/>
          <table:table-cell table:formula="of:=IF(OR(ISBLANK([.E1653]);ISBLANK([.F1653]);ISBLANK([.G1653]));&quot;faltan valores&quot;;IF(AND([.E1653]&gt;=[.F1653];[.F1653]&gt;=[.G165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3" calcext:value-type="float">
            <text:p>1653</text:p>
          </table:table-cell>
          <table:table-cell table:number-columns-repeated="4"/>
          <table:table-cell table:formula="of:=IF(OR(ISBLANK([.E1654]);ISBLANK([.F1654]);ISBLANK([.G1654]));&quot;faltan valores&quot;;IF(AND([.E1654]&gt;=[.F1654];[.F1654]&gt;=[.G165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4" calcext:value-type="float">
            <text:p>1654</text:p>
          </table:table-cell>
          <table:table-cell table:number-columns-repeated="4"/>
          <table:table-cell table:formula="of:=IF(OR(ISBLANK([.E1655]);ISBLANK([.F1655]);ISBLANK([.G1655]));&quot;faltan valores&quot;;IF(AND([.E1655]&gt;=[.F1655];[.F1655]&gt;=[.G165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formula="of:=IF(OR(ISBLANK([.E1656]);ISBLANK([.F1656]);ISBLANK([.G1656]));&quot;faltan valores&quot;;IF(AND([.E1656]&gt;=[.F1656];[.F1656]&gt;=[.G165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6" calcext:value-type="float">
            <text:p>1656</text:p>
          </table:table-cell>
          <table:table-cell table:number-columns-repeated="4"/>
          <table:table-cell table:formula="of:=IF(OR(ISBLANK([.E1657]);ISBLANK([.F1657]);ISBLANK([.G1657]));&quot;faltan valores&quot;;IF(AND([.E1657]&gt;=[.F1657];[.F1657]&gt;=[.G165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7" calcext:value-type="float">
            <text:p>1657</text:p>
          </table:table-cell>
          <table:table-cell table:number-columns-repeated="4"/>
          <table:table-cell table:formula="of:=IF(OR(ISBLANK([.E1658]);ISBLANK([.F1658]);ISBLANK([.G1658]));&quot;faltan valores&quot;;IF(AND([.E1658]&gt;=[.F1658];[.F1658]&gt;=[.G165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8" calcext:value-type="float">
            <text:p>1658</text:p>
          </table:table-cell>
          <table:table-cell table:number-columns-repeated="4"/>
          <table:table-cell table:formula="of:=IF(OR(ISBLANK([.E1659]);ISBLANK([.F1659]);ISBLANK([.G1659]));&quot;faltan valores&quot;;IF(AND([.E1659]&gt;=[.F1659];[.F1659]&gt;=[.G165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59" calcext:value-type="float">
            <text:p>1659</text:p>
          </table:table-cell>
          <table:table-cell table:number-columns-repeated="4"/>
          <table:table-cell table:formula="of:=IF(OR(ISBLANK([.E1660]);ISBLANK([.F1660]);ISBLANK([.G1660]));&quot;faltan valores&quot;;IF(AND([.E1660]&gt;=[.F1660];[.F1660]&gt;=[.G166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0" calcext:value-type="float">
            <text:p>1660</text:p>
          </table:table-cell>
          <table:table-cell table:number-columns-repeated="4"/>
          <table:table-cell table:formula="of:=IF(OR(ISBLANK([.E1661]);ISBLANK([.F1661]);ISBLANK([.G1661]));&quot;faltan valores&quot;;IF(AND([.E1661]&gt;=[.F1661];[.F1661]&gt;=[.G166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1" calcext:value-type="float">
            <text:p>1661</text:p>
          </table:table-cell>
          <table:table-cell table:number-columns-repeated="4"/>
          <table:table-cell table:formula="of:=IF(OR(ISBLANK([.E1662]);ISBLANK([.F1662]);ISBLANK([.G1662]));&quot;faltan valores&quot;;IF(AND([.E1662]&gt;=[.F1662];[.F1662]&gt;=[.G166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2" calcext:value-type="float">
            <text:p>1662</text:p>
          </table:table-cell>
          <table:table-cell table:number-columns-repeated="4"/>
          <table:table-cell table:formula="of:=IF(OR(ISBLANK([.E1663]);ISBLANK([.F1663]);ISBLANK([.G1663]));&quot;faltan valores&quot;;IF(AND([.E1663]&gt;=[.F1663];[.F1663]&gt;=[.G166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3" calcext:value-type="float">
            <text:p>1663</text:p>
          </table:table-cell>
          <table:table-cell table:number-columns-repeated="4"/>
          <table:table-cell table:formula="of:=IF(OR(ISBLANK([.E1664]);ISBLANK([.F1664]);ISBLANK([.G1664]));&quot;faltan valores&quot;;IF(AND([.E1664]&gt;=[.F1664];[.F1664]&gt;=[.G166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formula="of:=IF(OR(ISBLANK([.E1665]);ISBLANK([.F1665]);ISBLANK([.G1665]));&quot;faltan valores&quot;;IF(AND([.E1665]&gt;=[.F1665];[.F1665]&gt;=[.G166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5" calcext:value-type="float">
            <text:p>1665</text:p>
          </table:table-cell>
          <table:table-cell table:number-columns-repeated="4"/>
          <table:table-cell table:formula="of:=IF(OR(ISBLANK([.E1666]);ISBLANK([.F1666]);ISBLANK([.G1666]));&quot;faltan valores&quot;;IF(AND([.E1666]&gt;=[.F1666];[.F1666]&gt;=[.G166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6" calcext:value-type="float">
            <text:p>1666</text:p>
          </table:table-cell>
          <table:table-cell table:number-columns-repeated="4"/>
          <table:table-cell table:formula="of:=IF(OR(ISBLANK([.E1667]);ISBLANK([.F1667]);ISBLANK([.G1667]));&quot;faltan valores&quot;;IF(AND([.E1667]&gt;=[.F1667];[.F1667]&gt;=[.G166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7" calcext:value-type="float">
            <text:p>1667</text:p>
          </table:table-cell>
          <table:table-cell table:number-columns-repeated="4"/>
          <table:table-cell table:formula="of:=IF(OR(ISBLANK([.E1668]);ISBLANK([.F1668]);ISBLANK([.G1668]));&quot;faltan valores&quot;;IF(AND([.E1668]&gt;=[.F1668];[.F1668]&gt;=[.G166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8" calcext:value-type="float">
            <text:p>1668</text:p>
          </table:table-cell>
          <table:table-cell table:number-columns-repeated="4"/>
          <table:table-cell table:formula="of:=IF(OR(ISBLANK([.E1669]);ISBLANK([.F1669]);ISBLANK([.G1669]));&quot;faltan valores&quot;;IF(AND([.E1669]&gt;=[.F1669];[.F1669]&gt;=[.G166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69" calcext:value-type="float">
            <text:p>1669</text:p>
          </table:table-cell>
          <table:table-cell table:number-columns-repeated="4"/>
          <table:table-cell table:formula="of:=IF(OR(ISBLANK([.E1670]);ISBLANK([.F1670]);ISBLANK([.G1670]));&quot;faltan valores&quot;;IF(AND([.E1670]&gt;=[.F1670];[.F1670]&gt;=[.G167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0" calcext:value-type="float">
            <text:p>1670</text:p>
          </table:table-cell>
          <table:table-cell table:number-columns-repeated="4"/>
          <table:table-cell table:formula="of:=IF(OR(ISBLANK([.E1671]);ISBLANK([.F1671]);ISBLANK([.G1671]));&quot;faltan valores&quot;;IF(AND([.E1671]&gt;=[.F1671];[.F1671]&gt;=[.G167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1" calcext:value-type="float">
            <text:p>1671</text:p>
          </table:table-cell>
          <table:table-cell table:number-columns-repeated="4"/>
          <table:table-cell table:formula="of:=IF(OR(ISBLANK([.E1672]);ISBLANK([.F1672]);ISBLANK([.G1672]));&quot;faltan valores&quot;;IF(AND([.E1672]&gt;=[.F1672];[.F1672]&gt;=[.G167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2" calcext:value-type="float">
            <text:p>1672</text:p>
          </table:table-cell>
          <table:table-cell table:number-columns-repeated="4"/>
          <table:table-cell table:formula="of:=IF(OR(ISBLANK([.E1673]);ISBLANK([.F1673]);ISBLANK([.G1673]));&quot;faltan valores&quot;;IF(AND([.E1673]&gt;=[.F1673];[.F1673]&gt;=[.G167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3" calcext:value-type="float">
            <text:p>1673</text:p>
          </table:table-cell>
          <table:table-cell table:number-columns-repeated="4"/>
          <table:table-cell table:formula="of:=IF(OR(ISBLANK([.E1674]);ISBLANK([.F1674]);ISBLANK([.G1674]));&quot;faltan valores&quot;;IF(AND([.E1674]&gt;=[.F1674];[.F1674]&gt;=[.G167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4" calcext:value-type="float">
            <text:p>1674</text:p>
          </table:table-cell>
          <table:table-cell table:number-columns-repeated="4"/>
          <table:table-cell table:formula="of:=IF(OR(ISBLANK([.E1675]);ISBLANK([.F1675]);ISBLANK([.G1675]));&quot;faltan valores&quot;;IF(AND([.E1675]&gt;=[.F1675];[.F1675]&gt;=[.G167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5" calcext:value-type="float">
            <text:p>1675</text:p>
          </table:table-cell>
          <table:table-cell table:number-columns-repeated="4"/>
          <table:table-cell table:formula="of:=IF(OR(ISBLANK([.E1676]);ISBLANK([.F1676]);ISBLANK([.G1676]));&quot;faltan valores&quot;;IF(AND([.E1676]&gt;=[.F1676];[.F1676]&gt;=[.G167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6" calcext:value-type="float">
            <text:p>1676</text:p>
          </table:table-cell>
          <table:table-cell table:number-columns-repeated="4"/>
          <table:table-cell table:formula="of:=IF(OR(ISBLANK([.E1677]);ISBLANK([.F1677]);ISBLANK([.G1677]));&quot;faltan valores&quot;;IF(AND([.E1677]&gt;=[.F1677];[.F1677]&gt;=[.G167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7" calcext:value-type="float">
            <text:p>1677</text:p>
          </table:table-cell>
          <table:table-cell table:number-columns-repeated="4"/>
          <table:table-cell table:formula="of:=IF(OR(ISBLANK([.E1678]);ISBLANK([.F1678]);ISBLANK([.G1678]));&quot;faltan valores&quot;;IF(AND([.E1678]&gt;=[.F1678];[.F1678]&gt;=[.G167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8" calcext:value-type="float">
            <text:p>1678</text:p>
          </table:table-cell>
          <table:table-cell table:number-columns-repeated="4"/>
          <table:table-cell table:formula="of:=IF(OR(ISBLANK([.E1679]);ISBLANK([.F1679]);ISBLANK([.G1679]));&quot;faltan valores&quot;;IF(AND([.E1679]&gt;=[.F1679];[.F1679]&gt;=[.G167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79" calcext:value-type="float">
            <text:p>1679</text:p>
          </table:table-cell>
          <table:table-cell table:number-columns-repeated="4"/>
          <table:table-cell table:formula="of:=IF(OR(ISBLANK([.E1680]);ISBLANK([.F1680]);ISBLANK([.G1680]));&quot;faltan valores&quot;;IF(AND([.E1680]&gt;=[.F1680];[.F1680]&gt;=[.G168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0" calcext:value-type="float">
            <text:p>1680</text:p>
          </table:table-cell>
          <table:table-cell table:number-columns-repeated="4"/>
          <table:table-cell table:formula="of:=IF(OR(ISBLANK([.E1681]);ISBLANK([.F1681]);ISBLANK([.G1681]));&quot;faltan valores&quot;;IF(AND([.E1681]&gt;=[.F1681];[.F1681]&gt;=[.G168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1" calcext:value-type="float">
            <text:p>1681</text:p>
          </table:table-cell>
          <table:table-cell table:number-columns-repeated="4"/>
          <table:table-cell table:formula="of:=IF(OR(ISBLANK([.E1682]);ISBLANK([.F1682]);ISBLANK([.G1682]));&quot;faltan valores&quot;;IF(AND([.E1682]&gt;=[.F1682];[.F1682]&gt;=[.G168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2" calcext:value-type="float">
            <text:p>1682</text:p>
          </table:table-cell>
          <table:table-cell table:number-columns-repeated="4"/>
          <table:table-cell table:formula="of:=IF(OR(ISBLANK([.E1683]);ISBLANK([.F1683]);ISBLANK([.G1683]));&quot;faltan valores&quot;;IF(AND([.E1683]&gt;=[.F1683];[.F1683]&gt;=[.G168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3" calcext:value-type="float">
            <text:p>1683</text:p>
          </table:table-cell>
          <table:table-cell table:number-columns-repeated="4"/>
          <table:table-cell table:formula="of:=IF(OR(ISBLANK([.E1684]);ISBLANK([.F1684]);ISBLANK([.G1684]));&quot;faltan valores&quot;;IF(AND([.E1684]&gt;=[.F1684];[.F1684]&gt;=[.G168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4" calcext:value-type="float">
            <text:p>1684</text:p>
          </table:table-cell>
          <table:table-cell table:number-columns-repeated="4"/>
          <table:table-cell table:formula="of:=IF(OR(ISBLANK([.E1685]);ISBLANK([.F1685]);ISBLANK([.G1685]));&quot;faltan valores&quot;;IF(AND([.E1685]&gt;=[.F1685];[.F1685]&gt;=[.G168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5" calcext:value-type="float">
            <text:p>1685</text:p>
          </table:table-cell>
          <table:table-cell table:number-columns-repeated="4"/>
          <table:table-cell table:formula="of:=IF(OR(ISBLANK([.E1686]);ISBLANK([.F1686]);ISBLANK([.G1686]));&quot;faltan valores&quot;;IF(AND([.E1686]&gt;=[.F1686];[.F1686]&gt;=[.G168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6" calcext:value-type="float">
            <text:p>1686</text:p>
          </table:table-cell>
          <table:table-cell table:number-columns-repeated="4"/>
          <table:table-cell table:formula="of:=IF(OR(ISBLANK([.E1687]);ISBLANK([.F1687]);ISBLANK([.G1687]));&quot;faltan valores&quot;;IF(AND([.E1687]&gt;=[.F1687];[.F1687]&gt;=[.G168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7" calcext:value-type="float">
            <text:p>1687</text:p>
          </table:table-cell>
          <table:table-cell table:number-columns-repeated="4"/>
          <table:table-cell table:formula="of:=IF(OR(ISBLANK([.E1688]);ISBLANK([.F1688]);ISBLANK([.G1688]));&quot;faltan valores&quot;;IF(AND([.E1688]&gt;=[.F1688];[.F1688]&gt;=[.G168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table:formula="of:=IF(OR(ISBLANK([.E1689]);ISBLANK([.F1689]);ISBLANK([.G1689]));&quot;faltan valores&quot;;IF(AND([.E1689]&gt;=[.F1689];[.F1689]&gt;=[.G168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89" calcext:value-type="float">
            <text:p>1689</text:p>
          </table:table-cell>
          <table:table-cell table:number-columns-repeated="4"/>
          <table:table-cell table:formula="of:=IF(OR(ISBLANK([.E1690]);ISBLANK([.F1690]);ISBLANK([.G1690]));&quot;faltan valores&quot;;IF(AND([.E1690]&gt;=[.F1690];[.F1690]&gt;=[.G169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0" calcext:value-type="float">
            <text:p>1690</text:p>
          </table:table-cell>
          <table:table-cell table:number-columns-repeated="4"/>
          <table:table-cell table:formula="of:=IF(OR(ISBLANK([.E1691]);ISBLANK([.F1691]);ISBLANK([.G1691]));&quot;faltan valores&quot;;IF(AND([.E1691]&gt;=[.F1691];[.F1691]&gt;=[.G169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1" calcext:value-type="float">
            <text:p>1691</text:p>
          </table:table-cell>
          <table:table-cell table:number-columns-repeated="4"/>
          <table:table-cell table:formula="of:=IF(OR(ISBLANK([.E1692]);ISBLANK([.F1692]);ISBLANK([.G1692]));&quot;faltan valores&quot;;IF(AND([.E1692]&gt;=[.F1692];[.F1692]&gt;=[.G169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2" calcext:value-type="float">
            <text:p>1692</text:p>
          </table:table-cell>
          <table:table-cell table:number-columns-repeated="4"/>
          <table:table-cell table:formula="of:=IF(OR(ISBLANK([.E1693]);ISBLANK([.F1693]);ISBLANK([.G1693]));&quot;faltan valores&quot;;IF(AND([.E1693]&gt;=[.F1693];[.F1693]&gt;=[.G169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3" calcext:value-type="float">
            <text:p>1693</text:p>
          </table:table-cell>
          <table:table-cell table:number-columns-repeated="4"/>
          <table:table-cell table:formula="of:=IF(OR(ISBLANK([.E1694]);ISBLANK([.F1694]);ISBLANK([.G1694]));&quot;faltan valores&quot;;IF(AND([.E1694]&gt;=[.F1694];[.F1694]&gt;=[.G169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4" calcext:value-type="float">
            <text:p>1694</text:p>
          </table:table-cell>
          <table:table-cell table:number-columns-repeated="4"/>
          <table:table-cell table:formula="of:=IF(OR(ISBLANK([.E1695]);ISBLANK([.F1695]);ISBLANK([.G1695]));&quot;faltan valores&quot;;IF(AND([.E1695]&gt;=[.F1695];[.F1695]&gt;=[.G169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5" calcext:value-type="float">
            <text:p>1695</text:p>
          </table:table-cell>
          <table:table-cell table:number-columns-repeated="4"/>
          <table:table-cell table:formula="of:=IF(OR(ISBLANK([.E1696]);ISBLANK([.F1696]);ISBLANK([.G1696]));&quot;faltan valores&quot;;IF(AND([.E1696]&gt;=[.F1696];[.F1696]&gt;=[.G169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6" calcext:value-type="float">
            <text:p>1696</text:p>
          </table:table-cell>
          <table:table-cell table:number-columns-repeated="4"/>
          <table:table-cell table:formula="of:=IF(OR(ISBLANK([.E1697]);ISBLANK([.F1697]);ISBLANK([.G1697]));&quot;faltan valores&quot;;IF(AND([.E1697]&gt;=[.F1697];[.F1697]&gt;=[.G169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7" calcext:value-type="float">
            <text:p>1697</text:p>
          </table:table-cell>
          <table:table-cell table:number-columns-repeated="4"/>
          <table:table-cell table:formula="of:=IF(OR(ISBLANK([.E1698]);ISBLANK([.F1698]);ISBLANK([.G1698]));&quot;faltan valores&quot;;IF(AND([.E1698]&gt;=[.F1698];[.F1698]&gt;=[.G169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8" calcext:value-type="float">
            <text:p>1698</text:p>
          </table:table-cell>
          <table:table-cell table:number-columns-repeated="4"/>
          <table:table-cell table:formula="of:=IF(OR(ISBLANK([.E1699]);ISBLANK([.F1699]);ISBLANK([.G1699]));&quot;faltan valores&quot;;IF(AND([.E1699]&gt;=[.F1699];[.F1699]&gt;=[.G169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699" calcext:value-type="float">
            <text:p>1699</text:p>
          </table:table-cell>
          <table:table-cell table:number-columns-repeated="4"/>
          <table:table-cell table:formula="of:=IF(OR(ISBLANK([.E1700]);ISBLANK([.F1700]);ISBLANK([.G1700]));&quot;faltan valores&quot;;IF(AND([.E1700]&gt;=[.F1700];[.F1700]&gt;=[.G170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0" calcext:value-type="float">
            <text:p>1700</text:p>
          </table:table-cell>
          <table:table-cell table:number-columns-repeated="4"/>
          <table:table-cell table:formula="of:=IF(OR(ISBLANK([.E1701]);ISBLANK([.F1701]);ISBLANK([.G1701]));&quot;faltan valores&quot;;IF(AND([.E1701]&gt;=[.F1701];[.F1701]&gt;=[.G170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1" calcext:value-type="float">
            <text:p>1701</text:p>
          </table:table-cell>
          <table:table-cell table:number-columns-repeated="4"/>
          <table:table-cell table:formula="of:=IF(OR(ISBLANK([.E1702]);ISBLANK([.F1702]);ISBLANK([.G1702]));&quot;faltan valores&quot;;IF(AND([.E1702]&gt;=[.F1702];[.F1702]&gt;=[.G170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2" calcext:value-type="float">
            <text:p>1702</text:p>
          </table:table-cell>
          <table:table-cell table:number-columns-repeated="4"/>
          <table:table-cell table:formula="of:=IF(OR(ISBLANK([.E1703]);ISBLANK([.F1703]);ISBLANK([.G1703]));&quot;faltan valores&quot;;IF(AND([.E1703]&gt;=[.F1703];[.F1703]&gt;=[.G170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3" calcext:value-type="float">
            <text:p>1703</text:p>
          </table:table-cell>
          <table:table-cell table:number-columns-repeated="4"/>
          <table:table-cell table:formula="of:=IF(OR(ISBLANK([.E1704]);ISBLANK([.F1704]);ISBLANK([.G1704]));&quot;faltan valores&quot;;IF(AND([.E1704]&gt;=[.F1704];[.F1704]&gt;=[.G170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4" calcext:value-type="float">
            <text:p>1704</text:p>
          </table:table-cell>
          <table:table-cell table:number-columns-repeated="4"/>
          <table:table-cell table:formula="of:=IF(OR(ISBLANK([.E1705]);ISBLANK([.F1705]);ISBLANK([.G1705]));&quot;faltan valores&quot;;IF(AND([.E1705]&gt;=[.F1705];[.F1705]&gt;=[.G170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5" calcext:value-type="float">
            <text:p>1705</text:p>
          </table:table-cell>
          <table:table-cell table:number-columns-repeated="4"/>
          <table:table-cell table:formula="of:=IF(OR(ISBLANK([.E1706]);ISBLANK([.F1706]);ISBLANK([.G1706]));&quot;faltan valores&quot;;IF(AND([.E1706]&gt;=[.F1706];[.F1706]&gt;=[.G170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6" calcext:value-type="float">
            <text:p>1706</text:p>
          </table:table-cell>
          <table:table-cell table:number-columns-repeated="4"/>
          <table:table-cell table:formula="of:=IF(OR(ISBLANK([.E1707]);ISBLANK([.F1707]);ISBLANK([.G1707]));&quot;faltan valores&quot;;IF(AND([.E1707]&gt;=[.F1707];[.F1707]&gt;=[.G170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7" calcext:value-type="float">
            <text:p>1707</text:p>
          </table:table-cell>
          <table:table-cell table:number-columns-repeated="4"/>
          <table:table-cell table:formula="of:=IF(OR(ISBLANK([.E1708]);ISBLANK([.F1708]);ISBLANK([.G1708]));&quot;faltan valores&quot;;IF(AND([.E1708]&gt;=[.F1708];[.F1708]&gt;=[.G170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8" calcext:value-type="float">
            <text:p>1708</text:p>
          </table:table-cell>
          <table:table-cell table:number-columns-repeated="4"/>
          <table:table-cell table:formula="of:=IF(OR(ISBLANK([.E1709]);ISBLANK([.F1709]);ISBLANK([.G1709]));&quot;faltan valores&quot;;IF(AND([.E1709]&gt;=[.F1709];[.F1709]&gt;=[.G170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09" calcext:value-type="float">
            <text:p>1709</text:p>
          </table:table-cell>
          <table:table-cell table:number-columns-repeated="4"/>
          <table:table-cell table:formula="of:=IF(OR(ISBLANK([.E1710]);ISBLANK([.F1710]);ISBLANK([.G1710]));&quot;faltan valores&quot;;IF(AND([.E1710]&gt;=[.F1710];[.F1710]&gt;=[.G171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0" calcext:value-type="float">
            <text:p>1710</text:p>
          </table:table-cell>
          <table:table-cell table:number-columns-repeated="4"/>
          <table:table-cell table:formula="of:=IF(OR(ISBLANK([.E1711]);ISBLANK([.F1711]);ISBLANK([.G1711]));&quot;faltan valores&quot;;IF(AND([.E1711]&gt;=[.F1711];[.F1711]&gt;=[.G171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1" calcext:value-type="float">
            <text:p>1711</text:p>
          </table:table-cell>
          <table:table-cell table:number-columns-repeated="4"/>
          <table:table-cell table:formula="of:=IF(OR(ISBLANK([.E1712]);ISBLANK([.F1712]);ISBLANK([.G1712]));&quot;faltan valores&quot;;IF(AND([.E1712]&gt;=[.F1712];[.F1712]&gt;=[.G171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2" calcext:value-type="float">
            <text:p>1712</text:p>
          </table:table-cell>
          <table:table-cell table:number-columns-repeated="4"/>
          <table:table-cell table:formula="of:=IF(OR(ISBLANK([.E1713]);ISBLANK([.F1713]);ISBLANK([.G1713]));&quot;faltan valores&quot;;IF(AND([.E1713]&gt;=[.F1713];[.F1713]&gt;=[.G171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3" calcext:value-type="float">
            <text:p>1713</text:p>
          </table:table-cell>
          <table:table-cell table:number-columns-repeated="4"/>
          <table:table-cell table:formula="of:=IF(OR(ISBLANK([.E1714]);ISBLANK([.F1714]);ISBLANK([.G1714]));&quot;faltan valores&quot;;IF(AND([.E1714]&gt;=[.F1714];[.F1714]&gt;=[.G171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4" calcext:value-type="float">
            <text:p>1714</text:p>
          </table:table-cell>
          <table:table-cell table:number-columns-repeated="4"/>
          <table:table-cell table:formula="of:=IF(OR(ISBLANK([.E1715]);ISBLANK([.F1715]);ISBLANK([.G1715]));&quot;faltan valores&quot;;IF(AND([.E1715]&gt;=[.F1715];[.F1715]&gt;=[.G171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5" calcext:value-type="float">
            <text:p>1715</text:p>
          </table:table-cell>
          <table:table-cell table:number-columns-repeated="4"/>
          <table:table-cell table:formula="of:=IF(OR(ISBLANK([.E1716]);ISBLANK([.F1716]);ISBLANK([.G1716]));&quot;faltan valores&quot;;IF(AND([.E1716]&gt;=[.F1716];[.F1716]&gt;=[.G171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6" calcext:value-type="float">
            <text:p>1716</text:p>
          </table:table-cell>
          <table:table-cell table:number-columns-repeated="4"/>
          <table:table-cell table:formula="of:=IF(OR(ISBLANK([.E1717]);ISBLANK([.F1717]);ISBLANK([.G1717]));&quot;faltan valores&quot;;IF(AND([.E1717]&gt;=[.F1717];[.F1717]&gt;=[.G171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7" calcext:value-type="float">
            <text:p>1717</text:p>
          </table:table-cell>
          <table:table-cell table:number-columns-repeated="4"/>
          <table:table-cell table:formula="of:=IF(OR(ISBLANK([.E1718]);ISBLANK([.F1718]);ISBLANK([.G1718]));&quot;faltan valores&quot;;IF(AND([.E1718]&gt;=[.F1718];[.F1718]&gt;=[.G171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8" calcext:value-type="float">
            <text:p>1718</text:p>
          </table:table-cell>
          <table:table-cell table:number-columns-repeated="4"/>
          <table:table-cell table:formula="of:=IF(OR(ISBLANK([.E1719]);ISBLANK([.F1719]);ISBLANK([.G1719]));&quot;faltan valores&quot;;IF(AND([.E1719]&gt;=[.F1719];[.F1719]&gt;=[.G171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19" calcext:value-type="float">
            <text:p>1719</text:p>
          </table:table-cell>
          <table:table-cell table:number-columns-repeated="4"/>
          <table:table-cell table:formula="of:=IF(OR(ISBLANK([.E1720]);ISBLANK([.F1720]);ISBLANK([.G1720]));&quot;faltan valores&quot;;IF(AND([.E1720]&gt;=[.F1720];[.F1720]&gt;=[.G172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0" calcext:value-type="float">
            <text:p>1720</text:p>
          </table:table-cell>
          <table:table-cell table:number-columns-repeated="4"/>
          <table:table-cell table:formula="of:=IF(OR(ISBLANK([.E1721]);ISBLANK([.F1721]);ISBLANK([.G1721]));&quot;faltan valores&quot;;IF(AND([.E1721]&gt;=[.F1721];[.F1721]&gt;=[.G172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1" calcext:value-type="float">
            <text:p>1721</text:p>
          </table:table-cell>
          <table:table-cell table:number-columns-repeated="4"/>
          <table:table-cell table:formula="of:=IF(OR(ISBLANK([.E1722]);ISBLANK([.F1722]);ISBLANK([.G1722]));&quot;faltan valores&quot;;IF(AND([.E1722]&gt;=[.F1722];[.F1722]&gt;=[.G172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2" calcext:value-type="float">
            <text:p>1722</text:p>
          </table:table-cell>
          <table:table-cell table:number-columns-repeated="4"/>
          <table:table-cell table:formula="of:=IF(OR(ISBLANK([.E1723]);ISBLANK([.F1723]);ISBLANK([.G1723]));&quot;faltan valores&quot;;IF(AND([.E1723]&gt;=[.F1723];[.F1723]&gt;=[.G172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3" calcext:value-type="float">
            <text:p>1723</text:p>
          </table:table-cell>
          <table:table-cell table:number-columns-repeated="4"/>
          <table:table-cell table:formula="of:=IF(OR(ISBLANK([.E1724]);ISBLANK([.F1724]);ISBLANK([.G1724]));&quot;faltan valores&quot;;IF(AND([.E1724]&gt;=[.F1724];[.F1724]&gt;=[.G172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4" calcext:value-type="float">
            <text:p>1724</text:p>
          </table:table-cell>
          <table:table-cell table:number-columns-repeated="4"/>
          <table:table-cell table:formula="of:=IF(OR(ISBLANK([.E1725]);ISBLANK([.F1725]);ISBLANK([.G1725]));&quot;faltan valores&quot;;IF(AND([.E1725]&gt;=[.F1725];[.F1725]&gt;=[.G172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5" calcext:value-type="float">
            <text:p>1725</text:p>
          </table:table-cell>
          <table:table-cell table:number-columns-repeated="4"/>
          <table:table-cell table:formula="of:=IF(OR(ISBLANK([.E1726]);ISBLANK([.F1726]);ISBLANK([.G1726]));&quot;faltan valores&quot;;IF(AND([.E1726]&gt;=[.F1726];[.F1726]&gt;=[.G172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6" calcext:value-type="float">
            <text:p>1726</text:p>
          </table:table-cell>
          <table:table-cell table:number-columns-repeated="4"/>
          <table:table-cell table:formula="of:=IF(OR(ISBLANK([.E1727]);ISBLANK([.F1727]);ISBLANK([.G1727]));&quot;faltan valores&quot;;IF(AND([.E1727]&gt;=[.F1727];[.F1727]&gt;=[.G172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7" calcext:value-type="float">
            <text:p>1727</text:p>
          </table:table-cell>
          <table:table-cell table:number-columns-repeated="4"/>
          <table:table-cell table:formula="of:=IF(OR(ISBLANK([.E1728]);ISBLANK([.F1728]);ISBLANK([.G1728]));&quot;faltan valores&quot;;IF(AND([.E1728]&gt;=[.F1728];[.F1728]&gt;=[.G172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8" calcext:value-type="float">
            <text:p>1728</text:p>
          </table:table-cell>
          <table:table-cell table:number-columns-repeated="4"/>
          <table:table-cell table:formula="of:=IF(OR(ISBLANK([.E1729]);ISBLANK([.F1729]);ISBLANK([.G1729]));&quot;faltan valores&quot;;IF(AND([.E1729]&gt;=[.F1729];[.F1729]&gt;=[.G172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29" calcext:value-type="float">
            <text:p>1729</text:p>
          </table:table-cell>
          <table:table-cell table:number-columns-repeated="4"/>
          <table:table-cell table:formula="of:=IF(OR(ISBLANK([.E1730]);ISBLANK([.F1730]);ISBLANK([.G1730]));&quot;faltan valores&quot;;IF(AND([.E1730]&gt;=[.F1730];[.F1730]&gt;=[.G173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0" calcext:value-type="float">
            <text:p>1730</text:p>
          </table:table-cell>
          <table:table-cell table:number-columns-repeated="4"/>
          <table:table-cell table:formula="of:=IF(OR(ISBLANK([.E1731]);ISBLANK([.F1731]);ISBLANK([.G1731]));&quot;faltan valores&quot;;IF(AND([.E1731]&gt;=[.F1731];[.F1731]&gt;=[.G173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1" calcext:value-type="float">
            <text:p>1731</text:p>
          </table:table-cell>
          <table:table-cell table:number-columns-repeated="4"/>
          <table:table-cell table:formula="of:=IF(OR(ISBLANK([.E1732]);ISBLANK([.F1732]);ISBLANK([.G1732]));&quot;faltan valores&quot;;IF(AND([.E1732]&gt;=[.F1732];[.F1732]&gt;=[.G173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2" calcext:value-type="float">
            <text:p>1732</text:p>
          </table:table-cell>
          <table:table-cell table:number-columns-repeated="4"/>
          <table:table-cell table:formula="of:=IF(OR(ISBLANK([.E1733]);ISBLANK([.F1733]);ISBLANK([.G1733]));&quot;faltan valores&quot;;IF(AND([.E1733]&gt;=[.F1733];[.F1733]&gt;=[.G173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3" calcext:value-type="float">
            <text:p>1733</text:p>
          </table:table-cell>
          <table:table-cell table:number-columns-repeated="4"/>
          <table:table-cell table:formula="of:=IF(OR(ISBLANK([.E1734]);ISBLANK([.F1734]);ISBLANK([.G1734]));&quot;faltan valores&quot;;IF(AND([.E1734]&gt;=[.F1734];[.F1734]&gt;=[.G173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4" calcext:value-type="float">
            <text:p>1734</text:p>
          </table:table-cell>
          <table:table-cell table:number-columns-repeated="4"/>
          <table:table-cell table:formula="of:=IF(OR(ISBLANK([.E1735]);ISBLANK([.F1735]);ISBLANK([.G1735]));&quot;faltan valores&quot;;IF(AND([.E1735]&gt;=[.F1735];[.F1735]&gt;=[.G173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5" calcext:value-type="float">
            <text:p>1735</text:p>
          </table:table-cell>
          <table:table-cell table:number-columns-repeated="4"/>
          <table:table-cell table:formula="of:=IF(OR(ISBLANK([.E1736]);ISBLANK([.F1736]);ISBLANK([.G1736]));&quot;faltan valores&quot;;IF(AND([.E1736]&gt;=[.F1736];[.F1736]&gt;=[.G173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6" calcext:value-type="float">
            <text:p>1736</text:p>
          </table:table-cell>
          <table:table-cell table:number-columns-repeated="4"/>
          <table:table-cell table:formula="of:=IF(OR(ISBLANK([.E1737]);ISBLANK([.F1737]);ISBLANK([.G1737]));&quot;faltan valores&quot;;IF(AND([.E1737]&gt;=[.F1737];[.F1737]&gt;=[.G173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7" calcext:value-type="float">
            <text:p>1737</text:p>
          </table:table-cell>
          <table:table-cell table:number-columns-repeated="4"/>
          <table:table-cell table:formula="of:=IF(OR(ISBLANK([.E1738]);ISBLANK([.F1738]);ISBLANK([.G1738]));&quot;faltan valores&quot;;IF(AND([.E1738]&gt;=[.F1738];[.F1738]&gt;=[.G173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8" calcext:value-type="float">
            <text:p>1738</text:p>
          </table:table-cell>
          <table:table-cell table:number-columns-repeated="4"/>
          <table:table-cell table:formula="of:=IF(OR(ISBLANK([.E1739]);ISBLANK([.F1739]);ISBLANK([.G1739]));&quot;faltan valores&quot;;IF(AND([.E1739]&gt;=[.F1739];[.F1739]&gt;=[.G173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39" calcext:value-type="float">
            <text:p>1739</text:p>
          </table:table-cell>
          <table:table-cell table:number-columns-repeated="4"/>
          <table:table-cell table:formula="of:=IF(OR(ISBLANK([.E1740]);ISBLANK([.F1740]);ISBLANK([.G1740]));&quot;faltan valores&quot;;IF(AND([.E1740]&gt;=[.F1740];[.F1740]&gt;=[.G174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0" calcext:value-type="float">
            <text:p>1740</text:p>
          </table:table-cell>
          <table:table-cell table:number-columns-repeated="4"/>
          <table:table-cell table:formula="of:=IF(OR(ISBLANK([.E1741]);ISBLANK([.F1741]);ISBLANK([.G1741]));&quot;faltan valores&quot;;IF(AND([.E1741]&gt;=[.F1741];[.F1741]&gt;=[.G174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1" calcext:value-type="float">
            <text:p>1741</text:p>
          </table:table-cell>
          <table:table-cell table:number-columns-repeated="4"/>
          <table:table-cell table:formula="of:=IF(OR(ISBLANK([.E1742]);ISBLANK([.F1742]);ISBLANK([.G1742]));&quot;faltan valores&quot;;IF(AND([.E1742]&gt;=[.F1742];[.F1742]&gt;=[.G174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2" calcext:value-type="float">
            <text:p>1742</text:p>
          </table:table-cell>
          <table:table-cell table:number-columns-repeated="4"/>
          <table:table-cell table:formula="of:=IF(OR(ISBLANK([.E1743]);ISBLANK([.F1743]);ISBLANK([.G1743]));&quot;faltan valores&quot;;IF(AND([.E1743]&gt;=[.F1743];[.F1743]&gt;=[.G174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3" calcext:value-type="float">
            <text:p>1743</text:p>
          </table:table-cell>
          <table:table-cell table:number-columns-repeated="4"/>
          <table:table-cell table:formula="of:=IF(OR(ISBLANK([.E1744]);ISBLANK([.F1744]);ISBLANK([.G1744]));&quot;faltan valores&quot;;IF(AND([.E1744]&gt;=[.F1744];[.F1744]&gt;=[.G174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table:formula="of:=IF(OR(ISBLANK([.E1745]);ISBLANK([.F1745]);ISBLANK([.G1745]));&quot;faltan valores&quot;;IF(AND([.E1745]&gt;=[.F1745];[.F1745]&gt;=[.G174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5" calcext:value-type="float">
            <text:p>1745</text:p>
          </table:table-cell>
          <table:table-cell table:number-columns-repeated="4"/>
          <table:table-cell table:formula="of:=IF(OR(ISBLANK([.E1746]);ISBLANK([.F1746]);ISBLANK([.G1746]));&quot;faltan valores&quot;;IF(AND([.E1746]&gt;=[.F1746];[.F1746]&gt;=[.G174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6" calcext:value-type="float">
            <text:p>1746</text:p>
          </table:table-cell>
          <table:table-cell table:number-columns-repeated="4"/>
          <table:table-cell table:formula="of:=IF(OR(ISBLANK([.E1747]);ISBLANK([.F1747]);ISBLANK([.G1747]));&quot;faltan valores&quot;;IF(AND([.E1747]&gt;=[.F1747];[.F1747]&gt;=[.G174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7" calcext:value-type="float">
            <text:p>1747</text:p>
          </table:table-cell>
          <table:table-cell table:number-columns-repeated="4"/>
          <table:table-cell table:formula="of:=IF(OR(ISBLANK([.E1748]);ISBLANK([.F1748]);ISBLANK([.G1748]));&quot;faltan valores&quot;;IF(AND([.E1748]&gt;=[.F1748];[.F1748]&gt;=[.G174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8" calcext:value-type="float">
            <text:p>1748</text:p>
          </table:table-cell>
          <table:table-cell table:number-columns-repeated="4"/>
          <table:table-cell table:formula="of:=IF(OR(ISBLANK([.E1749]);ISBLANK([.F1749]);ISBLANK([.G1749]));&quot;faltan valores&quot;;IF(AND([.E1749]&gt;=[.F1749];[.F1749]&gt;=[.G174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49" calcext:value-type="float">
            <text:p>1749</text:p>
          </table:table-cell>
          <table:table-cell table:number-columns-repeated="4"/>
          <table:table-cell table:formula="of:=IF(OR(ISBLANK([.E1750]);ISBLANK([.F1750]);ISBLANK([.G1750]));&quot;faltan valores&quot;;IF(AND([.E1750]&gt;=[.F1750];[.F1750]&gt;=[.G175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0" calcext:value-type="float">
            <text:p>1750</text:p>
          </table:table-cell>
          <table:table-cell table:number-columns-repeated="4"/>
          <table:table-cell table:formula="of:=IF(OR(ISBLANK([.E1751]);ISBLANK([.F1751]);ISBLANK([.G1751]));&quot;faltan valores&quot;;IF(AND([.E1751]&gt;=[.F1751];[.F1751]&gt;=[.G175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1" calcext:value-type="float">
            <text:p>1751</text:p>
          </table:table-cell>
          <table:table-cell table:number-columns-repeated="4"/>
          <table:table-cell table:formula="of:=IF(OR(ISBLANK([.E1752]);ISBLANK([.F1752]);ISBLANK([.G1752]));&quot;faltan valores&quot;;IF(AND([.E1752]&gt;=[.F1752];[.F1752]&gt;=[.G175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2" calcext:value-type="float">
            <text:p>1752</text:p>
          </table:table-cell>
          <table:table-cell table:number-columns-repeated="4"/>
          <table:table-cell table:formula="of:=IF(OR(ISBLANK([.E1753]);ISBLANK([.F1753]);ISBLANK([.G1753]));&quot;faltan valores&quot;;IF(AND([.E1753]&gt;=[.F1753];[.F1753]&gt;=[.G175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3" calcext:value-type="float">
            <text:p>1753</text:p>
          </table:table-cell>
          <table:table-cell table:number-columns-repeated="4"/>
          <table:table-cell table:formula="of:=IF(OR(ISBLANK([.E1754]);ISBLANK([.F1754]);ISBLANK([.G1754]));&quot;faltan valores&quot;;IF(AND([.E1754]&gt;=[.F1754];[.F1754]&gt;=[.G175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4" calcext:value-type="float">
            <text:p>1754</text:p>
          </table:table-cell>
          <table:table-cell table:number-columns-repeated="4"/>
          <table:table-cell table:formula="of:=IF(OR(ISBLANK([.E1755]);ISBLANK([.F1755]);ISBLANK([.G1755]));&quot;faltan valores&quot;;IF(AND([.E1755]&gt;=[.F1755];[.F1755]&gt;=[.G175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5" calcext:value-type="float">
            <text:p>1755</text:p>
          </table:table-cell>
          <table:table-cell table:number-columns-repeated="4"/>
          <table:table-cell table:formula="of:=IF(OR(ISBLANK([.E1756]);ISBLANK([.F1756]);ISBLANK([.G1756]));&quot;faltan valores&quot;;IF(AND([.E1756]&gt;=[.F1756];[.F1756]&gt;=[.G175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6" calcext:value-type="float">
            <text:p>1756</text:p>
          </table:table-cell>
          <table:table-cell table:number-columns-repeated="4"/>
          <table:table-cell table:formula="of:=IF(OR(ISBLANK([.E1757]);ISBLANK([.F1757]);ISBLANK([.G1757]));&quot;faltan valores&quot;;IF(AND([.E1757]&gt;=[.F1757];[.F1757]&gt;=[.G175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7" calcext:value-type="float">
            <text:p>1757</text:p>
          </table:table-cell>
          <table:table-cell table:number-columns-repeated="4"/>
          <table:table-cell table:formula="of:=IF(OR(ISBLANK([.E1758]);ISBLANK([.F1758]);ISBLANK([.G1758]));&quot;faltan valores&quot;;IF(AND([.E1758]&gt;=[.F1758];[.F1758]&gt;=[.G175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8" calcext:value-type="float">
            <text:p>1758</text:p>
          </table:table-cell>
          <table:table-cell table:number-columns-repeated="4"/>
          <table:table-cell table:formula="of:=IF(OR(ISBLANK([.E1759]);ISBLANK([.F1759]);ISBLANK([.G1759]));&quot;faltan valores&quot;;IF(AND([.E1759]&gt;=[.F1759];[.F1759]&gt;=[.G175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59" calcext:value-type="float">
            <text:p>1759</text:p>
          </table:table-cell>
          <table:table-cell table:number-columns-repeated="4"/>
          <table:table-cell table:formula="of:=IF(OR(ISBLANK([.E1760]);ISBLANK([.F1760]);ISBLANK([.G1760]));&quot;faltan valores&quot;;IF(AND([.E1760]&gt;=[.F1760];[.F1760]&gt;=[.G176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0" calcext:value-type="float">
            <text:p>1760</text:p>
          </table:table-cell>
          <table:table-cell table:number-columns-repeated="4"/>
          <table:table-cell table:formula="of:=IF(OR(ISBLANK([.E1761]);ISBLANK([.F1761]);ISBLANK([.G1761]));&quot;faltan valores&quot;;IF(AND([.E1761]&gt;=[.F1761];[.F1761]&gt;=[.G176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1" calcext:value-type="float">
            <text:p>1761</text:p>
          </table:table-cell>
          <table:table-cell table:number-columns-repeated="4"/>
          <table:table-cell table:formula="of:=IF(OR(ISBLANK([.E1762]);ISBLANK([.F1762]);ISBLANK([.G1762]));&quot;faltan valores&quot;;IF(AND([.E1762]&gt;=[.F1762];[.F1762]&gt;=[.G176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2" calcext:value-type="float">
            <text:p>1762</text:p>
          </table:table-cell>
          <table:table-cell table:number-columns-repeated="4"/>
          <table:table-cell table:formula="of:=IF(OR(ISBLANK([.E1763]);ISBLANK([.F1763]);ISBLANK([.G1763]));&quot;faltan valores&quot;;IF(AND([.E1763]&gt;=[.F1763];[.F1763]&gt;=[.G176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3" calcext:value-type="float">
            <text:p>1763</text:p>
          </table:table-cell>
          <table:table-cell table:number-columns-repeated="4"/>
          <table:table-cell table:formula="of:=IF(OR(ISBLANK([.E1764]);ISBLANK([.F1764]);ISBLANK([.G1764]));&quot;faltan valores&quot;;IF(AND([.E1764]&gt;=[.F1764];[.F1764]&gt;=[.G176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4" calcext:value-type="float">
            <text:p>1764</text:p>
          </table:table-cell>
          <table:table-cell table:number-columns-repeated="4"/>
          <table:table-cell table:formula="of:=IF(OR(ISBLANK([.E1765]);ISBLANK([.F1765]);ISBLANK([.G1765]));&quot;faltan valores&quot;;IF(AND([.E1765]&gt;=[.F1765];[.F1765]&gt;=[.G176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5" calcext:value-type="float">
            <text:p>1765</text:p>
          </table:table-cell>
          <table:table-cell table:number-columns-repeated="4"/>
          <table:table-cell table:formula="of:=IF(OR(ISBLANK([.E1766]);ISBLANK([.F1766]);ISBLANK([.G1766]));&quot;faltan valores&quot;;IF(AND([.E1766]&gt;=[.F1766];[.F1766]&gt;=[.G176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6" calcext:value-type="float">
            <text:p>1766</text:p>
          </table:table-cell>
          <table:table-cell table:number-columns-repeated="4"/>
          <table:table-cell table:formula="of:=IF(OR(ISBLANK([.E1767]);ISBLANK([.F1767]);ISBLANK([.G1767]));&quot;faltan valores&quot;;IF(AND([.E1767]&gt;=[.F1767];[.F1767]&gt;=[.G176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7" calcext:value-type="float">
            <text:p>1767</text:p>
          </table:table-cell>
          <table:table-cell table:number-columns-repeated="4"/>
          <table:table-cell table:formula="of:=IF(OR(ISBLANK([.E1768]);ISBLANK([.F1768]);ISBLANK([.G1768]));&quot;faltan valores&quot;;IF(AND([.E1768]&gt;=[.F1768];[.F1768]&gt;=[.G176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8" calcext:value-type="float">
            <text:p>1768</text:p>
          </table:table-cell>
          <table:table-cell table:number-columns-repeated="4"/>
          <table:table-cell table:formula="of:=IF(OR(ISBLANK([.E1769]);ISBLANK([.F1769]);ISBLANK([.G1769]));&quot;faltan valores&quot;;IF(AND([.E1769]&gt;=[.F1769];[.F1769]&gt;=[.G176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69" calcext:value-type="float">
            <text:p>1769</text:p>
          </table:table-cell>
          <table:table-cell table:number-columns-repeated="4"/>
          <table:table-cell table:formula="of:=IF(OR(ISBLANK([.E1770]);ISBLANK([.F1770]);ISBLANK([.G1770]));&quot;faltan valores&quot;;IF(AND([.E1770]&gt;=[.F1770];[.F1770]&gt;=[.G177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0" calcext:value-type="float">
            <text:p>1770</text:p>
          </table:table-cell>
          <table:table-cell table:number-columns-repeated="4"/>
          <table:table-cell table:formula="of:=IF(OR(ISBLANK([.E1771]);ISBLANK([.F1771]);ISBLANK([.G1771]));&quot;faltan valores&quot;;IF(AND([.E1771]&gt;=[.F1771];[.F1771]&gt;=[.G177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1" calcext:value-type="float">
            <text:p>1771</text:p>
          </table:table-cell>
          <table:table-cell table:number-columns-repeated="4"/>
          <table:table-cell table:formula="of:=IF(OR(ISBLANK([.E1772]);ISBLANK([.F1772]);ISBLANK([.G1772]));&quot;faltan valores&quot;;IF(AND([.E1772]&gt;=[.F1772];[.F1772]&gt;=[.G177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2" calcext:value-type="float">
            <text:p>1772</text:p>
          </table:table-cell>
          <table:table-cell table:number-columns-repeated="4"/>
          <table:table-cell table:formula="of:=IF(OR(ISBLANK([.E1773]);ISBLANK([.F1773]);ISBLANK([.G1773]));&quot;faltan valores&quot;;IF(AND([.E1773]&gt;=[.F1773];[.F1773]&gt;=[.G177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3" calcext:value-type="float">
            <text:p>1773</text:p>
          </table:table-cell>
          <table:table-cell table:number-columns-repeated="4"/>
          <table:table-cell table:formula="of:=IF(OR(ISBLANK([.E1774]);ISBLANK([.F1774]);ISBLANK([.G1774]));&quot;faltan valores&quot;;IF(AND([.E1774]&gt;=[.F1774];[.F1774]&gt;=[.G177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4" calcext:value-type="float">
            <text:p>1774</text:p>
          </table:table-cell>
          <table:table-cell table:number-columns-repeated="4"/>
          <table:table-cell table:formula="of:=IF(OR(ISBLANK([.E1775]);ISBLANK([.F1775]);ISBLANK([.G1775]));&quot;faltan valores&quot;;IF(AND([.E1775]&gt;=[.F1775];[.F1775]&gt;=[.G177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5" calcext:value-type="float">
            <text:p>1775</text:p>
          </table:table-cell>
          <table:table-cell table:number-columns-repeated="4"/>
          <table:table-cell table:formula="of:=IF(OR(ISBLANK([.E1776]);ISBLANK([.F1776]);ISBLANK([.G1776]));&quot;faltan valores&quot;;IF(AND([.E1776]&gt;=[.F1776];[.F1776]&gt;=[.G177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6" calcext:value-type="float">
            <text:p>1776</text:p>
          </table:table-cell>
          <table:table-cell table:number-columns-repeated="4"/>
          <table:table-cell table:formula="of:=IF(OR(ISBLANK([.E1777]);ISBLANK([.F1777]);ISBLANK([.G1777]));&quot;faltan valores&quot;;IF(AND([.E1777]&gt;=[.F1777];[.F1777]&gt;=[.G177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7" calcext:value-type="float">
            <text:p>1777</text:p>
          </table:table-cell>
          <table:table-cell table:number-columns-repeated="4"/>
          <table:table-cell table:formula="of:=IF(OR(ISBLANK([.E1778]);ISBLANK([.F1778]);ISBLANK([.G1778]));&quot;faltan valores&quot;;IF(AND([.E1778]&gt;=[.F1778];[.F1778]&gt;=[.G177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table:formula="of:=IF(OR(ISBLANK([.E1779]);ISBLANK([.F1779]);ISBLANK([.G1779]));&quot;faltan valores&quot;;IF(AND([.E1779]&gt;=[.F1779];[.F1779]&gt;=[.G177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79" calcext:value-type="float">
            <text:p>1779</text:p>
          </table:table-cell>
          <table:table-cell table:number-columns-repeated="4"/>
          <table:table-cell table:formula="of:=IF(OR(ISBLANK([.E1780]);ISBLANK([.F1780]);ISBLANK([.G1780]));&quot;faltan valores&quot;;IF(AND([.E1780]&gt;=[.F1780];[.F1780]&gt;=[.G178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0" calcext:value-type="float">
            <text:p>1780</text:p>
          </table:table-cell>
          <table:table-cell table:number-columns-repeated="4"/>
          <table:table-cell table:formula="of:=IF(OR(ISBLANK([.E1781]);ISBLANK([.F1781]);ISBLANK([.G1781]));&quot;faltan valores&quot;;IF(AND([.E1781]&gt;=[.F1781];[.F1781]&gt;=[.G178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1" calcext:value-type="float">
            <text:p>1781</text:p>
          </table:table-cell>
          <table:table-cell table:number-columns-repeated="4"/>
          <table:table-cell table:formula="of:=IF(OR(ISBLANK([.E1782]);ISBLANK([.F1782]);ISBLANK([.G1782]));&quot;faltan valores&quot;;IF(AND([.E1782]&gt;=[.F1782];[.F1782]&gt;=[.G178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2" calcext:value-type="float">
            <text:p>1782</text:p>
          </table:table-cell>
          <table:table-cell table:number-columns-repeated="4"/>
          <table:table-cell table:formula="of:=IF(OR(ISBLANK([.E1783]);ISBLANK([.F1783]);ISBLANK([.G1783]));&quot;faltan valores&quot;;IF(AND([.E1783]&gt;=[.F1783];[.F1783]&gt;=[.G178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3" calcext:value-type="float">
            <text:p>1783</text:p>
          </table:table-cell>
          <table:table-cell table:number-columns-repeated="4"/>
          <table:table-cell table:formula="of:=IF(OR(ISBLANK([.E1784]);ISBLANK([.F1784]);ISBLANK([.G1784]));&quot;faltan valores&quot;;IF(AND([.E1784]&gt;=[.F1784];[.F1784]&gt;=[.G178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4" calcext:value-type="float">
            <text:p>1784</text:p>
          </table:table-cell>
          <table:table-cell table:number-columns-repeated="4"/>
          <table:table-cell table:formula="of:=IF(OR(ISBLANK([.E1785]);ISBLANK([.F1785]);ISBLANK([.G1785]));&quot;faltan valores&quot;;IF(AND([.E1785]&gt;=[.F1785];[.F1785]&gt;=[.G178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5" calcext:value-type="float">
            <text:p>1785</text:p>
          </table:table-cell>
          <table:table-cell table:number-columns-repeated="4"/>
          <table:table-cell table:formula="of:=IF(OR(ISBLANK([.E1786]);ISBLANK([.F1786]);ISBLANK([.G1786]));&quot;faltan valores&quot;;IF(AND([.E1786]&gt;=[.F1786];[.F1786]&gt;=[.G178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6" calcext:value-type="float">
            <text:p>1786</text:p>
          </table:table-cell>
          <table:table-cell table:number-columns-repeated="4"/>
          <table:table-cell table:formula="of:=IF(OR(ISBLANK([.E1787]);ISBLANK([.F1787]);ISBLANK([.G1787]));&quot;faltan valores&quot;;IF(AND([.E1787]&gt;=[.F1787];[.F1787]&gt;=[.G178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7" calcext:value-type="float">
            <text:p>1787</text:p>
          </table:table-cell>
          <table:table-cell table:number-columns-repeated="4"/>
          <table:table-cell table:formula="of:=IF(OR(ISBLANK([.E1788]);ISBLANK([.F1788]);ISBLANK([.G1788]));&quot;faltan valores&quot;;IF(AND([.E1788]&gt;=[.F1788];[.F1788]&gt;=[.G178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8" calcext:value-type="float">
            <text:p>1788</text:p>
          </table:table-cell>
          <table:table-cell table:number-columns-repeated="4"/>
          <table:table-cell table:formula="of:=IF(OR(ISBLANK([.E1789]);ISBLANK([.F1789]);ISBLANK([.G1789]));&quot;faltan valores&quot;;IF(AND([.E1789]&gt;=[.F1789];[.F1789]&gt;=[.G178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89" calcext:value-type="float">
            <text:p>1789</text:p>
          </table:table-cell>
          <table:table-cell table:number-columns-repeated="4"/>
          <table:table-cell table:formula="of:=IF(OR(ISBLANK([.E1790]);ISBLANK([.F1790]);ISBLANK([.G1790]));&quot;faltan valores&quot;;IF(AND([.E1790]&gt;=[.F1790];[.F1790]&gt;=[.G179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0" calcext:value-type="float">
            <text:p>1790</text:p>
          </table:table-cell>
          <table:table-cell table:number-columns-repeated="4"/>
          <table:table-cell table:formula="of:=IF(OR(ISBLANK([.E1791]);ISBLANK([.F1791]);ISBLANK([.G1791]));&quot;faltan valores&quot;;IF(AND([.E1791]&gt;=[.F1791];[.F1791]&gt;=[.G179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formula="of:=IF(OR(ISBLANK([.E1792]);ISBLANK([.F1792]);ISBLANK([.G1792]));&quot;faltan valores&quot;;IF(AND([.E1792]&gt;=[.F1792];[.F1792]&gt;=[.G179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2" calcext:value-type="float">
            <text:p>1792</text:p>
          </table:table-cell>
          <table:table-cell table:number-columns-repeated="4"/>
          <table:table-cell table:formula="of:=IF(OR(ISBLANK([.E1793]);ISBLANK([.F1793]);ISBLANK([.G1793]));&quot;faltan valores&quot;;IF(AND([.E1793]&gt;=[.F1793];[.F1793]&gt;=[.G179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3" calcext:value-type="float">
            <text:p>1793</text:p>
          </table:table-cell>
          <table:table-cell table:number-columns-repeated="4"/>
          <table:table-cell table:formula="of:=IF(OR(ISBLANK([.E1794]);ISBLANK([.F1794]);ISBLANK([.G1794]));&quot;faltan valores&quot;;IF(AND([.E1794]&gt;=[.F1794];[.F1794]&gt;=[.G179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4" calcext:value-type="float">
            <text:p>1794</text:p>
          </table:table-cell>
          <table:table-cell table:number-columns-repeated="4"/>
          <table:table-cell table:formula="of:=IF(OR(ISBLANK([.E1795]);ISBLANK([.F1795]);ISBLANK([.G1795]));&quot;faltan valores&quot;;IF(AND([.E1795]&gt;=[.F1795];[.F1795]&gt;=[.G179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5" calcext:value-type="float">
            <text:p>1795</text:p>
          </table:table-cell>
          <table:table-cell table:number-columns-repeated="4"/>
          <table:table-cell table:formula="of:=IF(OR(ISBLANK([.E1796]);ISBLANK([.F1796]);ISBLANK([.G1796]));&quot;faltan valores&quot;;IF(AND([.E1796]&gt;=[.F1796];[.F1796]&gt;=[.G179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6" calcext:value-type="float">
            <text:p>1796</text:p>
          </table:table-cell>
          <table:table-cell table:number-columns-repeated="4"/>
          <table:table-cell table:formula="of:=IF(OR(ISBLANK([.E1797]);ISBLANK([.F1797]);ISBLANK([.G1797]));&quot;faltan valores&quot;;IF(AND([.E1797]&gt;=[.F1797];[.F1797]&gt;=[.G179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7" calcext:value-type="float">
            <text:p>1797</text:p>
          </table:table-cell>
          <table:table-cell table:number-columns-repeated="4"/>
          <table:table-cell table:formula="of:=IF(OR(ISBLANK([.E1798]);ISBLANK([.F1798]);ISBLANK([.G1798]));&quot;faltan valores&quot;;IF(AND([.E1798]&gt;=[.F1798];[.F1798]&gt;=[.G179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8" calcext:value-type="float">
            <text:p>1798</text:p>
          </table:table-cell>
          <table:table-cell table:number-columns-repeated="4"/>
          <table:table-cell table:formula="of:=IF(OR(ISBLANK([.E1799]);ISBLANK([.F1799]);ISBLANK([.G1799]));&quot;faltan valores&quot;;IF(AND([.E1799]&gt;=[.F1799];[.F1799]&gt;=[.G179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799" calcext:value-type="float">
            <text:p>1799</text:p>
          </table:table-cell>
          <table:table-cell table:number-columns-repeated="4"/>
          <table:table-cell table:formula="of:=IF(OR(ISBLANK([.E1800]);ISBLANK([.F1800]);ISBLANK([.G1800]));&quot;faltan valores&quot;;IF(AND([.E1800]&gt;=[.F1800];[.F1800]&gt;=[.G180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formula="of:=IF(OR(ISBLANK([.E1801]);ISBLANK([.F1801]);ISBLANK([.G1801]));&quot;faltan valores&quot;;IF(AND([.E1801]&gt;=[.F1801];[.F1801]&gt;=[.G180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 table:number-rows-repeated="560">
          <table:table-cell table:style-name="ce2" table:number-columns-repeated="7"/>
          <table:table-cell table:style-name="ce4"/>
          <table:table-cell/>
        </table:table-row>
        <table:table-row table:style-name="ro1">
          <table:table-cell table:style-name="ce2" table:number-columns-repeated="7"/>
          <table:table-cell table:style-name="ce4"/>
          <table:table-cell/>
        </table:table-row>
      </table:table>
      <table:named-expressions/>
      <table:database-ranges>
        <table:database-range table:name="__Anonymous_Sheet_DB__0" table:target-range-address="Sheet1.A1:Sheet1.H18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D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DO"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DO">
      <style:text-properties fo:color="#ff0000"/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DO"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DO">
      <style:text-properties fo:color="#ff0000"/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D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DO">
      <number:day number:style="long"/>
      <number:text>-</number:text>
      <number:month number:textual="true"/>
    </number:date-style>
    <number:date-style style:name="N10115" number:language="es" number:country="DO">
      <number:month number:textual="true"/>
      <number:text>-</number:text>
      <number:year/>
    </number:date-style>
    <number:date-style style:name="N10116" number:language="es" number:country="D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8" number:language="es" number:country="D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9" number:language="es" number:country="D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1" number:language="es" number:country="D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2" number:language="es" number:country="D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D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D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DO">
      <loext:fill-character> </loext:fill-character>
      <number:text>- </number:text>
    </number:number-style>
    <number:text-style style:name="N10126" number:language="es" number:country="D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DO">
      <loext:text> RD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DO">
      <loext:text> RD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DO">
      <loext:text> RD$</loext:text>
      <loext:fill-character> </loext:fill-character>
      <number:text>- </number:text>
    </number:number-style>
    <number:text-style style:name="N10130" number:language="es" number:country="D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D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D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D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D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DO">
      <loext:text> RD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DO">
      <loext:text> RD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DO">
      <loext:text> RD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D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39" number:language="es" number:country="DO"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40" number:language="es" number:country="DO">
      <style:text-properties fo:color="#ff0000"/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41" number:language="es" number:country="DO"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42" number:language="es" number:country="DO">
      <style:text-properties fo:color="#ff0000"/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43" number:language="es" number:country="D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44" number:language="es" number:country="D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45" number:language="es" number:country="D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46" number:language="es" number:country="D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es" number:country="D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s" number:country="D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s" number:country="DO">
      <loext:text> </loext:text>
      <loext:fill-character> </loext:fill-character>
      <number:text>- </number:text>
    </number:number-style>
    <number:text-style style:name="N10147" number:language="es" number:country="DO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s" number:country="DO">
      <loext:text> RD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es" number:country="DO">
      <loext:text> RD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es" number:country="DO">
      <loext:text> RD$</loext:text>
      <loext:fill-character> </loext:fill-character>
      <number:text>- </number:text>
    </number:number-style>
    <number:text-style style:name="N10148" number:language="es" number:country="DO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es" number:country="D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9P1" style:volatile="true" number:language="es" number:country="D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9P2" style:volatile="true" number:language="es" number:country="D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9" number:language="es" number:country="DO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es" number:country="DO">
      <loext:text> RD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s" number:country="DO">
      <loext:text> RD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s" number:country="DO">
      <loext:text> RD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s" number:country="DO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5:53:28.70083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34:12.731869183</meta:creation-date>
    <dc:date>2018-10-08T16:00:32.872209245</dc:date>
    <meta:editing-duration>PT23H59M36S</meta:editing-duration>
    <meta:editing-cycles>75</meta:editing-cycles>
    <meta:generator>LibreOffice/5.1.6.2$Linux_X86_64 LibreOffice_project/10m0$Build-2</meta:generator>
    <meta:document-statistic meta:table-count="1" meta:cell-count="12089" meta:object-count="0"/>
  </office:meta>
</office:document-meta>
</file>